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1.54mm"/>
    </style:style>
    <style:style style:name="co11" style:family="table-column">
      <style:table-column-properties fo:break-before="auto" style:column-width="15.86mm"/>
    </style:style>
    <style:style style:name="co12" style:family="table-column">
      <style:table-column-properties fo:break-before="auto" style:column-width="10.9mm"/>
    </style:style>
    <style:style style:name="co13" style:family="table-column">
      <style:table-column-properties fo:break-before="auto" style:column-width="9.42mm"/>
    </style:style>
    <style:style style:name="co14" style:family="table-column">
      <style:table-column-properties fo:break-before="auto" style:column-width="16.1mm"/>
    </style:style>
    <style:style style:name="co15" style:family="table-column">
      <style:table-column-properties fo:break-before="auto" style:column-width="14.85mm"/>
    </style:style>
    <style:style style:name="co16" style:family="table-column">
      <style:table-column-properties fo:break-before="auto" style:column-width="14.99mm"/>
    </style:style>
    <style:style style:name="co17" style:family="table-column">
      <style:table-column-properties fo:break-before="auto" style:column-width="21.04mm"/>
    </style:style>
    <style:style style:name="co18" style:family="table-column">
      <style:table-column-properties fo:break-before="auto" style:column-width="17.09mm"/>
    </style:style>
    <style:style style:name="co19" style:family="table-column">
      <style:table-column-properties fo:break-before="auto" style:column-width="27.31mm"/>
    </style:style>
    <style:style style:name="co20" style:family="table-column">
      <style:table-column-properties fo:break-before="auto" style:column-width="19.81mm"/>
    </style:style>
    <style:style style:name="co21" style:family="table-column">
      <style:table-column-properties fo:break-before="auto" style:column-width="11.78mm"/>
    </style:style>
    <style:style style:name="co22" style:family="table-column">
      <style:table-column-properties fo:break-before="auto" style:column-width="10.71mm"/>
    </style:style>
    <style:style style:name="co23" style:family="table-column">
      <style:table-column-properties fo:break-before="auto" style:column-width="9.88mm"/>
    </style:style>
    <style:style style:name="co24" style:family="table-column">
      <style:table-column-properties fo:break-before="auto" style:column-width="8.78mm"/>
    </style:style>
    <style:style style:name="co25" style:family="table-column">
      <style:table-column-properties fo:break-before="auto" style:column-width="15.59mm"/>
    </style:style>
    <style:style style:name="co26" style:family="table-column">
      <style:table-column-properties fo:break-before="auto" style:column-width="10.97mm"/>
    </style:style>
    <style:style style:name="co27" style:family="table-column">
      <style:table-column-properties fo:break-before="auto" style:column-width="30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110">
      <style:text-properties style:text-position=""/>
    </style:style>
    <style:style style:name="ce2" style:family="table-cell" style:parent-style-name="Default" style:data-style-name="N2">
      <style:text-properties style:text-position=""/>
    </style:style>
    <style:style style:name="ce3" style:family="table-cell" style:parent-style-name="Default" style:data-style-name="N111">
      <style:text-properties style:text-position=""/>
    </style:style>
    <style:style style:name="ce4" style:family="table-cell" style:parent-style-name="Default" style:data-style-name="N112">
      <style:text-properties style:text-position=""/>
    </style:style>
    <style:style style:name="ce9" style:family="table-cell" style:parent-style-name="Default" style:data-style-name="N44">
      <style:text-properties style:text-position=""/>
    </style:style>
    <style:style style:name="ce6" style:family="table-cell" style:parent-style-name="Default" style:data-style-name="N110"/>
    <style:style style:name="ce7" style:family="table-cell" style:parent-style-name="Default" style:data-style-name="N2"/>
    <style:style style:name="ce8" style:family="table-cell" style:parent-style-name="Default" style:data-style-name="N111"/>
    <style:style style:name="ce10" style:family="table-cell" style:parent-style-name="Default" style:data-style-name="N112"/>
    <style:style style:name="ce11" style:family="table-cell" style:parent-style-name="Default" style:data-style-name="N44"/>
  </office:automatic-styles>
  <office:body>
    <office:spreadsheet>
      <table:calculation-settings table:automatic-find-labels="false"/>
      <table:table table:name="retained_catch" table:style-name="ta1">
        <table:table-column table:style-name="co1" table:default-cell-style-name="Default"/>
        <table:table-column table:style-name="co20" table:default-cell-style-name="Default"/>
        <table:table-column table:style-name="co1" table:default-cell-style-name="ce6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illion lbs</text:p>
          </table:table-cell>
          <table:table-cell office:value-type="string" calcext:value-type="string">
            <text:p>tonnes</text:p>
          </table:table-cell>
          <table:table-cell/>
          <table:table-cell office:value-type="string" calcext:value-type="string">
            <text:p>#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  <table:table-cell table:number-columns-repeated="2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51.3263" calcext:value-type="float">
            <text:p>51.3263</text:p>
          </table:table-cell>
          <table:table-cell table:formula="of:=[retained_catch.B2]*1000000*0.000453592" office:value-type="float" office:value="23281.1990696" calcext:value-type="float">
            <text:p>23281.2</text:p>
          </table:table-cell>
          <table:table-cell/>
          <table:table-cell office:value-type="float" office:value="1975" calcext:value-type="float">
            <text:p>1975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2]" office:value-type="float" office:value="23281.1990696" calcext:value-type="float">
            <text:p>23281.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63.92" calcext:value-type="float">
            <text:p>63.92</text:p>
          </table:table-cell>
          <table:table-cell table:formula="of:=[retained_catch.B3]*1000000*0.000453592" office:value-type="float" office:value="28993.60064" calcext:value-type="float">
            <text:p>28993.6</text:p>
          </table:table-cell>
          <table:table-cell/>
          <table:table-cell office:value-type="float" office:value="1976" calcext:value-type="float">
            <text:p>1976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3]" office:value-type="float" office:value="28993.60064" calcext:value-type="float">
            <text:p>28993.6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t fishery season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69.9679" calcext:value-type="float">
            <text:p>69.9679</text:p>
          </table:table-cell>
          <table:table-cell table:formula="of:=[retained_catch.B4]*1000000*0.000453592" office:value-type="float" office:value="31736.8796968" calcext:value-type="float">
            <text:p>31736.9</text:p>
          </table:table-cell>
          <table:table-cell/>
          <table:table-cell office:value-type="float" office:value="1977" calcext:value-type="float">
            <text:p>1977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4]" office:value-type="float" office:value="31736.8796968" calcext:value-type="float">
            <text:p>31736.9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87.6183" calcext:value-type="float">
            <text:p>87.6183</text:p>
          </table:table-cell>
          <table:table-cell table:formula="of:=[retained_catch.B5]*1000000*0.000453592" office:value-type="float" office:value="39742.9599336" calcext:value-type="float">
            <text:p>39743.0</text:p>
          </table:table-cell>
          <table:table-cell/>
          <table:table-cell office:value-type="float" office:value="1978" calcext:value-type="float">
            <text:p>1978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5]" office:value-type="float" office:value="39742.9599336" calcext:value-type="float">
            <text:p>39743.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rawl bycatch season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07.8281" calcext:value-type="float">
            <text:p>107.8281</text:p>
          </table:table-cell>
          <table:table-cell table:formula="of:=[retained_catch.B6]*1000000*0.000453592" office:value-type="float" office:value="48909.9635352" calcext:value-type="float">
            <text:p>48910.0</text:p>
          </table:table-cell>
          <table:table-cell/>
          <table:table-cell office:value-type="float" office:value="1979" calcext:value-type="float">
            <text:p>1979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6]" office:value-type="float" office:value="48909.9635352" calcext:value-type="float">
            <text:p>48910.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29.9485" calcext:value-type="float">
            <text:p>129.9485</text:p>
          </table:table-cell>
          <table:table-cell table:formula="of:=[retained_catch.B7]*1000000*0.000453592" office:value-type="float" office:value="58943.600012" calcext:value-type="float">
            <text:p>58943.6</text:p>
          </table:table-cell>
          <table:table-cell/>
          <table:table-cell office:value-type="float" office:value="1980" calcext:value-type="float">
            <text:p>1980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7]" office:value-type="float" office:value="58943.600012" calcext:value-type="float">
            <text:p>58943.6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3.5914" calcext:value-type="float">
            <text:p>33.5914</text:p>
          </table:table-cell>
          <table:table-cell table:formula="of:=[retained_catch.B8]*1000000*0.000453592" office:value-type="float" office:value="15236.7903088" calcext:value-type="float">
            <text:p>15236.8</text:p>
          </table:table-cell>
          <table:table-cell/>
          <table:table-cell office:value-type="float" office:value="1981" calcext:value-type="float">
            <text:p>1981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8]" office:value-type="float" office:value="15236.7903088" calcext:value-type="float">
            <text:p>15236.8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.0012" calcext:value-type="float">
            <text:p>3.0012</text:p>
          </table:table-cell>
          <table:table-cell table:formula="of:=[retained_catch.B9]*1000000*0.000453592" office:value-type="float" office:value="1361.3203104" calcext:value-type="float">
            <text:p>1361.3</text:p>
          </table:table-cell>
          <table:table-cell/>
          <table:table-cell office:value-type="float" office:value="1982" calcext:value-type="float">
            <text:p>1982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9]" office:value-type="float" office:value="1361.3203104" calcext:value-type="float">
            <text:p>1361.3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  <table:table-cell table:formula="of:=[retained_catch.B10]*1000000*0.000453592" office:value-type="float" office:value="0" calcext:value-type="float">
            <text:p>0.0</text:p>
          </table:table-cell>
          <table:table-cell/>
          <table:table-cell office:value-type="float" office:value="1983" calcext:value-type="float">
            <text:p>1983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10]" office:value-type="float" office:value="0" calcext:value-type="float">
            <text:p>0.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4.1824" calcext:value-type="float">
            <text:p>4.1824</text:p>
          </table:table-cell>
          <table:table-cell table:formula="of:=[retained_catch.B11]*1000000*0.000453592" office:value-type="float" office:value="1897.1031808" calcext:value-type="float">
            <text:p>1897.1</text:p>
          </table:table-cell>
          <table:table-cell/>
          <table:table-cell office:value-type="float" office:value="1984" calcext:value-type="float">
            <text:p>1984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11]" office:value-type="float" office:value="1897.1031808" calcext:value-type="float">
            <text:p>1897.1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4.175" calcext:value-type="float">
            <text:p>4.175</text:p>
          </table:table-cell>
          <table:table-cell table:formula="of:=[retained_catch.B12]*1000000*0.000453592" office:value-type="float" office:value="1893.7466" calcext:value-type="float">
            <text:p>1893.7</text:p>
          </table:table-cell>
          <table:table-cell/>
          <table:table-cell office:value-type="float" office:value="1985" calcext:value-type="float">
            <text:p>1985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12]" office:value-type="float" office:value="1893.7466" calcext:value-type="float">
            <text:p>1893.7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1.3939" calcext:value-type="float">
            <text:p>11.3939</text:p>
          </table:table-cell>
          <table:table-cell table:formula="of:=[retained_catch.B13]*1000000*0.000453592" office:value-type="float" office:value="5168.1818888" calcext:value-type="float">
            <text:p>5168.2</text:p>
          </table:table-cell>
          <table:table-cell/>
          <table:table-cell office:value-type="float" office:value="1986" calcext:value-type="float">
            <text:p>1986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13]" office:value-type="float" office:value="5168.1818888" calcext:value-type="float">
            <text:p>5168.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2.2891" calcext:value-type="float">
            <text:p>12.2891</text:p>
          </table:table-cell>
          <table:table-cell table:formula="of:=[retained_catch.B14]*1000000*0.000453592" office:value-type="float" office:value="5574.2374472" calcext:value-type="float">
            <text:p>5574.2</text:p>
          </table:table-cell>
          <table:table-cell/>
          <table:table-cell office:value-type="float" office:value="1987" calcext:value-type="float">
            <text:p>1987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14]" office:value-type="float" office:value="5574.2374472" calcext:value-type="float">
            <text:p>5574.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7.3878" calcext:value-type="float">
            <text:p>7.3878</text:p>
          </table:table-cell>
          <table:table-cell table:formula="of:=[retained_catch.B15]*1000000*0.000453592" office:value-type="float" office:value="3351.0469776" calcext:value-type="float">
            <text:p>3351.0</text:p>
          </table:table-cell>
          <table:table-cell/>
          <table:table-cell office:value-type="float" office:value="1988" calcext:value-type="float">
            <text:p>1988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15]" office:value-type="float" office:value="3351.0469776" calcext:value-type="float">
            <text:p>3351.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0.2648" calcext:value-type="float">
            <text:p>10.2648</text:p>
          </table:table-cell>
          <table:table-cell table:formula="of:=[retained_catch.B16]*1000000*0.000453592" office:value-type="float" office:value="4656.0311616" calcext:value-type="float">
            <text:p>4656.0</text:p>
          </table:table-cell>
          <table:table-cell/>
          <table:table-cell office:value-type="float" office:value="1989" calcext:value-type="float">
            <text:p>1989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16]" office:value-type="float" office:value="4656.0311616" calcext:value-type="float">
            <text:p>4656.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0.443" calcext:value-type="float">
            <text:p>20.443</text:p>
          </table:table-cell>
          <table:table-cell table:formula="of:=[retained_catch.B17]*1000000*0.000453592" office:value-type="float" office:value="9272.781256" calcext:value-type="float">
            <text:p>9272.8</text:p>
          </table:table-cell>
          <table:table-cell/>
          <table:table-cell office:value-type="float" office:value="1990" calcext:value-type="float">
            <text:p>1990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17]" office:value-type="float" office:value="9272.781256" calcext:value-type="float">
            <text:p>9272.8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7.384" calcext:value-type="float">
            <text:p>17.384</text:p>
          </table:table-cell>
          <table:table-cell table:formula="of:=[retained_catch.B18]*1000000*0.000453592" office:value-type="float" office:value="7885.243328" calcext:value-type="float">
            <text:p>7885.2</text:p>
          </table:table-cell>
          <table:table-cell/>
          <table:table-cell office:value-type="float" office:value="1991" calcext:value-type="float">
            <text:p>1991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18]" office:value-type="float" office:value="7885.243328" calcext:value-type="float">
            <text:p>7885.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8.117" calcext:value-type="float">
            <text:p>8.117</text:p>
          </table:table-cell>
          <table:table-cell table:formula="of:=[retained_catch.B19]*1000000*0.000453592" office:value-type="float" office:value="3681.806264" calcext:value-type="float">
            <text:p>3681.8</text:p>
          </table:table-cell>
          <table:table-cell/>
          <table:table-cell office:value-type="float" office:value="1992" calcext:value-type="float">
            <text:p>1992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19]" office:value-type="float" office:value="3681.806264" calcext:value-type="float">
            <text:p>3681.8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4.682" calcext:value-type="float">
            <text:p>14.682</text:p>
          </table:table-cell>
          <table:table-cell table:formula="of:=[retained_catch.B20]*1000000*0.000453592" office:value-type="float" office:value="6659.637744" calcext:value-type="float">
            <text:p>6659.6</text:p>
          </table:table-cell>
          <table:table-cell/>
          <table:table-cell office:value-type="float" office:value="1993" calcext:value-type="float">
            <text:p>1993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20]" office:value-type="float" office:value="6659.637744" calcext:value-type="float">
            <text:p>6659.6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093" calcext:value-type="float">
            <text:p>0.093</text:p>
          </table:table-cell>
          <table:table-cell table:formula="of:=[retained_catch.B21]*1000000*0.000453592" office:value-type="float" office:value="42.184056" calcext:value-type="float">
            <text:p>42.2</text:p>
          </table:table-cell>
          <table:table-cell/>
          <table:table-cell office:value-type="float" office:value="1994" calcext:value-type="float">
            <text:p>1994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21]" office:value-type="float" office:value="42.184056" calcext:value-type="float">
            <text:p>42.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08" calcext:value-type="float">
            <text:p>0.08</text:p>
          </table:table-cell>
          <table:table-cell table:formula="of:=[retained_catch.B22]*1000000*0.000453592" office:value-type="float" office:value="36.28736" calcext:value-type="float">
            <text:p>36.3</text:p>
          </table:table-cell>
          <table:table-cell/>
          <table:table-cell office:value-type="float" office:value="1995" calcext:value-type="float">
            <text:p>1995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22]" office:value-type="float" office:value="36.28736" calcext:value-type="float">
            <text:p>36.3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8.514" calcext:value-type="float">
            <text:p>8.514</text:p>
          </table:table-cell>
          <table:table-cell table:formula="of:=[retained_catch.B23]*1000000*0.000453592" office:value-type="float" office:value="3861.882288" calcext:value-type="float">
            <text:p>3861.9</text:p>
          </table:table-cell>
          <table:table-cell/>
          <table:table-cell office:value-type="float" office:value="1996" calcext:value-type="float">
            <text:p>1996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23]" office:value-type="float" office:value="3861.882288" calcext:value-type="float">
            <text:p>3861.9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8.9114" calcext:value-type="float">
            <text:p>8.9114</text:p>
          </table:table-cell>
          <table:table-cell table:formula="of:=[retained_catch.B24]*1000000*0.000453592" office:value-type="float" office:value="4042.1397488" calcext:value-type="float">
            <text:p>4042.1</text:p>
          </table:table-cell>
          <table:table-cell/>
          <table:table-cell office:value-type="float" office:value="1997" calcext:value-type="float">
            <text:p>1997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24]" office:value-type="float" office:value="4042.1397488" calcext:value-type="float">
            <text:p>4042.1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4.946" calcext:value-type="float">
            <text:p>14.946</text:p>
          </table:table-cell>
          <table:table-cell table:formula="of:=[retained_catch.B25]*1000000*0.000453592" office:value-type="float" office:value="6779.386032" calcext:value-type="float">
            <text:p>6779.4</text:p>
          </table:table-cell>
          <table:table-cell/>
          <table:table-cell office:value-type="float" office:value="1998" calcext:value-type="float">
            <text:p>1998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25]" office:value-type="float" office:value="6779.386032" calcext:value-type="float">
            <text:p>6779.4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.856" calcext:value-type="float">
            <text:p>11.856</text:p>
          </table:table-cell>
          <table:table-cell table:formula="of:=[retained_catch.B26]*1000000*0.000453592" office:value-type="float" office:value="5377.786752" calcext:value-type="float">
            <text:p>5377.8</text:p>
          </table:table-cell>
          <table:table-cell/>
          <table:table-cell office:value-type="float" office:value="1999" calcext:value-type="float">
            <text:p>1999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26]" office:value-type="float" office:value="5377.786752" calcext:value-type="float">
            <text:p>5377.8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.241" calcext:value-type="float">
            <text:p>8.241</text:p>
          </table:table-cell>
          <table:table-cell table:formula="of:=[retained_catch.B27]*1000000*0.000453592" office:value-type="float" office:value="3738.051672" calcext:value-type="float">
            <text:p>3738.1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27]" office:value-type="float" office:value="3738.051672" calcext:value-type="float">
            <text:p>3738.1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8.523" calcext:value-type="float">
            <text:p>8.523</text:p>
          </table:table-cell>
          <table:table-cell table:formula="of:=[retained_catch.B28]*1000000*0.000453592" office:value-type="float" office:value="3865.964616" calcext:value-type="float">
            <text:p>3866.0</text:p>
          </table:table-cell>
          <table:table-cell/>
          <table:table-cell office:value-type="float" office:value="2001" calcext:value-type="float">
            <text:p>2001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28]" office:value-type="float" office:value="3865.964616" calcext:value-type="float">
            <text:p>3866.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9.666" calcext:value-type="float">
            <text:p>9.666</text:p>
          </table:table-cell>
          <table:table-cell table:formula="of:=[retained_catch.B29]*1000000*0.000453592" office:value-type="float" office:value="4384.420272" calcext:value-type="float">
            <text:p>4384.4</text:p>
          </table:table-cell>
          <table:table-cell/>
          <table:table-cell office:value-type="float" office:value="2002" calcext:value-type="float">
            <text:p>2002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29]" office:value-type="float" office:value="4384.420272" calcext:value-type="float">
            <text:p>4384.4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5.731" calcext:value-type="float">
            <text:p>15.731</text:p>
          </table:table-cell>
          <table:table-cell table:formula="of:=[retained_catch.B30]*1000000*0.000453592" office:value-type="float" office:value="7135.455752" calcext:value-type="float">
            <text:p>7135.5</text:p>
          </table:table-cell>
          <table:table-cell/>
          <table:table-cell office:value-type="float" office:value="2003" calcext:value-type="float">
            <text:p>2003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30]" office:value-type="float" office:value="7135.455752" calcext:value-type="float">
            <text:p>7135.5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5.447" calcext:value-type="float">
            <text:p>15.447</text:p>
          </table:table-cell>
          <table:table-cell table:formula="of:=[retained_catch.B31]*1000000*0.000453592" office:value-type="float" office:value="7006.635624" calcext:value-type="float">
            <text:p>7006.6</text:p>
          </table:table-cell>
          <table:table-cell/>
          <table:table-cell office:value-type="float" office:value="2004" calcext:value-type="float">
            <text:p>2004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31]" office:value-type="float" office:value="7006.635624" calcext:value-type="float">
            <text:p>7006.6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8.518" calcext:value-type="float">
            <text:p>18.518</text:p>
          </table:table-cell>
          <table:table-cell table:formula="of:=[retained_catch.B32]*1000000*0.000453592" office:value-type="float" office:value="8399.616656" calcext:value-type="float">
            <text:p>8399.6</text:p>
          </table:table-cell>
          <table:table-cell/>
          <table:table-cell office:value-type="float" office:value="2005" calcext:value-type="float">
            <text:p>2005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32]" office:value-type="float" office:value="8399.616656" calcext:value-type="float">
            <text:p>8399.6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5.748" calcext:value-type="float">
            <text:p>15.748</text:p>
          </table:table-cell>
          <table:table-cell table:formula="of:=[retained_catch.B33]*1000000*0.000453592" office:value-type="float" office:value="7143.166816" calcext:value-type="float">
            <text:p>7143.2</text:p>
          </table:table-cell>
          <table:table-cell/>
          <table:table-cell office:value-type="float" office:value="2006" calcext:value-type="float">
            <text:p>2006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33]" office:value-type="float" office:value="7143.166816" calcext:value-type="float">
            <text:p>7143.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0.5117" calcext:value-type="float">
            <text:p>20.5117</text:p>
          </table:table-cell>
          <table:table-cell table:formula="of:=[retained_catch.B34]*1000000*0.000453592" office:value-type="float" office:value="9303.9430264" calcext:value-type="float">
            <text:p>9303.9</text:p>
          </table:table-cell>
          <table:table-cell/>
          <table:table-cell office:value-type="float" office:value="2007" calcext:value-type="float">
            <text:p>2007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34]" office:value-type="float" office:value="9303.9430264" calcext:value-type="float">
            <text:p>9303.9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0.31796" calcext:value-type="float">
            <text:p>20.31796</text:p>
          </table:table-cell>
          <table:table-cell table:formula="of:=[retained_catch.B35]*1000000*0.000453592" office:value-type="float" office:value="9216.06411232" calcext:value-type="float">
            <text:p>9216.1</text:p>
          </table:table-cell>
          <table:table-cell/>
          <table:table-cell office:value-type="float" office:value="2008" calcext:value-type="float">
            <text:p>2008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35]" office:value-type="float" office:value="9216.06411232" calcext:value-type="float">
            <text:p>9216.1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6.03305" calcext:value-type="float">
            <text:p>16.03305</text:p>
          </table:table-cell>
          <table:table-cell table:formula="of:=[retained_catch.B36]*1000000*0.000453592" office:value-type="float" office:value="7272.4632156" calcext:value-type="float">
            <text:p>7272.5</text:p>
          </table:table-cell>
          <table:table-cell/>
          <table:table-cell office:value-type="float" office:value="2009" calcext:value-type="float">
            <text:p>2009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36]" office:value-type="float" office:value="7272.4632156" calcext:value-type="float">
            <text:p>7272.5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.90662" calcext:value-type="float">
            <text:p>14.90662</text:p>
          </table:table-cell>
          <table:table-cell table:formula="of:=[retained_catch.B37]*1000000*0.000453592" office:value-type="float" office:value="6761.52357904" calcext:value-type="float">
            <text:p>6761.5</text:p>
          </table:table-cell>
          <table:table-cell/>
          <table:table-cell office:value-type="float" office:value="2010" calcext:value-type="float">
            <text:p>2010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37]" office:value-type="float" office:value="6761.52357904" calcext:value-type="float">
            <text:p>6761.5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.95228" calcext:value-type="float">
            <text:p>7.95228</text:p>
          </table:table-cell>
          <table:table-cell table:formula="of:=[retained_catch.B38]*1000000*0.000453592" office:value-type="float" office:value="3607.09058976" calcext:value-type="float">
            <text:p>3607.1</text:p>
          </table:table-cell>
          <table:table-cell/>
          <table:table-cell office:value-type="float" office:value="2011" calcext:value-type="float">
            <text:p>2011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38]" office:value-type="float" office:value="3607.09058976" calcext:value-type="float">
            <text:p>3607.1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.98455" calcext:value-type="float">
            <text:p>7.98455</text:p>
          </table:table-cell>
          <table:table-cell table:formula="of:=[retained_catch.B39]*1000000*0.000453592" office:value-type="float" office:value="3621.7280036" calcext:value-type="float">
            <text:p>3621.7</text:p>
          </table:table-cell>
          <table:table-cell/>
          <table:table-cell office:value-type="float" office:value="2012" calcext:value-type="float">
            <text:p>2012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39]" office:value-type="float" office:value="3621.7280036" calcext:value-type="float">
            <text:p>3621.7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.798634" calcext:value-type="float">
            <text:p>8.798634</text:p>
          </table:table-cell>
          <table:table-cell table:formula="of:=[retained_catch.B40]*1000000*0.000453592" office:value-type="float" office:value="3990.989993328" calcext:value-type="float">
            <text:p>3991.0</text:p>
          </table:table-cell>
          <table:table-cell/>
          <table:table-cell office:value-type="float" office:value="2013" calcext:value-type="float">
            <text:p>2013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40]" office:value-type="float" office:value="3990.989993328" calcext:value-type="float">
            <text:p>3991.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.005943" calcext:value-type="float">
            <text:p>10.005943</text:p>
          </table:table-cell>
          <table:table-cell table:formula="of:=[retained_catch.B41]*1000000*0.000453592" office:value-type="float" office:value="4538.615697256" calcext:value-type="float">
            <text:p>4538.6</text:p>
          </table:table-cell>
          <table:table-cell/>
          <table:table-cell office:value-type="float" office:value="2014" calcext:value-type="float">
            <text:p>2014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41]" office:value-type="float" office:value="4538.615697256" calcext:value-type="float">
            <text:p>4538.6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.171435" calcext:value-type="float">
            <text:p>10.171435</text:p>
          </table:table-cell>
          <table:table-cell table:formula="of:=[retained_catch.B42]*1000000*0.000453592" office:value-type="float" office:value="4613.68154452" calcext:value-type="float">
            <text:p>4613.7</text:p>
          </table:table-cell>
          <table:table-cell/>
          <table:table-cell office:value-type="float" office:value="2015" calcext:value-type="float">
            <text:p>2015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42]" office:value-type="float" office:value="4613.68154452" calcext:value-type="float">
            <text:p>4613.7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0001" calcext:value-type="float">
            <text:p>0.0001</text:p>
          </table:table-cell>
          <table:table-cell table:formula="of:=[retained_catch.B43]*1000000*0.000453592" office:value-type="float" office:value="0.0453592" calcext:value-type="float">
            <text:p>0.0</text:p>
          </table:table-cell>
          <table:table-cell/>
          <table:table-cell office:value-type="float" office:value="2016" calcext:value-type="float">
            <text:p>2016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43]" office:value-type="float" office:value="0.0453592" calcext:value-type="float">
            <text:p>0.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532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male_discard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male discard (millions crabs)</text:p>
          </table:table-cell>
          <table:table-cell table:number-columns-repeated="2"/>
          <table:table-cell office:value-type="string" calcext:value-type="string">
            <text:p>#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</table:table-row>
        <table:table-row table:style-name="ro1">
          <table:table-cell office:value-type="float" office:value="1.7188" calcext:value-type="float">
            <text:p>1.7188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]*1000000" office:value-type="float" office:value="1718800" calcext:value-type="float">
            <text:p>17188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4537" calcext:value-type="float">
            <text:p>1.4537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3]*1000000" office:value-type="float" office:value="1453700" calcext:value-type="float">
            <text:p>14537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3056" calcext:value-type="float">
            <text:p>2.3056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4]*1000000" office:value-type="float" office:value="2305600" calcext:value-type="float">
            <text:p>2305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5]*1000000" office:value-type="float" office:value="2688000" calcext:value-type="float">
            <text:p>2688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8]*1000000" office:value-type="float" office:value="595000" calcext:value-type="float">
            <text:p>595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9]*1000000" office:value-type="float" office:value="910000" calcext:value-type="float">
            <text:p>910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173" calcext:value-type="float">
            <text:p>3.173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0]*1000000" office:value-type="float" office:value="3173000" calcext:value-type="float">
            <text:p>3173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22" calcext:value-type="float">
            <text:p>0.922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1]*1000000" office:value-type="float" office:value="922000" calcext:value-type="float">
            <text:p>922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393" calcext:value-type="float">
            <text:p>1.39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2]*1000000" office:value-type="float" office:value="1393000" calcext:value-type="float">
            <text:p>1393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6235" calcext:value-type="float">
            <text:p>1.623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3]*1000000" office:value-type="float" office:value="1623500" calcext:value-type="float">
            <text:p>1623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527" calcext:value-type="float">
            <text:p>1.527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4]*1000000" office:value-type="float" office:value="1527000" calcext:value-type="float">
            <text:p>1527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617" calcext:value-type="float">
            <text:p>3.617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5]*1000000" office:value-type="float" office:value="3617000" calcext:value-type="float">
            <text:p>3617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539" calcext:value-type="float">
            <text:p>1.539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6]*1000000" office:value-type="float" office:value="1539000" calcext:value-type="float">
            <text:p>1539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7923" calcext:value-type="float">
            <text:p>3.7923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7]*1000000" office:value-type="float" office:value="3792300" calcext:value-type="float">
            <text:p>3792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832" calcext:value-type="float">
            <text:p>1.832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8]*1000000" office:value-type="float" office:value="1832000" calcext:value-type="float">
            <text:p>1832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6198" calcext:value-type="float">
            <text:p>3.619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9]*1000000" office:value-type="float" office:value="3619800" calcext:value-type="float">
            <text:p>36198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786757" calcext:value-type="float">
            <text:p>3.786757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0]*1000000" office:value-type="float" office:value="3786757" calcext:value-type="float">
            <text:p>378675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782675" calcext:value-type="float">
            <text:p>2.782675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1]*1000000" office:value-type="float" office:value="2782675" calcext:value-type="float">
            <text:p>278267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480059" calcext:value-type="float">
            <text:p>2.480059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2]*1000000" office:value-type="float" office:value="2480059" calcext:value-type="float">
            <text:p>2480059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27996" calcext:value-type="float">
            <text:p>1.2799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3]*1000000" office:value-type="float" office:value="1279960" calcext:value-type="float">
            <text:p>127996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64096" calcext:value-type="float">
            <text:p>0.64096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4]*1000000" office:value-type="float" office:value="640960" calcext:value-type="float">
            <text:p>64096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67328" calcext:value-type="float">
            <text:p>0.967328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5]*1000000" office:value-type="float" office:value="967328" calcext:value-type="float">
            <text:p>967328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480673" calcext:value-type="float">
            <text:p>1.480673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6]*1000000" office:value-type="float" office:value="1480673" calcext:value-type="float">
            <text:p>148067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745056" calcext:value-type="float">
            <text:p>0.745056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7]*1000000" office:value-type="float" office:value="745056" calcext:value-type="float">
            <text:p>74505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female_discard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male discard (million crabs)</text:p>
          </table:table-cell>
          <table:table-cell table:number-columns-repeated="2"/>
          <table:table-cell office:value-type="string" calcext:value-type="string">
            <text:p>#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</table:table-row>
        <table:table-row table:style-name="ro1">
          <table:table-cell office:value-type="float" office:value="2.6708" calcext:value-type="float">
            <text:p>2.6708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]*1000000" office:value-type="float" office:value="2670800" calcext:value-type="float">
            <text:p>26708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846" calcext:value-type="float">
            <text:p>0.4846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3]*1000000" office:value-type="float" office:value="484600" calcext:value-type="float">
            <text:p>484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4086" calcext:value-type="float">
            <text:p>2.4086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4]*1000000" office:value-type="float" office:value="2408600" calcext:value-type="float">
            <text:p>2408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8145" calcext:value-type="float">
            <text:p>2.814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5]*1000000" office:value-type="float" office:value="2814500" calcext:value-type="float">
            <text:p>2814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8]*1000000" office:value-type="float" office:value="10000" calcext:value-type="float">
            <text:p>10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9]*1000000" office:value-type="float" office:value="75000" calcext:value-type="float">
            <text:p>75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8965" calcext:value-type="float">
            <text:p>3.8965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0]*1000000" office:value-type="float" office:value="3896500" calcext:value-type="float">
            <text:p>3896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303" calcext:value-type="float">
            <text:p>0.0303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1]*1000000" office:value-type="float" office:value="30300" calcext:value-type="float">
            <text:p>30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2]*1000000" office:value-type="float" office:value="304000" calcext:value-type="float">
            <text:p>304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7861" calcext:value-type="float">
            <text:p>0.7861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3]*1000000" office:value-type="float" office:value="786100" calcext:value-type="float">
            <text:p>7861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476" calcext:value-type="float">
            <text:p>0.0476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4]*1000000" office:value-type="float" office:value="47600" calcext:value-type="float">
            <text:p>47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1912" calcext:value-type="float">
            <text:p>2.1912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5]*1000000" office:value-type="float" office:value="2191200" calcext:value-type="float">
            <text:p>2191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32" calcext:value-type="float">
            <text:p>0.932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6]*1000000" office:value-type="float" office:value="932000" calcext:value-type="float">
            <text:p>932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0387" calcext:value-type="float">
            <text:p>2.0387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7]*1000000" office:value-type="float" office:value="2038700" calcext:value-type="float">
            <text:p>20387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222" calcext:value-type="float">
            <text:p>0.2222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8]*1000000" office:value-type="float" office:value="222200" calcext:value-type="float">
            <text:p>222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83389" calcext:value-type="float">
            <text:p>0.83389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9]*1000000" office:value-type="float" office:value="833890" calcext:value-type="float">
            <text:p>83389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666098" calcext:value-type="float">
            <text:p>0.666098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0]*1000000" office:value-type="float" office:value="666098" calcext:value-type="float">
            <text:p>666098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33234" calcext:value-type="float">
            <text:p>0.33234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1]*1000000" office:value-type="float" office:value="332340" calcext:value-type="float">
            <text:p>33234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77993" calcext:value-type="float">
            <text:p>0.477993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2]*1000000" office:value-type="float" office:value="477993" calcext:value-type="float">
            <text:p>47799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11586" calcext:value-type="float">
            <text:p>0.1158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3]*1000000" office:value-type="float" office:value="115860" calcext:value-type="float">
            <text:p>11586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49933" calcext:value-type="float">
            <text:p>0.049933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4]*1000000" office:value-type="float" office:value="49933" calcext:value-type="float">
            <text:p>4993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09135" calcext:value-type="float">
            <text:p>0.409135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5]*1000000" office:value-type="float" office:value="409135" calcext:value-type="float">
            <text:p>40913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80805" calcext:value-type="float">
            <text:p>0.280805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6]*1000000" office:value-type="float" office:value="280805" calcext:value-type="float">
            <text:p>28080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747306" calcext:value-type="float">
            <text:p>0.747306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7]*1000000" office:value-type="float" office:value="747306" calcext:value-type="float">
            <text:p>7473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trawl_bycatch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rawl bycatch (milltions of crab)</text:p>
          </table:table-cell>
          <table:table-cell table:number-columns-repeated="2"/>
          <table:table-cell office:value-type="string" calcext:value-type="string">
            <text:p>#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.3846" calcext:value-type="float">
            <text:p>0.384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]*1000000" office:value-type="float" office:value="384600" calcext:value-type="float">
            <text:p>384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.7877" calcext:value-type="float">
            <text:p>0.7877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]*1000000" office:value-type="float" office:value="787700" calcext:value-type="float">
            <text:p>7877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.6465" calcext:value-type="float">
            <text:p>0.6465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4]*1000000" office:value-type="float" office:value="646500" calcext:value-type="float">
            <text:p>646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.7362" calcext:value-type="float">
            <text:p>0.7362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5]*1000000" office:value-type="float" office:value="736200" calcext:value-type="float">
            <text:p>736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.1413" calcext:value-type="float">
            <text:p>1.1413</text:p>
          </table:table-cell>
          <table:table-cell table:number-columns-repeated="2"/>
          <table:table-cell office:value-type="float" office:value="1980" calcext:value-type="float">
            <text:p>198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6]*1000000" office:value-type="float" office:value="1141300" calcext:value-type="float">
            <text:p>1141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.2671" calcext:value-type="float">
            <text:p>0.2671</text:p>
          </table:table-cell>
          <table:table-cell table:number-columns-repeated="2"/>
          <table:table-cell office:value-type="float" office:value="1981" calcext:value-type="float">
            <text:p>198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7]*1000000" office:value-type="float" office:value="267100" calcext:value-type="float">
            <text:p>2671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.7854" calcext:value-type="float">
            <text:p>0.7854</text:p>
          </table:table-cell>
          <table:table-cell table:number-columns-repeated="2"/>
          <table:table-cell office:value-type="float" office:value="1982" calcext:value-type="float">
            <text:p>198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8]*1000000" office:value-type="float" office:value="785400" calcext:value-type="float">
            <text:p>7854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.4928" calcext:value-type="float">
            <text:p>0.4928</text:p>
          </table:table-cell>
          <table:table-cell table:number-columns-repeated="2"/>
          <table:table-cell office:value-type="float" office:value="1983" calcext:value-type="float">
            <text:p>198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9]*1000000" office:value-type="float" office:value="492800" calcext:value-type="float">
            <text:p>4928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.1682" calcext:value-type="float">
            <text:p>1.1682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0]*1000000" office:value-type="float" office:value="1168200" calcext:value-type="float">
            <text:p>1168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.2747" calcext:value-type="float">
            <text:p>0.2747</text:p>
          </table:table-cell>
          <table:table-cell table:number-columns-repeated="2"/>
          <table:table-cell office:value-type="float" office:value="1985" calcext:value-type="float">
            <text:p>198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1]*1000000" office:value-type="float" office:value="274700" calcext:value-type="float">
            <text:p>2747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.1593" calcext:value-type="float">
            <text:p>0.1593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2]*1000000" office:value-type="float" office:value="159300" calcext:value-type="float">
            <text:p>159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.1245" calcext:value-type="float">
            <text:p>0.1245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3]*1000000" office:value-type="float" office:value="124500" calcext:value-type="float">
            <text:p>124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.4303" calcext:value-type="float">
            <text:p>0.4303</text:p>
          </table:table-cell>
          <table:table-cell table:number-columns-repeated="2"/>
          <table:table-cell office:value-type="float" office:value="1988" calcext:value-type="float">
            <text:p>198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4]*1000000" office:value-type="float" office:value="430300" calcext:value-type="float">
            <text:p>430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.1092" calcext:value-type="float">
            <text:p>0.1092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5]*1000000" office:value-type="float" office:value="109200" calcext:value-type="float">
            <text:p>109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.1718" calcext:value-type="float">
            <text:p>0.1718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6]*1000000" office:value-type="float" office:value="171800" calcext:value-type="float">
            <text:p>1718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1835" calcext:value-type="float">
            <text:p>0.1835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7]*1000000" office:value-type="float" office:value="183500" calcext:value-type="float">
            <text:p>183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.2481" calcext:value-type="float">
            <text:p>0.2481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8]*1000000" office:value-type="float" office:value="248100" calcext:value-type="float">
            <text:p>2481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281" calcext:value-type="float">
            <text:p>0.281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9]*1000000" office:value-type="float" office:value="281000" calcext:value-type="float">
            <text:p>281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0482" calcext:value-type="float">
            <text:p>0.0482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0]*1000000" office:value-type="float" office:value="48200" calcext:value-type="float">
            <text:p>48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.1066" calcext:value-type="float">
            <text:p>0.1066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1]*1000000" office:value-type="float" office:value="106600" calcext:value-type="float">
            <text:p>106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.0763" calcext:value-type="float">
            <text:p>0.0763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2]*1000000" office:value-type="float" office:value="76300" calcext:value-type="float">
            <text:p>76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.049" calcext:value-type="float">
            <text:p>0.049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3]*1000000" office:value-type="float" office:value="49000" calcext:value-type="float">
            <text:p>49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.0937" calcext:value-type="float">
            <text:p>0.0937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4]*1000000" office:value-type="float" office:value="93700" calcext:value-type="float">
            <text:p>937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105" calcext:value-type="float">
            <text:p>0.1105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5]*1000000" office:value-type="float" office:value="110500" calcext:value-type="float">
            <text:p>110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586" calcext:value-type="float">
            <text:p>0.058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6]*1000000" office:value-type="float" office:value="58600" calcext:value-type="float">
            <text:p>58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89955" calcext:value-type="float">
            <text:p>0.08995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7]*1000000" office:value-type="float" office:value="89955" calcext:value-type="float">
            <text:p>8995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.076302" calcext:value-type="float">
            <text:p>0.076302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8]*1000000" office:value-type="float" office:value="76302" calcext:value-type="float">
            <text:p>763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.105493" calcext:value-type="float">
            <text:p>0.105493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9]*1000000" office:value-type="float" office:value="105493" calcext:value-type="float">
            <text:p>10549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.075107" calcext:value-type="float">
            <text:p>0.075107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0]*1000000" office:value-type="float" office:value="75107" calcext:value-type="float">
            <text:p>7510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.096834" calcext:value-type="float">
            <text:p>0.096834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1]*1000000" office:value-type="float" office:value="96834" calcext:value-type="float">
            <text:p>96834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.07529" calcext:value-type="float">
            <text:p>0.07529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2]*1000000" office:value-type="float" office:value="75290" calcext:value-type="float">
            <text:p>7529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.086417" calcext:value-type="float">
            <text:p>0.086417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3]*1000000" office:value-type="float" office:value="86417" calcext:value-type="float">
            <text:p>8641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.093077" calcext:value-type="float">
            <text:p>0.093077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4]*1000000" office:value-type="float" office:value="93077" calcext:value-type="float">
            <text:p>9307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.059585" calcext:value-type="float">
            <text:p>0.059585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5]*1000000" office:value-type="float" office:value="59585" calcext:value-type="float">
            <text:p>5958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058219" calcext:value-type="float">
            <text:p>0.058219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6]*1000000" office:value-type="float" office:value="58219" calcext:value-type="float">
            <text:p>58219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.045916" calcext:value-type="float">
            <text:p>0.04591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7]*1000000" office:value-type="float" office:value="45916" calcext:value-type="float">
            <text:p>4591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.038541" calcext:value-type="float">
            <text:p>0.038541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8]*1000000" office:value-type="float" office:value="38541" calcext:value-type="float">
            <text:p>3854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.106439" calcext:value-type="float">
            <text:p>0.106439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9]*1000000" office:value-type="float" office:value="106439" calcext:value-type="float">
            <text:p>106439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14434" calcext:value-type="float">
            <text:p>0.14434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40]*1000000" office:value-type="float" office:value="144340" calcext:value-type="float">
            <text:p>14434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12585" calcext:value-type="float">
            <text:p>0.12585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41]*1000000" office:value-type="float" office:value="125850" calcext:value-type="float">
            <text:p>12585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</table:table>
      <table:table table:name="lf_pot_fishery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0" table:default-cell-style-name="ce3"/>
        <table:table-row table:style-name="ro1">
          <table:table-cell office:value-type="string" calcext:value-type="string">
            <text:p>#Retained</text:p>
          </table:table-cell>
          <table:table-cell office:value-type="string" calcext:value-type="string">
            <text:p>males</text:p>
          </table:table-cell>
          <table:table-cell table:number-columns-repeated="6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71" calcext:value-type="float">
            <text:p>0.00710</text:p>
          </table:table-cell>
          <table:table-cell office:value-type="float" office:value="0.0741" calcext:value-type="float">
            <text:p>0.07410</text:p>
          </table:table-cell>
          <table:table-cell office:value-type="float" office:value="0.1721" calcext:value-type="float">
            <text:p>0.17210</text:p>
          </table:table-cell>
          <table:table-cell office:value-type="float" office:value="0.2239" calcext:value-type="float">
            <text:p>0.22390</text:p>
          </table:table-cell>
          <table:table-cell office:value-type="float" office:value="0.2122" calcext:value-type="float">
            <text:p>0.21220</text:p>
          </table:table-cell>
          <table:table-cell office:value-type="float" office:value="0.1464" calcext:value-type="float">
            <text:p>0.14640</text:p>
          </table:table-cell>
          <table:table-cell office:value-type="float" office:value="0.0858" calcext:value-type="float">
            <text:p>0.08580</text:p>
          </table:table-cell>
          <table:table-cell office:value-type="float" office:value="0.0785" calcext:value-type="float">
            <text:p>0.0785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29" calcext:value-type="float">
            <text:p>0.02900</text:p>
          </table:table-cell>
          <table:table-cell office:value-type="float" office:value="0.1418" calcext:value-type="float">
            <text:p>0.14180</text:p>
          </table:table-cell>
          <table:table-cell office:value-type="float" office:value="0.2316" calcext:value-type="float">
            <text:p>0.23160</text:p>
          </table:table-cell>
          <table:table-cell office:value-type="float" office:value="0.2199" calcext:value-type="float">
            <text:p>0.21990</text:p>
          </table:table-cell>
          <table:table-cell office:value-type="float" office:value="0.1635" calcext:value-type="float">
            <text:p>0.16350</text:p>
          </table:table-cell>
          <table:table-cell office:value-type="float" office:value="0.1071" calcext:value-type="float">
            <text:p>0.10710</text:p>
          </table:table-cell>
          <table:table-cell office:value-type="float" office:value="0.1055" calcext:value-type="float">
            <text:p>0.1055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192" calcext:value-type="float">
            <text:p>0.01920</text:p>
          </table:table-cell>
          <table:table-cell office:value-type="float" office:value="0.1382" calcext:value-type="float">
            <text:p>0.13820</text:p>
          </table:table-cell>
          <table:table-cell office:value-type="float" office:value="0.2442" calcext:value-type="float">
            <text:p>0.24420</text:p>
          </table:table-cell>
          <table:table-cell office:value-type="float" office:value="0.2226" calcext:value-type="float">
            <text:p>0.22260</text:p>
          </table:table-cell>
          <table:table-cell office:value-type="float" office:value="0.1605" calcext:value-type="float">
            <text:p>0.16050</text:p>
          </table:table-cell>
          <table:table-cell office:value-type="float" office:value="0.104" calcext:value-type="float">
            <text:p>0.10400</text:p>
          </table:table-cell>
          <table:table-cell office:value-type="float" office:value="0.1096" calcext:value-type="float">
            <text:p>0.1096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209" calcext:value-type="float">
            <text:p>0.02090</text:p>
          </table:table-cell>
          <table:table-cell office:value-type="float" office:value="0.1441" calcext:value-type="float">
            <text:p>0.14410</text:p>
          </table:table-cell>
          <table:table-cell office:value-type="float" office:value="0.2588" calcext:value-type="float">
            <text:p>0.25880</text:p>
          </table:table-cell>
          <table:table-cell office:value-type="float" office:value="0.2401" calcext:value-type="float">
            <text:p>0.24010</text:p>
          </table:table-cell>
          <table:table-cell office:value-type="float" office:value="0.1673" calcext:value-type="float">
            <text:p>0.16730</text:p>
          </table:table-cell>
          <table:table-cell office:value-type="float" office:value="0.0966" calcext:value-type="float">
            <text:p>0.09660</text:p>
          </table:table-cell>
          <table:table-cell office:value-type="float" office:value="0.0711" calcext:value-type="float">
            <text:p>0.0711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3" calcext:value-type="float">
            <text:p>0.00130</text:p>
          </table:table-cell>
          <table:table-cell office:value-type="float" office:value="0.0119" calcext:value-type="float">
            <text:p>0.01190</text:p>
          </table:table-cell>
          <table:table-cell office:value-type="float" office:value="0.0747" calcext:value-type="float">
            <text:p>0.07470</text:p>
          </table:table-cell>
          <table:table-cell office:value-type="float" office:value="0.1649" calcext:value-type="float">
            <text:p>0.16490</text:p>
          </table:table-cell>
          <table:table-cell office:value-type="float" office:value="0.1998" calcext:value-type="float">
            <text:p>0.19980</text:p>
          </table:table-cell>
          <table:table-cell office:value-type="float" office:value="0.2004" calcext:value-type="float">
            <text:p>0.20040</text:p>
          </table:table-cell>
          <table:table-cell office:value-type="float" office:value="0.1556" calcext:value-type="float">
            <text:p>0.15560</text:p>
          </table:table-cell>
          <table:table-cell office:value-type="float" office:value="0.1914" calcext:value-type="float">
            <text:p>0.1914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138" calcext:value-type="float">
            <text:p>0.01380</text:p>
          </table:table-cell>
          <table:table-cell office:value-type="float" office:value="0.0919" calcext:value-type="float">
            <text:p>0.09190</text:p>
          </table:table-cell>
          <table:table-cell office:value-type="float" office:value="0.1771" calcext:value-type="float">
            <text:p>0.17710</text:p>
          </table:table-cell>
          <table:table-cell office:value-type="float" office:value="0.195" calcext:value-type="float">
            <text:p>0.19500</text:p>
          </table:table-cell>
          <table:table-cell office:value-type="float" office:value="0.1792" calcext:value-type="float">
            <text:p>0.17920</text:p>
          </table:table-cell>
          <table:table-cell office:value-type="float" office:value="0.1404" calcext:value-type="float">
            <text:p>0.14040</text:p>
          </table:table-cell>
          <table:table-cell office:value-type="float" office:value="0.2019" calcext:value-type="float">
            <text:p>0.2019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225" calcext:value-type="float">
            <text:p>0.02250</text:p>
          </table:table-cell>
          <table:table-cell office:value-type="float" office:value="0.1164" calcext:value-type="float">
            <text:p>0.11640</text:p>
          </table:table-cell>
          <table:table-cell office:value-type="float" office:value="0.1743" calcext:value-type="float">
            <text:p>0.17430</text:p>
          </table:table-cell>
          <table:table-cell office:value-type="float" office:value="0.1711" calcext:value-type="float">
            <text:p>0.17110</text:p>
          </table:table-cell>
          <table:table-cell office:value-type="float" office:value="0.1584" calcext:value-type="float">
            <text:p>0.15840</text:p>
          </table:table-cell>
          <table:table-cell office:value-type="float" office:value="0.1284" calcext:value-type="float">
            <text:p>0.12840</text:p>
          </table:table-cell>
          <table:table-cell office:value-type="float" office:value="0.2283" calcext:value-type="float">
            <text:p>0.2283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.00000</text:p>
          </table:table-cell>
          <table:table-cell office:value-type="float" office:value="0.0544" calcext:value-type="float">
            <text:p>0.05440</text:p>
          </table:table-cell>
          <table:table-cell office:value-type="float" office:value="0.2576" calcext:value-type="float">
            <text:p>0.25760</text:p>
          </table:table-cell>
          <table:table-cell office:value-type="float" office:value="0.2802" calcext:value-type="float">
            <text:p>0.28020</text:p>
          </table:table-cell>
          <table:table-cell office:value-type="float" office:value="0.1667" calcext:value-type="float">
            <text:p>0.16670</text:p>
          </table:table-cell>
          <table:table-cell office:value-type="float" office:value="0.0837" calcext:value-type="float">
            <text:p>0.08370</text:p>
          </table:table-cell>
          <table:table-cell office:value-type="float" office:value="0.0508" calcext:value-type="float">
            <text:p>0.05080</text:p>
          </table:table-cell>
          <table:table-cell office:value-type="float" office:value="0.1067" calcext:value-type="float">
            <text:p>0.1067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23" calcext:value-type="float">
            <text:p>0.00230</text:p>
          </table:table-cell>
          <table:table-cell office:value-type="float" office:value="0.0654" calcext:value-type="float">
            <text:p>0.06540</text:p>
          </table:table-cell>
          <table:table-cell office:value-type="float" office:value="0.311" calcext:value-type="float">
            <text:p>0.31100</text:p>
          </table:table-cell>
          <table:table-cell office:value-type="float" office:value="0.3135" calcext:value-type="float">
            <text:p>0.31350</text:p>
          </table:table-cell>
          <table:table-cell office:value-type="float" office:value="0.1763" calcext:value-type="float">
            <text:p>0.17630</text:p>
          </table:table-cell>
          <table:table-cell office:value-type="float" office:value="0.0846" calcext:value-type="float">
            <text:p>0.08460</text:p>
          </table:table-cell>
          <table:table-cell office:value-type="float" office:value="0.0321" calcext:value-type="float">
            <text:p>0.03210</text:p>
          </table:table-cell>
          <table:table-cell office:value-type="float" office:value="0.0145" calcext:value-type="float">
            <text:p>0.0145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44" calcext:value-type="float">
            <text:p>0.00440</text:p>
          </table:table-cell>
          <table:table-cell office:value-type="float" office:value="0.079" calcext:value-type="float">
            <text:p>0.07900</text:p>
          </table:table-cell>
          <table:table-cell office:value-type="float" office:value="0.2869" calcext:value-type="float">
            <text:p>0.28690</text:p>
          </table:table-cell>
          <table:table-cell office:value-type="float" office:value="0.3098" calcext:value-type="float">
            <text:p>0.30980</text:p>
          </table:table-cell>
          <table:table-cell office:value-type="float" office:value="0.1898" calcext:value-type="float">
            <text:p>0.18980</text:p>
          </table:table-cell>
          <table:table-cell office:value-type="float" office:value="0.086" calcext:value-type="float">
            <text:p>0.08600</text:p>
          </table:table-cell>
          <table:table-cell office:value-type="float" office:value="0.0306" calcext:value-type="float">
            <text:p>0.03060</text:p>
          </table:table-cell>
          <table:table-cell office:value-type="float" office:value="0.0129" calcext:value-type="float">
            <text:p>0.0129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531" calcext:value-type="float">
            <text:p>0.05310</text:p>
          </table:table-cell>
          <table:table-cell office:value-type="float" office:value="0.2613" calcext:value-type="float">
            <text:p>0.26130</text:p>
          </table:table-cell>
          <table:table-cell office:value-type="float" office:value="0.3289" calcext:value-type="float">
            <text:p>0.32890</text:p>
          </table:table-cell>
          <table:table-cell office:value-type="float" office:value="0.2084" calcext:value-type="float">
            <text:p>0.20840</text:p>
          </table:table-cell>
          <table:table-cell office:value-type="float" office:value="0.0978" calcext:value-type="float">
            <text:p>0.09780</text:p>
          </table:table-cell>
          <table:table-cell office:value-type="float" office:value="0.0352" calcext:value-type="float">
            <text:p>0.03520</text:p>
          </table:table-cell>
          <table:table-cell office:value-type="float" office:value="0.0137" calcext:value-type="float">
            <text:p>0.0137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3" calcext:value-type="float">
            <text:p>0.00130</text:p>
          </table:table-cell>
          <table:table-cell office:value-type="float" office:value="0.0284" calcext:value-type="float">
            <text:p>0.02840</text:p>
          </table:table-cell>
          <table:table-cell office:value-type="float" office:value="0.1895" calcext:value-type="float">
            <text:p>0.18950</text:p>
          </table:table-cell>
          <table:table-cell office:value-type="float" office:value="0.3045" calcext:value-type="float">
            <text:p>0.30450</text:p>
          </table:table-cell>
          <table:table-cell office:value-type="float" office:value="0.2522" calcext:value-type="float">
            <text:p>0.25220</text:p>
          </table:table-cell>
          <table:table-cell office:value-type="float" office:value="0.1421" calcext:value-type="float">
            <text:p>0.14210</text:p>
          </table:table-cell>
          <table:table-cell office:value-type="float" office:value="0.0565" calcext:value-type="float">
            <text:p>0.05650</text:p>
          </table:table-cell>
          <table:table-cell office:value-type="float" office:value="0.0255" calcext:value-type="float">
            <text:p>0.0255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.00000</text:p>
          </table:table-cell>
          <table:table-cell office:value-type="float" office:value="0.0202" calcext:value-type="float">
            <text:p>0.02020</text:p>
          </table:table-cell>
          <table:table-cell office:value-type="float" office:value="0.1294" calcext:value-type="float">
            <text:p>0.12940</text:p>
          </table:table-cell>
          <table:table-cell office:value-type="float" office:value="0.2646" calcext:value-type="float">
            <text:p>0.26460</text:p>
          </table:table-cell>
          <table:table-cell office:value-type="float" office:value="0.2471" calcext:value-type="float">
            <text:p>0.24710</text:p>
          </table:table-cell>
          <table:table-cell office:value-type="float" office:value="0.1876" calcext:value-type="float">
            <text:p>0.18760</text:p>
          </table:table-cell>
          <table:table-cell office:value-type="float" office:value="0.1033" calcext:value-type="float">
            <text:p>0.10330</text:p>
          </table:table-cell>
          <table:table-cell office:value-type="float" office:value="0.0477" calcext:value-type="float">
            <text:p>0.0477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187" calcext:value-type="float">
            <text:p>0.01870</text:p>
          </table:table-cell>
          <table:table-cell office:value-type="float" office:value="0.1211" calcext:value-type="float">
            <text:p>0.12110</text:p>
          </table:table-cell>
          <table:table-cell office:value-type="float" office:value="0.2209" calcext:value-type="float">
            <text:p>0.22090</text:p>
          </table:table-cell>
          <table:table-cell office:value-type="float" office:value="0.219" calcext:value-type="float">
            <text:p>0.21900</text:p>
          </table:table-cell>
          <table:table-cell office:value-type="float" office:value="0.1908" calcext:value-type="float">
            <text:p>0.19080</text:p>
          </table:table-cell>
          <table:table-cell office:value-type="float" office:value="0.1197" calcext:value-type="float">
            <text:p>0.11970</text:p>
          </table:table-cell>
          <table:table-cell office:value-type="float" office:value="0.1094" calcext:value-type="float">
            <text:p>0.1094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" calcext:value-type="float">
            <text:p>0.00000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887" calcext:value-type="float">
            <text:p>0.08870</text:p>
          </table:table-cell>
          <table:table-cell office:value-type="float" office:value="0.1801" calcext:value-type="float">
            <text:p>0.18010</text:p>
          </table:table-cell>
          <table:table-cell office:value-type="float" office:value="0.1707" calcext:value-type="float">
            <text:p>0.17070</text:p>
          </table:table-cell>
          <table:table-cell office:value-type="float" office:value="0.1728" calcext:value-type="float">
            <text:p>0.17280</text:p>
          </table:table-cell>
          <table:table-cell office:value-type="float" office:value="0.1431" calcext:value-type="float">
            <text:p>0.14310</text:p>
          </table:table-cell>
          <table:table-cell office:value-type="float" office:value="0.2297" calcext:value-type="float">
            <text:p>0.2297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141" calcext:value-type="float">
            <text:p>0.01410</text:p>
          </table:table-cell>
          <table:table-cell office:value-type="float" office:value="0.0848" calcext:value-type="float">
            <text:p>0.08480</text:p>
          </table:table-cell>
          <table:table-cell office:value-type="float" office:value="0.1651" calcext:value-type="float">
            <text:p>0.16510</text:p>
          </table:table-cell>
          <table:table-cell office:value-type="float" office:value="0.179" calcext:value-type="float">
            <text:p>0.17900</text:p>
          </table:table-cell>
          <table:table-cell office:value-type="float" office:value="0.1739" calcext:value-type="float">
            <text:p>0.17390</text:p>
          </table:table-cell>
          <table:table-cell office:value-type="float" office:value="0.1432" calcext:value-type="float">
            <text:p>0.14320</text:p>
          </table:table-cell>
          <table:table-cell office:value-type="float" office:value="0.2392" calcext:value-type="float">
            <text:p>0.2392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95" calcext:value-type="float">
            <text:p>0.00950</text:p>
          </table:table-cell>
          <table:table-cell office:value-type="float" office:value="0.0638" calcext:value-type="float">
            <text:p>0.06380</text:p>
          </table:table-cell>
          <table:table-cell office:value-type="float" office:value="0.1317" calcext:value-type="float">
            <text:p>0.13170</text:p>
          </table:table-cell>
          <table:table-cell office:value-type="float" office:value="0.1673" calcext:value-type="float">
            <text:p>0.16730</text:p>
          </table:table-cell>
          <table:table-cell office:value-type="float" office:value="0.1747" calcext:value-type="float">
            <text:p>0.17470</text:p>
          </table:table-cell>
          <table:table-cell office:value-type="float" office:value="0.1636" calcext:value-type="float">
            <text:p>0.16360</text:p>
          </table:table-cell>
          <table:table-cell office:value-type="float" office:value="0.2886" calcext:value-type="float">
            <text:p>0.2886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4" calcext:value-type="float">
            <text:p>0.00140</text:p>
          </table:table-cell>
          <table:table-cell office:value-type="float" office:value="0.0138" calcext:value-type="float">
            <text:p>0.01380</text:p>
          </table:table-cell>
          <table:table-cell office:value-type="float" office:value="0.094" calcext:value-type="float">
            <text:p>0.09400</text:p>
          </table:table-cell>
          <table:table-cell office:value-type="float" office:value="0.1789" calcext:value-type="float">
            <text:p>0.17890</text:p>
          </table:table-cell>
          <table:table-cell office:value-type="float" office:value="0.1739" calcext:value-type="float">
            <text:p>0.17390</text:p>
          </table:table-cell>
          <table:table-cell office:value-type="float" office:value="0.1596" calcext:value-type="float">
            <text:p>0.15960</text:p>
          </table:table-cell>
          <table:table-cell office:value-type="float" office:value="0.1331" calcext:value-type="float">
            <text:p>0.13310</text:p>
          </table:table-cell>
          <table:table-cell office:value-type="float" office:value="0.2453" calcext:value-type="float">
            <text:p>0.2453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table:number-columns-repeated="2" office:value-type="float" office:value="0.0006" calcext:value-type="float">
            <text:p>0.00060</text:p>
          </table:table-cell>
          <table:table-cell office:value-type="float" office:value="0.0129" calcext:value-type="float">
            <text:p>0.01290</text:p>
          </table:table-cell>
          <table:table-cell office:value-type="float" office:value="0.0779" calcext:value-type="float">
            <text:p>0.07790</text:p>
          </table:table-cell>
          <table:table-cell office:value-type="float" office:value="0.1407" calcext:value-type="float">
            <text:p>0.14070</text:p>
          </table:table-cell>
          <table:table-cell office:value-type="float" office:value="0.162" calcext:value-type="float">
            <text:p>0.16200</text:p>
          </table:table-cell>
          <table:table-cell office:value-type="float" office:value="0.1771" calcext:value-type="float">
            <text:p>0.17710</text:p>
          </table:table-cell>
          <table:table-cell office:value-type="float" office:value="0.1671" calcext:value-type="float">
            <text:p>0.16710</text:p>
          </table:table-cell>
          <table:table-cell office:value-type="float" office:value="0.2612" calcext:value-type="float">
            <text:p>0.2612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138" calcext:value-type="float">
            <text:p>0.01380</text:p>
          </table:table-cell>
          <table:table-cell office:value-type="float" office:value="0.0899" calcext:value-type="float">
            <text:p>0.08990</text:p>
          </table:table-cell>
          <table:table-cell office:value-type="float" office:value="0.1486" calcext:value-type="float">
            <text:p>0.14860</text:p>
          </table:table-cell>
          <table:table-cell office:value-type="float" office:value="0.1603" calcext:value-type="float">
            <text:p>0.16030</text:p>
          </table:table-cell>
          <table:table-cell office:value-type="float" office:value="0.1699" calcext:value-type="float">
            <text:p>0.16990</text:p>
          </table:table-cell>
          <table:table-cell office:value-type="float" office:value="0.1588" calcext:value-type="float">
            <text:p>0.15880</text:p>
          </table:table-cell>
          <table:table-cell office:value-type="float" office:value="0.258" calcext:value-type="float">
            <text:p>0.2580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.00000</text:p>
          </table:table-cell>
          <table:table-cell table:number-columns-repeated="4" office:value-type="float" office:value="0.0001" calcext:value-type="float">
            <text:p>0.0001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225" calcext:value-type="float">
            <text:p>0.02250</text:p>
          </table:table-cell>
          <table:table-cell office:value-type="float" office:value="0.1187" calcext:value-type="float">
            <text:p>0.11870</text:p>
          </table:table-cell>
          <table:table-cell office:value-type="float" office:value="0.1596" calcext:value-type="float">
            <text:p>0.15960</text:p>
          </table:table-cell>
          <table:table-cell office:value-type="float" office:value="0.149" calcext:value-type="float">
            <text:p>0.14900</text:p>
          </table:table-cell>
          <table:table-cell office:value-type="float" office:value="0.1432" calcext:value-type="float">
            <text:p>0.14320</text:p>
          </table:table-cell>
          <table:table-cell office:value-type="float" office:value="0.1394" calcext:value-type="float">
            <text:p>0.13940</text:p>
          </table:table-cell>
          <table:table-cell office:value-type="float" office:value="0.266" calcext:value-type="float">
            <text:p>0.266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147" calcext:value-type="float">
            <text:p>0.01470</text:p>
          </table:table-cell>
          <table:table-cell office:value-type="float" office:value="0.1313" calcext:value-type="float">
            <text:p>0.13130</text:p>
          </table:table-cell>
          <table:table-cell office:value-type="float" office:value="0.2575" calcext:value-type="float">
            <text:p>0.25750</text:p>
          </table:table-cell>
          <table:table-cell office:value-type="float" office:value="0.2292" calcext:value-type="float">
            <text:p>0.22920</text:p>
          </table:table-cell>
          <table:table-cell office:value-type="float" office:value="0.1624" calcext:value-type="float">
            <text:p>0.16240</text:p>
          </table:table-cell>
          <table:table-cell office:value-type="float" office:value="0.0961" calcext:value-type="float">
            <text:p>0.09610</text:p>
          </table:table-cell>
          <table:table-cell office:value-type="float" office:value="0.1087" calcext:value-type="float">
            <text:p>0.1087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931" calcext:value-type="float">
            <text:p>0.09310</text:p>
          </table:table-cell>
          <table:table-cell office:value-type="float" office:value="0.1945" calcext:value-type="float">
            <text:p>0.19450</text:p>
          </table:table-cell>
          <table:table-cell office:value-type="float" office:value="0.2111" calcext:value-type="float">
            <text:p>0.21110</text:p>
          </table:table-cell>
          <table:table-cell office:value-type="float" office:value="0.1822" calcext:value-type="float">
            <text:p>0.18220</text:p>
          </table:table-cell>
          <table:table-cell office:value-type="float" office:value="0.1247" calcext:value-type="float">
            <text:p>0.12470</text:p>
          </table:table-cell>
          <table:table-cell office:value-type="float" office:value="0.1826" calcext:value-type="float">
            <text:p>0.1826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.00000</text:p>
          </table:table-cell>
          <table:table-cell table:number-columns-repeated="3" office:value-type="float" office:value="0.0001" calcext:value-type="float">
            <text:p>0.00010</text:p>
          </table:table-cell>
          <table:table-cell table:number-columns-repeated="2" office:value-type="float" office:value="0.0002" calcext:value-type="float">
            <text:p>0.0002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181" calcext:value-type="float">
            <text:p>0.01810</text:p>
          </table:table-cell>
          <table:table-cell office:value-type="float" office:value="0.0836" calcext:value-type="float">
            <text:p>0.08360</text:p>
          </table:table-cell>
          <table:table-cell office:value-type="float" office:value="0.1681" calcext:value-type="float">
            <text:p>0.16810</text:p>
          </table:table-cell>
          <table:table-cell office:value-type="float" office:value="0.1986" calcext:value-type="float">
            <text:p>0.19860</text:p>
          </table:table-cell>
          <table:table-cell office:value-type="float" office:value="0.1953" calcext:value-type="float">
            <text:p>0.19530</text:p>
          </table:table-cell>
          <table:table-cell office:value-type="float" office:value="0.1506" calcext:value-type="float">
            <text:p>0.15060</text:p>
          </table:table-cell>
          <table:table-cell office:value-type="float" office:value="0.1838" calcext:value-type="float">
            <text:p>0.1838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table:number-columns-repeated="3"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151" calcext:value-type="float">
            <text:p>0.01510</text:p>
          </table:table-cell>
          <table:table-cell office:value-type="float" office:value="0.108" calcext:value-type="float">
            <text:p>0.10800</text:p>
          </table:table-cell>
          <table:table-cell office:value-type="float" office:value="0.1884" calcext:value-type="float">
            <text:p>0.18840</text:p>
          </table:table-cell>
          <table:table-cell office:value-type="float" office:value="0.1915" calcext:value-type="float">
            <text:p>0.19150</text:p>
          </table:table-cell>
          <table:table-cell office:value-type="float" office:value="0.1683" calcext:value-type="float">
            <text:p>0.16830</text:p>
          </table:table-cell>
          <table:table-cell office:value-type="float" office:value="0.1334" calcext:value-type="float">
            <text:p>0.13340</text:p>
          </table:table-cell>
          <table:table-cell office:value-type="float" office:value="0.1948" calcext:value-type="float">
            <text:p>0.1948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9" calcext:value-type="float">
            <text:p>0.00090</text:p>
          </table:table-cell>
          <table:table-cell office:value-type="float" office:value="0.0243" calcext:value-type="float">
            <text:p>0.02430</text:p>
          </table:table-cell>
          <table:table-cell office:value-type="float" office:value="0.1464" calcext:value-type="float">
            <text:p>0.14640</text:p>
          </table:table-cell>
          <table:table-cell office:value-type="float" office:value="0.232" calcext:value-type="float">
            <text:p>0.23200</text:p>
          </table:table-cell>
          <table:table-cell office:value-type="float" office:value="0.1871" calcext:value-type="float">
            <text:p>0.18710</text:p>
          </table:table-cell>
          <table:table-cell office:value-type="float" office:value="0.1497" calcext:value-type="float">
            <text:p>0.14970</text:p>
          </table:table-cell>
          <table:table-cell office:value-type="float" office:value="0.0994" calcext:value-type="float">
            <text:p>0.09940</text:p>
          </table:table-cell>
          <table:table-cell office:value-type="float" office:value="0.1597" calcext:value-type="float">
            <text:p>0.1597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64" calcext:value-type="float">
            <text:p>0.00640</text:p>
          </table:table-cell>
          <table:table-cell office:value-type="float" office:value="0.0514" calcext:value-type="float">
            <text:p>0.05140</text:p>
          </table:table-cell>
          <table:table-cell office:value-type="float" office:value="0.1302" calcext:value-type="float">
            <text:p>0.13020</text:p>
          </table:table-cell>
          <table:table-cell office:value-type="float" office:value="0.1702" calcext:value-type="float">
            <text:p>0.17020</text:p>
          </table:table-cell>
          <table:table-cell office:value-type="float" office:value="0.1971" calcext:value-type="float">
            <text:p>0.19710</text:p>
          </table:table-cell>
          <table:table-cell office:value-type="float" office:value="0.1632" calcext:value-type="float">
            <text:p>0.16320</text:p>
          </table:table-cell>
          <table:table-cell office:value-type="float" office:value="0.2812" calcext:value-type="float">
            <text:p>0.2812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15" calcext:value-type="float">
            <text:p>0.01500</text:p>
          </table:table-cell>
          <table:table-cell office:value-type="float" office:value="0.0859" calcext:value-type="float">
            <text:p>0.08590</text:p>
          </table:table-cell>
          <table:table-cell office:value-type="float" office:value="0.1543" calcext:value-type="float">
            <text:p>0.15430</text:p>
          </table:table-cell>
          <table:table-cell office:value-type="float" office:value="0.1661" calcext:value-type="float">
            <text:p>0.16610</text:p>
          </table:table-cell>
          <table:table-cell office:value-type="float" office:value="0.1783" calcext:value-type="float">
            <text:p>0.17830</text:p>
          </table:table-cell>
          <table:table-cell office:value-type="float" office:value="0.1516" calcext:value-type="float">
            <text:p>0.15160</text:p>
          </table:table-cell>
          <table:table-cell office:value-type="float" office:value="0.2475" calcext:value-type="float">
            <text:p>0.2475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102" calcext:value-type="float">
            <text:p>0.01020</text:p>
          </table:table-cell>
          <table:table-cell office:value-type="float" office:value="0.0739" calcext:value-type="float">
            <text:p>0.07390</text:p>
          </table:table-cell>
          <table:table-cell office:value-type="float" office:value="0.1905" calcext:value-type="float">
            <text:p>0.19050</text:p>
          </table:table-cell>
          <table:table-cell office:value-type="float" office:value="0.2203" calcext:value-type="float">
            <text:p>0.22030</text:p>
          </table:table-cell>
          <table:table-cell office:value-type="float" office:value="0.1887" calcext:value-type="float">
            <text:p>0.18870</text:p>
          </table:table-cell>
          <table:table-cell office:value-type="float" office:value="0.137" calcext:value-type="float">
            <text:p>0.13700</text:p>
          </table:table-cell>
          <table:table-cell office:value-type="float" office:value="0.1787" calcext:value-type="float">
            <text:p>0.1787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67" calcext:value-type="float">
            <text:p>0.00670</text:p>
          </table:table-cell>
          <table:table-cell office:value-type="float" office:value="0.0871" calcext:value-type="float">
            <text:p>0.08710</text:p>
          </table:table-cell>
          <table:table-cell office:value-type="float" office:value="0.1833" calcext:value-type="float">
            <text:p>0.18330</text:p>
          </table:table-cell>
          <table:table-cell office:value-type="float" office:value="0.1934" calcext:value-type="float">
            <text:p>0.19340</text:p>
          </table:table-cell>
          <table:table-cell office:value-type="float" office:value="0.1846" calcext:value-type="float">
            <text:p>0.18460</text:p>
          </table:table-cell>
          <table:table-cell office:value-type="float" office:value="0.1472" calcext:value-type="float">
            <text:p>0.14720</text:p>
          </table:table-cell>
          <table:table-cell office:value-type="float" office:value="0.1973" calcext:value-type="float">
            <text:p>0.1973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1" calcext:value-type="float">
            <text:p>0.01000</text:p>
          </table:table-cell>
          <table:table-cell office:value-type="float" office:value="0.0746" calcext:value-type="float">
            <text:p>0.07460</text:p>
          </table:table-cell>
          <table:table-cell office:value-type="float" office:value="0.1457" calcext:value-type="float">
            <text:p>0.14570</text:p>
          </table:table-cell>
          <table:table-cell office:value-type="float" office:value="0.1619" calcext:value-type="float">
            <text:p>0.16190</text:p>
          </table:table-cell>
          <table:table-cell office:value-type="float" office:value="0.179" calcext:value-type="float">
            <text:p>0.17900</text:p>
          </table:table-cell>
          <table:table-cell office:value-type="float" office:value="0.1625" calcext:value-type="float">
            <text:p>0.16250</text:p>
          </table:table-cell>
          <table:table-cell office:value-type="float" office:value="0.2659" calcext:value-type="float">
            <text:p>0.2659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108" calcext:value-type="float">
            <text:p>0.01080</text:p>
          </table:table-cell>
          <table:table-cell office:value-type="float" office:value="0.1152" calcext:value-type="float">
            <text:p>0.11520</text:p>
          </table:table-cell>
          <table:table-cell office:value-type="float" office:value="0.2215" calcext:value-type="float">
            <text:p>0.22150</text:p>
          </table:table-cell>
          <table:table-cell office:value-type="float" office:value="0.1968" calcext:value-type="float">
            <text:p>0.19680</text:p>
          </table:table-cell>
          <table:table-cell office:value-type="float" office:value="0.1588" calcext:value-type="float">
            <text:p>0.15880</text:p>
          </table:table-cell>
          <table:table-cell office:value-type="float" office:value="0.1084" calcext:value-type="float">
            <text:p>0.10840</text:p>
          </table:table-cell>
          <table:table-cell office:value-type="float" office:value="0.1882" calcext:value-type="float">
            <text:p>0.1882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91" calcext:value-type="float">
            <text:p>0.00910</text:p>
          </table:table-cell>
          <table:table-cell office:value-type="float" office:value="0.0986" calcext:value-type="float">
            <text:p>0.09860</text:p>
          </table:table-cell>
          <table:table-cell office:value-type="float" office:value="0.2244" calcext:value-type="float">
            <text:p>0.22440</text:p>
          </table:table-cell>
          <table:table-cell office:value-type="float" office:value="0.2238" calcext:value-type="float">
            <text:p>0.22380</text:p>
          </table:table-cell>
          <table:table-cell office:value-type="float" office:value="0.1861" calcext:value-type="float">
            <text:p>0.18610</text:p>
          </table:table-cell>
          <table:table-cell office:value-type="float" office:value="0.1144" calcext:value-type="float">
            <text:p>0.11440</text:p>
          </table:table-cell>
          <table:table-cell office:value-type="float" office:value="0.1433" calcext:value-type="float">
            <text:p>0.1433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114" calcext:value-type="float">
            <text:p>0.01140</text:p>
          </table:table-cell>
          <table:table-cell office:value-type="float" office:value="0.118" calcext:value-type="float">
            <text:p>0.11800</text:p>
          </table:table-cell>
          <table:table-cell office:value-type="float" office:value="0.2436" calcext:value-type="float">
            <text:p>0.24360</text:p>
          </table:table-cell>
          <table:table-cell office:value-type="float" office:value="0.2292" calcext:value-type="float">
            <text:p>0.22920</text:p>
          </table:table-cell>
          <table:table-cell office:value-type="float" office:value="0.1725" calcext:value-type="float">
            <text:p>0.17250</text:p>
          </table:table-cell>
          <table:table-cell office:value-type="float" office:value="0.1077" calcext:value-type="float">
            <text:p>0.10770</text:p>
          </table:table-cell>
          <table:table-cell office:value-type="float" office:value="0.1169" calcext:value-type="float">
            <text:p>0.1169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44" calcext:value-type="float">
            <text:p>0.00440</text:p>
          </table:table-cell>
          <table:table-cell office:value-type="float" office:value="0.0499" calcext:value-type="float">
            <text:p>0.04990</text:p>
          </table:table-cell>
          <table:table-cell office:value-type="float" office:value="0.1249" calcext:value-type="float">
            <text:p>0.12490</text:p>
          </table:table-cell>
          <table:table-cell office:value-type="float" office:value="0.173" calcext:value-type="float">
            <text:p>0.17300</text:p>
          </table:table-cell>
          <table:table-cell office:value-type="float" office:value="0.1886" calcext:value-type="float">
            <text:p>0.18860</text:p>
          </table:table-cell>
          <table:table-cell office:value-type="float" office:value="0.1654" calcext:value-type="float">
            <text:p>0.16540</text:p>
          </table:table-cell>
          <table:table-cell office:value-type="float" office:value="0.2937" calcext:value-type="float">
            <text:p>0.2937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table:number-columns-repeated="2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.0054" calcext:value-type="float">
            <text:p>0.00540</text:p>
          </table:table-cell>
          <table:table-cell office:value-type="float" office:value="0.0525" calcext:value-type="float">
            <text:p>0.05250</text:p>
          </table:table-cell>
          <table:table-cell office:value-type="float" office:value="0.1271" calcext:value-type="float">
            <text:p>0.12710</text:p>
          </table:table-cell>
          <table:table-cell office:value-type="float" office:value="0.1484" calcext:value-type="float">
            <text:p>0.14840</text:p>
          </table:table-cell>
          <table:table-cell office:value-type="float" office:value="0.1657" calcext:value-type="float">
            <text:p>0.16570</text:p>
          </table:table-cell>
          <table:table-cell office:value-type="float" office:value="0.1632" calcext:value-type="float">
            <text:p>0.16320</text:p>
          </table:table-cell>
          <table:table-cell office:value-type="float" office:value="0.3374" calcext:value-type="float">
            <text:p>0.3374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117" calcext:value-type="float">
            <text:p>0.01170</text:p>
          </table:table-cell>
          <table:table-cell office:value-type="float" office:value="0.0964" calcext:value-type="float">
            <text:p>0.09640</text:p>
          </table:table-cell>
          <table:table-cell office:value-type="float" office:value="0.1831" calcext:value-type="float">
            <text:p>0.18310</text:p>
          </table:table-cell>
          <table:table-cell office:value-type="float" office:value="0.1696" calcext:value-type="float">
            <text:p>0.16960</text:p>
          </table:table-cell>
          <table:table-cell office:value-type="float" office:value="0.1454" calcext:value-type="float">
            <text:p>0.14540</text:p>
          </table:table-cell>
          <table:table-cell office:value-type="float" office:value="0.1246" calcext:value-type="float">
            <text:p>0.12460</text:p>
          </table:table-cell>
          <table:table-cell office:value-type="float" office:value="0.2689" calcext:value-type="float">
            <text:p>0.2689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67" calcext:value-type="float">
            <text:p>0.00670</text:p>
          </table:table-cell>
          <table:table-cell office:value-type="float" office:value="0.0616" calcext:value-type="float">
            <text:p>0.06160</text:p>
          </table:table-cell>
          <table:table-cell office:value-type="float" office:value="0.1473" calcext:value-type="float">
            <text:p>0.14730</text:p>
          </table:table-cell>
          <table:table-cell office:value-type="float" office:value="0.1864" calcext:value-type="float">
            <text:p>0.18640</text:p>
          </table:table-cell>
          <table:table-cell office:value-type="float" office:value="0.1947" calcext:value-type="float">
            <text:p>0.19470</text:p>
          </table:table-cell>
          <table:table-cell office:value-type="float" office:value="0.1634" calcext:value-type="float">
            <text:p>0.16340</text:p>
          </table:table-cell>
          <table:table-cell office:value-type="float" office:value="0.2397" calcext:value-type="float">
            <text:p>0.23970</text:p>
          </table:table-cell>
        </table:table-row>
        <table:table-row table:style-name="ro1">
          <table:table-cell office:value-type="string" calcext:value-type="string">
            <text:p>#Discarded</text:p>
          </table:table-cell>
          <table:table-cell office:value-type="string" calcext:value-type="string">
            <text:p>males</text:p>
          </table:table-cell>
          <table:table-cell table:number-columns-repeated="6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87.3" calcext:value-type="float">
            <text:p>87.30</text:p>
          </table:table-cell>
          <table:table-cell office:value-type="float" office:value="0.0011" calcext:value-type="float">
            <text:p>0.001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11" calcext:value-type="float">
            <text:p>0.00110</text:p>
          </table:table-cell>
          <table:table-cell office:value-type="float" office:value="0.008" calcext:value-type="float">
            <text:p>0.00800</text:p>
          </table:table-cell>
          <table:table-cell office:value-type="float" office:value="0.0046" calcext:value-type="float">
            <text:p>0.00460</text:p>
          </table:table-cell>
          <table:table-cell office:value-type="float" office:value="0.0126" calcext:value-type="float">
            <text:p>0.01260</text:p>
          </table:table-cell>
          <table:table-cell office:value-type="float" office:value="0.0069" calcext:value-type="float">
            <text:p>0.00690</text:p>
          </table:table-cell>
          <table:table-cell office:value-type="float" office:value="0.0378" calcext:value-type="float">
            <text:p>0.03780</text:p>
          </table:table-cell>
          <table:table-cell office:value-type="float" office:value="0.0504" calcext:value-type="float">
            <text:p>0.05040</text:p>
          </table:table-cell>
          <table:table-cell office:value-type="float" office:value="0.0767" calcext:value-type="float">
            <text:p>0.07670</text:p>
          </table:table-cell>
          <table:table-cell office:value-type="float" office:value="0.1226" calcext:value-type="float">
            <text:p>0.12260</text:p>
          </table:table-cell>
          <table:table-cell office:value-type="float" office:value="0.1523" calcext:value-type="float">
            <text:p>0.15230</text:p>
          </table:table-cell>
          <table:table-cell office:value-type="float" office:value="0.1867" calcext:value-type="float">
            <text:p>0.18670</text:p>
          </table:table-cell>
          <table:table-cell office:value-type="float" office:value="0.244" calcext:value-type="float">
            <text:p>0.24400</text:p>
          </table:table-cell>
          <table:table-cell office:value-type="float" office:value="0.0859" calcext:value-type="float">
            <text:p>0.08590</text:p>
          </table:table-cell>
          <table:table-cell office:value-type="float" office:value="0.0092" calcext:value-type="float">
            <text:p>0.0092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33" calcext:value-type="float">
            <text:p>0.00330</text:p>
          </table:table-cell>
          <table:table-cell office:value-type="float" office:value="0.0101" calcext:value-type="float">
            <text:p>0.01010</text:p>
          </table:table-cell>
          <table:table-cell office:value-type="float" office:value="0.0197" calcext:value-type="float">
            <text:p>0.01970</text:p>
          </table:table-cell>
          <table:table-cell office:value-type="float" office:value="0.0214" calcext:value-type="float">
            <text:p>0.02140</text:p>
          </table:table-cell>
          <table:table-cell office:value-type="float" office:value="0.0242" calcext:value-type="float">
            <text:p>0.02420</text:p>
          </table:table-cell>
          <table:table-cell office:value-type="float" office:value="0.0394" calcext:value-type="float">
            <text:p>0.03940</text:p>
          </table:table-cell>
          <table:table-cell office:value-type="float" office:value="0.0326" calcext:value-type="float">
            <text:p>0.03260</text:p>
          </table:table-cell>
          <table:table-cell office:value-type="float" office:value="0.063" calcext:value-type="float">
            <text:p>0.06300</text:p>
          </table:table-cell>
          <table:table-cell office:value-type="float" office:value="0.0624" calcext:value-type="float">
            <text:p>0.06240</text:p>
          </table:table-cell>
          <table:table-cell office:value-type="float" office:value="0.0692" calcext:value-type="float">
            <text:p>0.06920</text:p>
          </table:table-cell>
          <table:table-cell office:value-type="float" office:value="0.0641" calcext:value-type="float">
            <text:p>0.06410</text:p>
          </table:table-cell>
          <table:table-cell office:value-type="float" office:value="0.1125" calcext:value-type="float">
            <text:p>0.11250</text:p>
          </table:table-cell>
          <table:table-cell office:value-type="float" office:value="0.1586" calcext:value-type="float">
            <text:p>0.15860</text:p>
          </table:table-cell>
          <table:table-cell office:value-type="float" office:value="0.2154" calcext:value-type="float">
            <text:p>0.21540</text:p>
          </table:table-cell>
          <table:table-cell office:value-type="float" office:value="0.0939" calcext:value-type="float">
            <text:p>0.09390</text:p>
          </table:table-cell>
          <table:table-cell office:value-type="float" office:value="0.0101" calcext:value-type="float">
            <text:p>0.0101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9" calcext:value-type="float">
            <text:p>0.0009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222" calcext:value-type="float">
            <text:p>0.02220</text:p>
          </table:table-cell>
          <table:table-cell office:value-type="float" office:value="0.0549" calcext:value-type="float">
            <text:p>0.05490</text:p>
          </table:table-cell>
          <table:table-cell office:value-type="float" office:value="0.0869" calcext:value-type="float">
            <text:p>0.08690</text:p>
          </table:table-cell>
          <table:table-cell office:value-type="float" office:value="0.1143" calcext:value-type="float">
            <text:p>0.11430</text:p>
          </table:table-cell>
          <table:table-cell office:value-type="float" office:value="0.1183" calcext:value-type="float">
            <text:p>0.11830</text:p>
          </table:table-cell>
          <table:table-cell office:value-type="float" office:value="0.123" calcext:value-type="float">
            <text:p>0.12300</text:p>
          </table:table-cell>
          <table:table-cell office:value-type="float" office:value="0.118" calcext:value-type="float">
            <text:p>0.11800</text:p>
          </table:table-cell>
          <table:table-cell office:value-type="float" office:value="0.1251" calcext:value-type="float">
            <text:p>0.12510</text:p>
          </table:table-cell>
          <table:table-cell office:value-type="float" office:value="0.1112" calcext:value-type="float">
            <text:p>0.11120</text:p>
          </table:table-cell>
          <table:table-cell office:value-type="float" office:value="0.0807" calcext:value-type="float">
            <text:p>0.08070</text:p>
          </table:table-cell>
          <table:table-cell office:value-type="float" office:value="0.0293" calcext:value-type="float">
            <text:p>0.02930</text:p>
          </table:table-cell>
          <table:table-cell office:value-type="float" office:value="0.0028" calcext:value-type="float">
            <text:p>0.0028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9" calcext:value-type="float">
            <text:p>0.00190</text:p>
          </table:table-cell>
          <table:table-cell office:value-type="float" office:value="0.0045" calcext:value-type="float">
            <text:p>0.00450</text:p>
          </table:table-cell>
          <table:table-cell office:value-type="float" office:value="0.0057" calcext:value-type="float">
            <text:p>0.00570</text:p>
          </table:table-cell>
          <table:table-cell office:value-type="float" office:value="0.005" calcext:value-type="float">
            <text:p>0.00500</text:p>
          </table:table-cell>
          <table:table-cell office:value-type="float" office:value="0.0062" calcext:value-type="float">
            <text:p>0.00620</text:p>
          </table:table-cell>
          <table:table-cell office:value-type="float" office:value="0.0122" calcext:value-type="float">
            <text:p>0.01220</text:p>
          </table:table-cell>
          <table:table-cell office:value-type="float" office:value="0.0312" calcext:value-type="float">
            <text:p>0.03120</text:p>
          </table:table-cell>
          <table:table-cell office:value-type="float" office:value="0.0571" calcext:value-type="float">
            <text:p>0.05710</text:p>
          </table:table-cell>
          <table:table-cell office:value-type="float" office:value="0.0778" calcext:value-type="float">
            <text:p>0.07780</text:p>
          </table:table-cell>
          <table:table-cell office:value-type="float" office:value="0.108" calcext:value-type="float">
            <text:p>0.10800</text:p>
          </table:table-cell>
          <table:table-cell office:value-type="float" office:value="0.1334" calcext:value-type="float">
            <text:p>0.13340</text:p>
          </table:table-cell>
          <table:table-cell office:value-type="float" office:value="0.1544" calcext:value-type="float">
            <text:p>0.15440</text:p>
          </table:table-cell>
          <table:table-cell office:value-type="float" office:value="0.1518" calcext:value-type="float">
            <text:p>0.15180</text:p>
          </table:table-cell>
          <table:table-cell office:value-type="float" office:value="0.1705" calcext:value-type="float">
            <text:p>0.17050</text:p>
          </table:table-cell>
          <table:table-cell office:value-type="float" office:value="0.0747" calcext:value-type="float">
            <text:p>0.07470</text:p>
          </table:table-cell>
          <table:table-cell office:value-type="float" office:value="0.0055" calcext:value-type="float">
            <text:p>0.0055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.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131" calcext:value-type="float">
            <text:p>0.01310</text:p>
          </table:table-cell>
          <table:table-cell office:value-type="float" office:value="0.0524" calcext:value-type="float">
            <text:p>0.05240</text:p>
          </table:table-cell>
          <table:table-cell office:value-type="float" office:value="0.083" calcext:value-type="float">
            <text:p>0.08300</text:p>
          </table:table-cell>
          <table:table-cell office:value-type="float" office:value="0.0742" calcext:value-type="float">
            <text:p>0.07420</text:p>
          </table:table-cell>
          <table:table-cell office:value-type="float" office:value="0.0306" calcext:value-type="float">
            <text:p>0.03060</text:p>
          </table:table-cell>
          <table:table-cell office:value-type="float" office:value="0.048" calcext:value-type="float">
            <text:p>0.04800</text:p>
          </table:table-cell>
          <table:table-cell office:value-type="float" office:value="0.0699" calcext:value-type="float">
            <text:p>0.06990</text:p>
          </table:table-cell>
          <table:table-cell office:value-type="float" office:value="0.0611" calcext:value-type="float">
            <text:p>0.06110</text:p>
          </table:table-cell>
          <table:table-cell office:value-type="float" office:value="0.1004" calcext:value-type="float">
            <text:p>0.10040</text:p>
          </table:table-cell>
          <table:table-cell office:value-type="float" office:value="0.1485" calcext:value-type="float">
            <text:p>0.14850</text:p>
          </table:table-cell>
          <table:table-cell office:value-type="float" office:value="0.2009" calcext:value-type="float">
            <text:p>0.20090</text:p>
          </table:table-cell>
          <table:table-cell office:value-type="float" office:value="0.1048" calcext:value-type="float">
            <text:p>0.10480</text:p>
          </table:table-cell>
          <table:table-cell office:value-type="float" office:value="0.0131" calcext:value-type="float">
            <text:p>0.0131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07" calcext:value-type="float">
            <text:p>0.00070</text:p>
          </table:table-cell>
          <table:table-cell office:value-type="float" office:value="0.0015" calcext:value-type="float">
            <text:p>0.00150</text:p>
          </table:table-cell>
          <table:table-cell office:value-type="float" office:value="0.0197" calcext:value-type="float">
            <text:p>0.01970</text:p>
          </table:table-cell>
          <table:table-cell office:value-type="float" office:value="0.0553" calcext:value-type="float">
            <text:p>0.05530</text:p>
          </table:table-cell>
          <table:table-cell office:value-type="float" office:value="0.109" calcext:value-type="float">
            <text:p>0.10900</text:p>
          </table:table-cell>
          <table:table-cell office:value-type="float" office:value="0.1268" calcext:value-type="float">
            <text:p>0.12680</text:p>
          </table:table-cell>
          <table:table-cell office:value-type="float" office:value="0.1304" calcext:value-type="float">
            <text:p>0.13040</text:p>
          </table:table-cell>
          <table:table-cell office:value-type="float" office:value="0.1031" calcext:value-type="float">
            <text:p>0.10310</text:p>
          </table:table-cell>
          <table:table-cell office:value-type="float" office:value="0.1002" calcext:value-type="float">
            <text:p>0.10020</text:p>
          </table:table-cell>
          <table:table-cell office:value-type="float" office:value="0.1275" calcext:value-type="float">
            <text:p>0.12750</text:p>
          </table:table-cell>
          <table:table-cell office:value-type="float" office:value="0.1424" calcext:value-type="float">
            <text:p>0.14240</text:p>
          </table:table-cell>
          <table:table-cell office:value-type="float" office:value="0.0751" calcext:value-type="float">
            <text:p>0.07510</text:p>
          </table:table-cell>
          <table:table-cell office:value-type="float" office:value="0.0076" calcext:value-type="float">
            <text:p>0.0076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44" calcext:value-type="float">
            <text:p>0.00440</text:p>
          </table:table-cell>
          <table:table-cell office:value-type="float" office:value="0.007" calcext:value-type="float">
            <text:p>0.00700</text:p>
          </table:table-cell>
          <table:table-cell office:value-type="float" office:value="0.01" calcext:value-type="float">
            <text:p>0.01000</text:p>
          </table:table-cell>
          <table:table-cell office:value-type="float" office:value="0.0104" calcext:value-type="float">
            <text:p>0.01040</text:p>
          </table:table-cell>
          <table:table-cell office:value-type="float" office:value="0.0175" calcext:value-type="float">
            <text:p>0.01750</text:p>
          </table:table-cell>
          <table:table-cell office:value-type="float" office:value="0.0391" calcext:value-type="float">
            <text:p>0.03910</text:p>
          </table:table-cell>
          <table:table-cell office:value-type="float" office:value="0.097" calcext:value-type="float">
            <text:p>0.09700</text:p>
          </table:table-cell>
          <table:table-cell office:value-type="float" office:value="0.1402" calcext:value-type="float">
            <text:p>0.14020</text:p>
          </table:table-cell>
          <table:table-cell office:value-type="float" office:value="0.2062" calcext:value-type="float">
            <text:p>0.20620</text:p>
          </table:table-cell>
          <table:table-cell office:value-type="float" office:value="0.2047" calcext:value-type="float">
            <text:p>0.20470</text:p>
          </table:table-cell>
          <table:table-cell office:value-type="float" office:value="0.1811" calcext:value-type="float">
            <text:p>0.18110</text:p>
          </table:table-cell>
          <table:table-cell office:value-type="float" office:value="0.0714" calcext:value-type="float">
            <text:p>0.07140</text:p>
          </table:table-cell>
          <table:table-cell office:value-type="float" office:value="0.0097" calcext:value-type="float">
            <text:p>0.0097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2" office:value-type="float" office:value="0.0086" calcext:value-type="float">
            <text:p>0.00860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76" calcext:value-type="float">
            <text:p>0.00760</text:p>
          </table:table-cell>
          <table:table-cell office:value-type="float" office:value="0.0086" calcext:value-type="float">
            <text:p>0.00860</text:p>
          </table:table-cell>
          <table:table-cell office:value-type="float" office:value="0.0143" calcext:value-type="float">
            <text:p>0.01430</text:p>
          </table:table-cell>
          <table:table-cell office:value-type="float" office:value="0.0286" calcext:value-type="float">
            <text:p>0.02860</text:p>
          </table:table-cell>
          <table:table-cell office:value-type="float" office:value="0.063" calcext:value-type="float">
            <text:p>0.06300</text:p>
          </table:table-cell>
          <table:table-cell office:value-type="float" office:value="0.126" calcext:value-type="float">
            <text:p>0.12600</text:p>
          </table:table-cell>
          <table:table-cell office:value-type="float" office:value="0.2118" calcext:value-type="float">
            <text:p>0.21180</text:p>
          </table:table-cell>
          <table:table-cell office:value-type="float" office:value="0.3244" calcext:value-type="float">
            <text:p>0.32440</text:p>
          </table:table-cell>
          <table:table-cell office:value-type="float" office:value="0.188" calcext:value-type="float">
            <text:p>0.18800</text:p>
          </table:table-cell>
          <table:table-cell office:value-type="float" office:value="0.0076" calcext:value-type="float">
            <text:p>0.0076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51" calcext:value-type="float">
            <text:p>0.00510</text:p>
          </table:table-cell>
          <table:table-cell office:value-type="float" office:value="0.0192" calcext:value-type="float">
            <text:p>0.01920</text:p>
          </table:table-cell>
          <table:table-cell office:value-type="float" office:value="0.0483" calcext:value-type="float">
            <text:p>0.04830</text:p>
          </table:table-cell>
          <table:table-cell office:value-type="float" office:value="0.0613" calcext:value-type="float">
            <text:p>0.06130</text:p>
          </table:table-cell>
          <table:table-cell office:value-type="float" office:value="0.0576" calcext:value-type="float">
            <text:p>0.05760</text:p>
          </table:table-cell>
          <table:table-cell office:value-type="float" office:value="0.0595" calcext:value-type="float">
            <text:p>0.05950</text:p>
          </table:table-cell>
          <table:table-cell office:value-type="float" office:value="0.0581" calcext:value-type="float">
            <text:p>0.05810</text:p>
          </table:table-cell>
          <table:table-cell office:value-type="float" office:value="0.0532" calcext:value-type="float">
            <text:p>0.05320</text:p>
          </table:table-cell>
          <table:table-cell office:value-type="float" office:value="0.0558" calcext:value-type="float">
            <text:p>0.05580</text:p>
          </table:table-cell>
          <table:table-cell office:value-type="float" office:value="0.0712" calcext:value-type="float">
            <text:p>0.07120</text:p>
          </table:table-cell>
          <table:table-cell office:value-type="float" office:value="0.1059" calcext:value-type="float">
            <text:p>0.10590</text:p>
          </table:table-cell>
          <table:table-cell office:value-type="float" office:value="0.1497" calcext:value-type="float">
            <text:p>0.14970</text:p>
          </table:table-cell>
          <table:table-cell office:value-type="float" office:value="0.1554" calcext:value-type="float">
            <text:p>0.15540</text:p>
          </table:table-cell>
          <table:table-cell office:value-type="float" office:value="0.0895" calcext:value-type="float">
            <text:p>0.08950</text:p>
          </table:table-cell>
          <table:table-cell office:value-type="float" office:value="0.0097" calcext:value-type="float">
            <text:p>0.0097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57" calcext:value-type="float">
            <text:p>0.00570</text:p>
          </table:table-cell>
          <table:table-cell office:value-type="float" office:value="0.0093" calcext:value-type="float">
            <text:p>0.00930</text:p>
          </table:table-cell>
          <table:table-cell office:value-type="float" office:value="0.0115" calcext:value-type="float">
            <text:p>0.01150</text:p>
          </table:table-cell>
          <table:table-cell office:value-type="float" office:value="0.0155" calcext:value-type="float">
            <text:p>0.01550</text:p>
          </table:table-cell>
          <table:table-cell office:value-type="float" office:value="0.0302" calcext:value-type="float">
            <text:p>0.03020</text:p>
          </table:table-cell>
          <table:table-cell office:value-type="float" office:value="0.0568" calcext:value-type="float">
            <text:p>0.05680</text:p>
          </table:table-cell>
          <table:table-cell office:value-type="float" office:value="0.0866" calcext:value-type="float">
            <text:p>0.08660</text:p>
          </table:table-cell>
          <table:table-cell office:value-type="float" office:value="0.1009" calcext:value-type="float">
            <text:p>0.10090</text:p>
          </table:table-cell>
          <table:table-cell office:value-type="float" office:value="0.1196" calcext:value-type="float">
            <text:p>0.11960</text:p>
          </table:table-cell>
          <table:table-cell office:value-type="float" office:value="0.1239" calcext:value-type="float">
            <text:p>0.12390</text:p>
          </table:table-cell>
          <table:table-cell office:value-type="float" office:value="0.1411" calcext:value-type="float">
            <text:p>0.14110</text:p>
          </table:table-cell>
          <table:table-cell office:value-type="float" office:value="0.1319" calcext:value-type="float">
            <text:p>0.13190</text:p>
          </table:table-cell>
          <table:table-cell office:value-type="float" office:value="0.1128" calcext:value-type="float">
            <text:p>0.11280</text:p>
          </table:table-cell>
          <table:table-cell office:value-type="float" office:value="0.0481" calcext:value-type="float">
            <text:p>0.04810</text:p>
          </table:table-cell>
          <table:table-cell office:value-type="float" office:value="0.0045" calcext:value-type="float">
            <text:p>0.0045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061" calcext:value-type="float">
            <text:p>0.00610</text:p>
          </table:table-cell>
          <table:table-cell office:value-type="float" office:value="0.006" calcext:value-type="float">
            <text:p>0.00600</text:p>
          </table:table-cell>
          <table:table-cell office:value-type="float" office:value="0.0091" calcext:value-type="float">
            <text:p>0.00910</text:p>
          </table:table-cell>
          <table:table-cell office:value-type="float" office:value="0.0065" calcext:value-type="float">
            <text:p>0.00650</text:p>
          </table:table-cell>
          <table:table-cell office:value-type="float" office:value="0.0104" calcext:value-type="float">
            <text:p>0.01040</text:p>
          </table:table-cell>
          <table:table-cell office:value-type="float" office:value="0.0133" calcext:value-type="float">
            <text:p>0.01330</text:p>
          </table:table-cell>
          <table:table-cell office:value-type="float" office:value="0.0335" calcext:value-type="float">
            <text:p>0.03350</text:p>
          </table:table-cell>
          <table:table-cell office:value-type="float" office:value="0.063" calcext:value-type="float">
            <text:p>0.06300</text:p>
          </table:table-cell>
          <table:table-cell office:value-type="float" office:value="0.1142" calcext:value-type="float">
            <text:p>0.11420</text:p>
          </table:table-cell>
          <table:table-cell office:value-type="float" office:value="0.1543" calcext:value-type="float">
            <text:p>0.15430</text:p>
          </table:table-cell>
          <table:table-cell office:value-type="float" office:value="0.1705" calcext:value-type="float">
            <text:p>0.17050</text:p>
          </table:table-cell>
          <table:table-cell office:value-type="float" office:value="0.1642" calcext:value-type="float">
            <text:p>0.16420</text:p>
          </table:table-cell>
          <table:table-cell office:value-type="float" office:value="0.1582" calcext:value-type="float">
            <text:p>0.15820</text:p>
          </table:table-cell>
          <table:table-cell office:value-type="float" office:value="0.0803" calcext:value-type="float">
            <text:p>0.08030</text:p>
          </table:table-cell>
          <table:table-cell office:value-type="float" office:value="0.0093" calcext:value-type="float">
            <text:p>0.0093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81" calcext:value-type="float">
            <text:p>0.00810</text:p>
          </table:table-cell>
          <table:table-cell office:value-type="float" office:value="0.0119" calcext:value-type="float">
            <text:p>0.01190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317" calcext:value-type="float">
            <text:p>0.03170</text:p>
          </table:table-cell>
          <table:table-cell office:value-type="float" office:value="0.0552" calcext:value-type="float">
            <text:p>0.05520</text:p>
          </table:table-cell>
          <table:table-cell office:value-type="float" office:value="0.0666" calcext:value-type="float">
            <text:p>0.06660</text:p>
          </table:table-cell>
          <table:table-cell office:value-type="float" office:value="0.072" calcext:value-type="float">
            <text:p>0.07200</text:p>
          </table:table-cell>
          <table:table-cell office:value-type="float" office:value="0.067" calcext:value-type="float">
            <text:p>0.06700</text:p>
          </table:table-cell>
          <table:table-cell office:value-type="float" office:value="0.0642" calcext:value-type="float">
            <text:p>0.06420</text:p>
          </table:table-cell>
          <table:table-cell office:value-type="float" office:value="0.0599" calcext:value-type="float">
            <text:p>0.05990</text:p>
          </table:table-cell>
          <table:table-cell office:value-type="float" office:value="0.0655" calcext:value-type="float">
            <text:p>0.06550</text:p>
          </table:table-cell>
          <table:table-cell office:value-type="float" office:value="0.0958" calcext:value-type="float">
            <text:p>0.09580</text:p>
          </table:table-cell>
          <table:table-cell office:value-type="float" office:value="0.1322" calcext:value-type="float">
            <text:p>0.13220</text:p>
          </table:table-cell>
          <table:table-cell office:value-type="float" office:value="0.1708" calcext:value-type="float">
            <text:p>0.17080</text:p>
          </table:table-cell>
          <table:table-cell office:value-type="float" office:value="0.0781" calcext:value-type="float">
            <text:p>0.07810</text:p>
          </table:table-cell>
          <table:table-cell office:value-type="float" office:value="0.0064" calcext:value-type="float">
            <text:p>0.0064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74" calcext:value-type="float">
            <text:p>0.00740</text:p>
          </table:table-cell>
          <table:table-cell office:value-type="float" office:value="0.0177" calcext:value-type="float">
            <text:p>0.01770</text:p>
          </table:table-cell>
          <table:table-cell office:value-type="float" office:value="0.0403" calcext:value-type="float">
            <text:p>0.04030</text:p>
          </table:table-cell>
          <table:table-cell office:value-type="float" office:value="0.051" calcext:value-type="float">
            <text:p>0.05100</text:p>
          </table:table-cell>
          <table:table-cell office:value-type="float" office:value="0.0483" calcext:value-type="float">
            <text:p>0.04830</text:p>
          </table:table-cell>
          <table:table-cell office:value-type="float" office:value="0.0615" calcext:value-type="float">
            <text:p>0.06150</text:p>
          </table:table-cell>
          <table:table-cell office:value-type="float" office:value="0.1087" calcext:value-type="float">
            <text:p>0.10870</text:p>
          </table:table-cell>
          <table:table-cell office:value-type="float" office:value="0.1384" calcext:value-type="float">
            <text:p>0.13840</text:p>
          </table:table-cell>
          <table:table-cell office:value-type="float" office:value="0.1452" calcext:value-type="float">
            <text:p>0.14520</text:p>
          </table:table-cell>
          <table:table-cell office:value-type="float" office:value="0.1102" calcext:value-type="float">
            <text:p>0.11020</text:p>
          </table:table-cell>
          <table:table-cell office:value-type="float" office:value="0.0849" calcext:value-type="float">
            <text:p>0.08490</text:p>
          </table:table-cell>
          <table:table-cell office:value-type="float" office:value="0.07" calcext:value-type="float">
            <text:p>0.07000</text:p>
          </table:table-cell>
          <table:table-cell office:value-type="float" office:value="0.0688" calcext:value-type="float">
            <text:p>0.06880</text:p>
          </table:table-cell>
          <table:table-cell office:value-type="float" office:value="0.0404" calcext:value-type="float">
            <text:p>0.04040</text:p>
          </table:table-cell>
          <table:table-cell office:value-type="float" office:value="0.0059" calcext:value-type="float">
            <text:p>0.00590</text:p>
          </table:table-cell>
          <table:table-cell office:value-type="float" office:value="0.0008" calcext:value-type="float">
            <text:p>0.00080</text:p>
          </table:table-cell>
          <table:table-cell table:number-columns-repeated="3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15" calcext:value-type="float">
            <text:p>0.00150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76" calcext:value-type="float">
            <text:p>0.00760</text:p>
          </table:table-cell>
          <table:table-cell office:value-type="float" office:value="0.022" calcext:value-type="float">
            <text:p>0.02200</text:p>
          </table:table-cell>
          <table:table-cell office:value-type="float" office:value="0.0343" calcext:value-type="float">
            <text:p>0.03430</text:p>
          </table:table-cell>
          <table:table-cell office:value-type="float" office:value="0.0418" calcext:value-type="float">
            <text:p>0.04180</text:p>
          </table:table-cell>
          <table:table-cell office:value-type="float" office:value="0.0454" calcext:value-type="float">
            <text:p>0.04540</text:p>
          </table:table-cell>
          <table:table-cell office:value-type="float" office:value="0.0658" calcext:value-type="float">
            <text:p>0.06580</text:p>
          </table:table-cell>
          <table:table-cell office:value-type="float" office:value="0.0956" calcext:value-type="float">
            <text:p>0.09560</text:p>
          </table:table-cell>
          <table:table-cell office:value-type="float" office:value="0.1376" calcext:value-type="float">
            <text:p>0.13760</text:p>
          </table:table-cell>
          <table:table-cell office:value-type="float" office:value="0.1381" calcext:value-type="float">
            <text:p>0.13810</text:p>
          </table:table-cell>
          <table:table-cell office:value-type="float" office:value="0.1385" calcext:value-type="float">
            <text:p>0.13850</text:p>
          </table:table-cell>
          <table:table-cell office:value-type="float" office:value="0.0729" calcext:value-type="float">
            <text:p>0.07290</text:p>
          </table:table-cell>
          <table:table-cell office:value-type="float" office:value="0.0262" calcext:value-type="float">
            <text:p>0.02620</text:p>
          </table:table-cell>
          <table:table-cell office:value-type="float" office:value="0.0246" calcext:value-type="float">
            <text:p>0.02460</text:p>
          </table:table-cell>
          <table:table-cell office:value-type="float" office:value="0.0349" calcext:value-type="float">
            <text:p>0.03490</text:p>
          </table:table-cell>
          <table:table-cell office:value-type="float" office:value="0.0345" calcext:value-type="float">
            <text:p>0.03450</text:p>
          </table:table-cell>
          <table:table-cell office:value-type="float" office:value="0.075" calcext:value-type="float">
            <text:p>0.0750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13" calcext:value-type="float">
            <text:p>0.00130</text:p>
          </table:table-cell>
          <table:table-cell office:value-type="float" office:value="0.0044" calcext:value-type="float">
            <text:p>0.00440</text:p>
          </table:table-cell>
          <table:table-cell office:value-type="float" office:value="0.015" calcext:value-type="float">
            <text:p>0.01500</text:p>
          </table:table-cell>
          <table:table-cell office:value-type="float" office:value="0.0312" calcext:value-type="float">
            <text:p>0.03120</text:p>
          </table:table-cell>
          <table:table-cell office:value-type="float" office:value="0.0377" calcext:value-type="float">
            <text:p>0.03770</text:p>
          </table:table-cell>
          <table:table-cell office:value-type="float" office:value="0.0368" calcext:value-type="float">
            <text:p>0.03680</text:p>
          </table:table-cell>
          <table:table-cell office:value-type="float" office:value="0.0346" calcext:value-type="float">
            <text:p>0.03460</text:p>
          </table:table-cell>
          <table:table-cell office:value-type="float" office:value="0.0452" calcext:value-type="float">
            <text:p>0.04520</text:p>
          </table:table-cell>
          <table:table-cell office:value-type="float" office:value="0.0766" calcext:value-type="float">
            <text:p>0.07660</text:p>
          </table:table-cell>
          <table:table-cell office:value-type="float" office:value="0.0929" calcext:value-type="float">
            <text:p>0.09290</text:p>
          </table:table-cell>
          <table:table-cell office:value-type="float" office:value="0.1144" calcext:value-type="float">
            <text:p>0.11440</text:p>
          </table:table-cell>
          <table:table-cell office:value-type="float" office:value="0.1377" calcext:value-type="float">
            <text:p>0.13770</text:p>
          </table:table-cell>
          <table:table-cell office:value-type="float" office:value="0.1764" calcext:value-type="float">
            <text:p>0.17640</text:p>
          </table:table-cell>
          <table:table-cell office:value-type="float" office:value="0.1275" calcext:value-type="float">
            <text:p>0.12750</text:p>
          </table:table-cell>
          <table:table-cell office:value-type="float" office:value="0.0284" calcext:value-type="float">
            <text:p>0.02840</text:p>
          </table:table-cell>
          <table:table-cell office:value-type="float" office:value="0.0105" calcext:value-type="float">
            <text:p>0.01050</text:p>
          </table:table-cell>
          <table:table-cell office:value-type="float" office:value="0.0085" calcext:value-type="float">
            <text:p>0.00850</text:p>
          </table:table-cell>
          <table:table-cell office:value-type="float" office:value="0.0075" calcext:value-type="float">
            <text:p>0.00750</text:p>
          </table:table-cell>
          <table:table-cell office:value-type="float" office:value="0.0132" calcext:value-type="float">
            <text:p>0.0132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.0068" calcext:value-type="float">
            <text:p>0.00680</text:p>
          </table:table-cell>
          <table:table-cell office:value-type="float" office:value="0.0098" calcext:value-type="float">
            <text:p>0.00980</text:p>
          </table:table-cell>
          <table:table-cell office:value-type="float" office:value="0.0171" calcext:value-type="float">
            <text:p>0.01710</text:p>
          </table:table-cell>
          <table:table-cell office:value-type="float" office:value="0.0366" calcext:value-type="float">
            <text:p>0.03660</text:p>
          </table:table-cell>
          <table:table-cell office:value-type="float" office:value="0.0658" calcext:value-type="float">
            <text:p>0.06580</text:p>
          </table:table-cell>
          <table:table-cell office:value-type="float" office:value="0.085" calcext:value-type="float">
            <text:p>0.08500</text:p>
          </table:table-cell>
          <table:table-cell office:value-type="float" office:value="0.0928" calcext:value-type="float">
            <text:p>0.09280</text:p>
          </table:table-cell>
          <table:table-cell office:value-type="float" office:value="0.0857" calcext:value-type="float">
            <text:p>0.08570</text:p>
          </table:table-cell>
          <table:table-cell office:value-type="float" office:value="0.0819" calcext:value-type="float">
            <text:p>0.08190</text:p>
          </table:table-cell>
          <table:table-cell office:value-type="float" office:value="0.0987" calcext:value-type="float">
            <text:p>0.09870</text:p>
          </table:table-cell>
          <table:table-cell office:value-type="float" office:value="0.1291" calcext:value-type="float">
            <text:p>0.12910</text:p>
          </table:table-cell>
          <table:table-cell office:value-type="float" office:value="0.1651" calcext:value-type="float">
            <text:p>0.16510</text:p>
          </table:table-cell>
          <table:table-cell office:value-type="float" office:value="0.0956" calcext:value-type="float">
            <text:p>0.09560</text:p>
          </table:table-cell>
          <table:table-cell office:value-type="float" office:value="0.0126" calcext:value-type="float">
            <text:p>0.01260</text:p>
          </table:table-cell>
          <table:table-cell office:value-type="float" office:value="0.0032" calcext:value-type="float">
            <text:p>0.00320</text:p>
          </table:table-cell>
          <table:table-cell office:value-type="float" office:value="0.0028" calcext:value-type="float">
            <text:p>0.00280</text:p>
          </table:table-cell>
          <table:table-cell office:value-type="float" office:value="0.0022" calcext:value-type="float">
            <text:p>0.00220</text:p>
          </table:table-cell>
          <table:table-cell office:value-type="float" office:value="0.0037" calcext:value-type="float">
            <text:p>0.0037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046" calcext:value-type="float">
            <text:p>0.00460</text:p>
          </table:table-cell>
          <table:table-cell office:value-type="float" office:value="0.0108" calcext:value-type="float">
            <text:p>0.01080</text:p>
          </table:table-cell>
          <table:table-cell office:value-type="float" office:value="0.0141" calcext:value-type="float">
            <text:p>0.01410</text:p>
          </table:table-cell>
          <table:table-cell office:value-type="float" office:value="0.0159" calcext:value-type="float">
            <text:p>0.01590</text:p>
          </table:table-cell>
          <table:table-cell office:value-type="float" office:value="0.0214" calcext:value-type="float">
            <text:p>0.02140</text:p>
          </table:table-cell>
          <table:table-cell office:value-type="float" office:value="0.0441" calcext:value-type="float">
            <text:p>0.04410</text:p>
          </table:table-cell>
          <table:table-cell office:value-type="float" office:value="0.0808" calcext:value-type="float">
            <text:p>0.08080</text:p>
          </table:table-cell>
          <table:table-cell office:value-type="float" office:value="0.1269" calcext:value-type="float">
            <text:p>0.12690</text:p>
          </table:table-cell>
          <table:table-cell office:value-type="float" office:value="0.1793" calcext:value-type="float">
            <text:p>0.17930</text:p>
          </table:table-cell>
          <table:table-cell office:value-type="float" office:value="0.1988" calcext:value-type="float">
            <text:p>0.19880</text:p>
          </table:table-cell>
          <table:table-cell office:value-type="float" office:value="0.1838" calcext:value-type="float">
            <text:p>0.18380</text:p>
          </table:table-cell>
          <table:table-cell office:value-type="float" office:value="0.0983" calcext:value-type="float">
            <text:p>0.09830</text:p>
          </table:table-cell>
          <table:table-cell office:value-type="float" office:value="0.0099" calcext:value-type="float">
            <text:p>0.00990</text:p>
          </table:table-cell>
          <table:table-cell office:value-type="float" office:value="0.0014" calcext:value-type="float">
            <text:p>0.00140</text:p>
          </table:table-cell>
          <table:table-cell table:number-columns-repeated="2" office:value-type="float" office:value="0.0018" calcext:value-type="float">
            <text:p>0.00180</text:p>
          </table:table-cell>
          <table:table-cell office:value-type="float" office:value="0.0045" calcext:value-type="float">
            <text:p>0.0045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1" calcext:value-type="float">
            <text:p>0.00100</text:p>
          </table:table-cell>
          <table:table-cell office:value-type="float" office:value="0.0018" calcext:value-type="float">
            <text:p>0.00180</text:p>
          </table:table-cell>
          <table:table-cell office:value-type="float" office:value="0.0032" calcext:value-type="float">
            <text:p>0.00320</text:p>
          </table:table-cell>
          <table:table-cell office:value-type="float" office:value="0.0041" calcext:value-type="float">
            <text:p>0.00410</text:p>
          </table:table-cell>
          <table:table-cell office:value-type="float" office:value="0.0073" calcext:value-type="float">
            <text:p>0.00730</text:p>
          </table:table-cell>
          <table:table-cell office:value-type="float" office:value="0.0178" calcext:value-type="float">
            <text:p>0.01780</text:p>
          </table:table-cell>
          <table:table-cell office:value-type="float" office:value="0.0402" calcext:value-type="float">
            <text:p>0.04020</text:p>
          </table:table-cell>
          <table:table-cell office:value-type="float" office:value="0.0631" calcext:value-type="float">
            <text:p>0.06310</text:p>
          </table:table-cell>
          <table:table-cell office:value-type="float" office:value="0.0705" calcext:value-type="float">
            <text:p>0.07050</text:p>
          </table:table-cell>
          <table:table-cell office:value-type="float" office:value="0.0798" calcext:value-type="float">
            <text:p>0.07980</text:p>
          </table:table-cell>
          <table:table-cell office:value-type="float" office:value="0.118" calcext:value-type="float">
            <text:p>0.11800</text:p>
          </table:table-cell>
          <table:table-cell office:value-type="float" office:value="0.1809" calcext:value-type="float">
            <text:p>0.18090</text:p>
          </table:table-cell>
          <table:table-cell office:value-type="float" office:value="0.2413" calcext:value-type="float">
            <text:p>0.24130</text:p>
          </table:table-cell>
          <table:table-cell office:value-type="float" office:value="0.1455" calcext:value-type="float">
            <text:p>0.14550</text:p>
          </table:table-cell>
          <table:table-cell office:value-type="float" office:value="0.0149" calcext:value-type="float">
            <text:p>0.01490</text:p>
          </table:table-cell>
          <table:table-cell office:value-type="float" office:value="0.0021" calcext:value-type="float">
            <text:p>0.0021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22" calcext:value-type="float">
            <text:p>0.00220</text:p>
          </table:table-cell>
          <table:table-cell office:value-type="float" office:value="0.0043" calcext:value-type="float">
            <text:p>0.0043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7" calcext:value-type="float">
            <text:p>0.00070</text:p>
          </table:table-cell>
          <table:table-cell office:value-type="float" office:value="0.0011" calcext:value-type="float">
            <text:p>0.00110</text:p>
          </table:table-cell>
          <table:table-cell office:value-type="float" office:value="0.0025" calcext:value-type="float">
            <text:p>0.00250</text:p>
          </table:table-cell>
          <table:table-cell office:value-type="float" office:value="0.0055" calcext:value-type="float">
            <text:p>0.00550</text:p>
          </table:table-cell>
          <table:table-cell office:value-type="float" office:value="0.0085" calcext:value-type="float">
            <text:p>0.00850</text:p>
          </table:table-cell>
          <table:table-cell office:value-type="float" office:value="0.0119" calcext:value-type="float">
            <text:p>0.01190</text:p>
          </table:table-cell>
          <table:table-cell office:value-type="float" office:value="0.0148" calcext:value-type="float">
            <text:p>0.01480</text:p>
          </table:table-cell>
          <table:table-cell office:value-type="float" office:value="0.0218" calcext:value-type="float">
            <text:p>0.02180</text:p>
          </table:table-cell>
          <table:table-cell office:value-type="float" office:value="0.0341" calcext:value-type="float">
            <text:p>0.03410</text:p>
          </table:table-cell>
          <table:table-cell office:value-type="float" office:value="0.0541" calcext:value-type="float">
            <text:p>0.05410</text:p>
          </table:table-cell>
          <table:table-cell office:value-type="float" office:value="0.0962" calcext:value-type="float">
            <text:p>0.09620</text:p>
          </table:table-cell>
          <table:table-cell office:value-type="float" office:value="0.1517" calcext:value-type="float">
            <text:p>0.15170</text:p>
          </table:table-cell>
          <table:table-cell office:value-type="float" office:value="0.2017" calcext:value-type="float">
            <text:p>0.20170</text:p>
          </table:table-cell>
          <table:table-cell office:value-type="float" office:value="0.2373" calcext:value-type="float">
            <text:p>0.23730</text:p>
          </table:table-cell>
          <table:table-cell office:value-type="float" office:value="0.135" calcext:value-type="float">
            <text:p>0.13500</text:p>
          </table:table-cell>
          <table:table-cell office:value-type="float" office:value="0.0137" calcext:value-type="float">
            <text:p>0.0137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18" calcext:value-type="float">
            <text:p>0.0018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42" calcext:value-type="float">
            <text:p>0.0042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66" calcext:value-type="float">
            <text:p>0.00660</text:p>
          </table:table-cell>
          <table:table-cell office:value-type="float" office:value="0.0112" calcext:value-type="float">
            <text:p>0.01120</text:p>
          </table:table-cell>
          <table:table-cell office:value-type="float" office:value="0.0199" calcext:value-type="float">
            <text:p>0.01990</text:p>
          </table:table-cell>
          <table:table-cell office:value-type="float" office:value="0.0204" calcext:value-type="float">
            <text:p>0.02040</text:p>
          </table:table-cell>
          <table:table-cell office:value-type="float" office:value="0.0188" calcext:value-type="float">
            <text:p>0.01880</text:p>
          </table:table-cell>
          <table:table-cell office:value-type="float" office:value="0.0272" calcext:value-type="float">
            <text:p>0.02720</text:p>
          </table:table-cell>
          <table:table-cell office:value-type="float" office:value="0.0309" calcext:value-type="float">
            <text:p>0.03090</text:p>
          </table:table-cell>
          <table:table-cell office:value-type="float" office:value="0.0409" calcext:value-type="float">
            <text:p>0.04090</text:p>
          </table:table-cell>
          <table:table-cell office:value-type="float" office:value="0.056" calcext:value-type="float">
            <text:p>0.05600</text:p>
          </table:table-cell>
          <table:table-cell office:value-type="float" office:value="0.0756" calcext:value-type="float">
            <text:p>0.07560</text:p>
          </table:table-cell>
          <table:table-cell office:value-type="float" office:value="0.1176" calcext:value-type="float">
            <text:p>0.11760</text:p>
          </table:table-cell>
          <table:table-cell office:value-type="float" office:value="0.1698" calcext:value-type="float">
            <text:p>0.16980</text:p>
          </table:table-cell>
          <table:table-cell office:value-type="float" office:value="0.221" calcext:value-type="float">
            <text:p>0.22100</text:p>
          </table:table-cell>
          <table:table-cell office:value-type="float" office:value="0.1565" calcext:value-type="float">
            <text:p>0.15650</text:p>
          </table:table-cell>
          <table:table-cell office:value-type="float" office:value="0.018" calcext:value-type="float">
            <text:p>0.01800</text:p>
          </table:table-cell>
          <table:table-cell office:value-type="float" office:value="0.0026" calcext:value-type="float">
            <text:p>0.0026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09" calcext:value-type="float">
            <text:p>0.00090</text:p>
          </table:table-cell>
          <table:table-cell office:value-type="float" office:value="0.0025" calcext:value-type="float">
            <text:p>0.0025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24" calcext:value-type="float">
            <text:p>0.00240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262" calcext:value-type="float">
            <text:p>0.02620</text:p>
          </table:table-cell>
          <table:table-cell office:value-type="float" office:value="0.0416" calcext:value-type="float">
            <text:p>0.04160</text:p>
          </table:table-cell>
          <table:table-cell office:value-type="float" office:value="0.0563" calcext:value-type="float">
            <text:p>0.05630</text:p>
          </table:table-cell>
          <table:table-cell office:value-type="float" office:value="0.0534" calcext:value-type="float">
            <text:p>0.05340</text:p>
          </table:table-cell>
          <table:table-cell office:value-type="float" office:value="0.057" calcext:value-type="float">
            <text:p>0.05700</text:p>
          </table:table-cell>
          <table:table-cell office:value-type="float" office:value="0.0704" calcext:value-type="float">
            <text:p>0.07040</text:p>
          </table:table-cell>
          <table:table-cell office:value-type="float" office:value="0.106" calcext:value-type="float">
            <text:p>0.10600</text:p>
          </table:table-cell>
          <table:table-cell office:value-type="float" office:value="0.1521" calcext:value-type="float">
            <text:p>0.15210</text:p>
          </table:table-cell>
          <table:table-cell office:value-type="float" office:value="0.2072" calcext:value-type="float">
            <text:p>0.20720</text:p>
          </table:table-cell>
          <table:table-cell office:value-type="float" office:value="0.1468" calcext:value-type="float">
            <text:p>0.14680</text:p>
          </table:table-cell>
          <table:table-cell office:value-type="float" office:value="0.0248" calcext:value-type="float">
            <text:p>0.02480</text:p>
          </table:table-cell>
          <table:table-cell office:value-type="float" office:value="0.0054" calcext:value-type="float">
            <text:p>0.00540</text:p>
          </table:table-cell>
          <table:table-cell office:value-type="float" office:value="0.0085" calcext:value-type="float">
            <text:p>0.00850</text:p>
          </table:table-cell>
          <table:table-cell office:value-type="float" office:value="0.0069" calcext:value-type="float">
            <text:p>0.00690</text:p>
          </table:table-cell>
          <table:table-cell office:value-type="float" office:value="0.0182" calcext:value-type="float">
            <text:p>0.0182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4" calcext:value-type="float">
            <text:p>0.00400</text:p>
          </table:table-cell>
          <table:table-cell office:value-type="float" office:value="0.0052" calcext:value-type="float">
            <text:p>0.00520</text:p>
          </table:table-cell>
          <table:table-cell office:value-type="float" office:value="0.011" calcext:value-type="float">
            <text:p>0.01100</text:p>
          </table:table-cell>
          <table:table-cell office:value-type="float" office:value="0.0137" calcext:value-type="float">
            <text:p>0.01370</text:p>
          </table:table-cell>
          <table:table-cell office:value-type="float" office:value="0.0227" calcext:value-type="float">
            <text:p>0.02270</text:p>
          </table:table-cell>
          <table:table-cell office:value-type="float" office:value="0.0353" calcext:value-type="float">
            <text:p>0.03530</text:p>
          </table:table-cell>
          <table:table-cell office:value-type="float" office:value="0.06" calcext:value-type="float">
            <text:p>0.06000</text:p>
          </table:table-cell>
          <table:table-cell office:value-type="float" office:value="0.0871" calcext:value-type="float">
            <text:p>0.08710</text:p>
          </table:table-cell>
          <table:table-cell office:value-type="float" office:value="0.1253" calcext:value-type="float">
            <text:p>0.12530</text:p>
          </table:table-cell>
          <table:table-cell office:value-type="float" office:value="0.1381" calcext:value-type="float">
            <text:p>0.13810</text:p>
          </table:table-cell>
          <table:table-cell office:value-type="float" office:value="0.1523" calcext:value-type="float">
            <text:p>0.15230</text:p>
          </table:table-cell>
          <table:table-cell office:value-type="float" office:value="0.1563" calcext:value-type="float">
            <text:p>0.15630</text:p>
          </table:table-cell>
          <table:table-cell office:value-type="float" office:value="0.1001" calcext:value-type="float">
            <text:p>0.10010</text:p>
          </table:table-cell>
          <table:table-cell office:value-type="float" office:value="0.0207" calcext:value-type="float">
            <text:p>0.02070</text:p>
          </table:table-cell>
          <table:table-cell office:value-type="float" office:value="0.0088" calcext:value-type="float">
            <text:p>0.00880</text:p>
          </table:table-cell>
          <table:table-cell office:value-type="float" office:value="0.0177" calcext:value-type="float">
            <text:p>0.01770</text:p>
          </table:table-cell>
          <table:table-cell office:value-type="float" office:value="0.0158" calcext:value-type="float">
            <text:p>0.01580</text:p>
          </table:table-cell>
          <table:table-cell office:value-type="float" office:value="0.0242" calcext:value-type="float">
            <text:p>0.0242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014" calcext:value-type="float">
            <text:p>0.0014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25" calcext:value-type="float">
            <text:p>0.00250</text:p>
          </table:table-cell>
          <table:table-cell office:value-type="float" office:value="0.0038" calcext:value-type="float">
            <text:p>0.00380</text:p>
          </table:table-cell>
          <table:table-cell office:value-type="float" office:value="0.0082" calcext:value-type="float">
            <text:p>0.00820</text:p>
          </table:table-cell>
          <table:table-cell office:value-type="float" office:value="0.0139" calcext:value-type="float">
            <text:p>0.01390</text:p>
          </table:table-cell>
          <table:table-cell office:value-type="float" office:value="0.0249" calcext:value-type="float">
            <text:p>0.02490</text:p>
          </table:table-cell>
          <table:table-cell office:value-type="float" office:value="0.0347" calcext:value-type="float">
            <text:p>0.03470</text:p>
          </table:table-cell>
          <table:table-cell office:value-type="float" office:value="0.0449" calcext:value-type="float">
            <text:p>0.04490</text:p>
          </table:table-cell>
          <table:table-cell office:value-type="float" office:value="0.0767" calcext:value-type="float">
            <text:p>0.07670</text:p>
          </table:table-cell>
          <table:table-cell office:value-type="float" office:value="0.1027" calcext:value-type="float">
            <text:p>0.10270</text:p>
          </table:table-cell>
          <table:table-cell office:value-type="float" office:value="0.1525" calcext:value-type="float">
            <text:p>0.15250</text:p>
          </table:table-cell>
          <table:table-cell office:value-type="float" office:value="0.1845" calcext:value-type="float">
            <text:p>0.18450</text:p>
          </table:table-cell>
          <table:table-cell office:value-type="float" office:value="0.1225" calcext:value-type="float">
            <text:p>0.12250</text:p>
          </table:table-cell>
          <table:table-cell office:value-type="float" office:value="0.0278" calcext:value-type="float">
            <text:p>0.02780</text:p>
          </table:table-cell>
          <table:table-cell office:value-type="float" office:value="0.0231" calcext:value-type="float">
            <text:p>0.02310</text:p>
          </table:table-cell>
          <table:table-cell office:value-type="float" office:value="0.0319" calcext:value-type="float">
            <text:p>0.03190</text:p>
          </table:table-cell>
          <table:table-cell office:value-type="float" office:value="0.0371" calcext:value-type="float">
            <text:p>0.03710</text:p>
          </table:table-cell>
          <table:table-cell office:value-type="float" office:value="0.1047" calcext:value-type="float">
            <text:p>0.1047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021" calcext:value-type="float">
            <text:p>0.00210</text:p>
          </table:table-cell>
          <table:table-cell office:value-type="float" office:value="0.004" calcext:value-type="float">
            <text:p>0.00400</text:p>
          </table:table-cell>
          <table:table-cell office:value-type="float" office:value="0.0082" calcext:value-type="float">
            <text:p>0.00820</text:p>
          </table:table-cell>
          <table:table-cell office:value-type="float" office:value="0.0156" calcext:value-type="float">
            <text:p>0.01560</text:p>
          </table:table-cell>
          <table:table-cell office:value-type="float" office:value="0.0169" calcext:value-type="float">
            <text:p>0.01690</text:p>
          </table:table-cell>
          <table:table-cell office:value-type="float" office:value="0.019" calcext:value-type="float">
            <text:p>0.01900</text:p>
          </table:table-cell>
          <table:table-cell office:value-type="float" office:value="0.0332" calcext:value-type="float">
            <text:p>0.03320</text:p>
          </table:table-cell>
          <table:table-cell office:value-type="float" office:value="0.0769" calcext:value-type="float">
            <text:p>0.07690</text:p>
          </table:table-cell>
          <table:table-cell office:value-type="float" office:value="0.0966" calcext:value-type="float">
            <text:p>0.09660</text:p>
          </table:table-cell>
          <table:table-cell office:value-type="float" office:value="0.1365" calcext:value-type="float">
            <text:p>0.13650</text:p>
          </table:table-cell>
          <table:table-cell office:value-type="float" office:value="0.1533" calcext:value-type="float">
            <text:p>0.15330</text:p>
          </table:table-cell>
          <table:table-cell office:value-type="float" office:value="0.1834" calcext:value-type="float">
            <text:p>0.18340</text:p>
          </table:table-cell>
          <table:table-cell office:value-type="float" office:value="0.1101" calcext:value-type="float">
            <text:p>0.11010</text:p>
          </table:table-cell>
          <table:table-cell office:value-type="float" office:value="0.0238" calcext:value-type="float">
            <text:p>0.02380</text:p>
          </table:table-cell>
          <table:table-cell office:value-type="float" office:value="0.0143" calcext:value-type="float">
            <text:p>0.01430</text:p>
          </table:table-cell>
          <table:table-cell office:value-type="float" office:value="0.0185" calcext:value-type="float">
            <text:p>0.01850</text:p>
          </table:table-cell>
          <table:table-cell office:value-type="float" office:value="0.0203" calcext:value-type="float">
            <text:p>0.02030</text:p>
          </table:table-cell>
          <table:table-cell office:value-type="float" office:value="0.0664" calcext:value-type="float">
            <text:p>0.06640</text:p>
          </table:table-cell>
        </table:table-row>
        <table:table-row table:style-name="ro1">
          <table:table-cell office:value-type="string" calcext:value-type="string">
            <text:p>#Discarded</text:p>
          </table:table-cell>
          <table:table-cell office:value-type="string" calcext:value-type="string">
            <text:p>females</text:p>
          </table:table-cell>
          <table:table-cell table:number-columns-repeated="6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0.0014" calcext:value-type="float">
            <text:p>0.0014</text:p>
          </table:table-cell>
          <table:table-cell table:number-columns-repeated="2" table:style-name="ce4" office:value-type="float" office:value="0.0029" calcext:value-type="float">
            <text:p>0.0029</text:p>
          </table:table-cell>
          <table:table-cell table:style-name="ce4" office:value-type="float" office:value="0.0057" calcext:value-type="float">
            <text:p>0.0057</text:p>
          </table:table-cell>
          <table:table-cell table:style-name="ce4" office:value-type="float" office:value="0.0072" calcext:value-type="float">
            <text:p>0.0072</text:p>
          </table:table-cell>
          <table:table-cell table:style-name="ce4" office:value-type="float" office:value="0.0143" calcext:value-type="float">
            <text:p>0.0143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1016" calcext:value-type="float">
            <text:p>0.1016</text:p>
          </table:table-cell>
          <table:table-cell table:style-name="ce4" office:value-type="float" office:value="0.1731" calcext:value-type="float">
            <text:p>0.1731</text:p>
          </table:table-cell>
          <table:table-cell table:style-name="ce4" office:value-type="float" office:value="0.1688" calcext:value-type="float">
            <text:p>0.1688</text:p>
          </table:table-cell>
          <table:table-cell table:style-name="ce4" office:value-type="float" office:value="0.2132" calcext:value-type="float">
            <text:p>0.2132</text:p>
          </table:table-cell>
          <table:table-cell table:style-name="ce4" office:value-type="float" office:value="0.1359" calcext:value-type="float">
            <text:p>0.1359</text:p>
          </table:table-cell>
          <table:table-cell table:style-name="ce4" office:value-type="float" office:value="0.0715" calcext:value-type="float">
            <text:p>0.0715</text:p>
          </table:table-cell>
          <table:table-cell table:style-name="ce4" office:value-type="float" office:value="0.0243" calcext:value-type="float">
            <text:p>0.0243</text:p>
          </table:table-cell>
          <table:table-cell table:style-name="ce4" office:value-type="float" office:value="0.01" calcext:value-type="float">
            <text:p>0.0100</text:p>
          </table:table-cell>
          <table:table-cell table:style-name="Default"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37.5" calcext:value-type="float">
            <text:p>37.5</text:p>
          </table:table-cell>
          <table:table-cell table:style-name="ce4" office:value-type="float" office:value="0.0054" calcext:value-type="float">
            <text:p>0.0054</text:p>
          </table:table-cell>
          <table:table-cell table:style-name="ce4" office:value-type="float" office:value="0.0239" calcext:value-type="float">
            <text:p>0.0239</text:p>
          </table:table-cell>
          <table:table-cell table:style-name="ce4" office:value-type="float" office:value="0.0612" calcext:value-type="float">
            <text:p>0.0612</text:p>
          </table:table-cell>
          <table:table-cell table:style-name="ce4" office:value-type="float" office:value="0.0957" calcext:value-type="float">
            <text:p>0.0957</text:p>
          </table:table-cell>
          <table:table-cell table:style-name="ce4" office:value-type="float" office:value="0.133" calcext:value-type="float">
            <text:p>0.1330</text:p>
          </table:table-cell>
          <table:table-cell table:style-name="ce4" office:value-type="float" office:value="0.1596" calcext:value-type="float">
            <text:p>0.1596</text:p>
          </table:table-cell>
          <table:table-cell table:style-name="ce4" office:value-type="float" office:value="0.1223" calcext:value-type="float">
            <text:p>0.1223</text:p>
          </table:table-cell>
          <table:table-cell table:style-name="ce4" office:value-type="float" office:value="0.0718" calcext:value-type="float">
            <text:p>0.0718</text:p>
          </table:table-cell>
          <table:table-cell table:style-name="ce4" office:value-type="float" office:value="0.0691" calcext:value-type="float">
            <text:p>0.0691</text:p>
          </table:table-cell>
          <table:table-cell table:style-name="ce4" office:value-type="float" office:value="0.0559" calcext:value-type="float">
            <text:p>0.0559</text:p>
          </table:table-cell>
          <table:table-cell table:style-name="ce4" office:value-type="float" office:value="0.0691" calcext:value-type="float">
            <text:p>0.0691</text:p>
          </table:table-cell>
          <table:table-cell table:style-name="ce4" office:value-type="float" office:value="0.0798" calcext:value-type="float">
            <text:p>0.0798</text:p>
          </table:table-cell>
          <table:table-cell table:style-name="ce4" office:value-type="float" office:value="0.0346" calcext:value-type="float">
            <text:p>0.0346</text:p>
          </table:table-cell>
          <table:table-cell table:style-name="ce4" office:value-type="float" office:value="0.0106" calcext:value-type="float">
            <text:p>0.0106</text:p>
          </table:table-cell>
          <table:table-cell table:style-name="ce4" office:value-type="float" office:value="0.0053" calcext:value-type="float">
            <text:p>0.0053</text:p>
          </table:table-cell>
          <table:table-cell table:style-name="ce4" office:value-type="float" office:value="0.0027" calcext:value-type="float">
            <text:p>0.0027</text:p>
          </table:table-cell>
          <table:table-cell table:style-name="Default"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8" calcext:value-type="float">
            <text:p>0.0008</text:p>
          </table:table-cell>
          <table:table-cell table:style-name="ce4" office:value-type="float" office:value="0.0013" calcext:value-type="float">
            <text:p>0.0013</text:p>
          </table:table-cell>
          <table:table-cell table:style-name="ce4" office:value-type="float" office:value="0.0029" calcext:value-type="float">
            <text:p>0.0029</text:p>
          </table:table-cell>
          <table:table-cell table:style-name="ce4" office:value-type="float" office:value="0.0176" calcext:value-type="float">
            <text:p>0.0176</text:p>
          </table:table-cell>
          <table:table-cell table:style-name="ce4" office:value-type="float" office:value="0.0799" calcext:value-type="float">
            <text:p>0.0799</text:p>
          </table:table-cell>
          <table:table-cell table:style-name="ce4" office:value-type="float" office:value="0.1757" calcext:value-type="float">
            <text:p>0.1757</text:p>
          </table:table-cell>
          <table:table-cell table:style-name="ce4" office:value-type="float" office:value="0.1941" calcext:value-type="float">
            <text:p>0.1941</text:p>
          </table:table-cell>
          <table:table-cell table:style-name="ce4" office:value-type="float" office:value="0.1694" calcext:value-type="float">
            <text:p>0.1694</text:p>
          </table:table-cell>
          <table:table-cell table:style-name="ce4" office:value-type="float" office:value="0.0958" calcext:value-type="float">
            <text:p>0.0958</text:p>
          </table:table-cell>
          <table:table-cell table:style-name="ce4" office:value-type="float" office:value="0.0816" calcext:value-type="float">
            <text:p>0.0816</text:p>
          </table:table-cell>
          <table:table-cell table:style-name="ce4" office:value-type="float" office:value="0.0577" calcext:value-type="float">
            <text:p>0.0577</text:p>
          </table:table-cell>
          <table:table-cell table:number-columns-repeated="2" table:style-name="ce4" office:value-type="float" office:value="0.0406" calcext:value-type="float">
            <text:p>0.0406</text:p>
          </table:table-cell>
          <table:table-cell table:style-name="ce4" office:value-type="float" office:value="0.0259" calcext:value-type="float">
            <text:p>0.0259</text:p>
          </table:table-cell>
          <table:table-cell table:style-name="ce4" office:value-type="float" office:value="0.0117" calcext:value-type="float">
            <text:p>0.0117</text:p>
          </table:table-cell>
          <table:table-cell table:style-name="ce4" office:value-type="float" office:value="0.0046" calcext:value-type="float">
            <text:p>0.0046</text:p>
          </table:table-cell>
          <table:table-cell table:style-name="Default"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15" calcext:value-type="float">
            <text:p>0.0015</text:p>
          </table:table-cell>
          <table:table-cell table:style-name="ce4" office:value-type="float" office:value="0.0024" calcext:value-type="float">
            <text:p>0.0024</text:p>
          </table:table-cell>
          <table:table-cell table:style-name="ce4" office:value-type="float" office:value="0.0044" calcext:value-type="float">
            <text:p>0.0044</text:p>
          </table:table-cell>
          <table:table-cell table:style-name="ce4" office:value-type="float" office:value="0.0059" calcext:value-type="float">
            <text:p>0.0059</text:p>
          </table:table-cell>
          <table:table-cell table:style-name="ce4" office:value-type="float" office:value="0.013" calcext:value-type="float">
            <text:p>0.0130</text:p>
          </table:table-cell>
          <table:table-cell table:style-name="ce4" office:value-type="float" office:value="0.0326" calcext:value-type="float">
            <text:p>0.0326</text:p>
          </table:table-cell>
          <table:table-cell table:style-name="ce4" office:value-type="float" office:value="0.1011" calcext:value-type="float">
            <text:p>0.1011</text:p>
          </table:table-cell>
          <table:table-cell table:style-name="ce4" office:value-type="float" office:value="0.1597" calcext:value-type="float">
            <text:p>0.1597</text:p>
          </table:table-cell>
          <table:table-cell table:style-name="ce4" office:value-type="float" office:value="0.1444" calcext:value-type="float">
            <text:p>0.1444</text:p>
          </table:table-cell>
          <table:table-cell table:style-name="ce4" office:value-type="float" office:value="0.1137" calcext:value-type="float">
            <text:p>0.1137</text:p>
          </table:table-cell>
          <table:table-cell table:style-name="ce4" office:value-type="float" office:value="0.0905" calcext:value-type="float">
            <text:p>0.0905</text:p>
          </table:table-cell>
          <table:table-cell table:style-name="ce4" office:value-type="float" office:value="0.0853" calcext:value-type="float">
            <text:p>0.0853</text:p>
          </table:table-cell>
          <table:table-cell table:style-name="ce4" office:value-type="float" office:value="0.0835" calcext:value-type="float">
            <text:p>0.0835</text:p>
          </table:table-cell>
          <table:table-cell table:style-name="ce4" office:value-type="float" office:value="0.074" calcext:value-type="float">
            <text:p>0.0740</text:p>
          </table:table-cell>
          <table:table-cell table:style-name="ce4" office:value-type="float" office:value="0.0434" calcext:value-type="float">
            <text:p>0.0434</text:p>
          </table:table-cell>
          <table:table-cell table:style-name="ce4" office:value-type="float" office:value="0.0446" calcext:value-type="float">
            <text:p>0.0446</text:p>
          </table:table-cell>
          <table:table-cell table:style-name="Default"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.1" calcext:value-type="float">
            <text:p>1.1</text:p>
          </table:table-cell>
          <table:table-cell table:number-columns-repeated="3" table:style-name="ce4" office:value-type="float" office:value="0" calcext:value-type="float">
            <text:p>0.0000</text:p>
          </table:table-cell>
          <table:table-cell table:style-name="ce4" office:value-type="float" office:value="0.0909" calcext:value-type="float">
            <text:p>0.0909</text:p>
          </table:table-cell>
          <table:table-cell table:style-name="ce4" office:value-type="float" office:value="0.6364" calcext:value-type="float">
            <text:p>0.6364</text:p>
          </table:table-cell>
          <table:table-cell table:style-name="ce4" office:value-type="float" office:value="0.2727" calcext:value-type="float">
            <text:p>0.2727</text:p>
          </table:table-cell>
          <table:table-cell table:number-columns-repeated="10" table:style-name="ce4" office:value-type="float" office:value="0" calcext:value-type="float">
            <text:p>0.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number-columns-repeated="2" table:style-name="ce4" office:value-type="float" office:value="0" calcext:value-type="float">
            <text:p>0.0000</text:p>
          </table:table-cell>
          <table:table-cell table:number-columns-repeated="2" table:style-name="ce4" office:value-type="float" office:value="0.0011" calcext:value-type="float">
            <text:p>0.0011</text:p>
          </table:table-cell>
          <table:table-cell table:style-name="ce4" office:value-type="float" office:value="0.0099" calcext:value-type="float">
            <text:p>0.0099</text:p>
          </table:table-cell>
          <table:table-cell table:style-name="ce4" office:value-type="float" office:value="0.0265" calcext:value-type="float">
            <text:p>0.0265</text:p>
          </table:table-cell>
          <table:table-cell table:style-name="ce4" office:value-type="float" office:value="0.0364" calcext:value-type="float">
            <text:p>0.0364</text:p>
          </table:table-cell>
          <table:table-cell table:style-name="ce4" office:value-type="float" office:value="0.0464" calcext:value-type="float">
            <text:p>0.0464</text:p>
          </table:table-cell>
          <table:table-cell table:style-name="ce4" office:value-type="float" office:value="0.0695" calcext:value-type="float">
            <text:p>0.0695</text:p>
          </table:table-cell>
          <table:table-cell table:style-name="ce4" office:value-type="float" office:value="0.1391" calcext:value-type="float">
            <text:p>0.1391</text:p>
          </table:table-cell>
          <table:table-cell table:style-name="ce4" office:value-type="float" office:value="0.1667" calcext:value-type="float">
            <text:p>0.1667</text:p>
          </table:table-cell>
          <table:table-cell table:style-name="ce4" office:value-type="float" office:value="0.1435" calcext:value-type="float">
            <text:p>0.1435</text:p>
          </table:table-cell>
          <table:table-cell table:style-name="ce4" office:value-type="float" office:value="0.117" calcext:value-type="float">
            <text:p>0.1170</text:p>
          </table:table-cell>
          <table:table-cell table:style-name="ce4" office:value-type="float" office:value="0.1082" calcext:value-type="float">
            <text:p>0.1082</text:p>
          </table:table-cell>
          <table:table-cell table:style-name="ce4" office:value-type="float" office:value="0.0607" calcext:value-type="float">
            <text:p>0.0607</text:p>
          </table:table-cell>
          <table:table-cell table:style-name="ce4" office:value-type="float" office:value="0.074" calcext:value-type="float">
            <text:p>0.0740</text:p>
          </table:table-cell>
          <table:table-cell table:style-name="Default"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2" calcext:value-type="float">
            <text:p>0.0002</text:p>
          </table:table-cell>
          <table:table-cell table:style-name="ce4" office:value-type="float" office:value="0.0004" calcext:value-type="float">
            <text:p>0.0004</text:p>
          </table:table-cell>
          <table:table-cell table:style-name="ce4" office:value-type="float" office:value="0.001" calcext:value-type="float">
            <text:p>0.0010</text:p>
          </table:table-cell>
          <table:table-cell table:style-name="ce4" office:value-type="float" office:value="0.0026" calcext:value-type="float">
            <text:p>0.0026</text:p>
          </table:table-cell>
          <table:table-cell table:style-name="ce4" office:value-type="float" office:value="0.0064" calcext:value-type="float">
            <text:p>0.0064</text:p>
          </table:table-cell>
          <table:table-cell table:style-name="ce4" office:value-type="float" office:value="0.018" calcext:value-type="float">
            <text:p>0.0180</text:p>
          </table:table-cell>
          <table:table-cell table:style-name="ce4" office:value-type="float" office:value="0.057" calcext:value-type="float">
            <text:p>0.0570</text:p>
          </table:table-cell>
          <table:table-cell table:style-name="ce4" office:value-type="float" office:value="0.1813" calcext:value-type="float">
            <text:p>0.1813</text:p>
          </table:table-cell>
          <table:table-cell table:style-name="ce4" office:value-type="float" office:value="0.2307" calcext:value-type="float">
            <text:p>0.2307</text:p>
          </table:table-cell>
          <table:table-cell table:style-name="ce4" office:value-type="float" office:value="0.1527" calcext:value-type="float">
            <text:p>0.1527</text:p>
          </table:table-cell>
          <table:table-cell table:style-name="ce4" office:value-type="float" office:value="0.0828" calcext:value-type="float">
            <text:p>0.0828</text:p>
          </table:table-cell>
          <table:table-cell table:style-name="ce4" office:value-type="float" office:value="0.0855" calcext:value-type="float">
            <text:p>0.0855</text:p>
          </table:table-cell>
          <table:table-cell table:style-name="ce4" office:value-type="float" office:value="0.0578" calcext:value-type="float">
            <text:p>0.0578</text:p>
          </table:table-cell>
          <table:table-cell table:style-name="ce4" office:value-type="float" office:value="0.0514" calcext:value-type="float">
            <text:p>0.0514</text:p>
          </table:table-cell>
          <table:table-cell table:style-name="ce4" office:value-type="float" office:value="0.0337" calcext:value-type="float">
            <text:p>0.0337</text:p>
          </table:table-cell>
          <table:table-cell table:style-name="ce4" office:value-type="float" office:value="0.0386" calcext:value-type="float">
            <text:p>0.0386</text:p>
          </table:table-cell>
          <table:table-cell table:style-name="Default"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3.6" calcext:value-type="float">
            <text:p>3.6</text:p>
          </table:table-cell>
          <table:table-cell table:number-columns-repeated="3" table:style-name="ce4" office:value-type="float" office:value="0" calcext:value-type="float">
            <text:p>0.0000</text:p>
          </table:table-cell>
          <table:table-cell table:number-columns-repeated="3" table:style-name="ce4" office:value-type="float" office:value="0.0278" calcext:value-type="float">
            <text:p>0.0278</text:p>
          </table:table-cell>
          <table:table-cell table:style-name="ce4" office:value-type="float" office:value="0.0556" calcext:value-type="float">
            <text:p>0.0556</text:p>
          </table:table-cell>
          <table:table-cell table:number-columns-repeated="2" table:style-name="ce4" office:value-type="float" office:value="0" calcext:value-type="float">
            <text:p>0.0000</text:p>
          </table:table-cell>
          <table:table-cell table:style-name="ce4" office:value-type="float" office:value="0.1111" calcext:value-type="float">
            <text:p>0.1111</text:p>
          </table:table-cell>
          <table:table-cell table:style-name="ce4" office:value-type="float" office:value="0.1389" calcext:value-type="float">
            <text:p>0.1389</text:p>
          </table:table-cell>
          <table:table-cell table:style-name="ce4" office:value-type="float" office:value="0.0833" calcext:value-type="float">
            <text:p>0.0833</text:p>
          </table:table-cell>
          <table:table-cell table:number-columns-repeated="2" table:style-name="ce4" office:value-type="float" office:value="0.1111" calcext:value-type="float">
            <text:p>0.1111</text:p>
          </table:table-cell>
          <table:table-cell table:style-name="ce4" office:value-type="float" office:value="0.0833" calcext:value-type="float">
            <text:p>0.0833</text:p>
          </table:table-cell>
          <table:table-cell table:style-name="ce4" office:value-type="float" office:value="0.2222" calcext:value-type="float">
            <text:p>0.2222</text:p>
          </table:table-cell>
          <table:table-cell table:style-name="Default"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0.0175" calcext:value-type="float">
            <text:p>0.0175</text:p>
          </table:table-cell>
          <table:table-cell table:style-name="ce4" office:value-type="float" office:value="0.1036" calcext:value-type="float">
            <text:p>0.1036</text:p>
          </table:table-cell>
          <table:table-cell table:style-name="ce4" office:value-type="float" office:value="0.2234" calcext:value-type="float">
            <text:p>0.2234</text:p>
          </table:table-cell>
          <table:table-cell table:style-name="ce4" office:value-type="float" office:value="0.2093" calcext:value-type="float">
            <text:p>0.2093</text:p>
          </table:table-cell>
          <table:table-cell table:style-name="ce4" office:value-type="float" office:value="0.1319" calcext:value-type="float">
            <text:p>0.1319</text:p>
          </table:table-cell>
          <table:table-cell table:style-name="ce4" office:value-type="float" office:value="0.0774" calcext:value-type="float">
            <text:p>0.0774</text:p>
          </table:table-cell>
          <table:table-cell table:style-name="ce4" office:value-type="float" office:value="0.0323" calcext:value-type="float">
            <text:p>0.0323</text:p>
          </table:table-cell>
          <table:table-cell table:style-name="ce4" office:value-type="float" office:value="0.0209" calcext:value-type="float">
            <text:p>0.0209</text:p>
          </table:table-cell>
          <table:table-cell table:style-name="ce4" office:value-type="float" office:value="0.0316" calcext:value-type="float">
            <text:p>0.0316</text:p>
          </table:table-cell>
          <table:table-cell table:style-name="ce4" office:value-type="float" office:value="0.0451" calcext:value-type="float">
            <text:p>0.0451</text:p>
          </table:table-cell>
          <table:table-cell table:style-name="ce4" office:value-type="float" office:value="0.0518" calcext:value-type="float">
            <text:p>0.0518</text:p>
          </table:table-cell>
          <table:table-cell table:style-name="ce4" office:value-type="float" office:value="0.0229" calcext:value-type="float">
            <text:p>0.0229</text:p>
          </table:table-cell>
          <table:table-cell table:style-name="ce4" office:value-type="float" office:value="0.0141" calcext:value-type="float">
            <text:p>0.0141</text:p>
          </table:table-cell>
          <table:table-cell table:style-name="ce4" office:value-type="float" office:value="0.0047" calcext:value-type="float">
            <text:p>0.0047</text:p>
          </table:table-cell>
          <table:table-cell table:style-name="ce4" office:value-type="float" office:value="0.0135" calcext:value-type="float">
            <text:p>0.0135</text:p>
          </table:table-cell>
          <table:table-cell table:style-name="Default"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27" calcext:value-type="float">
            <text:p>0.0027</text:p>
          </table:table-cell>
          <table:table-cell table:style-name="ce4" office:value-type="float" office:value="0.005" calcext:value-type="float">
            <text:p>0.0050</text:p>
          </table:table-cell>
          <table:table-cell table:style-name="ce4" office:value-type="float" office:value="0.0151" calcext:value-type="float">
            <text:p>0.0151</text:p>
          </table:table-cell>
          <table:table-cell table:style-name="ce4" office:value-type="float" office:value="0.033" calcext:value-type="float">
            <text:p>0.0330</text:p>
          </table:table-cell>
          <table:table-cell table:style-name="ce4" office:value-type="float" office:value="0.0588" calcext:value-type="float">
            <text:p>0.0588</text:p>
          </table:table-cell>
          <table:table-cell table:style-name="ce4" office:value-type="float" office:value="0.0866" calcext:value-type="float">
            <text:p>0.0866</text:p>
          </table:table-cell>
          <table:table-cell table:style-name="ce4" office:value-type="float" office:value="0.097" calcext:value-type="float">
            <text:p>0.0970</text:p>
          </table:table-cell>
          <table:table-cell table:style-name="ce4" office:value-type="float" office:value="0.0866" calcext:value-type="float">
            <text:p>0.0866</text:p>
          </table:table-cell>
          <table:table-cell table:style-name="ce4" office:value-type="float" office:value="0.0575" calcext:value-type="float">
            <text:p>0.0575</text:p>
          </table:table-cell>
          <table:table-cell table:style-name="ce4" office:value-type="float" office:value="0.0525" calcext:value-type="float">
            <text:p>0.0525</text:p>
          </table:table-cell>
          <table:table-cell table:style-name="ce4" office:value-type="float" office:value="0.0874" calcext:value-type="float">
            <text:p>0.0874</text:p>
          </table:table-cell>
          <table:table-cell table:style-name="ce4" office:value-type="float" office:value="0.1392" calcext:value-type="float">
            <text:p>0.1392</text:p>
          </table:table-cell>
          <table:table-cell table:style-name="ce4" office:value-type="float" office:value="0.1421" calcext:value-type="float">
            <text:p>0.1421</text:p>
          </table:table-cell>
          <table:table-cell table:style-name="ce4" office:value-type="float" office:value="0.0649" calcext:value-type="float">
            <text:p>0.0649</text:p>
          </table:table-cell>
          <table:table-cell table:style-name="ce4" office:value-type="float" office:value="0.0291" calcext:value-type="float">
            <text:p>0.0291</text:p>
          </table:table-cell>
          <table:table-cell table:style-name="ce4" office:value-type="float" office:value="0.0426" calcext:value-type="float">
            <text:p>0.0426</text:p>
          </table:table-cell>
          <table:table-cell table:style-name="Default"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30.2" calcext:value-type="float">
            <text:p>30.2</text:p>
          </table:table-cell>
          <table:table-cell table:style-name="ce4" office:value-type="float" office:value="0.0258" calcext:value-type="float">
            <text:p>0.0258</text:p>
          </table:table-cell>
          <table:table-cell table:style-name="ce4" office:value-type="float" office:value="0.1194" calcext:value-type="float">
            <text:p>0.1194</text:p>
          </table:table-cell>
          <table:table-cell table:style-name="ce4" office:value-type="float" office:value="0.1452" calcext:value-type="float">
            <text:p>0.1452</text:p>
          </table:table-cell>
          <table:table-cell table:style-name="ce4" office:value-type="float" office:value="0.1548" calcext:value-type="float">
            <text:p>0.1548</text:p>
          </table:table-cell>
          <table:table-cell table:style-name="ce4" office:value-type="float" office:value="0.1161" calcext:value-type="float">
            <text:p>0.1161</text:p>
          </table:table-cell>
          <table:table-cell table:style-name="ce4" office:value-type="float" office:value="0.0645" calcext:value-type="float">
            <text:p>0.0645</text:p>
          </table:table-cell>
          <table:table-cell table:style-name="ce4" office:value-type="float" office:value="0.0258" calcext:value-type="float">
            <text:p>0.0258</text:p>
          </table:table-cell>
          <table:table-cell table:style-name="ce4" office:value-type="float" office:value="0.0226" calcext:value-type="float">
            <text:p>0.0226</text:p>
          </table:table-cell>
          <table:table-cell table:style-name="ce4" office:value-type="float" office:value="0.0548" calcext:value-type="float">
            <text:p>0.0548</text:p>
          </table:table-cell>
          <table:table-cell table:style-name="ce4" office:value-type="float" office:value="0.0419" calcext:value-type="float">
            <text:p>0.0419</text:p>
          </table:table-cell>
          <table:table-cell table:style-name="ce4" office:value-type="float" office:value="0.0355" calcext:value-type="float">
            <text:p>0.0355</text:p>
          </table:table-cell>
          <table:table-cell table:style-name="ce4" office:value-type="float" office:value="0.0258" calcext:value-type="float">
            <text:p>0.0258</text:p>
          </table:table-cell>
          <table:table-cell table:style-name="ce4" office:value-type="float" office:value="0.0323" calcext:value-type="float">
            <text:p>0.0323</text:p>
          </table:table-cell>
          <table:table-cell table:style-name="ce4" office:value-type="float" office:value="0.0355" calcext:value-type="float">
            <text:p>0.0355</text:p>
          </table:table-cell>
          <table:table-cell table:style-name="ce4" office:value-type="float" office:value="0.0323" calcext:value-type="float">
            <text:p>0.0323</text:p>
          </table:table-cell>
          <table:table-cell table:style-name="ce4" office:value-type="float" office:value="0.0678" calcext:value-type="float">
            <text:p>0.0678</text:p>
          </table:table-cell>
          <table:table-cell table:style-name="Default"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141" calcext:value-type="float">
            <text:p>0.0141</text:p>
          </table:table-cell>
          <table:table-cell table:style-name="ce4" office:value-type="float" office:value="0.0187" calcext:value-type="float">
            <text:p>0.0187</text:p>
          </table:table-cell>
          <table:table-cell table:style-name="ce4" office:value-type="float" office:value="0.0255" calcext:value-type="float">
            <text:p>0.0255</text:p>
          </table:table-cell>
          <table:table-cell table:style-name="ce4" office:value-type="float" office:value="0.0719" calcext:value-type="float">
            <text:p>0.0719</text:p>
          </table:table-cell>
          <table:table-cell table:style-name="ce4" office:value-type="float" office:value="0.1116" calcext:value-type="float">
            <text:p>0.1116</text:p>
          </table:table-cell>
          <table:table-cell table:style-name="ce4" office:value-type="float" office:value="0.1157" calcext:value-type="float">
            <text:p>0.1157</text:p>
          </table:table-cell>
          <table:table-cell table:style-name="ce4" office:value-type="float" office:value="0.0743" calcext:value-type="float">
            <text:p>0.0743</text:p>
          </table:table-cell>
          <table:table-cell table:style-name="ce4" office:value-type="float" office:value="0.0476" calcext:value-type="float">
            <text:p>0.0476</text:p>
          </table:table-cell>
          <table:table-cell table:style-name="ce4" office:value-type="float" office:value="0.0661" calcext:value-type="float">
            <text:p>0.0661</text:p>
          </table:table-cell>
          <table:table-cell table:style-name="ce4" office:value-type="float" office:value="0.0902" calcext:value-type="float">
            <text:p>0.0902</text:p>
          </table:table-cell>
          <table:table-cell table:style-name="ce4" office:value-type="float" office:value="0.1012" calcext:value-type="float">
            <text:p>0.1012</text:p>
          </table:table-cell>
          <table:table-cell table:style-name="ce4" office:value-type="float" office:value="0.0628" calcext:value-type="float">
            <text:p>0.0628</text:p>
          </table:table-cell>
          <table:table-cell table:style-name="ce4" office:value-type="float" office:value="0.0497" calcext:value-type="float">
            <text:p>0.0497</text:p>
          </table:table-cell>
          <table:table-cell table:style-name="ce4" office:value-type="float" office:value="0.0504" calcext:value-type="float">
            <text:p>0.0504</text:p>
          </table:table-cell>
          <table:table-cell table:style-name="ce4" office:value-type="float" office:value="0.046" calcext:value-type="float">
            <text:p>0.0460</text:p>
          </table:table-cell>
          <table:table-cell table:style-name="ce4" office:value-type="float" office:value="0.054" calcext:value-type="float">
            <text:p>0.0540</text:p>
          </table:table-cell>
          <table:table-cell table:style-name="Default"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0.0075" calcext:value-type="float">
            <text:p>0.0075</text:p>
          </table:table-cell>
          <table:table-cell table:style-name="ce4" office:value-type="float" office:value="0.0306" calcext:value-type="float">
            <text:p>0.0306</text:p>
          </table:table-cell>
          <table:table-cell table:style-name="ce4" office:value-type="float" office:value="0.0596" calcext:value-type="float">
            <text:p>0.0596</text:p>
          </table:table-cell>
          <table:table-cell table:style-name="ce4" office:value-type="float" office:value="0.0754" calcext:value-type="float">
            <text:p>0.0754</text:p>
          </table:table-cell>
          <table:table-cell table:style-name="ce4" office:value-type="float" office:value="0.09" calcext:value-type="float">
            <text:p>0.0900</text:p>
          </table:table-cell>
          <table:table-cell table:style-name="ce4" office:value-type="float" office:value="0.1425" calcext:value-type="float">
            <text:p>0.1425</text:p>
          </table:table-cell>
          <table:table-cell table:style-name="ce4" office:value-type="float" office:value="0.1333" calcext:value-type="float">
            <text:p>0.1333</text:p>
          </table:table-cell>
          <table:table-cell table:style-name="ce4" office:value-type="float" office:value="0.0883" calcext:value-type="float">
            <text:p>0.0883</text:p>
          </table:table-cell>
          <table:table-cell table:style-name="ce4" office:value-type="float" office:value="0.0484" calcext:value-type="float">
            <text:p>0.0484</text:p>
          </table:table-cell>
          <table:table-cell table:style-name="ce4" office:value-type="float" office:value="0.0574" calcext:value-type="float">
            <text:p>0.0574</text:p>
          </table:table-cell>
          <table:table-cell table:style-name="ce4" office:value-type="float" office:value="0.0584" calcext:value-type="float">
            <text:p>0.0584</text:p>
          </table:table-cell>
          <table:table-cell table:style-name="ce4" office:value-type="float" office:value="0.0511" calcext:value-type="float">
            <text:p>0.0511</text:p>
          </table:table-cell>
          <table:table-cell table:style-name="ce4" office:value-type="float" office:value="0.0394" calcext:value-type="float">
            <text:p>0.0394</text:p>
          </table:table-cell>
          <table:table-cell table:style-name="ce4" office:value-type="float" office:value="0.0389" calcext:value-type="float">
            <text:p>0.0389</text:p>
          </table:table-cell>
          <table:table-cell table:style-name="ce4" office:value-type="float" office:value="0.0788" calcext:value-type="float">
            <text:p>0.0788</text:p>
          </table:table-cell>
          <table:table-cell table:style-name="Default"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4" calcext:value-type="float">
            <text:p>0.0004</text:p>
          </table:table-cell>
          <table:table-cell table:style-name="ce4" office:value-type="float" office:value="0.0013" calcext:value-type="float">
            <text:p>0.0013</text:p>
          </table:table-cell>
          <table:table-cell table:style-name="ce4" office:value-type="float" office:value="0.0022" calcext:value-type="float">
            <text:p>0.0022</text:p>
          </table:table-cell>
          <table:table-cell table:style-name="ce4" office:value-type="float" office:value="0.005" calcext:value-type="float">
            <text:p>0.0050</text:p>
          </table:table-cell>
          <table:table-cell table:style-name="ce4" office:value-type="float" office:value="0.0146" calcext:value-type="float">
            <text:p>0.0146</text:p>
          </table:table-cell>
          <table:table-cell table:style-name="ce4" office:value-type="float" office:value="0.0499" calcext:value-type="float">
            <text:p>0.0499</text:p>
          </table:table-cell>
          <table:table-cell table:style-name="ce4" office:value-type="float" office:value="0.0788" calcext:value-type="float">
            <text:p>0.0788</text:p>
          </table:table-cell>
          <table:table-cell table:style-name="ce4" office:value-type="float" office:value="0.0931" calcext:value-type="float">
            <text:p>0.0931</text:p>
          </table:table-cell>
          <table:table-cell table:style-name="ce4" office:value-type="float" office:value="0.1233" calcext:value-type="float">
            <text:p>0.1233</text:p>
          </table:table-cell>
          <table:table-cell table:style-name="ce4" office:value-type="float" office:value="0.1211" calcext:value-type="float">
            <text:p>0.1211</text:p>
          </table:table-cell>
          <table:table-cell table:style-name="ce4" office:value-type="float" office:value="0.0871" calcext:value-type="float">
            <text:p>0.0871</text:p>
          </table:table-cell>
          <table:table-cell table:style-name="ce4" office:value-type="float" office:value="0.1021" calcext:value-type="float">
            <text:p>0.1021</text:p>
          </table:table-cell>
          <table:table-cell table:style-name="ce4" office:value-type="float" office:value="0.0958" calcext:value-type="float">
            <text:p>0.0958</text:p>
          </table:table-cell>
          <table:table-cell table:style-name="ce4" office:value-type="float" office:value="0.0885" calcext:value-type="float">
            <text:p>0.0885</text:p>
          </table:table-cell>
          <table:table-cell table:style-name="ce4" office:value-type="float" office:value="0.0519" calcext:value-type="float">
            <text:p>0.0519</text:p>
          </table:table-cell>
          <table:table-cell table:style-name="ce4" office:value-type="float" office:value="0.0848" calcext:value-type="float">
            <text:p>0.0848</text:p>
          </table:table-cell>
          <table:table-cell table:style-name="Default"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3" calcext:value-type="float">
            <text:p>0.0003</text:p>
          </table:table-cell>
          <table:table-cell table:style-name="ce4" office:value-type="float" office:value="0.0044" calcext:value-type="float">
            <text:p>0.0044</text:p>
          </table:table-cell>
          <table:table-cell table:style-name="ce4" office:value-type="float" office:value="0.0248" calcext:value-type="float">
            <text:p>0.0248</text:p>
          </table:table-cell>
          <table:table-cell table:style-name="ce4" office:value-type="float" office:value="0.1218" calcext:value-type="float">
            <text:p>0.1218</text:p>
          </table:table-cell>
          <table:table-cell table:style-name="ce4" office:value-type="float" office:value="0.1937" calcext:value-type="float">
            <text:p>0.1937</text:p>
          </table:table-cell>
          <table:table-cell table:style-name="ce4" office:value-type="float" office:value="0.1603" calcext:value-type="float">
            <text:p>0.1603</text:p>
          </table:table-cell>
          <table:table-cell table:style-name="ce4" office:value-type="float" office:value="0.072" calcext:value-type="float">
            <text:p>0.0720</text:p>
          </table:table-cell>
          <table:table-cell table:style-name="ce4" office:value-type="float" office:value="0.0558" calcext:value-type="float">
            <text:p>0.0558</text:p>
          </table:table-cell>
          <table:table-cell table:style-name="ce4" office:value-type="float" office:value="0.0722" calcext:value-type="float">
            <text:p>0.0722</text:p>
          </table:table-cell>
          <table:table-cell table:style-name="ce4" office:value-type="float" office:value="0.0778" calcext:value-type="float">
            <text:p>0.0778</text:p>
          </table:table-cell>
          <table:table-cell table:style-name="ce4" office:value-type="float" office:value="0.0614" calcext:value-type="float">
            <text:p>0.0614</text:p>
          </table:table-cell>
          <table:table-cell table:style-name="ce4" office:value-type="float" office:value="0.0401" calcext:value-type="float">
            <text:p>0.0401</text:p>
          </table:table-cell>
          <table:table-cell table:style-name="ce4" office:value-type="float" office:value="0.034" calcext:value-type="float">
            <text:p>0.0340</text:p>
          </table:table-cell>
          <table:table-cell table:style-name="ce4" office:value-type="float" office:value="0.0282" calcext:value-type="float">
            <text:p>0.0282</text:p>
          </table:table-cell>
          <table:table-cell table:style-name="ce4" office:value-type="float" office:value="0.0199" calcext:value-type="float">
            <text:p>0.0199</text:p>
          </table:table-cell>
          <table:table-cell table:style-name="ce4" office:value-type="float" office:value="0.0333" calcext:value-type="float">
            <text:p>0.0333</text:p>
          </table:table-cell>
          <table:table-cell table:style-name="Default"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3" calcext:value-type="float">
            <text:p>0.0030</text:p>
          </table:table-cell>
          <table:table-cell table:style-name="ce4" office:value-type="float" office:value="0.0126" calcext:value-type="float">
            <text:p>0.0126</text:p>
          </table:table-cell>
          <table:table-cell table:style-name="ce4" office:value-type="float" office:value="0.0214" calcext:value-type="float">
            <text:p>0.0214</text:p>
          </table:table-cell>
          <table:table-cell table:style-name="ce4" office:value-type="float" office:value="0.0223" calcext:value-type="float">
            <text:p>0.0223</text:p>
          </table:table-cell>
          <table:table-cell table:style-name="ce4" office:value-type="float" office:value="0.0436" calcext:value-type="float">
            <text:p>0.0436</text:p>
          </table:table-cell>
          <table:table-cell table:style-name="ce4" office:value-type="float" office:value="0.0854" calcext:value-type="float">
            <text:p>0.0854</text:p>
          </table:table-cell>
          <table:table-cell table:style-name="ce4" office:value-type="float" office:value="0.1105" calcext:value-type="float">
            <text:p>0.1105</text:p>
          </table:table-cell>
          <table:table-cell table:style-name="ce4" office:value-type="float" office:value="0.0828" calcext:value-type="float">
            <text:p>0.0828</text:p>
          </table:table-cell>
          <table:table-cell table:style-name="ce4" office:value-type="float" office:value="0.0558" calcext:value-type="float">
            <text:p>0.0558</text:p>
          </table:table-cell>
          <table:table-cell table:style-name="ce4" office:value-type="float" office:value="0.0744" calcext:value-type="float">
            <text:p>0.0744</text:p>
          </table:table-cell>
          <table:table-cell table:style-name="ce4" office:value-type="float" office:value="0.102" calcext:value-type="float">
            <text:p>0.1020</text:p>
          </table:table-cell>
          <table:table-cell table:style-name="ce4" office:value-type="float" office:value="0.1165" calcext:value-type="float">
            <text:p>0.1165</text:p>
          </table:table-cell>
          <table:table-cell table:style-name="ce4" office:value-type="float" office:value="0.0954" calcext:value-type="float">
            <text:p>0.0954</text:p>
          </table:table-cell>
          <table:table-cell table:style-name="ce4" office:value-type="float" office:value="0.0684" calcext:value-type="float">
            <text:p>0.0684</text:p>
          </table:table-cell>
          <table:table-cell table:style-name="ce4" office:value-type="float" office:value="0.0444" calcext:value-type="float">
            <text:p>0.0444</text:p>
          </table:table-cell>
          <table:table-cell table:style-name="ce4" office:value-type="float" office:value="0.0614" calcext:value-type="float">
            <text:p>0.0614</text:p>
          </table:table-cell>
          <table:table-cell table:style-name="Default"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4" calcext:value-type="float">
            <text:p>0.0004</text:p>
          </table:table-cell>
          <table:table-cell table:style-name="ce4" office:value-type="float" office:value="0.0018" calcext:value-type="float">
            <text:p>0.0018</text:p>
          </table:table-cell>
          <table:table-cell table:style-name="ce4" office:value-type="float" office:value="0.0097" calcext:value-type="float">
            <text:p>0.0097</text:p>
          </table:table-cell>
          <table:table-cell table:style-name="ce4" office:value-type="float" office:value="0.0364" calcext:value-type="float">
            <text:p>0.0364</text:p>
          </table:table-cell>
          <table:table-cell table:style-name="ce4" office:value-type="float" office:value="0.0768" calcext:value-type="float">
            <text:p>0.0768</text:p>
          </table:table-cell>
          <table:table-cell table:style-name="ce4" office:value-type="float" office:value="0.0661" calcext:value-type="float">
            <text:p>0.0661</text:p>
          </table:table-cell>
          <table:table-cell table:style-name="ce4" office:value-type="float" office:value="0.0469" calcext:value-type="float">
            <text:p>0.0469</text:p>
          </table:table-cell>
          <table:table-cell table:style-name="ce4" office:value-type="float" office:value="0.0773" calcext:value-type="float">
            <text:p>0.0773</text:p>
          </table:table-cell>
          <table:table-cell table:style-name="ce4" office:value-type="float" office:value="0.107" calcext:value-type="float">
            <text:p>0.1070</text:p>
          </table:table-cell>
          <table:table-cell table:style-name="ce4" office:value-type="float" office:value="0.0868" calcext:value-type="float">
            <text:p>0.0868</text:p>
          </table:table-cell>
          <table:table-cell table:style-name="ce4" office:value-type="float" office:value="0.0954" calcext:value-type="float">
            <text:p>0.0954</text:p>
          </table:table-cell>
          <table:table-cell table:style-name="ce4" office:value-type="float" office:value="0.1265" calcext:value-type="float">
            <text:p>0.1265</text:p>
          </table:table-cell>
          <table:table-cell table:style-name="ce4" office:value-type="float" office:value="0.1257" calcext:value-type="float">
            <text:p>0.1257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0392" calcext:value-type="float">
            <text:p>0.0392</text:p>
          </table:table-cell>
          <table:table-cell table:style-name="ce4" office:value-type="float" office:value="0.0369" calcext:value-type="float">
            <text:p>0.0369</text:p>
          </table:table-cell>
          <table:table-cell table:style-name="Default"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37" calcext:value-type="float">
            <text:p>0.0037</text:p>
          </table:table-cell>
          <table:table-cell table:style-name="ce4" office:value-type="float" office:value="0.008" calcext:value-type="float">
            <text:p>0.0080</text:p>
          </table:table-cell>
          <table:table-cell table:style-name="ce4" office:value-type="float" office:value="0.01" calcext:value-type="float">
            <text:p>0.0100</text:p>
          </table:table-cell>
          <table:table-cell table:style-name="ce4" office:value-type="float" office:value="0.0144" calcext:value-type="float">
            <text:p>0.0144</text:p>
          </table:table-cell>
          <table:table-cell table:style-name="ce4" office:value-type="float" office:value="0.0164" calcext:value-type="float">
            <text:p>0.0164</text:p>
          </table:table-cell>
          <table:table-cell table:style-name="ce4" office:value-type="float" office:value="0.0277" calcext:value-type="float">
            <text:p>0.0277</text:p>
          </table:table-cell>
          <table:table-cell table:style-name="ce4" office:value-type="float" office:value="0.0647" calcext:value-type="float">
            <text:p>0.0647</text:p>
          </table:table-cell>
          <table:table-cell table:style-name="ce4" office:value-type="float" office:value="0.0863" calcext:value-type="float">
            <text:p>0.0863</text:p>
          </table:table-cell>
          <table:table-cell table:style-name="ce4" office:value-type="float" office:value="0.0803" calcext:value-type="float">
            <text:p>0.0803</text:p>
          </table:table-cell>
          <table:table-cell table:style-name="ce4" office:value-type="float" office:value="0.0913" calcext:value-type="float">
            <text:p>0.0913</text:p>
          </table:table-cell>
          <table:table-cell table:style-name="ce4" office:value-type="float" office:value="0.0858" calcext:value-type="float">
            <text:p>0.0858</text:p>
          </table:table-cell>
          <table:table-cell table:style-name="ce4" office:value-type="float" office:value="0.09" calcext:value-type="float">
            <text:p>0.0900</text:p>
          </table:table-cell>
          <table:table-cell table:style-name="ce4" office:value-type="float" office:value="0.1144" calcext:value-type="float">
            <text:p>0.1144</text:p>
          </table:table-cell>
          <table:table-cell table:style-name="ce4" office:value-type="float" office:value="0.1308" calcext:value-type="float">
            <text:p>0.1308</text:p>
          </table:table-cell>
          <table:table-cell table:style-name="ce4" office:value-type="float" office:value="0.088" calcext:value-type="float">
            <text:p>0.0880</text:p>
          </table:table-cell>
          <table:table-cell table:style-name="ce4" office:value-type="float" office:value="0.0881" calcext:value-type="float">
            <text:p>0.0881</text:p>
          </table:table-cell>
          <table:table-cell table:style-name="Default"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37" calcext:value-type="float">
            <text:p>0.0037</text:p>
          </table:table-cell>
          <table:table-cell table:number-columns-repeated="2" table:style-name="ce4" office:value-type="float" office:value="0.0051" calcext:value-type="float">
            <text:p>0.0051</text:p>
          </table:table-cell>
          <table:table-cell table:style-name="ce4" office:value-type="float" office:value="0.0199" calcext:value-type="float">
            <text:p>0.0199</text:p>
          </table:table-cell>
          <table:table-cell table:style-name="ce4" office:value-type="float" office:value="0.0276" calcext:value-type="float">
            <text:p>0.0276</text:p>
          </table:table-cell>
          <table:table-cell table:style-name="ce4" office:value-type="float" office:value="0.029" calcext:value-type="float">
            <text:p>0.0290</text:p>
          </table:table-cell>
          <table:table-cell table:style-name="ce4" office:value-type="float" office:value="0.0271" calcext:value-type="float">
            <text:p>0.0271</text:p>
          </table:table-cell>
          <table:table-cell table:style-name="ce4" office:value-type="float" office:value="0.0443" calcext:value-type="float">
            <text:p>0.0443</text:p>
          </table:table-cell>
          <table:table-cell table:style-name="ce4" office:value-type="float" office:value="0.0882" calcext:value-type="float">
            <text:p>0.0882</text:p>
          </table:table-cell>
          <table:table-cell table:style-name="ce4" office:value-type="float" office:value="0.1138" calcext:value-type="float">
            <text:p>0.1138</text:p>
          </table:table-cell>
          <table:table-cell table:style-name="ce4" office:value-type="float" office:value="0.1322" calcext:value-type="float">
            <text:p>0.1322</text:p>
          </table:table-cell>
          <table:table-cell table:style-name="ce4" office:value-type="float" office:value="0.1427" calcext:value-type="float">
            <text:p>0.1427</text:p>
          </table:table-cell>
          <table:table-cell table:style-name="ce4" office:value-type="float" office:value="0.1007" calcext:value-type="float">
            <text:p>0.1007</text:p>
          </table:table-cell>
          <table:table-cell table:style-name="ce4" office:value-type="float" office:value="0.0915" calcext:value-type="float">
            <text:p>0.0915</text:p>
          </table:table-cell>
          <table:table-cell table:style-name="ce4" office:value-type="float" office:value="0.0879" calcext:value-type="float">
            <text:p>0.0879</text:p>
          </table:table-cell>
          <table:table-cell table:style-name="ce4" office:value-type="float" office:value="0.0813" calcext:value-type="float">
            <text:p>0.0813</text:p>
          </table:table-cell>
          <table:table-cell table:style-name="Default"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132" calcext:value-type="float">
            <text:p>0.0132</text:p>
          </table:table-cell>
          <table:table-cell table:style-name="ce4" office:value-type="float" office:value="0.0373" calcext:value-type="float">
            <text:p>0.0373</text:p>
          </table:table-cell>
          <table:table-cell table:style-name="ce4" office:value-type="float" office:value="0.0653" calcext:value-type="float">
            <text:p>0.0653</text:p>
          </table:table-cell>
          <table:table-cell table:style-name="ce4" office:value-type="float" office:value="0.1089" calcext:value-type="float">
            <text:p>0.1089</text:p>
          </table:table-cell>
          <table:table-cell table:style-name="ce4" office:value-type="float" office:value="0.0814" calcext:value-type="float">
            <text:p>0.0814</text:p>
          </table:table-cell>
          <table:table-cell table:style-name="ce4" office:value-type="float" office:value="0.0734" calcext:value-type="float">
            <text:p>0.0734</text:p>
          </table:table-cell>
          <table:table-cell table:style-name="ce4" office:value-type="float" office:value="0.0619" calcext:value-type="float">
            <text:p>0.0619</text:p>
          </table:table-cell>
          <table:table-cell table:style-name="ce4" office:value-type="float" office:value="0.0436" calcext:value-type="float">
            <text:p>0.0436</text:p>
          </table:table-cell>
          <table:table-cell table:style-name="ce4" office:value-type="float" office:value="0.0281" calcext:value-type="float">
            <text:p>0.0281</text:p>
          </table:table-cell>
          <table:table-cell table:style-name="ce4" office:value-type="float" office:value="0.0373" calcext:value-type="float">
            <text:p>0.0373</text:p>
          </table:table-cell>
          <table:table-cell table:style-name="ce4" office:value-type="float" office:value="0.0717" calcext:value-type="float">
            <text:p>0.0717</text:p>
          </table:table-cell>
          <table:table-cell table:style-name="ce4" office:value-type="float" office:value="0.0896" calcext:value-type="float">
            <text:p>0.0896</text:p>
          </table:table-cell>
          <table:table-cell table:style-name="ce4" office:value-type="float" office:value="0.0748" calcext:value-type="float">
            <text:p>0.0748</text:p>
          </table:table-cell>
          <table:table-cell table:style-name="ce4" office:value-type="float" office:value="0.0587" calcext:value-type="float">
            <text:p>0.0587</text:p>
          </table:table-cell>
          <table:table-cell table:style-name="ce4" office:value-type="float" office:value="0.061" calcext:value-type="float">
            <text:p>0.0610</text:p>
          </table:table-cell>
          <table:table-cell table:style-name="ce4" office:value-type="float" office:value="0.0938" calcext:value-type="float">
            <text:p>0.0938</text:p>
          </table:table-cell>
          <table:table-cell table:style-name="Default"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89" calcext:value-type="float">
            <text:p>0.0089</text:p>
          </table:table-cell>
          <table:table-cell table:style-name="ce4" office:value-type="float" office:value="0.0107" calcext:value-type="float">
            <text:p>0.0107</text:p>
          </table:table-cell>
          <table:table-cell table:style-name="ce4" office:value-type="float" office:value="0.0125" calcext:value-type="float">
            <text:p>0.0125</text:p>
          </table:table-cell>
          <table:table-cell table:style-name="ce4" office:value-type="float" office:value="0.0339" calcext:value-type="float">
            <text:p>0.0339</text:p>
          </table:table-cell>
          <table:table-cell table:style-name="ce4" office:value-type="float" office:value="0.0606" calcext:value-type="float">
            <text:p>0.0606</text:p>
          </table:table-cell>
          <table:table-cell table:style-name="ce4" office:value-type="float" office:value="0.1159" calcext:value-type="float">
            <text:p>0.1159</text:p>
          </table:table-cell>
          <table:table-cell table:style-name="ce4" office:value-type="float" office:value="0.0945" calcext:value-type="float">
            <text:p>0.0945</text:p>
          </table:table-cell>
          <table:table-cell table:style-name="ce4" office:value-type="float" office:value="0.0392" calcext:value-type="float">
            <text:p>0.0392</text:p>
          </table:table-cell>
          <table:table-cell table:style-name="ce4" office:value-type="float" office:value="0.0178" calcext:value-type="float">
            <text:p>0.0178</text:p>
          </table:table-cell>
          <table:table-cell table:style-name="ce4" office:value-type="float" office:value="0.0125" calcext:value-type="float">
            <text:p>0.0125</text:p>
          </table:table-cell>
          <table:table-cell table:style-name="ce4" office:value-type="float" office:value="0.041" calcext:value-type="float">
            <text:p>0.0410</text:p>
          </table:table-cell>
          <table:table-cell table:style-name="ce4" office:value-type="float" office:value="0.0392" calcext:value-type="float">
            <text:p>0.0392</text:p>
          </table:table-cell>
          <table:table-cell table:style-name="ce4" office:value-type="float" office:value="0.1658" calcext:value-type="float">
            <text:p>0.1658</text:p>
          </table:table-cell>
          <table:table-cell table:style-name="ce4" office:value-type="float" office:value="0.1515" calcext:value-type="float">
            <text:p>0.1515</text:p>
          </table:table-cell>
          <table:table-cell table:style-name="ce4" office:value-type="float" office:value="0.1105" calcext:value-type="float">
            <text:p>0.1105</text:p>
          </table:table-cell>
          <table:table-cell table:style-name="ce4" office:value-type="float" office:value="0.0856" calcext:value-type="float">
            <text:p>0.0856</text:p>
          </table:table-cell>
          <table:table-cell table:style-name="Default"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0.0017" calcext:value-type="float">
            <text:p>0.0017</text:p>
          </table:table-cell>
          <table:table-cell table:style-name="ce4" office:value-type="float" office:value="0.0083" calcext:value-type="float">
            <text:p>0.0083</text:p>
          </table:table-cell>
          <table:table-cell table:style-name="ce4" office:value-type="float" office:value="0.0109" calcext:value-type="float">
            <text:p>0.0109</text:p>
          </table:table-cell>
          <table:table-cell table:style-name="ce4" office:value-type="float" office:value="0.0187" calcext:value-type="float">
            <text:p>0.0187</text:p>
          </table:table-cell>
          <table:table-cell table:style-name="ce4" office:value-type="float" office:value="0.0369" calcext:value-type="float">
            <text:p>0.0369</text:p>
          </table:table-cell>
          <table:table-cell table:style-name="ce4" office:value-type="float" office:value="0.0714" calcext:value-type="float">
            <text:p>0.0714</text:p>
          </table:table-cell>
          <table:table-cell table:style-name="ce4" office:value-type="float" office:value="0.1329" calcext:value-type="float">
            <text:p>0.1329</text:p>
          </table:table-cell>
          <table:table-cell table:style-name="ce4" office:value-type="float" office:value="0.1424" calcext:value-type="float">
            <text:p>0.1424</text:p>
          </table:table-cell>
          <table:table-cell table:style-name="ce4" office:value-type="float" office:value="0.0972" calcext:value-type="float">
            <text:p>0.0972</text:p>
          </table:table-cell>
          <table:table-cell table:style-name="ce4" office:value-type="float" office:value="0.0718" calcext:value-type="float">
            <text:p>0.0718</text:p>
          </table:table-cell>
          <table:table-cell table:style-name="ce4" office:value-type="float" office:value="0.0635" calcext:value-type="float">
            <text:p>0.0635</text:p>
          </table:table-cell>
          <table:table-cell table:style-name="ce4" office:value-type="float" office:value="0.0855" calcext:value-type="float">
            <text:p>0.0855</text:p>
          </table:table-cell>
          <table:table-cell table:style-name="ce4" office:value-type="float" office:value="0.0904" calcext:value-type="float">
            <text:p>0.0904</text:p>
          </table:table-cell>
          <table:table-cell table:style-name="ce4" office:value-type="float" office:value="0.0732" calcext:value-type="float">
            <text:p>0.0732</text:p>
          </table:table-cell>
          <table:table-cell table:style-name="ce4" office:value-type="float" office:value="0.0947" calcext:value-type="float">
            <text:p>0.0947</text:p>
          </table:table-cell>
          <table:table-cell table:style-name="Default"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15" calcext:value-type="float">
            <text:p>0.0015</text:p>
          </table:table-cell>
          <table:table-cell table:style-name="ce4" office:value-type="float" office:value="0.0062" calcext:value-type="float">
            <text:p>0.0062</text:p>
          </table:table-cell>
          <table:table-cell table:style-name="ce4" office:value-type="float" office:value="0.0082" calcext:value-type="float">
            <text:p>0.0082</text:p>
          </table:table-cell>
          <table:table-cell table:style-name="ce4" office:value-type="float" office:value="0.0108" calcext:value-type="float">
            <text:p>0.0108</text:p>
          </table:table-cell>
          <table:table-cell table:style-name="ce4" office:value-type="float" office:value="0.0113" calcext:value-type="float">
            <text:p>0.0113</text:p>
          </table:table-cell>
          <table:table-cell table:style-name="ce4" office:value-type="float" office:value="0.0236" calcext:value-type="float">
            <text:p>0.0236</text:p>
          </table:table-cell>
          <table:table-cell table:style-name="ce4" office:value-type="float" office:value="0.0318" calcext:value-type="float">
            <text:p>0.0318</text:p>
          </table:table-cell>
          <table:table-cell table:style-name="ce4" office:value-type="float" office:value="0.0297" calcext:value-type="float">
            <text:p>0.0297</text:p>
          </table:table-cell>
          <table:table-cell table:style-name="ce4" office:value-type="float" office:value="0.0528" calcext:value-type="float">
            <text:p>0.0528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0754" calcext:value-type="float">
            <text:p>0.0754</text:p>
          </table:table-cell>
          <table:table-cell table:style-name="ce4" office:value-type="float" office:value="0.0764" calcext:value-type="float">
            <text:p>0.0764</text:p>
          </table:table-cell>
          <table:table-cell table:style-name="ce4" office:value-type="float" office:value="0.0928" calcext:value-type="float">
            <text:p>0.0928</text:p>
          </table:table-cell>
          <table:table-cell table:style-name="ce4" office:value-type="float" office:value="0.1123" calcext:value-type="float">
            <text:p>0.1123</text:p>
          </table:table-cell>
          <table:table-cell table:style-name="ce4" office:value-type="float" office:value="0.1241" calcext:value-type="float">
            <text:p>0.1241</text:p>
          </table:table-cell>
          <table:table-cell table:style-name="ce4" office:value-type="float" office:value="0.2759" calcext:value-type="float">
            <text:p>0.2759</text:p>
          </table:table-cell>
          <table:table-cell table:style-name="Default"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0.0014" calcext:value-type="float">
            <text:p>0.0014</text:p>
          </table:table-cell>
          <table:table-cell table:style-name="ce4" office:value-type="float" office:value="0.002" calcext:value-type="float">
            <text:p>0.0020</text:p>
          </table:table-cell>
          <table:table-cell table:style-name="ce4" office:value-type="float" office:value="0.0059" calcext:value-type="float">
            <text:p>0.0059</text:p>
          </table:table-cell>
          <table:table-cell table:style-name="ce4" office:value-type="float" office:value="0.0138" calcext:value-type="float">
            <text:p>0.0138</text:p>
          </table:table-cell>
          <table:table-cell table:style-name="ce4" office:value-type="float" office:value="0.0182" calcext:value-type="float">
            <text:p>0.0182</text:p>
          </table:table-cell>
          <table:table-cell table:style-name="ce4" office:value-type="float" office:value="0.0204" calcext:value-type="float">
            <text:p>0.0204</text:p>
          </table:table-cell>
          <table:table-cell table:style-name="ce4" office:value-type="float" office:value="0.0367" calcext:value-type="float">
            <text:p>0.0367</text:p>
          </table:table-cell>
          <table:table-cell table:style-name="ce4" office:value-type="float" office:value="0.0567" calcext:value-type="float">
            <text:p>0.0567</text:p>
          </table:table-cell>
          <table:table-cell table:style-name="ce4" office:value-type="float" office:value="0.0885" calcext:value-type="float">
            <text:p>0.0885</text:p>
          </table:table-cell>
          <table:table-cell table:style-name="ce4" office:value-type="float" office:value="0.0881" calcext:value-type="float">
            <text:p>0.0881</text:p>
          </table:table-cell>
          <table:table-cell table:style-name="ce4" office:value-type="float" office:value="0.1428" calcext:value-type="float">
            <text:p>0.1428</text:p>
          </table:table-cell>
          <table:table-cell table:style-name="ce4" office:value-type="float" office:value="0.1078" calcext:value-type="float">
            <text:p>0.1078</text:p>
          </table:table-cell>
          <table:table-cell table:style-name="ce4" office:value-type="float" office:value="0.1019" calcext:value-type="float">
            <text:p>0.1019</text:p>
          </table:table-cell>
          <table:table-cell table:style-name="ce4" office:value-type="float" office:value="0.0817" calcext:value-type="float">
            <text:p>0.0817</text:p>
          </table:table-cell>
          <table:table-cell table:style-name="ce4" office:value-type="float" office:value="0.2342" calcext:value-type="float">
            <text:p>0.2342</text:p>
          </table:table-cell>
          <table:table-cell table:style-name="Default" table:number-columns-repeated="4"/>
        </table:table-row>
      </table:table>
      <table:table table:name="lf_trawl_bycatch" table:style-name="ta1">
        <table:table-column table:style-name="co17" table:number-columns-repeated="2" table:default-cell-style-name="Default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16" table:default-cell-style-name="ce4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#Trawl</text:p>
          </table:table-cell>
          <table:table-cell office:value-type="string" calcext:value-type="string">
            <text:p>bycatch</text:p>
          </table:table-cell>
          <table:table-cell office:value-type="string" calcext:value-type="string">
            <text:p>male</text:p>
          </table:table-cell>
          <table:table-cell table:number-columns-repeated="4"/>
          <table:table-cell table:style-name="Default" table:number-columns-repeated="17"/>
          <table:table-cell table:number-columns-repeated="4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table:style-name="Default"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5"/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39" calcext:value-type="float">
            <text:p>0.0390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0866" calcext:value-type="float">
            <text:p>0.0866</text:p>
          </table:table-cell>
          <table:table-cell table:style-name="ce4" office:value-type="float" office:value="0.0736" calcext:value-type="float">
            <text:p>0.0736</text:p>
          </table:table-cell>
          <table:table-cell table:style-name="ce4" office:value-type="float" office:value="0.0909" calcext:value-type="float">
            <text:p>0.0909</text:p>
          </table:table-cell>
          <table:table-cell table:style-name="ce4" office:value-type="float" office:value="0.0649" calcext:value-type="float">
            <text:p>0.0649</text:p>
          </table:table-cell>
          <table:table-cell table:style-name="ce4" office:value-type="float" office:value="0.1299" calcext:value-type="float">
            <text:p>0.129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.0009" calcext:value-type="float">
            <text:p>0.0009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599" calcext:value-type="float">
            <text:p>0.0599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1084" calcext:value-type="float">
            <text:p>0.1084</text:p>
          </table:table-cell>
          <table:table-cell office:value-type="float" office:value="0.1251" calcext:value-type="float">
            <text:p>0.1251</text:p>
          </table:table-cell>
          <table:table-cell office:value-type="float" office:value="0.104" calcext:value-type="float">
            <text:p>0.1040</text:p>
          </table:table-cell>
          <table:table-cell office:value-type="float" office:value="0.1057" calcext:value-type="float">
            <text:p>0.1057</text:p>
          </table:table-cell>
          <table:table-cell table:style-name="ce4" office:value-type="float" office:value="0.1004" calcext:value-type="float">
            <text:p>0.1004</text:p>
          </table:table-cell>
          <table:table-cell table:style-name="ce4" office:value-type="float" office:value="0.0634" calcext:value-type="float">
            <text:p>0.0634</text:p>
          </table:table-cell>
          <table:table-cell table:style-name="ce4" office:value-type="float" office:value="0.0326" calcext:value-type="float">
            <text:p>0.0326</text:p>
          </table:table-cell>
          <table:table-cell table:style-name="ce4" office:value-type="float" office:value="0.0441" calcext:value-type="float">
            <text:p>0.0441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7" office:value-type="float" office:value="0" calcext:value-type="float">
            <text:p>0.000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872" calcext:value-type="float">
            <text:p>0.0872</text:p>
          </table:table-cell>
          <table:table-cell office:value-type="float" office:value="0.1245" calcext:value-type="float">
            <text:p>0.1245</text:p>
          </table:table-cell>
          <table:table-cell office:value-type="float" office:value="0.1158" calcext:value-type="float">
            <text:p>0.1158</text:p>
          </table:table-cell>
          <table:table-cell table:style-name="ce4" office:value-type="float" office:value="0.0797" calcext:value-type="float">
            <text:p>0.0797</text:p>
          </table:table-cell>
          <table:table-cell table:style-name="ce4" office:value-type="float" office:value="0.0984" calcext:value-type="float">
            <text:p>0.0984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188" calcext:value-type="float">
            <text:p>0.188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0708" calcext:value-type="float">
            <text:p>0.0708</text:p>
          </table:table-cell>
          <table:table-cell table:style-name="ce4" office:value-type="float" office:value="0.0898" calcext:value-type="float">
            <text:p>0.0898</text:p>
          </table:table-cell>
          <table:table-cell table:style-name="ce4" office:value-type="float" office:value="0.086" calcext:value-type="float">
            <text:p>0.0860</text:p>
          </table:table-cell>
          <table:table-cell table:style-name="ce4" office:value-type="float" office:value="0.0809" calcext:value-type="float">
            <text:p>0.0809</text:p>
          </table:table-cell>
          <table:table-cell table:style-name="ce4" office:value-type="float" office:value="0.1858" calcext:value-type="float">
            <text:p>0.185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038" calcext:value-type="float">
            <text:p>0.0380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394" calcext:value-type="float">
            <text:p>0.0394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231" calcext:value-type="float">
            <text:p>0.0231</text:p>
          </table:table-cell>
          <table:table-cell table:style-name="ce4" office:value-type="float" office:value="0.0207" calcext:value-type="float">
            <text:p>0.0207</text:p>
          </table:table-cell>
          <table:table-cell table:style-name="ce4" office:value-type="float" office:value="0.0142" calcext:value-type="float">
            <text:p>0.0142</text:p>
          </table:table-cell>
          <table:table-cell table:style-name="ce4" office:value-type="float" office:value="0.0131" calcext:value-type="float">
            <text:p>0.0131</text:p>
          </table:table-cell>
          <table:table-cell table:style-name="ce4" office:value-type="float" office:value="0.0265" calcext:value-type="float">
            <text:p>0.026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048" calcext:value-type="float">
            <text:p>0.0480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212" calcext:value-type="float">
            <text:p>0.0212</text:p>
          </table:table-cell>
          <table:table-cell table:style-name="ce4" office:value-type="float" office:value="0.0112" calcext:value-type="float">
            <text:p>0.0112</text:p>
          </table:table-cell>
          <table:table-cell table:style-name="ce4" office:value-type="float" office:value="0.0064" calcext:value-type="float">
            <text:p>0.0064</text:p>
          </table:table-cell>
          <table:table-cell table:style-name="ce4" office:value-type="float" office:value="0.0051" calcext:value-type="float">
            <text:p>0.0051</text:p>
          </table:table-cell>
          <table:table-cell table:style-name="ce4" office:value-type="float" office:value="0.0087" calcext:value-type="float">
            <text:p>0.0087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701" calcext:value-type="float">
            <text:p>0.0701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153" calcext:value-type="float">
            <text:p>0.0153</text:p>
          </table:table-cell>
          <table:table-cell table:style-name="ce4" office:value-type="float" office:value="0.0084" calcext:value-type="float">
            <text:p>0.0084</text:p>
          </table:table-cell>
          <table:table-cell table:style-name="ce4" office:value-type="float" office:value="0.0052" calcext:value-type="float">
            <text:p>0.0052</text:p>
          </table:table-cell>
          <table:table-cell table:style-name="ce4" office:value-type="float" office:value="0.0038" calcext:value-type="float">
            <text:p>0.0038</text:p>
          </table:table-cell>
          <table:table-cell table:style-name="ce4" office:value-type="float" office:value="0.0099" calcext:value-type="float">
            <text:p>0.0099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283" calcext:value-type="float">
            <text:p>0.0283</text:p>
          </table:table-cell>
          <table:table-cell table:style-name="ce4" office:value-type="float" office:value="0.0204" calcext:value-type="float">
            <text:p>0.0204</text:p>
          </table:table-cell>
          <table:table-cell table:style-name="ce4" office:value-type="float" office:value="0.0129" calcext:value-type="float">
            <text:p>0.0129</text:p>
          </table:table-cell>
          <table:table-cell table:style-name="ce4" office:value-type="float" office:value="0.0096" calcext:value-type="float">
            <text:p>0.0096</text:p>
          </table:table-cell>
          <table:table-cell table:style-name="ce4" office:value-type="float" office:value="0.018" calcext:value-type="float">
            <text:p>0.018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27" calcext:value-type="float">
            <text:p>0.0270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355" calcext:value-type="float">
            <text:p>0.0355</text:p>
          </table:table-cell>
          <table:table-cell table:style-name="ce4" office:value-type="float" office:value="0.0264" calcext:value-type="float">
            <text:p>0.0264</text:p>
          </table:table-cell>
          <table:table-cell table:style-name="ce4" office:value-type="float" office:value="0.017" calcext:value-type="float">
            <text:p>0.0170</text:p>
          </table:table-cell>
          <table:table-cell table:style-name="ce4" office:value-type="float" office:value="0.0109" calcext:value-type="float">
            <text:p>0.0109</text:p>
          </table:table-cell>
          <table:table-cell table:style-name="ce4" office:value-type="float" office:value="0.0146" calcext:value-type="float">
            <text:p>0.014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1" calcext:value-type="float">
            <text:p>0.0100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0538" calcext:value-type="float">
            <text:p>0.0538</text:p>
          </table:table-cell>
          <table:table-cell office:value-type="float" office:value="0.0636" calcext:value-type="float">
            <text:p>0.0636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0862" calcext:value-type="float">
            <text:p>0.0862</text:p>
          </table:table-cell>
          <table:table-cell office:value-type="float" office:value="0.0883" calcext:value-type="float">
            <text:p>0.0883</text:p>
          </table:table-cell>
          <table:table-cell office:value-type="float" office:value="0.0843" calcext:value-type="float">
            <text:p>0.0843</text:p>
          </table:table-cell>
          <table:table-cell table:style-name="ce4" office:value-type="float" office:value="0.0638" calcext:value-type="float">
            <text:p>0.0638</text:p>
          </table:table-cell>
          <table:table-cell table:style-name="ce4" office:value-type="float" office:value="0.0455" calcext:value-type="float">
            <text:p>0.0455</text:p>
          </table:table-cell>
          <table:table-cell table:style-name="ce4" office:value-type="float" office:value="0.0299" calcext:value-type="float">
            <text:p>0.0299</text:p>
          </table:table-cell>
          <table:table-cell table:style-name="ce4" office:value-type="float" office:value="0.0578" calcext:value-type="float">
            <text:p>0.057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16" calcext:value-type="float">
            <text:p>0.0160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32" calcext:value-type="float">
            <text:p>0.0320</text:p>
          </table:table-cell>
          <table:table-cell office:value-type="float" office:value="0.071" calcext:value-type="float">
            <text:p>0.0710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0635" calcext:value-type="float">
            <text:p>0.0635</text:p>
          </table:table-cell>
          <table:table-cell table:style-name="ce4" office:value-type="float" office:value="0.0456" calcext:value-type="float">
            <text:p>0.0456</text:p>
          </table:table-cell>
          <table:table-cell table:style-name="ce4" office:value-type="float" office:value="0.0362" calcext:value-type="float">
            <text:p>0.0362</text:p>
          </table:table-cell>
          <table:table-cell table:style-name="ce4" office:value-type="float" office:value="0.0259" calcext:value-type="float">
            <text:p>0.0259</text:p>
          </table:table-cell>
          <table:table-cell table:style-name="ce4" office:value-type="float" office:value="0.0282" calcext:value-type="float">
            <text:p>0.028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2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17" calcext:value-type="float">
            <text:p>0.0170</text:p>
          </table:table-cell>
          <table:table-cell office:value-type="float" office:value="0.022" calcext:value-type="float">
            <text:p>0.0220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581" calcext:value-type="float">
            <text:p>0.0581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0812" calcext:value-type="float">
            <text:p>0.0812</text:p>
          </table:table-cell>
          <table:table-cell table:style-name="ce4" office:value-type="float" office:value="0.0671" calcext:value-type="float">
            <text:p>0.0671</text:p>
          </table:table-cell>
          <table:table-cell table:style-name="ce4" office:value-type="float" office:value="0.0611" calcext:value-type="float">
            <text:p>0.0611</text:p>
          </table:table-cell>
          <table:table-cell table:style-name="ce4" office:value-type="float" office:value="0.0511" calcext:value-type="float">
            <text:p>0.0511</text:p>
          </table:table-cell>
          <table:table-cell table:style-name="ce4" office:value-type="float" office:value="0.0842" calcext:value-type="float">
            <text:p>0.0842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7" calcext:value-type="float">
            <text:p>43.7</text:p>
          </table:table-cell>
          <table:table-cell table:number-columns-repeated="2" office:value-type="float" office:value="0.0048" calcext:value-type="float">
            <text:p>0.0048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32" calcext:value-type="float">
            <text:p>0.0032</text:p>
          </table:table-cell>
          <table:table-cell office:value-type="float" office:value="0" calcext:value-type="float">
            <text:p>0.0000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0539" calcext:value-type="float">
            <text:p>0.0539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065" calcext:value-type="float">
            <text:p>0.0650</text:p>
          </table:table-cell>
          <table:table-cell office:value-type="float" office:value="0.0887" calcext:value-type="float">
            <text:p>0.0887</text:p>
          </table:table-cell>
          <table:table-cell table:style-name="ce4" office:value-type="float" office:value="0.0792" calcext:value-type="float">
            <text:p>0.0792</text:p>
          </table:table-cell>
          <table:table-cell table:style-name="ce4" office:value-type="float" office:value="0.0586" calcext:value-type="float">
            <text:p>0.0586</text:p>
          </table:table-cell>
          <table:table-cell table:style-name="ce4" office:value-type="float" office:value="0.0349" calcext:value-type="float">
            <text:p>0.0349</text:p>
          </table:table-cell>
          <table:table-cell table:style-name="ce4" office:value-type="float" office:value="0.0396" calcext:value-type="float">
            <text:p>0.039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.0021" calcext:value-type="float">
            <text:p>0.0021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7" calcext:value-type="float">
            <text:p>0.0700</text:p>
          </table:table-cell>
          <table:table-cell office:value-type="float" office:value="0.0797" calcext:value-type="float">
            <text:p>0.0797</text:p>
          </table:table-cell>
          <table:table-cell table:style-name="ce4" office:value-type="float" office:value="0.0787" calcext:value-type="float">
            <text:p>0.0787</text:p>
          </table:table-cell>
          <table:table-cell table:style-name="ce4" office:value-type="float" office:value="0.0774" calcext:value-type="float">
            <text:p>0.0774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0895" calcext:value-type="float">
            <text:p>0.089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52" calcext:value-type="float">
            <text:p>0.0052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.0069" calcext:value-type="float">
            <text:p>0.0069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07" calcext:value-type="float">
            <text:p>0.0207</text:p>
          </table:table-cell>
          <table:table-cell table:number-columns-repeated="2" office:value-type="float" office:value="0.038" calcext:value-type="float">
            <text:p>0.038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0709" calcext:value-type="float">
            <text:p>0.0709</text:p>
          </table:table-cell>
          <table:table-cell table:style-name="ce4" office:value-type="float" office:value="0.0691" calcext:value-type="float">
            <text:p>0.0691</text:p>
          </table:table-cell>
          <table:table-cell table:style-name="ce4" office:value-type="float" office:value="0.0588" calcext:value-type="float">
            <text:p>0.0588</text:p>
          </table:table-cell>
          <table:table-cell table:style-name="ce4" office:value-type="float" office:value="0.0328" calcext:value-type="float">
            <text:p>0.0328</text:p>
          </table:table-cell>
          <table:table-cell table:style-name="ce4" office:value-type="float" office:value="0.0674" calcext:value-type="float">
            <text:p>0.067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8" calcext:value-type="float">
            <text:p>20.8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159" calcext:value-type="float">
            <text:p>0.0159</text:p>
          </table:table-cell>
          <table:table-cell table:number-columns-repeated="2" office:value-type="float" office:value="0.0127" calcext:value-type="float">
            <text:p>0.0127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603" calcext:value-type="float">
            <text:p>0.0603</text:p>
          </table:table-cell>
          <table:table-cell table:style-name="ce4" office:value-type="float" office:value="0.0444" calcext:value-type="float">
            <text:p>0.0444</text:p>
          </table:table-cell>
          <table:table-cell table:number-columns-repeated="2" table:style-name="ce4" office:value-type="float" office:value="0.0571" calcext:value-type="float">
            <text:p>0.0571</text:p>
          </table:table-cell>
          <table:table-cell table:style-name="ce4" office:value-type="float" office:value="0.1714" calcext:value-type="float">
            <text:p>0.171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4" calcext:value-type="float">
            <text:p>21.4</text:p>
          </table:table-cell>
          <table:table-cell table:number-columns-repeated="3" office:value-type="float" office:value="0.0203" calcext:value-type="float">
            <text:p>0.0203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9" calcext:value-type="float">
            <text:p>0.0090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158" calcext:value-type="float">
            <text:p>0.0158</text:p>
          </table:table-cell>
          <table:table-cell table:number-columns-repeated="3" office:value-type="float" office:value="0.0293" calcext:value-type="float">
            <text:p>0.0293</text:p>
          </table:table-cell>
          <table:table-cell office:value-type="float" office:value="0.045" calcext:value-type="float">
            <text:p>0.0450</text:p>
          </table:table-cell>
          <table:table-cell table:style-name="ce4" office:value-type="float" office:value="0.0248" calcext:value-type="float">
            <text:p>0.0248</text:p>
          </table:table-cell>
          <table:table-cell table:style-name="ce4" office:value-type="float" office:value="0.036" calcext:value-type="float">
            <text:p>0.0360</text:p>
          </table:table-cell>
          <table:table-cell table:style-name="ce4" office:value-type="float" office:value="0.0158" calcext:value-type="float">
            <text:p>0.0158</text:p>
          </table:table-cell>
          <table:table-cell table:style-name="ce4" office:value-type="float" office:value="0.1149" calcext:value-type="float">
            <text:p>0.1149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.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17" calcext:value-type="float">
            <text:p>0.0017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0.0017" calcext:value-type="float">
            <text:p>0.0017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468" calcext:value-type="float">
            <text:p>0.0468</text:p>
          </table:table-cell>
          <table:table-cell table:style-name="ce4" office:value-type="float" office:value="0.0433" calcext:value-type="float">
            <text:p>0.0433</text:p>
          </table:table-cell>
          <table:table-cell table:style-name="ce4" office:value-type="float" office:value="0.0572" calcext:value-type="float">
            <text:p>0.0572</text:p>
          </table:table-cell>
          <table:table-cell table:style-name="ce4" office:value-type="float" office:value="0.0832" calcext:value-type="float">
            <text:p>0.0832</text:p>
          </table:table-cell>
          <table:table-cell table:style-name="ce4" office:value-type="float" office:value="0.2756" calcext:value-type="float">
            <text:p>0.275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29" calcext:value-type="float">
            <text:p>0.0290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072" calcext:value-type="float">
            <text:p>0.0072</text:p>
          </table:table-cell>
          <table:table-cell office:value-type="float" office:value="0" calcext:value-type="float">
            <text:p>0.0000</text:p>
          </table:table-cell>
          <table:table-cell office:value-type="float" office:value="0.0072" calcext:value-type="float">
            <text:p>0.0072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72" calcext:value-type="float">
            <text:p>0.0072</text:p>
          </table:table-cell>
          <table:table-cell office:value-type="float" office:value="0.0145" calcext:value-type="float">
            <text:p>0.0145</text:p>
          </table:table-cell>
          <table:table-cell office:value-type="float" office:value="0" calcext:value-type="float">
            <text:p>0.0000</text:p>
          </table:table-cell>
          <table:table-cell table:number-columns-repeated="3" office:value-type="float" office:value="0.0145" calcext:value-type="float">
            <text:p>0.0145</text:p>
          </table:table-cell>
          <table:table-cell office:value-type="float" office:value="0.029" calcext:value-type="float">
            <text:p>0.0290</text:p>
          </table:table-cell>
          <table:table-cell office:value-type="float" office:value="0.0652" calcext:value-type="float">
            <text:p>0.0652</text:p>
          </table:table-cell>
          <table:table-cell table:style-name="ce4" office:value-type="float" office:value="0.1232" calcext:value-type="float">
            <text:p>0.1232</text:p>
          </table:table-cell>
          <table:table-cell table:style-name="ce4" office:value-type="float" office:value="0.0942" calcext:value-type="float">
            <text:p>0.0942</text:p>
          </table:table-cell>
          <table:table-cell table:style-name="ce4" office:value-type="float" office:value="0.0507" calcext:value-type="float">
            <text:p>0.0507</text:p>
          </table:table-cell>
          <table:table-cell table:style-name="ce4" office:value-type="float" office:value="0.2464" calcext:value-type="float">
            <text:p>0.246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9" calcext:value-type="float">
            <text:p>0.0090</text:p>
          </table:table-cell>
          <table:table-cell office:value-type="float" office:value="0.014" calcext:value-type="float">
            <text:p>0.0140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447" calcext:value-type="float">
            <text:p>0.0447</text:p>
          </table:table-cell>
          <table:table-cell table:style-name="ce4" office:value-type="float" office:value="0.0301" calcext:value-type="float">
            <text:p>0.0301</text:p>
          </table:table-cell>
          <table:table-cell table:style-name="ce4" office:value-type="float" office:value="0.0376" calcext:value-type="float">
            <text:p>0.0376</text:p>
          </table:table-cell>
          <table:table-cell table:style-name="ce4" office:value-type="float" office:value="0.0286" calcext:value-type="float">
            <text:p>0.0286</text:p>
          </table:table-cell>
          <table:table-cell table:style-name="ce4" office:value-type="float" office:value="0.0853" calcext:value-type="float">
            <text:p>0.085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2" office:value-type="float" office:value="0.0018" calcext:value-type="float">
            <text:p>0.0018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22" calcext:value-type="float">
            <text:p>0.0220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54" calcext:value-type="float">
            <text:p>0.0540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51" calcext:value-type="float">
            <text:p>0.0510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315" calcext:value-type="float">
            <text:p>0.0315</text:p>
          </table:table-cell>
          <table:table-cell table:number-columns-repeated="2" office:value-type="float" office:value="0.035" calcext:value-type="float">
            <text:p>0.0350</text:p>
          </table:table-cell>
          <table:table-cell office:value-type="float" office:value="0.0309" calcext:value-type="float">
            <text:p>0.0309</text:p>
          </table:table-cell>
          <table:table-cell table:style-name="ce4" office:value-type="float" office:value="0.035" calcext:value-type="float">
            <text:p>0.0350</text:p>
          </table:table-cell>
          <table:table-cell table:style-name="ce4" office:value-type="float" office:value="0.0427" calcext:value-type="float">
            <text:p>0.0427</text:p>
          </table:table-cell>
          <table:table-cell table:style-name="ce4" office:value-type="float" office:value="0.0475" calcext:value-type="float">
            <text:p>0.0475</text:p>
          </table:table-cell>
          <table:table-cell table:style-name="ce4" office:value-type="float" office:value="0.1525" calcext:value-type="float">
            <text:p>0.152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.0004" calcext:value-type="float">
            <text:p>0.0004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677" calcext:value-type="float">
            <text:p>0.0677</text:p>
          </table:table-cell>
          <table:table-cell office:value-type="float" office:value="0.0673" calcext:value-type="float">
            <text:p>0.0673</text:p>
          </table:table-cell>
          <table:table-cell table:number-columns-repeated="2" table:style-name="ce4" office:value-type="float" office:value="0.059" calcext:value-type="float">
            <text:p>0.0590</text:p>
          </table:table-cell>
          <table:table-cell table:style-name="ce4" office:value-type="float" office:value="0.0504" calcext:value-type="float">
            <text:p>0.0504</text:p>
          </table:table-cell>
          <table:table-cell table:style-name="ce4" office:value-type="float" office:value="0.1306" calcext:value-type="float">
            <text:p>0.130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.000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953" calcext:value-type="float">
            <text:p>0.0953</text:p>
          </table:table-cell>
          <table:table-cell office:value-type="float" office:value="0.1042" calcext:value-type="float">
            <text:p>0.1042</text:p>
          </table:table-cell>
          <table:table-cell table:style-name="ce4" office:value-type="float" office:value="0.0979" calcext:value-type="float">
            <text:p>0.0979</text:p>
          </table:table-cell>
          <table:table-cell table:style-name="ce4" office:value-type="float" office:value="0.0803" calcext:value-type="float">
            <text:p>0.0803</text:p>
          </table:table-cell>
          <table:table-cell table:style-name="ce4" office:value-type="float" office:value="0.0588" calcext:value-type="float">
            <text:p>0.0588</text:p>
          </table:table-cell>
          <table:table-cell table:style-name="ce4" office:value-type="float" office:value="0.1185" calcext:value-type="float">
            <text:p>0.11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.0006" calcext:value-type="float">
            <text:p>0.0006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6" calcext:value-type="float">
            <text:p>0.0360</text:p>
          </table:table-cell>
          <table:table-cell office:value-type="float" office:value="0.0468" calcext:value-type="float">
            <text:p>0.0468</text:p>
          </table:table-cell>
          <table:table-cell table:style-name="ce4" office:value-type="float" office:value="0.0414" calcext:value-type="float">
            <text:p>0.0414</text:p>
          </table:table-cell>
          <table:table-cell table:style-name="ce4" office:value-type="float" office:value="0.045" calcext:value-type="float">
            <text:p>0.0450</text:p>
          </table:table-cell>
          <table:table-cell table:style-name="ce4" office:value-type="float" office:value="0.048" calcext:value-type="float">
            <text:p>0.0480</text:p>
          </table:table-cell>
          <table:table-cell table:style-name="ce4" office:value-type="float" office:value="0.158" calcext:value-type="float">
            <text:p>0.158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432" calcext:value-type="float">
            <text:p>0.0432</text:p>
          </table:table-cell>
          <table:table-cell table:style-name="ce4" office:value-type="float" office:value="0.0593" calcext:value-type="float">
            <text:p>0.0593</text:p>
          </table:table-cell>
          <table:table-cell table:style-name="ce4" office:value-type="float" office:value="0.0607" calcext:value-type="float">
            <text:p>0.0607</text:p>
          </table:table-cell>
          <table:table-cell table:style-name="ce4" office:value-type="float" office:value="0.0612" calcext:value-type="float">
            <text:p>0.0612</text:p>
          </table:table-cell>
          <table:table-cell table:style-name="ce4" office:value-type="float" office:value="0.2159" calcext:value-type="float">
            <text:p>0.215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0536" calcext:value-type="float">
            <text:p>0.0536</text:p>
          </table:table-cell>
          <table:table-cell table:style-name="ce4" office:value-type="float" office:value="0.0651" calcext:value-type="float">
            <text:p>0.0651</text:p>
          </table:table-cell>
          <table:table-cell table:style-name="ce4" office:value-type="float" office:value="0.0703" calcext:value-type="float">
            <text:p>0.0703</text:p>
          </table:table-cell>
          <table:table-cell table:style-name="ce4" office:value-type="float" office:value="0.0753" calcext:value-type="float">
            <text:p>0.0753</text:p>
          </table:table-cell>
          <table:table-cell table:style-name="ce4" office:value-type="float" office:value="0.2579" calcext:value-type="float">
            <text:p>0.257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37" calcext:value-type="float">
            <text:p>0.0370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564" calcext:value-type="float">
            <text:p>0.0564</text:p>
          </table:table-cell>
          <table:table-cell table:style-name="ce4" office:value-type="float" office:value="0.0556" calcext:value-type="float">
            <text:p>0.0556</text:p>
          </table:table-cell>
          <table:table-cell table:number-columns-repeated="2" table:style-name="ce4" office:value-type="float" office:value="0.051" calcext:value-type="float">
            <text:p>0.0510</text:p>
          </table:table-cell>
          <table:table-cell table:style-name="ce4" office:value-type="float" office:value="0.1303" calcext:value-type="float">
            <text:p>0.130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429" calcext:value-type="float">
            <text:p>0.0429</text:p>
          </table:table-cell>
          <table:table-cell table:style-name="ce4" office:value-type="float" office:value="0.0495" calcext:value-type="float">
            <text:p>0.0495</text:p>
          </table:table-cell>
          <table:table-cell table:style-name="ce4" office:value-type="float" office:value="0.0469" calcext:value-type="float">
            <text:p>0.0469</text:p>
          </table:table-cell>
          <table:table-cell table:style-name="ce4" office:value-type="float" office:value="0.0429" calcext:value-type="float">
            <text:p>0.0429</text:p>
          </table:table-cell>
          <table:table-cell table:style-name="ce4" office:value-type="float" office:value="0.1199" calcext:value-type="float">
            <text:p>0.119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.0016" calcext:value-type="float">
            <text:p>0.001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32" calcext:value-type="float">
            <text:p>0.0320</text:p>
          </table:table-cell>
          <table:table-cell office:value-type="float" office:value="0.0336" calcext:value-type="float">
            <text:p>0.0336</text:p>
          </table:table-cell>
          <table:table-cell table:number-columns-repeated="2" office:value-type="float" office:value="0.0331" calcext:value-type="float">
            <text:p>0.0331</text:p>
          </table:table-cell>
          <table:table-cell table:style-name="ce4" office:value-type="float" office:value="0.0372" calcext:value-type="float">
            <text:p>0.0372</text:p>
          </table:table-cell>
          <table:table-cell table:number-columns-repeated="2" table:style-name="ce4" office:value-type="float" office:value="0.0388" calcext:value-type="float">
            <text:p>0.0388</text:p>
          </table:table-cell>
          <table:table-cell table:style-name="ce4" office:value-type="float" office:value="0.131" calcext:value-type="float">
            <text:p>0.131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6" calcext:value-type="float">
            <text:p>0.0006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3" calcext:value-type="float">
            <text:p>0.0300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436" calcext:value-type="float">
            <text:p>0.0436</text:p>
          </table:table-cell>
          <table:table-cell table:style-name="ce4" office:value-type="float" office:value="0.043" calcext:value-type="float">
            <text:p>0.0430</text:p>
          </table:table-cell>
          <table:table-cell table:style-name="ce4" office:value-type="float" office:value="0.0424" calcext:value-type="float">
            <text:p>0.0424</text:p>
          </table:table-cell>
          <table:table-cell table:style-name="ce4" office:value-type="float" office:value="0.0367" calcext:value-type="float">
            <text:p>0.0367</text:p>
          </table:table-cell>
          <table:table-cell table:style-name="ce4" office:value-type="float" office:value="0.0878" calcext:value-type="float">
            <text:p>0.087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9" calcext:value-type="float">
            <text:p>0.0090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8" calcext:value-type="float">
            <text:p>0.0180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356" calcext:value-type="float">
            <text:p>0.0356</text:p>
          </table:table-cell>
          <table:table-cell table:number-columns-repeated="2" office:value-type="float" office:value="0.0403" calcext:value-type="float">
            <text:p>0.0403</text:p>
          </table:table-cell>
          <table:table-cell table:style-name="ce4" office:value-type="float" office:value="0.037" calcext:value-type="float">
            <text:p>0.0370</text:p>
          </table:table-cell>
          <table:table-cell table:style-name="ce4" office:value-type="float" office:value="0.0403" calcext:value-type="float">
            <text:p>0.0403</text:p>
          </table:table-cell>
          <table:table-cell table:style-name="ce4" office:value-type="float" office:value="0.0565" calcext:value-type="float">
            <text:p>0.0565</text:p>
          </table:table-cell>
          <table:table-cell table:style-name="ce4" office:value-type="float" office:value="0.1385" calcext:value-type="float">
            <text:p>0.138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.0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0399" calcext:value-type="float">
            <text:p>0.0399</text:p>
          </table:table-cell>
          <table:table-cell table:style-name="ce4" office:value-type="float" office:value="0.0506" calcext:value-type="float">
            <text:p>0.0506</text:p>
          </table:table-cell>
          <table:table-cell table:style-name="ce4" office:value-type="float" office:value="0.0489" calcext:value-type="float">
            <text:p>0.0489</text:p>
          </table:table-cell>
          <table:table-cell table:style-name="ce4" office:value-type="float" office:value="0.0499" calcext:value-type="float">
            <text:p>0.0499</text:p>
          </table:table-cell>
          <table:table-cell table:style-name="ce4" office:value-type="float" office:value="0.1669" calcext:value-type="float">
            <text:p>0.166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.0004" calcext:value-type="float">
            <text:p>0.0004</text:p>
          </table:table-cell>
          <table:table-cell table:number-columns-repeated="2" office:value-type="float" office:value="0.0017" calcext:value-type="float">
            <text:p>0.0017</text:p>
          </table:table-cell>
          <table:table-cell table:number-columns-repeated="2" office:value-type="float" office:value="0.0021" calcext:value-type="float">
            <text:p>0.0021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0778" calcext:value-type="float">
            <text:p>0.0778</text:p>
          </table:table-cell>
          <table:table-cell table:style-name="ce4" office:value-type="float" office:value="0.074" calcext:value-type="float">
            <text:p>0.0740</text:p>
          </table:table-cell>
          <table:table-cell table:style-name="ce4" office:value-type="float" office:value="0.0604" calcext:value-type="float">
            <text:p>0.0604</text:p>
          </table:table-cell>
          <table:table-cell table:style-name="ce4" office:value-type="float" office:value="0.0523" calcext:value-type="float">
            <text:p>0.0523</text:p>
          </table:table-cell>
          <table:table-cell table:style-name="ce4" office:value-type="float" office:value="0.1471" calcext:value-type="float">
            <text:p>0.147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4" calcext:value-type="float">
            <text:p>0.0040</text:p>
          </table:table-cell>
          <table:table-cell table:number-columns-repeated="2" office:value-type="float" office:value="0.0027" calcext:value-type="float">
            <text:p>0.0027</text:p>
          </table:table-cell>
          <table:table-cell office:value-type="float" office:value="0.006" calcext:value-type="float">
            <text:p>0.006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342" calcext:value-type="float">
            <text:p>0.0342</text:p>
          </table:table-cell>
          <table:table-cell table:style-name="ce4" office:value-type="float" office:value="0.0288" calcext:value-type="float">
            <text:p>0.0288</text:p>
          </table:table-cell>
          <table:table-cell table:style-name="ce4" office:value-type="float" office:value="0.0315" calcext:value-type="float">
            <text:p>0.0315</text:p>
          </table:table-cell>
          <table:table-cell table:style-name="ce4" office:value-type="float" office:value="0.0302" calcext:value-type="float">
            <text:p>0.0302</text:p>
          </table:table-cell>
          <table:table-cell table:style-name="ce4" office:value-type="float" office:value="0.0892" calcext:value-type="float">
            <text:p>0.089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349" calcext:value-type="float">
            <text:p>0.0349</text:p>
          </table:table-cell>
          <table:table-cell table:style-name="ce4" office:value-type="float" office:value="0.0386" calcext:value-type="float">
            <text:p>0.0386</text:p>
          </table:table-cell>
          <table:table-cell table:style-name="ce4" office:value-type="float" office:value="0.0374" calcext:value-type="float">
            <text:p>0.0374</text:p>
          </table:table-cell>
          <table:table-cell table:style-name="ce4" office:value-type="float" office:value="0.0337" calcext:value-type="float">
            <text:p>0.0337</text:p>
          </table:table-cell>
          <table:table-cell table:style-name="ce4" office:value-type="float" office:value="0.095" calcext:value-type="float">
            <text:p>0.095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12" calcext:value-type="float">
            <text:p>0.0012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433" calcext:value-type="float">
            <text:p>0.0433</text:p>
          </table:table-cell>
          <table:table-cell table:style-name="ce4" office:value-type="float" office:value="0.0387" calcext:value-type="float">
            <text:p>0.0387</text:p>
          </table:table-cell>
          <table:table-cell table:style-name="ce4" office:value-type="float" office:value="0.0427" calcext:value-type="float">
            <text:p>0.0427</text:p>
          </table:table-cell>
          <table:table-cell table:style-name="ce4" office:value-type="float" office:value="0.0359" calcext:value-type="float">
            <text:p>0.0359</text:p>
          </table:table-cell>
          <table:table-cell table:style-name="ce4" office:value-type="float" office:value="0.1114" calcext:value-type="float">
            <text:p>0.111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2" calcext:value-type="float">
            <text:p>0.0200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2" calcext:value-type="float">
            <text:p>0.0200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278" calcext:value-type="float">
            <text:p>0.0278</text:p>
          </table:table-cell>
          <table:table-cell table:style-name="ce4" office:value-type="float" office:value="0.0281" calcext:value-type="float">
            <text:p>0.0281</text:p>
          </table:table-cell>
          <table:table-cell table:style-name="ce4" office:value-type="float" office:value="0.027" calcext:value-type="float">
            <text:p>0.0270</text:p>
          </table:table-cell>
          <table:table-cell table:style-name="ce4" office:value-type="float" office:value="0.0258" calcext:value-type="float">
            <text:p>0.0258</text:p>
          </table:table-cell>
          <table:table-cell table:style-name="ce4" office:value-type="float" office:value="0.0881" calcext:value-type="float">
            <text:p>0.088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1" calcext:value-type="float">
            <text:p>0.0110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419" calcext:value-type="float">
            <text:p>0.0419</text:p>
          </table:table-cell>
          <table:table-cell table:style-name="ce4" office:value-type="float" office:value="0.0295" calcext:value-type="float">
            <text:p>0.0295</text:p>
          </table:table-cell>
          <table:table-cell table:style-name="ce4" office:value-type="float" office:value="0.0278" calcext:value-type="float">
            <text:p>0.0278</text:p>
          </table:table-cell>
          <table:table-cell table:style-name="ce4" office:value-type="float" office:value="0.0262" calcext:value-type="float">
            <text:p>0.0262</text:p>
          </table:table-cell>
          <table:table-cell table:style-name="ce4" office:value-type="float" office:value="0.1155" calcext:value-type="float">
            <text:p>0.115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11" calcext:value-type="float">
            <text:p>0.0110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8" calcext:value-type="float">
            <text:p>0.0180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099" calcext:value-type="float">
            <text:p>0.0099</text:p>
          </table:table-cell>
          <table:table-cell table:style-name="ce4" office:value-type="float" office:value="0.013" calcext:value-type="float">
            <text:p>0.0130</text:p>
          </table:table-cell>
          <table:table-cell table:style-name="ce4" office:value-type="float" office:value="0.0101" calcext:value-type="float">
            <text:p>0.0101</text:p>
          </table:table-cell>
          <table:table-cell table:style-name="ce4" office:value-type="float" office:value="0.0097" calcext:value-type="float">
            <text:p>0.0097</text:p>
          </table:table-cell>
          <table:table-cell table:style-name="ce4" office:value-type="float" office:value="0.0319" calcext:value-type="float">
            <text:p>0.0319</text:p>
          </table:table-cell>
        </table:table-row>
        <table:table-row table:style-name="ro1">
          <table:table-cell office:value-type="string" calcext:value-type="string">
            <text:p>#Trawl</text:p>
          </table:table-cell>
          <table:table-cell office:value-type="string" calcext:value-type="string">
            <text:p>bycatch</text:p>
          </table:table-cell>
          <table:table-cell office:value-type="string" calcext:value-type="string">
            <text:p>female</text:p>
          </table:table-cell>
          <table:table-cell table:number-columns-repeated="4"/>
          <table:table-cell table:style-name="Default" table:number-columns-repeated="17"/>
          <table:table-cell table:number-columns-repeated="4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table:style-name="Default"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5"/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6" office:value-type="float" office:value="0" calcext:value-type="float">
            <text:p>0.0000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26" calcext:value-type="float">
            <text:p>0.0260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7" calcext:value-type="float">
            <text:p>0.0070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10" office:value-type="float" office:value="0" calcext:value-type="float">
            <text:p>0.0000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61" calcext:value-type="float">
            <text:p>0.0610</text:p>
          </table:table-cell>
          <table:table-cell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544" calcext:value-type="float">
            <text:p>0.0544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139" calcext:value-type="float">
            <text:p>0.0139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16" calcext:value-type="float">
            <text:p>0.0160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0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612" calcext:value-type="float">
            <text:p>0.0612</text:p>
          </table:table-cell>
          <table:table-cell table:number-columns-repeated="2" office:value-type="float" office:value="0.0245" calcext:value-type="float">
            <text:p>0.0245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54" calcext:value-type="float">
            <text:p>0.0540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4" calcext:value-type="float">
            <text:p>0.0240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086" calcext:value-type="float">
            <text:p>0.0086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631" calcext:value-type="float">
            <text:p>0.0631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49" calcext:value-type="float">
            <text:p>0.0049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1" calcext:value-type="float">
            <text:p>0.010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41" calcext:value-type="float">
            <text:p>0.0041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4" calcext:value-type="float">
            <text:p>0.0400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6" calcext:value-type="float">
            <text:p>0.006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9" calcext:value-type="float">
            <text:p>0.0029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66" calcext:value-type="float">
            <text:p>0.0066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4" calcext:value-type="float">
            <text:p>28.4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8" calcext:value-type="float">
            <text:p>0.0038</text:p>
          </table:table-cell>
          <table:table-cell office:value-type="float" office:value="0" calcext:value-type="float">
            <text:p>0.000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063" calcext:value-type="float">
            <text:p>0.0630</text:p>
          </table:table-cell>
          <table:table-cell office:value-type="float" office:value="0.047" calcext:value-type="float">
            <text:p>0.0470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268" calcext:value-type="float">
            <text:p>0.0268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2" calcext:value-type="float">
            <text:p>0.0020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1" calcext:value-type="float">
            <text:p>0.0100</text:p>
          </table:table-cell>
          <table:table-cell office:value-type="float" office:value="0.018" calcext:value-type="float">
            <text:p>0.0180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22" calcext:value-type="float">
            <text:p>0.0220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16" calcext:value-type="float">
            <text:p>0.0160</text:p>
          </table:table-cell>
          <table:table-cell office:value-type="float" office:value="0.0391" calcext:value-type="float">
            <text:p>0.0391</text:p>
          </table:table-cell>
          <table:table-cell table:number-columns-repeated="2" office:value-type="float" office:value="0.008" calcext:value-type="float">
            <text:p>0.0080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9" calcext:value-type="float">
            <text:p>0.0090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63" calcext:value-type="float">
            <text:p>0.0063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4" calcext:value-type="float">
            <text:p>19.4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17" calcext:value-type="float">
            <text:p>0.0170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172" calcext:value-type="float">
            <text:p>0.0172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69" calcext:value-type="float">
            <text:p>0.0069</text:p>
          </table:table-cell>
          <table:table-cell table:number-columns-repeated="2" office:value-type="float" office:value="0.0112" calcext:value-type="float">
            <text:p>0.0112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038" calcext:value-type="float">
            <text:p>0.0380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449" calcext:value-type="float">
            <text:p>0.0449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.0000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" calcext:value-type="float">
            <text:p>0.0000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254" calcext:value-type="float">
            <text:p>0.0254</text:p>
          </table:table-cell>
          <table:table-cell table:number-columns-repeated="2" office:value-type="float" office:value="0.0159" calcext:value-type="float">
            <text:p>0.0159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54" calcext:value-type="float">
            <text:p>0.0540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1206" calcext:value-type="float">
            <text:p>0.1206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office:value-type="float" office:value="0.0045" calcext:value-type="float">
            <text:p>0.0045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473" calcext:value-type="float">
            <text:p>0.0473</text:p>
          </table:table-cell>
          <table:table-cell table:number-columns-repeated="4" office:value-type="float" office:value="0.036" calcext:value-type="float">
            <text:p>0.0360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36" calcext:value-type="float">
            <text:p>0.0360</text:p>
          </table:table-cell>
          <table:table-cell office:value-type="float" office:value="0.0541" calcext:value-type="float">
            <text:p>0.0541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7" calcext:value-type="float">
            <text:p>24.7</text:p>
          </table:table-cell>
          <table:table-cell office:value-type="float" office:value="0" calcext:value-type="float">
            <text:p>0.000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693" calcext:value-type="float">
            <text:p>0.0693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0.0507" calcext:value-type="float">
            <text:p>0.0507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17" calcext:value-type="float">
            <text:p>0.0217</text:p>
          </table:table-cell>
          <table:table-cell office:value-type="float" office:value="0" calcext:value-type="float">
            <text:p>0.0000</text:p>
          </table:table-cell>
          <table:table-cell office:value-type="float" office:value="0.0217" calcext:value-type="float">
            <text:p>0.0217</text:p>
          </table:table-cell>
          <table:table-cell table:number-columns-repeated="2" office:value-type="float" office:value="0.0072" calcext:value-type="float">
            <text:p>0.0072</text:p>
          </table:table-cell>
          <table:table-cell office:value-type="float" office:value="0.0145" calcext:value-type="float">
            <text:p>0.0145</text:p>
          </table:table-cell>
          <table:table-cell office:value-type="float" office:value="0" calcext:value-type="float">
            <text:p>0.0000</text:p>
          </table:table-cell>
          <table:table-cell office:value-type="float" office:value="0.0217" calcext:value-type="float">
            <text:p>0.0217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7" calcext:value-type="float">
            <text:p>0.0070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0607" calcext:value-type="float">
            <text:p>0.0607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3" calcext:value-type="float">
            <text:p>48.3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2" office:value-type="float" office:value="0.0006" calcext:value-type="float">
            <text:p>0.0006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38" calcext:value-type="float">
            <text:p>0.0380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33" calcext:value-type="float">
            <text:p>0.0330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24" calcext:value-type="float">
            <text:p>0.0240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838" calcext:value-type="float">
            <text:p>0.0838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727" calcext:value-type="float">
            <text:p>0.0727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2" office:value-type="float" office:value="0.0018" calcext:value-type="float">
            <text:p>0.0018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39" calcext:value-type="float">
            <text:p>0.0390</text:p>
          </table:table-cell>
          <table:table-cell office:value-type="float" office:value="0.1159" calcext:value-type="float">
            <text:p>0.1159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027" calcext:value-type="float">
            <text:p>0.0270</text:p>
          </table:table-cell>
          <table:table-cell office:value-type="float" office:value="0.0739" calcext:value-type="float">
            <text:p>0.0739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8" calcext:value-type="float">
            <text:p>0.000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36" calcext:value-type="float">
            <text:p>0.0360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105" calcext:value-type="float">
            <text:p>0.1050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.0019" calcext:value-type="float">
            <text:p>0.0019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0453" calcext:value-type="float">
            <text:p>0.0453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1078" calcext:value-type="float">
            <text:p>0.1078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41" calcext:value-type="float">
            <text:p>0.0410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1358" calcext:value-type="float">
            <text:p>0.1358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38" calcext:value-type="float">
            <text:p>0.0380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1546" calcext:value-type="float">
            <text:p>0.1546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24" calcext:value-type="float">
            <text:p>0.0240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" calcext:value-type="float">
            <text:p>0.0300</text:p>
          </table:table-cell>
          <table:table-cell office:value-type="float" office:value="0.1611" calcext:value-type="float">
            <text:p>0.1611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19" calcext:value-type="float">
            <text:p>0.001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38" calcext:value-type="float">
            <text:p>0.0380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0731" calcext:value-type="float">
            <text:p>0.0731</text:p>
          </table:table-cell>
          <table:table-cell office:value-type="float" office:value="0.0764" calcext:value-type="float">
            <text:p>0.0764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046" calcext:value-type="float">
            <text:p>0.0460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735" calcext:value-type="float">
            <text:p>0.0735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7" calcext:value-type="float">
            <text:p>0.0007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031" calcext:value-type="float">
            <text:p>0.0310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664" calcext:value-type="float">
            <text:p>0.0664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04" calcext:value-type="float">
            <text:p>0.00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2" calcext:value-type="float">
            <text:p>0.0200</text:p>
          </table:table-cell>
          <table:table-cell table:number-columns-repeated="2" office:value-type="float" office:value="0.0327" calcext:value-type="float">
            <text:p>0.0327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714" calcext:value-type="float">
            <text:p>0.0714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.0007" calcext:value-type="float">
            <text:p>0.0007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503" calcext:value-type="float">
            <text:p>0.0503</text:p>
          </table:table-cell>
          <table:table-cell table:number-columns-repeated="2" office:value-type="float" office:value="0.0698" calcext:value-type="float">
            <text:p>0.0698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49" calcext:value-type="float">
            <text:p>0.0490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108" calcext:value-type="float">
            <text:p>0.1080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18" calcext:value-type="float">
            <text:p>0.0018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027" calcext:value-type="float">
            <text:p>0.0270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846" calcext:value-type="float">
            <text:p>0.0846</text:p>
          </table:table-cell>
          <table:table-cell office:value-type="float" office:value="0.0785" calcext:value-type="float">
            <text:p>0.0785</text:p>
          </table:table-cell>
          <table:table-cell office:value-type="float" office:value="0.0687" calcext:value-type="float">
            <text:p>0.0687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1373" calcext:value-type="float">
            <text:p>0.1373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66" calcext:value-type="float">
            <text:p>0.0660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0629" calcext:value-type="float">
            <text:p>0.0629</text:p>
          </table:table-cell>
          <table:table-cell office:value-type="float" office:value="0.123" calcext:value-type="float">
            <text:p>0.1230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0854" calcext:value-type="float">
            <text:p>0.0854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1602" calcext:value-type="float">
            <text:p>0.1602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004" calcext:value-type="float">
            <text:p>0.000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71" calcext:value-type="float">
            <text:p>0.0710</text:p>
          </table:table-cell>
          <table:table-cell office:value-type="float" office:value="0.0849" calcext:value-type="float">
            <text:p>0.0849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0729" calcext:value-type="float">
            <text:p>0.0729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557" calcext:value-type="float">
            <text:p>0.0557</text:p>
          </table:table-cell>
          <table:table-cell office:value-type="float" office:value="0.1201" calcext:value-type="float">
            <text:p>0.1201</text:p>
          </table:table-cell>
          <table:table-cell table:number-columns-repeated="4"/>
        </table:table-row>
      </table:table>
      <table:table table:name="lf_nmfs" table:style-name="ta1">
        <table:table-column table:style-name="co1" table:number-columns-repeated="8" table:default-cell-style-name="Default"/>
        <table:table-column table:style-name="co1" table:number-columns-repeated="20" table:default-cell-style-name="ce3"/>
        <table:table-row table:style-name="ro1">
          <table:table-cell office:value-type="string" calcext:value-type="string">
            <text:p>#NMFS</text:p>
          </table:table-cell>
          <table:table-cell office:value-type="string" calcext:value-type="string">
            <text:p>males</text:p>
          </table:table-cell>
          <table:table-cell office:value-type="string" calcext:value-type="string">
            <text:p>newshell</text:p>
          </table:table-cell>
          <table:table-cell table:number-columns-repeated="5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222" calcext:value-type="float">
            <text:p>0.02220</text:p>
          </table:table-cell>
          <table:table-cell office:value-type="float" office:value="0.04098" calcext:value-type="float">
            <text:p>0.04098</text:p>
          </table:table-cell>
          <table:table-cell office:value-type="float" office:value="0.02989" calcext:value-type="float">
            <text:p>0.02989</text:p>
          </table:table-cell>
          <table:table-cell office:value-type="float" office:value="0.03762" calcext:value-type="float">
            <text:p>0.03762</text:p>
          </table:table-cell>
          <table:table-cell office:value-type="float" office:value="0.0342" calcext:value-type="float">
            <text:p>0.03420</text:p>
          </table:table-cell>
          <table:table-cell office:value-type="float" office:value="0.02982" calcext:value-type="float">
            <text:p>0.02982</text:p>
          </table:table-cell>
          <table:table-cell office:value-type="float" office:value="0.03088" calcext:value-type="float">
            <text:p>0.03088</text:p>
          </table:table-cell>
          <table:table-cell office:value-type="float" office:value="0.02358" calcext:value-type="float">
            <text:p>0.02358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2963" calcext:value-type="float">
            <text:p>0.02963</text:p>
          </table:table-cell>
          <table:table-cell office:value-type="float" office:value="0.02577" calcext:value-type="float">
            <text:p>0.02577</text:p>
          </table:table-cell>
          <table:table-cell office:value-type="float" office:value="0.02759" calcext:value-type="float">
            <text:p>0.02759</text:p>
          </table:table-cell>
          <table:table-cell office:value-type="float" office:value="0.02772" calcext:value-type="float">
            <text:p>0.02772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217" calcext:value-type="float">
            <text:p>0.02217</text:p>
          </table:table-cell>
          <table:table-cell office:value-type="float" office:value="0.02282" calcext:value-type="float">
            <text:p>0.02282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109" calcext:value-type="float">
            <text:p>0.01109</text:p>
          </table:table-cell>
          <table:table-cell office:value-type="float" office:value="0.00758" calcext:value-type="float">
            <text:p>0.00758</text:p>
          </table:table-cell>
          <table:table-cell office:value-type="float" office:value="0.01038" calcext:value-type="float">
            <text:p>0.0103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0.02684" calcext:value-type="float">
            <text:p>0.02684</text:p>
          </table:table-cell>
          <table:table-cell office:value-type="float" office:value="0.05025" calcext:value-type="float">
            <text:p>0.05025</text:p>
          </table:table-cell>
          <table:table-cell office:value-type="float" office:value="0.06211" calcext:value-type="float">
            <text:p>0.06211</text:p>
          </table:table-cell>
          <table:table-cell office:value-type="float" office:value="0.05223" calcext:value-type="float">
            <text:p>0.05223</text:p>
          </table:table-cell>
          <table:table-cell office:value-type="float" office:value="0.05591" calcext:value-type="float">
            <text:p>0.05591</text:p>
          </table:table-cell>
          <table:table-cell office:value-type="float" office:value="0.04486" calcext:value-type="float">
            <text:p>0.04486</text:p>
          </table:table-cell>
          <table:table-cell office:value-type="float" office:value="0.03839" calcext:value-type="float">
            <text:p>0.03839</text:p>
          </table:table-cell>
          <table:table-cell office:value-type="float" office:value="0.03213" calcext:value-type="float">
            <text:p>0.03213</text:p>
          </table:table-cell>
          <table:table-cell office:value-type="float" office:value="0.03917" calcext:value-type="float">
            <text:p>0.03917</text:p>
          </table:table-cell>
          <table:table-cell office:value-type="float" office:value="0.04085" calcext:value-type="float">
            <text:p>0.04085</text:p>
          </table:table-cell>
          <table:table-cell office:value-type="float" office:value="0.03463" calcext:value-type="float">
            <text:p>0.03463</text:p>
          </table:table-cell>
          <table:table-cell office:value-type="float" office:value="0.03447" calcext:value-type="float">
            <text:p>0.03447</text:p>
          </table:table-cell>
          <table:table-cell office:value-type="float" office:value="0.0296" calcext:value-type="float">
            <text:p>0.02960</text:p>
          </table:table-cell>
          <table:table-cell office:value-type="float" office:value="0.01955" calcext:value-type="float">
            <text:p>0.01955</text:p>
          </table:table-cell>
          <table:table-cell office:value-type="float" office:value="0.02032" calcext:value-type="float">
            <text:p>0.02032</text:p>
          </table:table-cell>
          <table:table-cell office:value-type="float" office:value="0.01068" calcext:value-type="float">
            <text:p>0.01068</text:p>
          </table:table-cell>
          <table:table-cell office:value-type="float" office:value="0.00547" calcext:value-type="float">
            <text:p>0.00547</text:p>
          </table:table-cell>
          <table:table-cell office:value-type="float" office:value="0.00613" calcext:value-type="float">
            <text:p>0.0061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401" calcext:value-type="float">
            <text:p>0.00401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00653" calcext:value-type="float">
            <text:p>0.00653</text:p>
          </table:table-cell>
          <table:table-cell office:value-type="float" office:value="0.01018" calcext:value-type="float">
            <text:p>0.01018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3719" calcext:value-type="float">
            <text:p>0.03719</text:p>
          </table:table-cell>
          <table:table-cell office:value-type="float" office:value="0.04458" calcext:value-type="float">
            <text:p>0.04458</text:p>
          </table:table-cell>
          <table:table-cell office:value-type="float" office:value="0.04387" calcext:value-type="float">
            <text:p>0.04387</text:p>
          </table:table-cell>
          <table:table-cell office:value-type="float" office:value="0.04068" calcext:value-type="float">
            <text:p>0.04068</text:p>
          </table:table-cell>
          <table:table-cell office:value-type="float" office:value="0.04411" calcext:value-type="float">
            <text:p>0.04411</text:p>
          </table:table-cell>
          <table:table-cell office:value-type="float" office:value="0.0397" calcext:value-type="float">
            <text:p>0.03970</text:p>
          </table:table-cell>
          <table:table-cell office:value-type="float" office:value="0.03848" calcext:value-type="float">
            <text:p>0.03848</text:p>
          </table:table-cell>
          <table:table-cell office:value-type="float" office:value="0.02859" calcext:value-type="float">
            <text:p>0.02859</text:p>
          </table:table-cell>
          <table:table-cell office:value-type="float" office:value="0.03019" calcext:value-type="float">
            <text:p>0.03019</text:p>
          </table:table-cell>
          <table:table-cell office:value-type="float" office:value="0.02921" calcext:value-type="float">
            <text:p>0.02921</text:p>
          </table:table-cell>
          <table:table-cell office:value-type="float" office:value="0.02272" calcext:value-type="float">
            <text:p>0.02272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1049" calcext:value-type="float">
            <text:p>0.01049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0.00897" calcext:value-type="float">
            <text:p>0.0089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114" calcext:value-type="float">
            <text:p>0.01140</text:p>
          </table:table-cell>
          <table:table-cell office:value-type="float" office:value="0.01313" calcext:value-type="float">
            <text:p>0.01313</text:p>
          </table:table-cell>
          <table:table-cell office:value-type="float" office:value="0.02219" calcext:value-type="float">
            <text:p>0.02219</text:p>
          </table:table-cell>
          <table:table-cell office:value-type="float" office:value="0.01618" calcext:value-type="float">
            <text:p>0.01618</text:p>
          </table:table-cell>
          <table:table-cell table:number-columns-repeated="2" office:value-type="float" office:value="0.0153" calcext:value-type="float">
            <text:p>0.01530</text:p>
          </table:table-cell>
          <table:table-cell office:value-type="float" office:value="0.02585" calcext:value-type="float">
            <text:p>0.02585</text:p>
          </table:table-cell>
          <table:table-cell office:value-type="float" office:value="0.02749" calcext:value-type="float">
            <text:p>0.02749</text:p>
          </table:table-cell>
          <table:table-cell office:value-type="float" office:value="0.02793" calcext:value-type="float">
            <text:p>0.02793</text:p>
          </table:table-cell>
          <table:table-cell office:value-type="float" office:value="0.02832" calcext:value-type="float">
            <text:p>0.02832</text:p>
          </table:table-cell>
          <table:table-cell office:value-type="float" office:value="0.02738" calcext:value-type="float">
            <text:p>0.02738</text:p>
          </table:table-cell>
          <table:table-cell office:value-type="float" office:value="0.02486" calcext:value-type="float">
            <text:p>0.02486</text:p>
          </table:table-cell>
          <table:table-cell office:value-type="float" office:value="0.02939" calcext:value-type="float">
            <text:p>0.02939</text:p>
          </table:table-cell>
          <table:table-cell office:value-type="float" office:value="0.02987" calcext:value-type="float">
            <text:p>0.02987</text:p>
          </table:table-cell>
          <table:table-cell office:value-type="float" office:value="0.02505" calcext:value-type="float">
            <text:p>0.02505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1579" calcext:value-type="float">
            <text:p>0.01579</text:p>
          </table:table-cell>
          <table:table-cell office:value-type="float" office:value="0.00971" calcext:value-type="float">
            <text:p>0.00971</text:p>
          </table:table-cell>
          <table:table-cell office:value-type="float" office:value="0.00754" calcext:value-type="float">
            <text:p>0.00754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999" calcext:value-type="float">
            <text:p>0.01999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0.00929" calcext:value-type="float">
            <text:p>0.00929</text:p>
          </table:table-cell>
          <table:table-cell office:value-type="float" office:value="0.01149" calcext:value-type="float">
            <text:p>0.01149</text:p>
          </table:table-cell>
          <table:table-cell office:value-type="float" office:value="0.01291" calcext:value-type="float">
            <text:p>0.01291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1338" calcext:value-type="float">
            <text:p>0.01338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1523" calcext:value-type="float">
            <text:p>0.01523</text:p>
          </table:table-cell>
          <table:table-cell office:value-type="float" office:value="0.02268" calcext:value-type="float">
            <text:p>0.02268</text:p>
          </table:table-cell>
          <table:table-cell office:value-type="float" office:value="0.03047" calcext:value-type="float">
            <text:p>0.03047</text:p>
          </table:table-cell>
          <table:table-cell office:value-type="float" office:value="0.03036" calcext:value-type="float">
            <text:p>0.03036</text:p>
          </table:table-cell>
          <table:table-cell office:value-type="float" office:value="0.03909" calcext:value-type="float">
            <text:p>0.03909</text:p>
          </table:table-cell>
          <table:table-cell office:value-type="float" office:value="0.03536" calcext:value-type="float">
            <text:p>0.03536</text:p>
          </table:table-cell>
          <table:table-cell office:value-type="float" office:value="0.03387" calcext:value-type="float">
            <text:p>0.03387</text:p>
          </table:table-cell>
          <table:table-cell office:value-type="float" office:value="0.02822" calcext:value-type="float">
            <text:p>0.02822</text:p>
          </table:table-cell>
          <table:table-cell office:value-type="float" office:value="0.0255" calcext:value-type="float">
            <text:p>0.02550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1919" calcext:value-type="float">
            <text:p>0.01919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3737" calcext:value-type="float">
            <text:p>0.03737</text:p>
          </table:table-cell>
          <table:table-cell office:value-type="float" office:value="0.02873" calcext:value-type="float">
            <text:p>0.02873</text:p>
          </table:table-cell>
          <table:table-cell office:value-type="float" office:value="0.02951" calcext:value-type="float">
            <text:p>0.02951</text:p>
          </table:table-cell>
          <table:table-cell office:value-type="float" office:value="0.02921" calcext:value-type="float">
            <text:p>0.02921</text:p>
          </table:table-cell>
          <table:table-cell office:value-type="float" office:value="0.02624" calcext:value-type="float">
            <text:p>0.02624</text:p>
          </table:table-cell>
          <table:table-cell office:value-type="float" office:value="0.02622" calcext:value-type="float">
            <text:p>0.02622</text:p>
          </table:table-cell>
          <table:table-cell office:value-type="float" office:value="0.02244" calcext:value-type="float">
            <text:p>0.02244</text:p>
          </table:table-cell>
          <table:table-cell office:value-type="float" office:value="0.019" calcext:value-type="float">
            <text:p>0.01900</text:p>
          </table:table-cell>
          <table:table-cell office:value-type="float" office:value="0.02044" calcext:value-type="float">
            <text:p>0.02044</text:p>
          </table:table-cell>
          <table:table-cell office:value-type="float" office:value="0.01585" calcext:value-type="float">
            <text:p>0.01585</text:p>
          </table:table-cell>
          <table:table-cell office:value-type="float" office:value="0.0221" calcext:value-type="float">
            <text:p>0.02210</text:p>
          </table:table-cell>
          <table:table-cell office:value-type="float" office:value="0.02394" calcext:value-type="float">
            <text:p>0.02394</text:p>
          </table:table-cell>
          <table:table-cell office:value-type="float" office:value="0.02464" calcext:value-type="float">
            <text:p>0.02464</text:p>
          </table:table-cell>
          <table:table-cell office:value-type="float" office:value="0.03517" calcext:value-type="float">
            <text:p>0.03517</text:p>
          </table:table-cell>
          <table:table-cell office:value-type="float" office:value="0.02494" calcext:value-type="float">
            <text:p>0.02494</text:p>
          </table:table-cell>
          <table:table-cell office:value-type="float" office:value="0.02389" calcext:value-type="float">
            <text:p>0.02389</text:p>
          </table:table-cell>
          <table:table-cell office:value-type="float" office:value="0.02059" calcext:value-type="float">
            <text:p>0.02059</text:p>
          </table:table-cell>
          <table:table-cell office:value-type="float" office:value="0.03174" calcext:value-type="float">
            <text:p>0.03174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0.01706" calcext:value-type="float">
            <text:p>0.01706</text:p>
          </table:table-cell>
          <table:table-cell office:value-type="float" office:value="0.02395" calcext:value-type="float">
            <text:p>0.02395</text:p>
          </table:table-cell>
          <table:table-cell office:value-type="float" office:value="0.03517" calcext:value-type="float">
            <text:p>0.03517</text:p>
          </table:table-cell>
          <table:table-cell office:value-type="float" office:value="0.03505" calcext:value-type="float">
            <text:p>0.03505</text:p>
          </table:table-cell>
          <table:table-cell office:value-type="float" office:value="0.03211" calcext:value-type="float">
            <text:p>0.03211</text:p>
          </table:table-cell>
          <table:table-cell office:value-type="float" office:value="0.03314" calcext:value-type="float">
            <text:p>0.03314</text:p>
          </table:table-cell>
          <table:table-cell office:value-type="float" office:value="0.02652" calcext:value-type="float">
            <text:p>0.02652</text:p>
          </table:table-cell>
          <table:table-cell office:value-type="float" office:value="0.02944" calcext:value-type="float">
            <text:p>0.02944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0.0201" calcext:value-type="float">
            <text:p>0.02010</text:p>
          </table:table-cell>
          <table:table-cell office:value-type="float" office:value="0.01216" calcext:value-type="float">
            <text:p>0.01216</text:p>
          </table:table-cell>
          <table:table-cell office:value-type="float" office:value="0.00987" calcext:value-type="float">
            <text:p>0.00987</text:p>
          </table:table-cell>
          <table:table-cell office:value-type="float" office:value="0.00787" calcext:value-type="float">
            <text:p>0.00787</text:p>
          </table:table-cell>
          <table:table-cell office:value-type="float" office:value="0.0059" calcext:value-type="float">
            <text:p>0.00590</text:p>
          </table:table-cell>
          <table:table-cell office:value-type="float" office:value="0.00341" calcext:value-type="float">
            <text:p>0.00341</text:p>
          </table:table-cell>
          <table:table-cell office:value-type="float" office:value="0.00321" calcext:value-type="float">
            <text:p>0.00321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559" calcext:value-type="float">
            <text:p>0.00559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7924" calcext:value-type="float">
            <text:p>0.07924</text:p>
          </table:table-cell>
          <table:table-cell office:value-type="float" office:value="0.08112" calcext:value-type="float">
            <text:p>0.08112</text:p>
          </table:table-cell>
          <table:table-cell office:value-type="float" office:value="0.06821" calcext:value-type="float">
            <text:p>0.06821</text:p>
          </table:table-cell>
          <table:table-cell office:value-type="float" office:value="0.02812" calcext:value-type="float">
            <text:p>0.02812</text:p>
          </table:table-cell>
          <table:table-cell office:value-type="float" office:value="0.02304" calcext:value-type="float">
            <text:p>0.02304</text:p>
          </table:table-cell>
          <table:table-cell office:value-type="float" office:value="0.03021" calcext:value-type="float">
            <text:p>0.03021</text:p>
          </table:table-cell>
          <table:table-cell office:value-type="float" office:value="0.03407" calcext:value-type="float">
            <text:p>0.03407</text:p>
          </table:table-cell>
          <table:table-cell office:value-type="float" office:value="0.02807" calcext:value-type="float">
            <text:p>0.02807</text:p>
          </table:table-cell>
          <table:table-cell office:value-type="float" office:value="0.01868" calcext:value-type="float">
            <text:p>0.01868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181" calcext:value-type="float">
            <text:p>0.01810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00951" calcext:value-type="float">
            <text:p>0.00951</text:p>
          </table:table-cell>
          <table:table-cell office:value-type="float" office:value="0.00694" calcext:value-type="float">
            <text:p>0.00694</text:p>
          </table:table-cell>
          <table:table-cell office:value-type="float" office:value="0.00436" calcext:value-type="float">
            <text:p>0.00436</text:p>
          </table:table-cell>
          <table:table-cell office:value-type="float" office:value="0.0034" calcext:value-type="float">
            <text:p>0.00340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82" calcext:value-type="float">
            <text:p>0.00082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3252" calcext:value-type="float">
            <text:p>0.03252</text:p>
          </table:table-cell>
          <table:table-cell office:value-type="float" office:value="0.03556" calcext:value-type="float">
            <text:p>0.03556</text:p>
          </table:table-cell>
          <table:table-cell office:value-type="float" office:value="0.0497" calcext:value-type="float">
            <text:p>0.04970</text:p>
          </table:table-cell>
          <table:table-cell office:value-type="float" office:value="0.06649" calcext:value-type="float">
            <text:p>0.06649</text:p>
          </table:table-cell>
          <table:table-cell office:value-type="float" office:value="0.07859" calcext:value-type="float">
            <text:p>0.07859</text:p>
          </table:table-cell>
          <table:table-cell office:value-type="float" office:value="0.07774" calcext:value-type="float">
            <text:p>0.07774</text:p>
          </table:table-cell>
          <table:table-cell office:value-type="float" office:value="0.0564" calcext:value-type="float">
            <text:p>0.05640</text:p>
          </table:table-cell>
          <table:table-cell office:value-type="float" office:value="0.04214" calcext:value-type="float">
            <text:p>0.04214</text:p>
          </table:table-cell>
          <table:table-cell office:value-type="float" office:value="0.03589" calcext:value-type="float">
            <text:p>0.03589</text:p>
          </table:table-cell>
          <table:table-cell office:value-type="float" office:value="0.03403" calcext:value-type="float">
            <text:p>0.03403</text:p>
          </table:table-cell>
          <table:table-cell office:value-type="float" office:value="0.02293" calcext:value-type="float">
            <text:p>0.02293</text:p>
          </table:table-cell>
          <table:table-cell office:value-type="float" office:value="0.02137" calcext:value-type="float">
            <text:p>0.02137</text:p>
          </table:table-cell>
          <table:table-cell office:value-type="float" office:value="0.01351" calcext:value-type="float">
            <text:p>0.01351</text:p>
          </table:table-cell>
          <table:table-cell office:value-type="float" office:value="0.00898" calcext:value-type="float">
            <text:p>0.00898</text:p>
          </table:table-cell>
          <table:table-cell office:value-type="float" office:value="0.00777" calcext:value-type="float">
            <text:p>0.00777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084" calcext:value-type="float">
            <text:p>0.00084</text:p>
          </table:table-cell>
          <table:table-cell table:number-columns-repeated="3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605" calcext:value-type="float">
            <text:p>0.01605</text:p>
          </table:table-cell>
          <table:table-cell office:value-type="float" office:value="0.06249" calcext:value-type="float">
            <text:p>0.06249</text:p>
          </table:table-cell>
          <table:table-cell office:value-type="float" office:value="0.12275" calcext:value-type="float">
            <text:p>0.12275</text:p>
          </table:table-cell>
          <table:table-cell office:value-type="float" office:value="0.1326" calcext:value-type="float">
            <text:p>0.13260</text:p>
          </table:table-cell>
          <table:table-cell office:value-type="float" office:value="0.068" calcext:value-type="float">
            <text:p>0.06800</text:p>
          </table:table-cell>
          <table:table-cell office:value-type="float" office:value="0.03869" calcext:value-type="float">
            <text:p>0.03869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0.0198" calcext:value-type="float">
            <text:p>0.01980</text:p>
          </table:table-cell>
          <table:table-cell office:value-type="float" office:value="0.02015" calcext:value-type="float">
            <text:p>0.02015</text:p>
          </table:table-cell>
          <table:table-cell office:value-type="float" office:value="0.01213" calcext:value-type="float">
            <text:p>0.01213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0665" calcext:value-type="float">
            <text:p>0.00665</text:p>
          </table:table-cell>
          <table:table-cell office:value-type="float" office:value="0.00515" calcext:value-type="float">
            <text:p>0.00515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0.00412" calcext:value-type="float">
            <text:p>0.00412</text:p>
          </table:table-cell>
          <table:table-cell office:value-type="float" office:value="0.0015" calcext:value-type="float">
            <text:p>0.00150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21" calcext:value-type="float">
            <text:p>0.0002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0.01279" calcext:value-type="float">
            <text:p>0.01279</text:p>
          </table:table-cell>
          <table:table-cell office:value-type="float" office:value="0.02442" calcext:value-type="float">
            <text:p>0.02442</text:p>
          </table:table-cell>
          <table:table-cell office:value-type="float" office:value="0.03954" calcext:value-type="float">
            <text:p>0.03954</text:p>
          </table:table-cell>
          <table:table-cell office:value-type="float" office:value="0.0589" calcext:value-type="float">
            <text:p>0.05890</text:p>
          </table:table-cell>
          <table:table-cell office:value-type="float" office:value="0.05817" calcext:value-type="float">
            <text:p>0.05817</text:p>
          </table:table-cell>
          <table:table-cell office:value-type="float" office:value="0.04235" calcext:value-type="float">
            <text:p>0.04235</text:p>
          </table:table-cell>
          <table:table-cell office:value-type="float" office:value="0.04026" calcext:value-type="float">
            <text:p>0.04026</text:p>
          </table:table-cell>
          <table:table-cell office:value-type="float" office:value="0.05909" calcext:value-type="float">
            <text:p>0.05909</text:p>
          </table:table-cell>
          <table:table-cell office:value-type="float" office:value="0.06049" calcext:value-type="float">
            <text:p>0.06049</text:p>
          </table:table-cell>
          <table:table-cell office:value-type="float" office:value="0.05132" calcext:value-type="float">
            <text:p>0.05132</text:p>
          </table:table-cell>
          <table:table-cell office:value-type="float" office:value="0.05049" calcext:value-type="float">
            <text:p>0.05049</text:p>
          </table:table-cell>
          <table:table-cell office:value-type="float" office:value="0.04397" calcext:value-type="float">
            <text:p>0.04397</text:p>
          </table:table-cell>
          <table:table-cell office:value-type="float" office:value="0.04183" calcext:value-type="float">
            <text:p>0.04183</text:p>
          </table:table-cell>
          <table:table-cell office:value-type="float" office:value="0.02443" calcext:value-type="float">
            <text:p>0.02443</text:p>
          </table:table-cell>
          <table:table-cell office:value-type="float" office:value="0.02289" calcext:value-type="float">
            <text:p>0.02289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319" calcext:value-type="float">
            <text:p>0.00319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118" calcext:value-type="float">
            <text:p>0.01118</text:p>
          </table:table-cell>
          <table:table-cell office:value-type="float" office:value="0.01788" calcext:value-type="float">
            <text:p>0.01788</text:p>
          </table:table-cell>
          <table:table-cell office:value-type="float" office:value="0.0248" calcext:value-type="float">
            <text:p>0.02480</text:p>
          </table:table-cell>
          <table:table-cell office:value-type="float" office:value="0.0201" calcext:value-type="float">
            <text:p>0.02010</text:p>
          </table:table-cell>
          <table:table-cell office:value-type="float" office:value="0.02318" calcext:value-type="float">
            <text:p>0.02318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3917" calcext:value-type="float">
            <text:p>0.03917</text:p>
          </table:table-cell>
          <table:table-cell office:value-type="float" office:value="0.04" calcext:value-type="float">
            <text:p>0.04000</text:p>
          </table:table-cell>
          <table:table-cell office:value-type="float" office:value="0.05364" calcext:value-type="float">
            <text:p>0.05364</text:p>
          </table:table-cell>
          <table:table-cell office:value-type="float" office:value="0.04764" calcext:value-type="float">
            <text:p>0.04764</text:p>
          </table:table-cell>
          <table:table-cell office:value-type="float" office:value="0.06284" calcext:value-type="float">
            <text:p>0.06284</text:p>
          </table:table-cell>
          <table:table-cell office:value-type="float" office:value="0.06696" calcext:value-type="float">
            <text:p>0.06696</text:p>
          </table:table-cell>
          <table:table-cell office:value-type="float" office:value="0.05865" calcext:value-type="float">
            <text:p>0.05865</text:p>
          </table:table-cell>
          <table:table-cell office:value-type="float" office:value="0.06369" calcext:value-type="float">
            <text:p>0.06369</text:p>
          </table:table-cell>
          <table:table-cell office:value-type="float" office:value="0.04877" calcext:value-type="float">
            <text:p>0.04877</text:p>
          </table:table-cell>
          <table:table-cell office:value-type="float" office:value="0.03519" calcext:value-type="float">
            <text:p>0.03519</text:p>
          </table:table-cell>
          <table:table-cell office:value-type="float" office:value="0.02325" calcext:value-type="float">
            <text:p>0.02325</text:p>
          </table:table-cell>
          <table:table-cell office:value-type="float" office:value="0.00733" calcext:value-type="float">
            <text:p>0.00733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072" calcext:value-type="float">
            <text:p>0.0007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707" calcext:value-type="float">
            <text:p>0.00707</text:p>
          </table:table-cell>
          <table:table-cell office:value-type="float" office:value="0.03402" calcext:value-type="float">
            <text:p>0.03402</text:p>
          </table:table-cell>
          <table:table-cell office:value-type="float" office:value="0.05458" calcext:value-type="float">
            <text:p>0.05458</text:p>
          </table:table-cell>
          <table:table-cell office:value-type="float" office:value="0.04655" calcext:value-type="float">
            <text:p>0.04655</text:p>
          </table:table-cell>
          <table:table-cell office:value-type="float" office:value="0.03132" calcext:value-type="float">
            <text:p>0.03132</text:p>
          </table:table-cell>
          <table:table-cell office:value-type="float" office:value="0.02904" calcext:value-type="float">
            <text:p>0.02904</text:p>
          </table:table-cell>
          <table:table-cell office:value-type="float" office:value="0.0287" calcext:value-type="float">
            <text:p>0.02870</text:p>
          </table:table-cell>
          <table:table-cell office:value-type="float" office:value="0.03014" calcext:value-type="float">
            <text:p>0.03014</text:p>
          </table:table-cell>
          <table:table-cell office:value-type="float" office:value="0.02417" calcext:value-type="float">
            <text:p>0.02417</text:p>
          </table:table-cell>
          <table:table-cell office:value-type="float" office:value="0.03078" calcext:value-type="float">
            <text:p>0.03078</text:p>
          </table:table-cell>
          <table:table-cell office:value-type="float" office:value="0.02346" calcext:value-type="float">
            <text:p>0.02346</text:p>
          </table:table-cell>
          <table:table-cell office:value-type="float" office:value="0.02945" calcext:value-type="float">
            <text:p>0.02945</text:p>
          </table:table-cell>
          <table:table-cell office:value-type="float" office:value="0.02348" calcext:value-type="float">
            <text:p>0.02348</text:p>
          </table:table-cell>
          <table:table-cell office:value-type="float" office:value="0.02036" calcext:value-type="float">
            <text:p>0.02036</text:p>
          </table:table-cell>
          <table:table-cell office:value-type="float" office:value="0.01734" calcext:value-type="float">
            <text:p>0.01734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29" calcext:value-type="float">
            <text:p>0.01290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0235" calcext:value-type="float">
            <text:p>0.00235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2154" calcext:value-type="float">
            <text:p>0.02154</text:p>
          </table:table-cell>
          <table:table-cell office:value-type="float" office:value="0.04687" calcext:value-type="float">
            <text:p>0.04687</text:p>
          </table:table-cell>
          <table:table-cell office:value-type="float" office:value="0.04304" calcext:value-type="float">
            <text:p>0.04304</text:p>
          </table:table-cell>
          <table:table-cell office:value-type="float" office:value="0.04045" calcext:value-type="float">
            <text:p>0.04045</text:p>
          </table:table-cell>
          <table:table-cell office:value-type="float" office:value="0.03737" calcext:value-type="float">
            <text:p>0.03737</text:p>
          </table:table-cell>
          <table:table-cell office:value-type="float" office:value="0.02539" calcext:value-type="float">
            <text:p>0.02539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2859" calcext:value-type="float">
            <text:p>0.02859</text:p>
          </table:table-cell>
          <table:table-cell office:value-type="float" office:value="0.02355" calcext:value-type="float">
            <text:p>0.02355</text:p>
          </table:table-cell>
          <table:table-cell office:value-type="float" office:value="0.03447" calcext:value-type="float">
            <text:p>0.03447</text:p>
          </table:table-cell>
          <table:table-cell office:value-type="float" office:value="0.02534" calcext:value-type="float">
            <text:p>0.02534</text:p>
          </table:table-cell>
          <table:table-cell office:value-type="float" office:value="0.01886" calcext:value-type="float">
            <text:p>0.01886</text:p>
          </table:table-cell>
          <table:table-cell office:value-type="float" office:value="0.00944" calcext:value-type="float">
            <text:p>0.00944</text:p>
          </table:table-cell>
          <table:table-cell office:value-type="float" office:value="0.00791" calcext:value-type="float">
            <text:p>0.00791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65" calcext:value-type="float">
            <text:p>0.00165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24" calcext:value-type="float">
            <text:p>0.00240</text:p>
          </table:table-cell>
          <table:table-cell office:value-type="float" office:value="0.01493" calcext:value-type="float">
            <text:p>0.01493</text:p>
          </table:table-cell>
          <table:table-cell office:value-type="float" office:value="0.03477" calcext:value-type="float">
            <text:p>0.03477</text:p>
          </table:table-cell>
          <table:table-cell office:value-type="float" office:value="0.01836" calcext:value-type="float">
            <text:p>0.01836</text:p>
          </table:table-cell>
          <table:table-cell office:value-type="float" office:value="0.03685" calcext:value-type="float">
            <text:p>0.03685</text:p>
          </table:table-cell>
          <table:table-cell office:value-type="float" office:value="0.02164" calcext:value-type="float">
            <text:p>0.02164</text:p>
          </table:table-cell>
          <table:table-cell office:value-type="float" office:value="0.03568" calcext:value-type="float">
            <text:p>0.03568</text:p>
          </table:table-cell>
          <table:table-cell office:value-type="float" office:value="0.02722" calcext:value-type="float">
            <text:p>0.02722</text:p>
          </table:table-cell>
          <table:table-cell office:value-type="float" office:value="0.02453" calcext:value-type="float">
            <text:p>0.02453</text:p>
          </table:table-cell>
          <table:table-cell office:value-type="float" office:value="0.03689" calcext:value-type="float">
            <text:p>0.03689</text:p>
          </table:table-cell>
          <table:table-cell office:value-type="float" office:value="0.04287" calcext:value-type="float">
            <text:p>0.04287</text:p>
          </table:table-cell>
          <table:table-cell office:value-type="float" office:value="0.02895" calcext:value-type="float">
            <text:p>0.02895</text:p>
          </table:table-cell>
          <table:table-cell office:value-type="float" office:value="0.03215" calcext:value-type="float">
            <text:p>0.03215</text:p>
          </table:table-cell>
          <table:table-cell office:value-type="float" office:value="0.02378" calcext:value-type="float">
            <text:p>0.02378</text:p>
          </table:table-cell>
          <table:table-cell office:value-type="float" office:value="0.0214" calcext:value-type="float">
            <text:p>0.02140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0.02025" calcext:value-type="float">
            <text:p>0.0202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1061" calcext:value-type="float">
            <text:p>0.01061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0.03475" calcext:value-type="float">
            <text:p>0.03475</text:p>
          </table:table-cell>
          <table:table-cell office:value-type="float" office:value="0.03225" calcext:value-type="float">
            <text:p>0.03225</text:p>
          </table:table-cell>
          <table:table-cell office:value-type="float" office:value="0.00938" calcext:value-type="float">
            <text:p>0.00938</text:p>
          </table:table-cell>
          <table:table-cell office:value-type="float" office:value="0.00728" calcext:value-type="float">
            <text:p>0.00728</text:p>
          </table:table-cell>
          <table:table-cell office:value-type="float" office:value="0.00772" calcext:value-type="float">
            <text:p>0.00772</text:p>
          </table:table-cell>
          <table:table-cell office:value-type="float" office:value="0.01541" calcext:value-type="float">
            <text:p>0.01541</text:p>
          </table:table-cell>
          <table:table-cell office:value-type="float" office:value="0.02487" calcext:value-type="float">
            <text:p>0.02487</text:p>
          </table:table-cell>
          <table:table-cell office:value-type="float" office:value="0.01943" calcext:value-type="float">
            <text:p>0.01943</text:p>
          </table:table-cell>
          <table:table-cell office:value-type="float" office:value="0.02112" calcext:value-type="float">
            <text:p>0.02112</text:p>
          </table:table-cell>
          <table:table-cell office:value-type="float" office:value="0.02324" calcext:value-type="float">
            <text:p>0.02324</text:p>
          </table:table-cell>
          <table:table-cell office:value-type="float" office:value="0.02465" calcext:value-type="float">
            <text:p>0.02465</text:p>
          </table:table-cell>
          <table:table-cell office:value-type="float" office:value="0.01802" calcext:value-type="float">
            <text:p>0.01802</text:p>
          </table:table-cell>
          <table:table-cell office:value-type="float" office:value="0.01978" calcext:value-type="float">
            <text:p>0.01978</text:p>
          </table:table-cell>
          <table:table-cell office:value-type="float" office:value="0.01668" calcext:value-type="float">
            <text:p>0.01668</text:p>
          </table:table-cell>
          <table:table-cell office:value-type="float" office:value="0.01177" calcext:value-type="float">
            <text:p>0.01177</text:p>
          </table:table-cell>
          <table:table-cell office:value-type="float" office:value="0.01074" calcext:value-type="float">
            <text:p>0.01074</text:p>
          </table:table-cell>
          <table:table-cell office:value-type="float" office:value="0.02006" calcext:value-type="float">
            <text:p>0.02006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895" calcext:value-type="float">
            <text:p>0.00895</text:p>
          </table:table-cell>
          <table:table-cell office:value-type="float" office:value="0.02176" calcext:value-type="float">
            <text:p>0.02176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0254" calcext:value-type="float">
            <text:p>0.02540</text:p>
          </table:table-cell>
          <table:table-cell office:value-type="float" office:value="0.01994" calcext:value-type="float">
            <text:p>0.01994</text:p>
          </table:table-cell>
          <table:table-cell office:value-type="float" office:value="0.01138" calcext:value-type="float">
            <text:p>0.01138</text:p>
          </table:table-cell>
          <table:table-cell office:value-type="float" office:value="0.0234" calcext:value-type="float">
            <text:p>0.02340</text:p>
          </table:table-cell>
          <table:table-cell office:value-type="float" office:value="0.02054" calcext:value-type="float">
            <text:p>0.02054</text:p>
          </table:table-cell>
          <table:table-cell office:value-type="float" office:value="0.01197" calcext:value-type="float">
            <text:p>0.01197</text:p>
          </table:table-cell>
          <table:table-cell office:value-type="float" office:value="0.0031" calcext:value-type="float">
            <text:p>0.00310</text:p>
          </table:table-cell>
          <table:table-cell office:value-type="float" office:value="0.01634" calcext:value-type="float">
            <text:p>0.01634</text:p>
          </table:table-cell>
          <table:table-cell office:value-type="float" office:value="0.02845" calcext:value-type="float">
            <text:p>0.02845</text:p>
          </table:table-cell>
          <table:table-cell office:value-type="float" office:value="0.03099" calcext:value-type="float">
            <text:p>0.03099</text:p>
          </table:table-cell>
          <table:table-cell office:value-type="float" office:value="0.04372" calcext:value-type="float">
            <text:p>0.04372</text:p>
          </table:table-cell>
          <table:table-cell office:value-type="float" office:value="0.05169" calcext:value-type="float">
            <text:p>0.05169</text:p>
          </table:table-cell>
          <table:table-cell office:value-type="float" office:value="0.05242" calcext:value-type="float">
            <text:p>0.05242</text:p>
          </table:table-cell>
          <table:table-cell office:value-type="float" office:value="0.03847" calcext:value-type="float">
            <text:p>0.03847</text:p>
          </table:table-cell>
          <table:table-cell office:value-type="float" office:value="0.0301" calcext:value-type="float">
            <text:p>0.03010</text:p>
          </table:table-cell>
          <table:table-cell office:value-type="float" office:value="0.06359" calcext:value-type="float">
            <text:p>0.06359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01106" calcext:value-type="float">
            <text:p>0.01106</text:p>
          </table:table-cell>
          <table:table-cell office:value-type="float" office:value="0.0252" calcext:value-type="float">
            <text:p>0.02520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5097" calcext:value-type="float">
            <text:p>0.05097</text:p>
          </table:table-cell>
          <table:table-cell office:value-type="float" office:value="0.04886" calcext:value-type="float">
            <text:p>0.04886</text:p>
          </table:table-cell>
          <table:table-cell office:value-type="float" office:value="0.03395" calcext:value-type="float">
            <text:p>0.03395</text:p>
          </table:table-cell>
          <table:table-cell office:value-type="float" office:value="0.03348" calcext:value-type="float">
            <text:p>0.03348</text:p>
          </table:table-cell>
          <table:table-cell office:value-type="float" office:value="0.02591" calcext:value-type="float">
            <text:p>0.02591</text:p>
          </table:table-cell>
          <table:table-cell office:value-type="float" office:value="0.03451" calcext:value-type="float">
            <text:p>0.03451</text:p>
          </table:table-cell>
          <table:table-cell office:value-type="float" office:value="0.02322" calcext:value-type="float">
            <text:p>0.02322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1108" calcext:value-type="float">
            <text:p>0.01108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0.01162" calcext:value-type="float">
            <text:p>0.01162</text:p>
          </table:table-cell>
          <table:table-cell office:value-type="float" office:value="0.01399" calcext:value-type="float">
            <text:p>0.01399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2854" calcext:value-type="float">
            <text:p>0.0285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1099" calcext:value-type="float">
            <text:p>0.01099</text:p>
          </table:table-cell>
          <table:table-cell office:value-type="float" office:value="0.01297" calcext:value-type="float">
            <text:p>0.01297</text:p>
          </table:table-cell>
          <table:table-cell office:value-type="float" office:value="0.00911" calcext:value-type="float">
            <text:p>0.00911</text:p>
          </table:table-cell>
          <table:table-cell office:value-type="float" office:value="0.00808" calcext:value-type="float">
            <text:p>0.00808</text:p>
          </table:table-cell>
          <table:table-cell office:value-type="float" office:value="0.01364" calcext:value-type="float">
            <text:p>0.01364</text:p>
          </table:table-cell>
          <table:table-cell office:value-type="float" office:value="0.01072" calcext:value-type="float">
            <text:p>0.01072</text:p>
          </table:table-cell>
          <table:table-cell office:value-type="float" office:value="0.01927" calcext:value-type="float">
            <text:p>0.01927</text:p>
          </table:table-cell>
          <table:table-cell office:value-type="float" office:value="0.01948" calcext:value-type="float">
            <text:p>0.01948</text:p>
          </table:table-cell>
          <table:table-cell office:value-type="float" office:value="0.03209" calcext:value-type="float">
            <text:p>0.03209</text:p>
          </table:table-cell>
          <table:table-cell office:value-type="float" office:value="0.02151" calcext:value-type="float">
            <text:p>0.02151</text:p>
          </table:table-cell>
          <table:table-cell office:value-type="float" office:value="0.0371" calcext:value-type="float">
            <text:p>0.03710</text:p>
          </table:table-cell>
          <table:table-cell office:value-type="float" office:value="0.01721" calcext:value-type="float">
            <text:p>0.01721</text:p>
          </table:table-cell>
          <table:table-cell office:value-type="float" office:value="0.01368" calcext:value-type="float">
            <text:p>0.01368</text:p>
          </table:table-cell>
          <table:table-cell office:value-type="float" office:value="0.00735" calcext:value-type="float">
            <text:p>0.00735</text:p>
          </table:table-cell>
          <table:table-cell office:value-type="float" office:value="0.00657" calcext:value-type="float">
            <text:p>0.00657</text:p>
          </table:table-cell>
          <table:table-cell office:value-type="float" office:value="0.006" calcext:value-type="float">
            <text:p>0.00600</text:p>
          </table:table-cell>
          <table:table-cell office:value-type="float" office:value="0.00845" calcext:value-type="float">
            <text:p>0.00845</text:p>
          </table:table-cell>
          <table:table-cell office:value-type="float" office:value="0.0058" calcext:value-type="float">
            <text:p>0.00580</text:p>
          </table:table-cell>
          <table:table-cell office:value-type="float" office:value="0.00723" calcext:value-type="float">
            <text:p>0.00723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" calcext:value-type="float">
            <text:p>0.00000</text:p>
          </table:table-cell>
          <table:table-cell office:value-type="float" office:value="0.00309" calcext:value-type="float">
            <text:p>0.00309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1757" calcext:value-type="float">
            <text:p>0.01757</text:p>
          </table:table-cell>
          <table:table-cell office:value-type="float" office:value="0.01239" calcext:value-type="float">
            <text:p>0.01239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1688" calcext:value-type="float">
            <text:p>0.01688</text:p>
          </table:table-cell>
          <table:table-cell office:value-type="float" office:value="0.03227" calcext:value-type="float">
            <text:p>0.03227</text:p>
          </table:table-cell>
          <table:table-cell office:value-type="float" office:value="0.03069" calcext:value-type="float">
            <text:p>0.03069</text:p>
          </table:table-cell>
          <table:table-cell office:value-type="float" office:value="0.02792" calcext:value-type="float">
            <text:p>0.02792</text:p>
          </table:table-cell>
          <table:table-cell office:value-type="float" office:value="0.03848" calcext:value-type="float">
            <text:p>0.03848</text:p>
          </table:table-cell>
          <table:table-cell office:value-type="float" office:value="0.05112" calcext:value-type="float">
            <text:p>0.05112</text:p>
          </table:table-cell>
          <table:table-cell office:value-type="float" office:value="0.02013" calcext:value-type="float">
            <text:p>0.02013</text:p>
          </table:table-cell>
          <table:table-cell office:value-type="float" office:value="0.02458" calcext:value-type="float">
            <text:p>0.02458</text:p>
          </table:table-cell>
          <table:table-cell office:value-type="float" office:value="0.02607" calcext:value-type="float">
            <text:p>0.02607</text:p>
          </table:table-cell>
          <table:table-cell office:value-type="float" office:value="0.01992" calcext:value-type="float">
            <text:p>0.01992</text:p>
          </table:table-cell>
          <table:table-cell office:value-type="float" office:value="0.01064" calcext:value-type="float">
            <text:p>0.01064</text:p>
          </table:table-cell>
          <table:table-cell office:value-type="float" office:value="0.01519" calcext:value-type="float">
            <text:p>0.01519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2826" calcext:value-type="float">
            <text:p>0.02826</text:p>
          </table:table-cell>
          <table:table-cell office:value-type="float" office:value="0.06829" calcext:value-type="float">
            <text:p>0.06829</text:p>
          </table:table-cell>
          <table:table-cell office:value-type="float" office:value="0.05574" calcext:value-type="float">
            <text:p>0.05574</text:p>
          </table:table-cell>
          <table:table-cell office:value-type="float" office:value="0.02203" calcext:value-type="float">
            <text:p>0.02203</text:p>
          </table:table-cell>
          <table:table-cell office:value-type="float" office:value="0.01101" calcext:value-type="float">
            <text:p>0.01101</text:p>
          </table:table-cell>
          <table:table-cell office:value-type="float" office:value="0.01592" calcext:value-type="float">
            <text:p>0.01592</text:p>
          </table:table-cell>
          <table:table-cell office:value-type="float" office:value="0.02133" calcext:value-type="float">
            <text:p>0.02133</text:p>
          </table:table-cell>
          <table:table-cell office:value-type="float" office:value="0.02355" calcext:value-type="float">
            <text:p>0.02355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2873" calcext:value-type="float">
            <text:p>0.02873</text:p>
          </table:table-cell>
          <table:table-cell office:value-type="float" office:value="0.02066" calcext:value-type="float">
            <text:p>0.02066</text:p>
          </table:table-cell>
          <table:table-cell office:value-type="float" office:value="0.02201" calcext:value-type="float">
            <text:p>0.02201</text:p>
          </table:table-cell>
          <table:table-cell office:value-type="float" office:value="0.02408" calcext:value-type="float">
            <text:p>0.02408</text:p>
          </table:table-cell>
          <table:table-cell office:value-type="float" office:value="0.02322" calcext:value-type="float">
            <text:p>0.02322</text:p>
          </table:table-cell>
          <table:table-cell office:value-type="float" office:value="0.035" calcext:value-type="float">
            <text:p>0.03500</text:p>
          </table:table-cell>
          <table:table-cell office:value-type="float" office:value="0.02166" calcext:value-type="float">
            <text:p>0.02166</text:p>
          </table:table-cell>
          <table:table-cell office:value-type="float" office:value="0.01749" calcext:value-type="float">
            <text:p>0.01749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0622" calcext:value-type="float">
            <text:p>0.00622</text:p>
          </table:table-cell>
          <table:table-cell office:value-type="float" office:value="0.01125" calcext:value-type="float">
            <text:p>0.0112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2719" calcext:value-type="float">
            <text:p>0.02719</text:p>
          </table:table-cell>
          <table:table-cell office:value-type="float" office:value="0.01292" calcext:value-type="float">
            <text:p>0.01292</text:p>
          </table:table-cell>
          <table:table-cell office:value-type="float" office:value="0.02918" calcext:value-type="float">
            <text:p>0.02918</text:p>
          </table:table-cell>
          <table:table-cell office:value-type="float" office:value="0.05291" calcext:value-type="float">
            <text:p>0.05291</text:p>
          </table:table-cell>
          <table:table-cell office:value-type="float" office:value="0.06042" calcext:value-type="float">
            <text:p>0.06042</text:p>
          </table:table-cell>
          <table:table-cell office:value-type="float" office:value="0.05874" calcext:value-type="float">
            <text:p>0.05874</text:p>
          </table:table-cell>
          <table:table-cell office:value-type="float" office:value="0.02691" calcext:value-type="float">
            <text:p>0.02691</text:p>
          </table:table-cell>
          <table:table-cell office:value-type="float" office:value="0.01981" calcext:value-type="float">
            <text:p>0.01981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1337" calcext:value-type="float">
            <text:p>0.01337</text:p>
          </table:table-cell>
          <table:table-cell office:value-type="float" office:value="0.01035" calcext:value-type="float">
            <text:p>0.01035</text:p>
          </table:table-cell>
          <table:table-cell office:value-type="float" office:value="0.00912" calcext:value-type="float">
            <text:p>0.00912</text:p>
          </table:table-cell>
          <table:table-cell office:value-type="float" office:value="0.00319" calcext:value-type="float">
            <text:p>0.00319</text:p>
          </table:table-cell>
          <table:table-cell office:value-type="float" office:value="0.00622" calcext:value-type="float">
            <text:p>0.00622</text:p>
          </table:table-cell>
          <table:table-cell office:value-type="float" office:value="0.00716" calcext:value-type="float">
            <text:p>0.00716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938" calcext:value-type="float">
            <text:p>0.00938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1276" calcext:value-type="float">
            <text:p>0.0127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0519" calcext:value-type="float">
            <text:p>0.00519</text:p>
          </table:table-cell>
          <table:table-cell office:value-type="float" office:value="0.0127" calcext:value-type="float">
            <text:p>0.01270</text:p>
          </table:table-cell>
          <table:table-cell office:value-type="float" office:value="0.05636" calcext:value-type="float">
            <text:p>0.05636</text:p>
          </table:table-cell>
          <table:table-cell office:value-type="float" office:value="0.09427" calcext:value-type="float">
            <text:p>0.09427</text:p>
          </table:table-cell>
          <table:table-cell office:value-type="float" office:value="0.10657" calcext:value-type="float">
            <text:p>0.10657</text:p>
          </table:table-cell>
          <table:table-cell office:value-type="float" office:value="0.09022" calcext:value-type="float">
            <text:p>0.09022</text:p>
          </table:table-cell>
          <table:table-cell office:value-type="float" office:value="0.05071" calcext:value-type="float">
            <text:p>0.05071</text:p>
          </table:table-cell>
          <table:table-cell office:value-type="float" office:value="0.02796" calcext:value-type="float">
            <text:p>0.02796</text:p>
          </table:table-cell>
          <table:table-cell office:value-type="float" office:value="0.0136" calcext:value-type="float">
            <text:p>0.01360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0935" calcext:value-type="float">
            <text:p>0.00935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0.01348" calcext:value-type="float">
            <text:p>0.01348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103" calcext:value-type="float">
            <text:p>0.01030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0.02598" calcext:value-type="float">
            <text:p>0.0259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2085" calcext:value-type="float">
            <text:p>0.02085</text:p>
          </table:table-cell>
          <table:table-cell office:value-type="float" office:value="0.01739" calcext:value-type="float">
            <text:p>0.01739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0.012" calcext:value-type="float">
            <text:p>0.01200</text:p>
          </table:table-cell>
          <table:table-cell office:value-type="float" office:value="0.01014" calcext:value-type="float">
            <text:p>0.01014</text:p>
          </table:table-cell>
          <table:table-cell office:value-type="float" office:value="0.01345" calcext:value-type="float">
            <text:p>0.01345</text:p>
          </table:table-cell>
          <table:table-cell office:value-type="float" office:value="0.01472" calcext:value-type="float">
            <text:p>0.01472</text:p>
          </table:table-cell>
          <table:table-cell office:value-type="float" office:value="0.02013" calcext:value-type="float">
            <text:p>0.02013</text:p>
          </table:table-cell>
          <table:table-cell office:value-type="float" office:value="0.04373" calcext:value-type="float">
            <text:p>0.04373</text:p>
          </table:table-cell>
          <table:table-cell office:value-type="float" office:value="0.04263" calcext:value-type="float">
            <text:p>0.04263</text:p>
          </table:table-cell>
          <table:table-cell office:value-type="float" office:value="0.03912" calcext:value-type="float">
            <text:p>0.03912</text:p>
          </table:table-cell>
          <table:table-cell office:value-type="float" office:value="0.03466" calcext:value-type="float">
            <text:p>0.03466</text:p>
          </table:table-cell>
          <table:table-cell office:value-type="float" office:value="0.01846" calcext:value-type="float">
            <text:p>0.01846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345" calcext:value-type="float">
            <text:p>0.0034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5828" calcext:value-type="float">
            <text:p>0.05828</text:p>
          </table:table-cell>
          <table:table-cell office:value-type="float" office:value="0.02442" calcext:value-type="float">
            <text:p>0.02442</text:p>
          </table:table-cell>
          <table:table-cell office:value-type="float" office:value="0.01336" calcext:value-type="float">
            <text:p>0.01336</text:p>
          </table:table-cell>
          <table:table-cell office:value-type="float" office:value="0.01038" calcext:value-type="float">
            <text:p>0.01038</text:p>
          </table:table-cell>
          <table:table-cell office:value-type="float" office:value="0.01196" calcext:value-type="float">
            <text:p>0.01196</text:p>
          </table:table-cell>
          <table:table-cell office:value-type="float" office:value="0.01037" calcext:value-type="float">
            <text:p>0.01037</text:p>
          </table:table-cell>
          <table:table-cell office:value-type="float" office:value="0.00964" calcext:value-type="float">
            <text:p>0.00964</text:p>
          </table:table-cell>
          <table:table-cell office:value-type="float" office:value="0.01226" calcext:value-type="float">
            <text:p>0.01226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0.02201" calcext:value-type="float">
            <text:p>0.02201</text:p>
          </table:table-cell>
          <table:table-cell office:value-type="float" office:value="0.04149" calcext:value-type="float">
            <text:p>0.04149</text:p>
          </table:table-cell>
          <table:table-cell office:value-type="float" office:value="0.03947" calcext:value-type="float">
            <text:p>0.03947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616" calcext:value-type="float">
            <text:p>0.05616</text:p>
          </table:table-cell>
          <table:table-cell office:value-type="float" office:value="0.02916" calcext:value-type="float">
            <text:p>0.02916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0.01073" calcext:value-type="float">
            <text:p>0.01073</text:p>
          </table:table-cell>
          <table:table-cell office:value-type="float" office:value="0.01136" calcext:value-type="float">
            <text:p>0.011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474" calcext:value-type="float">
            <text:p>0.00474</text:p>
          </table:table-cell>
          <table:table-cell office:value-type="float" office:value="0.01949" calcext:value-type="float">
            <text:p>0.01949</text:p>
          </table:table-cell>
          <table:table-cell office:value-type="float" office:value="0.03958" calcext:value-type="float">
            <text:p>0.03958</text:p>
          </table:table-cell>
          <table:table-cell office:value-type="float" office:value="0.03102" calcext:value-type="float">
            <text:p>0.03102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0.02277" calcext:value-type="float">
            <text:p>0.02277</text:p>
          </table:table-cell>
          <table:table-cell office:value-type="float" office:value="0.0163" calcext:value-type="float">
            <text:p>0.01630</text:p>
          </table:table-cell>
          <table:table-cell office:value-type="float" office:value="0.01893" calcext:value-type="float">
            <text:p>0.01893</text:p>
          </table:table-cell>
          <table:table-cell office:value-type="float" office:value="0.01407" calcext:value-type="float">
            <text:p>0.01407</text:p>
          </table:table-cell>
          <table:table-cell office:value-type="float" office:value="0.01102" calcext:value-type="float">
            <text:p>0.01102</text:p>
          </table:table-cell>
          <table:table-cell office:value-type="float" office:value="0.02083" calcext:value-type="float">
            <text:p>0.02083</text:p>
          </table:table-cell>
          <table:table-cell office:value-type="float" office:value="0.01301" calcext:value-type="float">
            <text:p>0.01301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01388" calcext:value-type="float">
            <text:p>0.01388</text:p>
          </table:table-cell>
          <table:table-cell office:value-type="float" office:value="0.01112" calcext:value-type="float">
            <text:p>0.01112</text:p>
          </table:table-cell>
          <table:table-cell office:value-type="float" office:value="0.0115" calcext:value-type="float">
            <text:p>0.01150</text:p>
          </table:table-cell>
          <table:table-cell office:value-type="float" office:value="0.00857" calcext:value-type="float">
            <text:p>0.00857</text:p>
          </table:table-cell>
          <table:table-cell office:value-type="float" office:value="0.00428" calcext:value-type="float">
            <text:p>0.00428</text:p>
          </table:table-cell>
          <table:table-cell office:value-type="float" office:value="0.00672" calcext:value-type="float">
            <text:p>0.0067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689" calcext:value-type="float">
            <text:p>0.00689</text:p>
          </table:table-cell>
          <table:table-cell office:value-type="float" office:value="0.00496" calcext:value-type="float">
            <text:p>0.00496</text:p>
          </table:table-cell>
          <table:table-cell office:value-type="float" office:value="0.01061" calcext:value-type="float">
            <text:p>0.01061</text:p>
          </table:table-cell>
          <table:table-cell office:value-type="float" office:value="0.0149" calcext:value-type="float">
            <text:p>0.01490</text:p>
          </table:table-cell>
          <table:table-cell office:value-type="float" office:value="0.0156" calcext:value-type="float">
            <text:p>0.01560</text:p>
          </table:table-cell>
          <table:table-cell office:value-type="float" office:value="0.04136" calcext:value-type="float">
            <text:p>0.04136</text:p>
          </table:table-cell>
          <table:table-cell office:value-type="float" office:value="0.03572" calcext:value-type="float">
            <text:p>0.03572</text:p>
          </table:table-cell>
          <table:table-cell office:value-type="float" office:value="0.05159" calcext:value-type="float">
            <text:p>0.05159</text:p>
          </table:table-cell>
          <table:table-cell office:value-type="float" office:value="0.03394" calcext:value-type="float">
            <text:p>0.03394</text:p>
          </table:table-cell>
          <table:table-cell office:value-type="float" office:value="0.01999" calcext:value-type="float">
            <text:p>0.01999</text:p>
          </table:table-cell>
          <table:table-cell office:value-type="float" office:value="0.02186" calcext:value-type="float">
            <text:p>0.02186</text:p>
          </table:table-cell>
          <table:table-cell office:value-type="float" office:value="0.0132" calcext:value-type="float">
            <text:p>0.01320</text:p>
          </table:table-cell>
          <table:table-cell office:value-type="float" office:value="0.00984" calcext:value-type="float">
            <text:p>0.00984</text:p>
          </table:table-cell>
          <table:table-cell office:value-type="float" office:value="0.01222" calcext:value-type="float">
            <text:p>0.01222</text:p>
          </table:table-cell>
          <table:table-cell office:value-type="float" office:value="0.00775" calcext:value-type="float">
            <text:p>0.00775</text:p>
          </table:table-cell>
          <table:table-cell office:value-type="float" office:value="0.00551" calcext:value-type="float">
            <text:p>0.00551</text:p>
          </table:table-cell>
          <table:table-cell office:value-type="float" office:value="0.01066" calcext:value-type="float">
            <text:p>0.01066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0.01014" calcext:value-type="float">
            <text:p>0.01014</text:p>
          </table:table-cell>
          <table:table-cell office:value-type="float" office:value="0.0124" calcext:value-type="float">
            <text:p>0.0124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5335" calcext:value-type="float">
            <text:p>0.05335</text:p>
          </table:table-cell>
          <table:table-cell office:value-type="float" office:value="0.06381" calcext:value-type="float">
            <text:p>0.06381</text:p>
          </table:table-cell>
          <table:table-cell office:value-type="float" office:value="0.0436" calcext:value-type="float">
            <text:p>0.04360</text:p>
          </table:table-cell>
          <table:table-cell office:value-type="float" office:value="0.02682" calcext:value-type="float">
            <text:p>0.02682</text:p>
          </table:table-cell>
          <table:table-cell office:value-type="float" office:value="0.01193" calcext:value-type="float">
            <text:p>0.01193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0606" calcext:value-type="float">
            <text:p>0.00606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781" calcext:value-type="float">
            <text:p>0.01781</text:p>
          </table:table-cell>
          <table:table-cell office:value-type="float" office:value="0.02124" calcext:value-type="float">
            <text:p>0.02124</text:p>
          </table:table-cell>
          <table:table-cell office:value-type="float" office:value="0.02041" calcext:value-type="float">
            <text:p>0.02041</text:p>
          </table:table-cell>
          <table:table-cell office:value-type="float" office:value="0.01045" calcext:value-type="float">
            <text:p>0.01045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0.00999" calcext:value-type="float">
            <text:p>0.00999</text:p>
          </table:table-cell>
          <table:table-cell office:value-type="float" office:value="0.00631" calcext:value-type="float">
            <text:p>0.0063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0623" calcext:value-type="float">
            <text:p>0.00623</text:p>
          </table:table-cell>
          <table:table-cell office:value-type="float" office:value="0.00503" calcext:value-type="float">
            <text:p>0.0050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2326" calcext:value-type="float">
            <text:p>0.02326</text:p>
          </table:table-cell>
          <table:table-cell office:value-type="float" office:value="0.0392" calcext:value-type="float">
            <text:p>0.03920</text:p>
          </table:table-cell>
          <table:table-cell office:value-type="float" office:value="0.03168" calcext:value-type="float">
            <text:p>0.03168</text:p>
          </table:table-cell>
          <table:table-cell office:value-type="float" office:value="0.02935" calcext:value-type="float">
            <text:p>0.02935</text:p>
          </table:table-cell>
          <table:table-cell office:value-type="float" office:value="0.01609" calcext:value-type="float">
            <text:p>0.01609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0.01287" calcext:value-type="float">
            <text:p>0.01287</text:p>
          </table:table-cell>
          <table:table-cell office:value-type="float" office:value="0.01184" calcext:value-type="float">
            <text:p>0.01184</text:p>
          </table:table-cell>
          <table:table-cell office:value-type="float" office:value="0.02172" calcext:value-type="float">
            <text:p>0.02172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0.03252" calcext:value-type="float">
            <text:p>0.03252</text:p>
          </table:table-cell>
          <table:table-cell office:value-type="float" office:value="0.02623" calcext:value-type="float">
            <text:p>0.02623</text:p>
          </table:table-cell>
          <table:table-cell office:value-type="float" office:value="0.02944" calcext:value-type="float">
            <text:p>0.02944</text:p>
          </table:table-cell>
          <table:table-cell office:value-type="float" office:value="0.01867" calcext:value-type="float">
            <text:p>0.01867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1465" calcext:value-type="float">
            <text:p>0.01465</text:p>
          </table:table-cell>
          <table:table-cell office:value-type="float" office:value="0.05111" calcext:value-type="float">
            <text:p>0.0511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3708" calcext:value-type="float">
            <text:p>0.03708</text:p>
          </table:table-cell>
          <table:table-cell office:value-type="float" office:value="0.0289" calcext:value-type="float">
            <text:p>0.02890</text:p>
          </table:table-cell>
          <table:table-cell office:value-type="float" office:value="0.02678" calcext:value-type="float">
            <text:p>0.02678</text:p>
          </table:table-cell>
          <table:table-cell office:value-type="float" office:value="0.01954" calcext:value-type="float">
            <text:p>0.01954</text:p>
          </table:table-cell>
          <table:table-cell office:value-type="float" office:value="0.01866" calcext:value-type="float">
            <text:p>0.01866</text:p>
          </table:table-cell>
          <table:table-cell office:value-type="float" office:value="0.01817" calcext:value-type="float">
            <text:p>0.01817</text:p>
          </table:table-cell>
          <table:table-cell office:value-type="float" office:value="0.03415" calcext:value-type="float">
            <text:p>0.03415</text:p>
          </table:table-cell>
          <table:table-cell office:value-type="float" office:value="0.05323" calcext:value-type="float">
            <text:p>0.05323</text:p>
          </table:table-cell>
          <table:table-cell office:value-type="float" office:value="0.04334" calcext:value-type="float">
            <text:p>0.04334</text:p>
          </table:table-cell>
          <table:table-cell office:value-type="float" office:value="0.0442" calcext:value-type="float">
            <text:p>0.04420</text:p>
          </table:table-cell>
          <table:table-cell office:value-type="float" office:value="0.0293" calcext:value-type="float">
            <text:p>0.02930</text:p>
          </table:table-cell>
          <table:table-cell office:value-type="float" office:value="0.02355" calcext:value-type="float">
            <text:p>0.02355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2023" calcext:value-type="float">
            <text:p>0.02023</text:p>
          </table:table-cell>
          <table:table-cell office:value-type="float" office:value="0.02084" calcext:value-type="float">
            <text:p>0.02084</text:p>
          </table:table-cell>
          <table:table-cell office:value-type="float" office:value="0.02874" calcext:value-type="float">
            <text:p>0.02874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0.03648" calcext:value-type="float">
            <text:p>0.0364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3525" calcext:value-type="float">
            <text:p>0.03525</text:p>
          </table:table-cell>
          <table:table-cell office:value-type="float" office:value="0.05861" calcext:value-type="float">
            <text:p>0.05861</text:p>
          </table:table-cell>
          <table:table-cell office:value-type="float" office:value="0.04185" calcext:value-type="float">
            <text:p>0.04185</text:p>
          </table:table-cell>
          <table:table-cell office:value-type="float" office:value="0.01599" calcext:value-type="float">
            <text:p>0.01599</text:p>
          </table:table-cell>
          <table:table-cell office:value-type="float" office:value="0.00976" calcext:value-type="float">
            <text:p>0.00976</text:p>
          </table:table-cell>
          <table:table-cell office:value-type="float" office:value="0.02277" calcext:value-type="float">
            <text:p>0.02277</text:p>
          </table:table-cell>
          <table:table-cell office:value-type="float" office:value="0.02344" calcext:value-type="float">
            <text:p>0.02344</text:p>
          </table:table-cell>
          <table:table-cell office:value-type="float" office:value="0.02146" calcext:value-type="float">
            <text:p>0.02146</text:p>
          </table:table-cell>
          <table:table-cell office:value-type="float" office:value="0.01842" calcext:value-type="float">
            <text:p>0.01842</text:p>
          </table:table-cell>
          <table:table-cell office:value-type="float" office:value="0.01622" calcext:value-type="float">
            <text:p>0.01622</text:p>
          </table:table-cell>
          <table:table-cell office:value-type="float" office:value="0.02073" calcext:value-type="float">
            <text:p>0.02073</text:p>
          </table:table-cell>
          <table:table-cell office:value-type="float" office:value="0.02207" calcext:value-type="float">
            <text:p>0.02207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714" calcext:value-type="float">
            <text:p>0.01714</text:p>
          </table:table-cell>
          <table:table-cell office:value-type="float" office:value="0.00954" calcext:value-type="float">
            <text:p>0.00954</text:p>
          </table:table-cell>
          <table:table-cell office:value-type="float" office:value="0.01168" calcext:value-type="float">
            <text:p>0.01168</text:p>
          </table:table-cell>
          <table:table-cell office:value-type="float" office:value="0.00648" calcext:value-type="float">
            <text:p>0.00648</text:p>
          </table:table-cell>
          <table:table-cell office:value-type="float" office:value="0.00646" calcext:value-type="float">
            <text:p>0.00646</text:p>
          </table:table-cell>
          <table:table-cell office:value-type="float" office:value="0.00805" calcext:value-type="float">
            <text:p>0.00805</text:p>
          </table:table-cell>
          <table:table-cell office:value-type="float" office:value="0.01227" calcext:value-type="float">
            <text:p>0.0122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329" calcext:value-type="float">
            <text:p>0.01329</text:p>
          </table:table-cell>
          <table:table-cell office:value-type="float" office:value="0.01974" calcext:value-type="float">
            <text:p>0.01974</text:p>
          </table:table-cell>
          <table:table-cell office:value-type="float" office:value="0.01657" calcext:value-type="float">
            <text:p>0.01657</text:p>
          </table:table-cell>
          <table:table-cell office:value-type="float" office:value="0.02762" calcext:value-type="float">
            <text:p>0.02762</text:p>
          </table:table-cell>
          <table:table-cell office:value-type="float" office:value="0.02835" calcext:value-type="float">
            <text:p>0.02835</text:p>
          </table:table-cell>
          <table:table-cell office:value-type="float" office:value="0.03545" calcext:value-type="float">
            <text:p>0.03545</text:p>
          </table:table-cell>
          <table:table-cell office:value-type="float" office:value="0.01856" calcext:value-type="float">
            <text:p>0.01856</text:p>
          </table:table-cell>
          <table:table-cell office:value-type="float" office:value="0.02077" calcext:value-type="float">
            <text:p>0.02077</text:p>
          </table:table-cell>
          <table:table-cell office:value-type="float" office:value="0.01178" calcext:value-type="float">
            <text:p>0.01178</text:p>
          </table:table-cell>
          <table:table-cell office:value-type="float" office:value="0.01702" calcext:value-type="float">
            <text:p>0.01702</text:p>
          </table:table-cell>
          <table:table-cell office:value-type="float" office:value="0.01051" calcext:value-type="float">
            <text:p>0.01051</text:p>
          </table:table-cell>
          <table:table-cell office:value-type="float" office:value="0.01208" calcext:value-type="float">
            <text:p>0.01208</text:p>
          </table:table-cell>
          <table:table-cell office:value-type="float" office:value="0.01886" calcext:value-type="float">
            <text:p>0.01886</text:p>
          </table:table-cell>
          <table:table-cell office:value-type="float" office:value="0.01864" calcext:value-type="float">
            <text:p>0.01864</text:p>
          </table:table-cell>
          <table:table-cell office:value-type="float" office:value="0.03005" calcext:value-type="float">
            <text:p>0.03005</text:p>
          </table:table-cell>
          <table:table-cell office:value-type="float" office:value="0.02615" calcext:value-type="float">
            <text:p>0.02615</text:p>
          </table:table-cell>
          <table:table-cell office:value-type="float" office:value="0.02066" calcext:value-type="float">
            <text:p>0.02066</text:p>
          </table:table-cell>
          <table:table-cell office:value-type="float" office:value="0.0174" calcext:value-type="float">
            <text:p>0.01740</text:p>
          </table:table-cell>
          <table:table-cell office:value-type="float" office:value="0.01067" calcext:value-type="float">
            <text:p>0.01067</text:p>
          </table:table-cell>
          <table:table-cell office:value-type="float" office:value="0.01299" calcext:value-type="float">
            <text:p>0.0129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532" calcext:value-type="float">
            <text:p>0.00532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1964" calcext:value-type="float">
            <text:p>0.01964</text:p>
          </table:table-cell>
          <table:table-cell office:value-type="float" office:value="0.02711" calcext:value-type="float">
            <text:p>0.02711</text:p>
          </table:table-cell>
          <table:table-cell office:value-type="float" office:value="0.03086" calcext:value-type="float">
            <text:p>0.03086</text:p>
          </table:table-cell>
          <table:table-cell office:value-type="float" office:value="0.04025" calcext:value-type="float">
            <text:p>0.04025</text:p>
          </table:table-cell>
          <table:table-cell office:value-type="float" office:value="0.03331" calcext:value-type="float">
            <text:p>0.03331</text:p>
          </table:table-cell>
          <table:table-cell office:value-type="float" office:value="0.02421" calcext:value-type="float">
            <text:p>0.02421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0.01805" calcext:value-type="float">
            <text:p>0.01805</text:p>
          </table:table-cell>
          <table:table-cell office:value-type="float" office:value="0.0152" calcext:value-type="float">
            <text:p>0.01520</text:p>
          </table:table-cell>
          <table:table-cell office:value-type="float" office:value="0.02269" calcext:value-type="float">
            <text:p>0.02269</text:p>
          </table:table-cell>
          <table:table-cell office:value-type="float" office:value="0.01751" calcext:value-type="float">
            <text:p>0.01751</text:p>
          </table:table-cell>
          <table:table-cell office:value-type="float" office:value="0.01812" calcext:value-type="float">
            <text:p>0.01812</text:p>
          </table:table-cell>
          <table:table-cell office:value-type="float" office:value="0.01798" calcext:value-type="float">
            <text:p>0.01798</text:p>
          </table:table-cell>
          <table:table-cell office:value-type="float" office:value="0.01366" calcext:value-type="float">
            <text:p>0.01366</text:p>
          </table:table-cell>
          <table:table-cell office:value-type="float" office:value="0.01542" calcext:value-type="float">
            <text:p>0.01542</text:p>
          </table:table-cell>
          <table:table-cell office:value-type="float" office:value="0.017" calcext:value-type="float">
            <text:p>0.0170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0.00601" calcext:value-type="float">
            <text:p>0.00601</text:p>
          </table:table-cell>
          <table:table-cell office:value-type="float" office:value="0.0145" calcext:value-type="float">
            <text:p>0.01450</text:p>
          </table:table-cell>
          <table:table-cell office:value-type="float" office:value="0.01724" calcext:value-type="float">
            <text:p>0.01724</text:p>
          </table:table-cell>
          <table:table-cell office:value-type="float" office:value="0.01867" calcext:value-type="float">
            <text:p>0.01867</text:p>
          </table:table-cell>
          <table:table-cell office:value-type="float" office:value="0.02314" calcext:value-type="float">
            <text:p>0.02314</text:p>
          </table:table-cell>
          <table:table-cell office:value-type="float" office:value="0.03529" calcext:value-type="float">
            <text:p>0.03529</text:p>
          </table:table-cell>
          <table:table-cell office:value-type="float" office:value="0.04701" calcext:value-type="float">
            <text:p>0.04701</text:p>
          </table:table-cell>
          <table:table-cell office:value-type="float" office:value="0.04299" calcext:value-type="float">
            <text:p>0.04299</text:p>
          </table:table-cell>
          <table:table-cell office:value-type="float" office:value="0.02916" calcext:value-type="float">
            <text:p>0.02916</text:p>
          </table:table-cell>
          <table:table-cell office:value-type="float" office:value="0.03193" calcext:value-type="float">
            <text:p>0.03193</text:p>
          </table:table-cell>
          <table:table-cell office:value-type="float" office:value="0.02293" calcext:value-type="float">
            <text:p>0.02293</text:p>
          </table:table-cell>
          <table:table-cell office:value-type="float" office:value="0.01783" calcext:value-type="float">
            <text:p>0.01783</text:p>
          </table:table-cell>
          <table:table-cell office:value-type="float" office:value="0.01638" calcext:value-type="float">
            <text:p>0.01638</text:p>
          </table:table-cell>
          <table:table-cell office:value-type="float" office:value="0.01888" calcext:value-type="float">
            <text:p>0.01888</text:p>
          </table:table-cell>
          <table:table-cell office:value-type="float" office:value="0.01446" calcext:value-type="float">
            <text:p>0.01446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2716" calcext:value-type="float">
            <text:p>0.0271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531" calcext:value-type="float">
            <text:p>0.00531</text:p>
          </table:table-cell>
          <table:table-cell office:value-type="float" office:value="0.01037" calcext:value-type="float">
            <text:p>0.01037</text:p>
          </table:table-cell>
          <table:table-cell office:value-type="float" office:value="0.00964" calcext:value-type="float">
            <text:p>0.00964</text:p>
          </table:table-cell>
          <table:table-cell office:value-type="float" office:value="0.02253" calcext:value-type="float">
            <text:p>0.02253</text:p>
          </table:table-cell>
          <table:table-cell office:value-type="float" office:value="0.03194" calcext:value-type="float">
            <text:p>0.03194</text:p>
          </table:table-cell>
          <table:table-cell office:value-type="float" office:value="0.0262" calcext:value-type="float">
            <text:p>0.02620</text:p>
          </table:table-cell>
          <table:table-cell office:value-type="float" office:value="0.02364" calcext:value-type="float">
            <text:p>0.02364</text:p>
          </table:table-cell>
          <table:table-cell office:value-type="float" office:value="0.02484" calcext:value-type="float">
            <text:p>0.02484</text:p>
          </table:table-cell>
          <table:table-cell office:value-type="float" office:value="0.02847" calcext:value-type="float">
            <text:p>0.02847</text:p>
          </table:table-cell>
          <table:table-cell office:value-type="float" office:value="0.04127" calcext:value-type="float">
            <text:p>0.04127</text:p>
          </table:table-cell>
          <table:table-cell office:value-type="float" office:value="0.02432" calcext:value-type="float">
            <text:p>0.02432</text:p>
          </table:table-cell>
          <table:table-cell office:value-type="float" office:value="0.02662" calcext:value-type="float">
            <text:p>0.02662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035" calcext:value-type="float">
            <text:p>0.01035</text:p>
          </table:table-cell>
          <table:table-cell office:value-type="float" office:value="0.00778" calcext:value-type="float">
            <text:p>0.00778</text:p>
          </table:table-cell>
          <table:table-cell office:value-type="float" office:value="0.00672" calcext:value-type="float">
            <text:p>0.0067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334" calcext:value-type="float">
            <text:p>0.00334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943" calcext:value-type="float">
            <text:p>0.00943</text:p>
          </table:table-cell>
          <table:table-cell office:value-type="float" office:value="0.00774" calcext:value-type="float">
            <text:p>0.00774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0.01344" calcext:value-type="float">
            <text:p>0.01344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0.02418" calcext:value-type="float">
            <text:p>0.02418</text:p>
          </table:table-cell>
          <table:table-cell office:value-type="float" office:value="0.03052" calcext:value-type="float">
            <text:p>0.03052</text:p>
          </table:table-cell>
          <table:table-cell office:value-type="float" office:value="0.02204" calcext:value-type="float">
            <text:p>0.02204</text:p>
          </table:table-cell>
          <table:table-cell office:value-type="float" office:value="0.02231" calcext:value-type="float">
            <text:p>0.02231</text:p>
          </table:table-cell>
          <table:table-cell office:value-type="float" office:value="0.02725" calcext:value-type="float">
            <text:p>0.02725</text:p>
          </table:table-cell>
          <table:table-cell office:value-type="float" office:value="0.02572" calcext:value-type="float">
            <text:p>0.02572</text:p>
          </table:table-cell>
          <table:table-cell office:value-type="float" office:value="0.03164" calcext:value-type="float">
            <text:p>0.03164</text:p>
          </table:table-cell>
          <table:table-cell office:value-type="float" office:value="0.01896" calcext:value-type="float">
            <text:p>0.01896</text:p>
          </table:table-cell>
          <table:table-cell office:value-type="float" office:value="0.0105" calcext:value-type="float">
            <text:p>0.01050</text:p>
          </table:table-cell>
          <table:table-cell office:value-type="float" office:value="0.00953" calcext:value-type="float">
            <text:p>0.0095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437" calcext:value-type="float">
            <text:p>0.00437</text:p>
          </table:table-cell>
          <table:table-cell office:value-type="float" office:value="0.01248" calcext:value-type="float">
            <text:p>0.01248</text:p>
          </table:table-cell>
          <table:table-cell office:value-type="float" office:value="0.02043" calcext:value-type="float">
            <text:p>0.02043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1319" calcext:value-type="float">
            <text:p>0.01319</text:p>
          </table:table-cell>
          <table:table-cell office:value-type="float" office:value="0.01677" calcext:value-type="float">
            <text:p>0.01677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1821" calcext:value-type="float">
            <text:p>0.01821</text:p>
          </table:table-cell>
          <table:table-cell office:value-type="float" office:value="0.01196" calcext:value-type="float">
            <text:p>0.01196</text:p>
          </table:table-cell>
          <table:table-cell office:value-type="float" office:value="0.01612" calcext:value-type="float">
            <text:p>0.01612</text:p>
          </table:table-cell>
          <table:table-cell office:value-type="float" office:value="0.0164" calcext:value-type="float">
            <text:p>0.01640</text:p>
          </table:table-cell>
          <table:table-cell office:value-type="float" office:value="0.0136" calcext:value-type="float">
            <text:p>0.01360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1734" calcext:value-type="float">
            <text:p>0.01734</text:p>
          </table:table-cell>
          <table:table-cell office:value-type="float" office:value="0.01618" calcext:value-type="float">
            <text:p>0.01618</text:p>
          </table:table-cell>
          <table:table-cell office:value-type="float" office:value="0.01909" calcext:value-type="float">
            <text:p>0.01909</text:p>
          </table:table-cell>
          <table:table-cell office:value-type="float" office:value="0.01326" calcext:value-type="float">
            <text:p>0.01326</text:p>
          </table:table-cell>
          <table:table-cell office:value-type="float" office:value="0.00577" calcext:value-type="float">
            <text:p>0.00577</text:p>
          </table:table-cell>
          <table:table-cell office:value-type="float" office:value="0.00813" calcext:value-type="float">
            <text:p>0.0081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398" calcext:value-type="float">
            <text:p>0.00398</text:p>
          </table:table-cell>
          <table:table-cell office:value-type="float" office:value="0.01202" calcext:value-type="float">
            <text:p>0.01202</text:p>
          </table:table-cell>
          <table:table-cell office:value-type="float" office:value="0.01593" calcext:value-type="float">
            <text:p>0.01593</text:p>
          </table:table-cell>
          <table:table-cell office:value-type="float" office:value="0.01281" calcext:value-type="float">
            <text:p>0.01281</text:p>
          </table:table-cell>
          <table:table-cell office:value-type="float" office:value="0.0227" calcext:value-type="float">
            <text:p>0.02270</text:p>
          </table:table-cell>
          <table:table-cell office:value-type="float" office:value="0.03362" calcext:value-type="float">
            <text:p>0.03362</text:p>
          </table:table-cell>
          <table:table-cell office:value-type="float" office:value="0.02474" calcext:value-type="float">
            <text:p>0.02474</text:p>
          </table:table-cell>
          <table:table-cell table:number-columns-repeated="2" office:value-type="float" office:value="0.01742" calcext:value-type="float">
            <text:p>0.01742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.01958" calcext:value-type="float">
            <text:p>0.01958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.01651" calcext:value-type="float">
            <text:p>0.01651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0.02737" calcext:value-type="float">
            <text:p>0.0273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1232" calcext:value-type="float">
            <text:p>0.01232</text:p>
          </table:table-cell>
          <table:table-cell office:value-type="float" office:value="0.01451" calcext:value-type="float">
            <text:p>0.01451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1341" calcext:value-type="float">
            <text:p>0.01341</text:p>
          </table:table-cell>
          <table:table-cell office:value-type="float" office:value="0.02352" calcext:value-type="float">
            <text:p>0.02352</text:p>
          </table:table-cell>
          <table:table-cell office:value-type="float" office:value="0.02798" calcext:value-type="float">
            <text:p>0.02798</text:p>
          </table:table-cell>
          <table:table-cell office:value-type="float" office:value="0.02607" calcext:value-type="float">
            <text:p>0.02607</text:p>
          </table:table-cell>
          <table:table-cell office:value-type="float" office:value="0.03135" calcext:value-type="float">
            <text:p>0.03135</text:p>
          </table:table-cell>
          <table:table-cell office:value-type="float" office:value="0.02742" calcext:value-type="float">
            <text:p>0.02742</text:p>
          </table:table-cell>
          <table:table-cell office:value-type="float" office:value="0.02114" calcext:value-type="float">
            <text:p>0.02114</text:p>
          </table:table-cell>
          <table:table-cell office:value-type="float" office:value="0.01964" calcext:value-type="float">
            <text:p>0.01964</text:p>
          </table:table-cell>
          <table:table-cell office:value-type="float" office:value="0.01842" calcext:value-type="float">
            <text:p>0.01842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0.01693" calcext:value-type="float">
            <text:p>0.01693</text:p>
          </table:table-cell>
          <table:table-cell office:value-type="float" office:value="0.0211" calcext:value-type="float">
            <text:p>0.02110</text:p>
          </table:table-cell>
          <table:table-cell office:value-type="float" office:value="0.03167" calcext:value-type="float">
            <text:p>0.0316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003" calcext:value-type="float">
            <text:p>0.00300</text:p>
          </table:table-cell>
          <table:table-cell office:value-type="float" office:value="0.01598" calcext:value-type="float">
            <text:p>0.01598</text:p>
          </table:table-cell>
          <table:table-cell office:value-type="float" office:value="0.03132" calcext:value-type="float">
            <text:p>0.03132</text:p>
          </table:table-cell>
          <table:table-cell office:value-type="float" office:value="0.04239" calcext:value-type="float">
            <text:p>0.04239</text:p>
          </table:table-cell>
          <table:table-cell office:value-type="float" office:value="0.03212" calcext:value-type="float">
            <text:p>0.03212</text:p>
          </table:table-cell>
          <table:table-cell office:value-type="float" office:value="0.02832" calcext:value-type="float">
            <text:p>0.02832</text:p>
          </table:table-cell>
          <table:table-cell office:value-type="float" office:value="0.01706" calcext:value-type="float">
            <text:p>0.01706</text:p>
          </table:table-cell>
          <table:table-cell office:value-type="float" office:value="0.02131" calcext:value-type="float">
            <text:p>0.02131</text:p>
          </table:table-cell>
          <table:table-cell office:value-type="float" office:value="0.02572" calcext:value-type="float">
            <text:p>0.02572</text:p>
          </table:table-cell>
          <table:table-cell office:value-type="float" office:value="0.02618" calcext:value-type="float">
            <text:p>0.02618</text:p>
          </table:table-cell>
          <table:table-cell office:value-type="float" office:value="0.02269" calcext:value-type="float">
            <text:p>0.02269</text:p>
          </table:table-cell>
          <table:table-cell office:value-type="float" office:value="0.02763" calcext:value-type="float">
            <text:p>0.02763</text:p>
          </table:table-cell>
          <table:table-cell office:value-type="float" office:value="0.01884" calcext:value-type="float">
            <text:p>0.01884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0.00987" calcext:value-type="float">
            <text:p>0.00987</text:p>
          </table:table-cell>
          <table:table-cell office:value-type="float" office:value="0.00856" calcext:value-type="float">
            <text:p>0.00856</text:p>
          </table:table-cell>
          <table:table-cell office:value-type="float" office:value="0.01333" calcext:value-type="float">
            <text:p>0.0133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049" calcext:value-type="float">
            <text:p>0.01049</text:p>
          </table:table-cell>
          <table:table-cell office:value-type="float" office:value="0.02068" calcext:value-type="float">
            <text:p>0.02068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0933" calcext:value-type="float">
            <text:p>0.00933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.01101" calcext:value-type="float">
            <text:p>0.01101</text:p>
          </table:table-cell>
          <table:table-cell office:value-type="float" office:value="0.01577" calcext:value-type="float">
            <text:p>0.01577</text:p>
          </table:table-cell>
          <table:table-cell office:value-type="float" office:value="0.01488" calcext:value-type="float">
            <text:p>0.01488</text:p>
          </table:table-cell>
          <table:table-cell office:value-type="float" office:value="0.02362" calcext:value-type="float">
            <text:p>0.02362</text:p>
          </table:table-cell>
          <table:table-cell office:value-type="float" office:value="0.01795" calcext:value-type="float">
            <text:p>0.01795</text:p>
          </table:table-cell>
          <table:table-cell office:value-type="float" office:value="0.02768" calcext:value-type="float">
            <text:p>0.02768</text:p>
          </table:table-cell>
          <table:table-cell office:value-type="float" office:value="0.02032" calcext:value-type="float">
            <text:p>0.02032</text:p>
          </table:table-cell>
          <table:table-cell office:value-type="float" office:value="0.02274" calcext:value-type="float">
            <text:p>0.02274</text:p>
          </table:table-cell>
          <table:table-cell office:value-type="float" office:value="0.02409" calcext:value-type="float">
            <text:p>0.02409</text:p>
          </table:table-cell>
          <table:table-cell office:value-type="float" office:value="0.01629" calcext:value-type="float">
            <text:p>0.01629</text:p>
          </table:table-cell>
          <table:table-cell office:value-type="float" office:value="0.02447" calcext:value-type="float">
            <text:p>0.02447</text:p>
          </table:table-cell>
          <table:table-cell office:value-type="float" office:value="0.0234" calcext:value-type="float">
            <text:p>0.02340</text:p>
          </table:table-cell>
          <table:table-cell office:value-type="float" office:value="0.01452" calcext:value-type="float">
            <text:p>0.01452</text:p>
          </table:table-cell>
          <table:table-cell office:value-type="float" office:value="0.0128" calcext:value-type="float">
            <text:p>0.01280</text:p>
          </table:table-cell>
          <table:table-cell office:value-type="float" office:value="0.02323" calcext:value-type="float">
            <text:p>0.023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0.00263" calcext:value-type="float">
            <text:p>0.00263</text:p>
          </table:table-cell>
          <table:table-cell office:value-type="float" office:value="0.00322" calcext:value-type="float">
            <text:p>0.00322</text:p>
          </table:table-cell>
          <table:table-cell office:value-type="float" office:value="0.00414" calcext:value-type="float">
            <text:p>0.00414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337" calcext:value-type="float">
            <text:p>0.00337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0.00688" calcext:value-type="float">
            <text:p>0.00688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1273" calcext:value-type="float">
            <text:p>0.01273</text:p>
          </table:table-cell>
          <table:table-cell office:value-type="float" office:value="0.02172" calcext:value-type="float">
            <text:p>0.02172</text:p>
          </table:table-cell>
          <table:table-cell office:value-type="float" office:value="0.01371" calcext:value-type="float">
            <text:p>0.01371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1267" calcext:value-type="float">
            <text:p>0.01267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0853" calcext:value-type="float">
            <text:p>0.00853</text:p>
          </table:table-cell>
          <table:table-cell office:value-type="float" office:value="0.03513" calcext:value-type="float">
            <text:p>0.03513</text:p>
          </table:table-cell>
        </table:table-row>
        <table:table-row table:style-name="ro1">
          <table:table-cell office:value-type="string" calcext:value-type="string">
            <text:p>#NMFS</text:p>
          </table:table-cell>
          <table:table-cell office:value-type="string" calcext:value-type="string">
            <text:p>males</text:p>
          </table:table-cell>
          <table:table-cell office:value-type="string" calcext:value-type="string">
            <text:p>oldshell</text:p>
          </table:table-cell>
          <table:table-cell table:number-columns-repeated="5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.00000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" calcext:value-type="float">
            <text:p>0.00100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419" calcext:value-type="float">
            <text:p>0.00419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0231" calcext:value-type="float">
            <text:p>0.00231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088" calcext:value-type="float">
            <text:p>0.0008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014" calcext:value-type="float">
            <text:p>0.00014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2" office:value-type="float" office:value="0.00077" calcext:value-type="float">
            <text:p>0.00077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294" calcext:value-type="float">
            <text:p>0.00294</text:p>
          </table:table-cell>
          <table:table-cell office:value-type="float" office:value="0.0023" calcext:value-type="float">
            <text:p>0.00230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157" calcext:value-type="float">
            <text:p>0.0015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0.003" calcext:value-type="float">
            <text:p>0.00300</text:p>
          </table:table-cell>
          <table:table-cell office:value-type="float" office:value="0.00317" calcext:value-type="float">
            <text:p>0.00317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35" calcext:value-type="float">
            <text:p>0.00350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31" calcext:value-type="float">
            <text:p>0.0031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376" calcext:value-type="float">
            <text:p>0.00376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297" calcext:value-type="float">
            <text:p>0.00297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.00726" calcext:value-type="float">
            <text:p>0.00726</text:p>
          </table:table-cell>
          <table:table-cell office:value-type="float" office:value="0.00476" calcext:value-type="float">
            <text:p>0.00476</text:p>
          </table:table-cell>
          <table:table-cell office:value-type="float" office:value="0.00321" calcext:value-type="float">
            <text:p>0.00321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56" calcext:value-type="float">
            <text:p>0.00156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33" calcext:value-type="float">
            <text:p>0.00330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0613" calcext:value-type="float">
            <text:p>0.00613</text:p>
          </table:table-cell>
          <table:table-cell office:value-type="float" office:value="0.0039" calcext:value-type="float">
            <text:p>0.00390</text:p>
          </table:table-cell>
          <table:table-cell office:value-type="float" office:value="0.0077" calcext:value-type="float">
            <text:p>0.00770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434" calcext:value-type="float">
            <text:p>0.0043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21" calcext:value-type="float">
            <text:p>0.00021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21" calcext:value-type="float">
            <text:p>0.00021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264" calcext:value-type="float">
            <text:p>0.00264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391" calcext:value-type="float">
            <text:p>0.00391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" calcext:value-type="float">
            <text:p>0.00000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" calcext:value-type="float">
            <text:p>0.00000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0612" calcext:value-type="float">
            <text:p>0.00612</text:p>
          </table:table-cell>
          <table:table-cell office:value-type="float" office:value="0.00609" calcext:value-type="float">
            <text:p>0.00609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122" calcext:value-type="float">
            <text:p>0.01220</text:p>
          </table:table-cell>
          <table:table-cell office:value-type="float" office:value="0.0077" calcext:value-type="float">
            <text:p>0.00770</text:p>
          </table:table-cell>
          <table:table-cell office:value-type="float" office:value="0.00858" calcext:value-type="float">
            <text:p>0.00858</text:p>
          </table:table-cell>
          <table:table-cell office:value-type="float" office:value="0.00782" calcext:value-type="float">
            <text:p>0.00782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0.00694" calcext:value-type="float">
            <text:p>0.00694</text:p>
          </table:table-cell>
          <table:table-cell office:value-type="float" office:value="0.01201" calcext:value-type="float">
            <text:p>0.01201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355" calcext:value-type="float">
            <text:p>0.00355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00169" calcext:value-type="float">
            <text:p>0.00169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94" calcext:value-type="float">
            <text:p>0.00094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0.00467" calcext:value-type="float">
            <text:p>0.00467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00572" calcext:value-type="float">
            <text:p>0.00572</text:p>
          </table:table-cell>
          <table:table-cell office:value-type="float" office:value="0.00909" calcext:value-type="float">
            <text:p>0.00909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055" calcext:value-type="float">
            <text:p>0.00550</text:p>
          </table:table-cell>
          <table:table-cell office:value-type="float" office:value="0.00294" calcext:value-type="float">
            <text:p>0.00294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123" calcext:value-type="float">
            <text:p>0.00123</text:p>
          </table:table-cell>
          <table:table-cell table:number-columns-repeated="2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322" calcext:value-type="float">
            <text:p>0.00322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24" calcext:value-type="float">
            <text:p>0.0024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" calcext:value-type="float">
            <text:p>0.00000</text:p>
          </table:table-cell>
          <table:table-cell office:value-type="float" office:value="0.00009" calcext:value-type="float">
            <text:p>0.00009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09" calcext:value-type="float">
            <text:p>0.00090</text:p>
          </table:table-cell>
          <table:table-cell office:value-type="float" office:value="0" calcext:value-type="float">
            <text:p>0.00000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573" calcext:value-type="float">
            <text:p>0.00573</text:p>
          </table:table-cell>
          <table:table-cell office:value-type="float" office:value="0" calcext:value-type="float">
            <text:p>0.00000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" calcext:value-type="float">
            <text:p>0.00000</text:p>
          </table:table-cell>
          <table:table-cell office:value-type="float" office:value="0.00191" calcext:value-type="float">
            <text:p>0.00191</text:p>
          </table:table-cell>
          <table:table-cell table:number-columns-repeated="2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" calcext:value-type="float">
            <text:p>0.00000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462" calcext:value-type="float">
            <text:p>0.00462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0.01135" calcext:value-type="float">
            <text:p>0.01135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0757" calcext:value-type="float">
            <text:p>0.00757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" calcext:value-type="float">
            <text:p>0.00000</text:p>
          </table:table-cell>
          <table:table-cell office:value-type="float" office:value="0.0015" calcext:value-type="float">
            <text:p>0.00150</text:p>
          </table:table-cell>
          <table:table-cell office:value-type="float" office:value="0.0016" calcext:value-type="float">
            <text:p>0.0016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" calcext:value-type="float">
            <text:p>0.000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0356" calcext:value-type="float">
            <text:p>0.00356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11" calcext:value-type="float">
            <text:p>0.01100</text:p>
          </table:table-cell>
          <table:table-cell office:value-type="float" office:value="0.0086" calcext:value-type="float">
            <text:p>0.00860</text:p>
          </table:table-cell>
          <table:table-cell office:value-type="float" office:value="0.01106" calcext:value-type="float">
            <text:p>0.01106</text:p>
          </table:table-cell>
          <table:table-cell office:value-type="float" office:value="0.00431" calcext:value-type="float">
            <text:p>0.00431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159" calcext:value-type="float">
            <text:p>0.00159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204" calcext:value-type="float">
            <text:p>0.00204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0.00568" calcext:value-type="float">
            <text:p>0.00568</text:p>
          </table:table-cell>
          <table:table-cell office:value-type="float" office:value="0.00853" calcext:value-type="float">
            <text:p>0.00853</text:p>
          </table:table-cell>
          <table:table-cell office:value-type="float" office:value="0.0095" calcext:value-type="float">
            <text:p>0.00950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1149" calcext:value-type="float">
            <text:p>0.01149</text:p>
          </table:table-cell>
          <table:table-cell office:value-type="float" office:value="0.00791" calcext:value-type="float">
            <text:p>0.00791</text:p>
          </table:table-cell>
          <table:table-cell office:value-type="float" office:value="0" calcext:value-type="float">
            <text:p>0.00000</text:p>
          </table:table-cell>
          <table:table-cell office:value-type="float" office:value="0.00135" calcext:value-type="float">
            <text:p>0.00135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89" calcext:value-type="float">
            <text:p>0.00089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55" calcext:value-type="float">
            <text:p>0.00550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81" calcext:value-type="float">
            <text:p>0.00810</text:p>
          </table:table-cell>
          <table:table-cell office:value-type="float" office:value="0.00942" calcext:value-type="float">
            <text:p>0.00942</text:p>
          </table:table-cell>
          <table:table-cell office:value-type="float" office:value="0.02455" calcext:value-type="float">
            <text:p>0.02455</text:p>
          </table:table-cell>
          <table:table-cell office:value-type="float" office:value="0.03437" calcext:value-type="float">
            <text:p>0.03437</text:p>
          </table:table-cell>
          <table:table-cell office:value-type="float" office:value="0.02448" calcext:value-type="float">
            <text:p>0.02448</text:p>
          </table:table-cell>
          <table:table-cell office:value-type="float" office:value="0.02522" calcext:value-type="float">
            <text:p>0.02522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0755" calcext:value-type="float">
            <text:p>0.0075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" calcext:value-type="float">
            <text:p>0.0000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0.0047" calcext:value-type="float">
            <text:p>0.00470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1083" calcext:value-type="float">
            <text:p>0.01083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189" calcext:value-type="float">
            <text:p>0.01890</text:p>
          </table:table-cell>
          <table:table-cell office:value-type="float" office:value="0.01846" calcext:value-type="float">
            <text:p>0.01846</text:p>
          </table:table-cell>
          <table:table-cell office:value-type="float" office:value="0.01318" calcext:value-type="float">
            <text:p>0.01318</text:p>
          </table:table-cell>
          <table:table-cell office:value-type="float" office:value="0.02262" calcext:value-type="float">
            <text:p>0.02262</text:p>
          </table:table-cell>
          <table:table-cell office:value-type="float" office:value="0.00881" calcext:value-type="float">
            <text:p>0.00881</text:p>
          </table:table-cell>
          <table:table-cell office:value-type="float" office:value="0.01418" calcext:value-type="float">
            <text:p>0.0141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235" calcext:value-type="float">
            <text:p>0.00235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527" calcext:value-type="float">
            <text:p>0.00527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0623" calcext:value-type="float">
            <text:p>0.00623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1341" calcext:value-type="float">
            <text:p>0.01341</text:p>
          </table:table-cell>
          <table:table-cell office:value-type="float" office:value="0.00977" calcext:value-type="float">
            <text:p>0.00977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1207" calcext:value-type="float">
            <text:p>0.0120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" calcext:value-type="float">
            <text:p>0.00000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423" calcext:value-type="float">
            <text:p>0.00423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423" calcext:value-type="float">
            <text:p>0.00423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318" calcext:value-type="float">
            <text:p>0.00318</text:p>
          </table:table-cell>
          <table:table-cell office:value-type="float" office:value="0.0033" calcext:value-type="float">
            <text:p>0.00330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1343" calcext:value-type="float">
            <text:p>0.01343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0739" calcext:value-type="float">
            <text:p>0.00739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0509" calcext:value-type="float">
            <text:p>0.00509</text:p>
          </table:table-cell>
          <table:table-cell office:value-type="float" office:value="0.02109" calcext:value-type="float">
            <text:p>0.02109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346" calcext:value-type="float">
            <text:p>0.00346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01141" calcext:value-type="float">
            <text:p>0.01141</text:p>
          </table:table-cell>
          <table:table-cell office:value-type="float" office:value="0.01216" calcext:value-type="float">
            <text:p>0.01216</text:p>
          </table:table-cell>
          <table:table-cell office:value-type="float" office:value="0.02021" calcext:value-type="float">
            <text:p>0.02021</text:p>
          </table:table-cell>
          <table:table-cell office:value-type="float" office:value="0.02558" calcext:value-type="float">
            <text:p>0.02558</text:p>
          </table:table-cell>
          <table:table-cell office:value-type="float" office:value="0.03071" calcext:value-type="float">
            <text:p>0.03071</text:p>
          </table:table-cell>
          <table:table-cell office:value-type="float" office:value="0.02535" calcext:value-type="float">
            <text:p>0.02535</text:p>
          </table:table-cell>
          <table:table-cell office:value-type="float" office:value="0.02977" calcext:value-type="float">
            <text:p>0.02977</text:p>
          </table:table-cell>
          <table:table-cell office:value-type="float" office:value="0.02031" calcext:value-type="float">
            <text:p>0.02031</text:p>
          </table:table-cell>
          <table:table-cell office:value-type="float" office:value="0.02282" calcext:value-type="float">
            <text:p>0.02282</text:p>
          </table:table-cell>
          <table:table-cell office:value-type="float" office:value="0.02133" calcext:value-type="float">
            <text:p>0.02133</text:p>
          </table:table-cell>
          <table:table-cell office:value-type="float" office:value="0.01844" calcext:value-type="float">
            <text:p>0.01844</text:p>
          </table:table-cell>
          <table:table-cell office:value-type="float" office:value="0.03389" calcext:value-type="float">
            <text:p>0.03389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443" calcext:value-type="float">
            <text:p>0.00443</text:p>
          </table:table-cell>
          <table:table-cell office:value-type="float" office:value="0.0031" calcext:value-type="float">
            <text:p>0.00310</text:p>
          </table:table-cell>
          <table:table-cell office:value-type="float" office:value="0.01053" calcext:value-type="float">
            <text:p>0.01053</text:p>
          </table:table-cell>
          <table:table-cell office:value-type="float" office:value="0.01238" calcext:value-type="float">
            <text:p>0.01238</text:p>
          </table:table-cell>
          <table:table-cell office:value-type="float" office:value="0.02425" calcext:value-type="float">
            <text:p>0.02425</text:p>
          </table:table-cell>
          <table:table-cell office:value-type="float" office:value="0.03959" calcext:value-type="float">
            <text:p>0.03959</text:p>
          </table:table-cell>
          <table:table-cell office:value-type="float" office:value="0.02727" calcext:value-type="float">
            <text:p>0.02727</text:p>
          </table:table-cell>
          <table:table-cell office:value-type="float" office:value="0.02154" calcext:value-type="float">
            <text:p>0.02154</text:p>
          </table:table-cell>
          <table:table-cell office:value-type="float" office:value="0.02073" calcext:value-type="float">
            <text:p>0.02073</text:p>
          </table:table-cell>
          <table:table-cell office:value-type="float" office:value="0.01281" calcext:value-type="float">
            <text:p>0.01281</text:p>
          </table:table-cell>
          <table:table-cell office:value-type="float" office:value="0.0123" calcext:value-type="float">
            <text:p>0.01230</text:p>
          </table:table-cell>
          <table:table-cell office:value-type="float" office:value="0.03521" calcext:value-type="float">
            <text:p>0.0352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018" calcext:value-type="float">
            <text:p>0.00180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56" calcext:value-type="float">
            <text:p>0.00560</text:p>
          </table:table-cell>
          <table:table-cell office:value-type="float" office:value="0.00478" calcext:value-type="float">
            <text:p>0.00478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1699" calcext:value-type="float">
            <text:p>0.01699</text:p>
          </table:table-cell>
          <table:table-cell office:value-type="float" office:value="0.01402" calcext:value-type="float">
            <text:p>0.01402</text:p>
          </table:table-cell>
          <table:table-cell office:value-type="float" office:value="0.02162" calcext:value-type="float">
            <text:p>0.02162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.00904" calcext:value-type="float">
            <text:p>0.00904</text:p>
          </table:table-cell>
          <table:table-cell office:value-type="float" office:value="0.00454" calcext:value-type="float">
            <text:p>0.00454</text:p>
          </table:table-cell>
          <table:table-cell office:value-type="float" office:value="0.0149" calcext:value-type="float">
            <text:p>0.0149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.00062" calcext:value-type="float">
            <text:p>0.00062</text:p>
          </table:table-cell>
          <table:table-cell office:value-type="float" office:value="0" calcext:value-type="float">
            <text:p>0.00000</text:p>
          </table:table-cell>
          <table:table-cell office:value-type="float" office:value="0.00274" calcext:value-type="float">
            <text:p>0.00274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466" calcext:value-type="float">
            <text:p>0.00466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0931" calcext:value-type="float">
            <text:p>0.00931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776" calcext:value-type="float">
            <text:p>0.00776</text:p>
          </table:table-cell>
          <table:table-cell office:value-type="float" office:value="0.00717" calcext:value-type="float">
            <text:p>0.00717</text:p>
          </table:table-cell>
          <table:table-cell office:value-type="float" office:value="0.01245" calcext:value-type="float">
            <text:p>0.0124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.00000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0276" calcext:value-type="float">
            <text:p>0.00276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335" calcext:value-type="float">
            <text:p>0.00335</text:p>
          </table:table-cell>
          <table:table-cell office:value-type="float" office:value="0.00782" calcext:value-type="float">
            <text:p>0.00782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0.01417" calcext:value-type="float">
            <text:p>0.0141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.00000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25" calcext:value-type="float">
            <text:p>0.00250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589" calcext:value-type="float">
            <text:p>0.00589</text:p>
          </table:table-cell>
          <table:table-cell office:value-type="float" office:value="0.0132" calcext:value-type="float">
            <text:p>0.01320</text:p>
          </table:table-cell>
          <table:table-cell office:value-type="float" office:value="0.01047" calcext:value-type="float">
            <text:p>0.01047</text:p>
          </table:table-cell>
          <table:table-cell office:value-type="float" office:value="0.01061" calcext:value-type="float">
            <text:p>0.01061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0.01513" calcext:value-type="float">
            <text:p>0.01513</text:p>
          </table:table-cell>
          <table:table-cell office:value-type="float" office:value="0.01058" calcext:value-type="float">
            <text:p>0.01058</text:p>
          </table:table-cell>
          <table:table-cell office:value-type="float" office:value="0.00671" calcext:value-type="float">
            <text:p>0.00671</text:p>
          </table:table-cell>
          <table:table-cell office:value-type="float" office:value="0.02105" calcext:value-type="float">
            <text:p>0.0210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25" calcext:value-type="float">
            <text:p>0.00250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00564" calcext:value-type="float">
            <text:p>0.00564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1055" calcext:value-type="float">
            <text:p>0.01055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0.01263" calcext:value-type="float">
            <text:p>0.01263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1064" calcext:value-type="float">
            <text:p>0.01064</text:p>
          </table:table-cell>
          <table:table-cell office:value-type="float" office:value="0.01133" calcext:value-type="float">
            <text:p>0.01133</text:p>
          </table:table-cell>
          <table:table-cell office:value-type="float" office:value="0.01385" calcext:value-type="float">
            <text:p>0.013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239" calcext:value-type="float">
            <text:p>0.00239</text:p>
          </table:table-cell>
          <table:table-cell office:value-type="float" office:value="0.00878" calcext:value-type="float">
            <text:p>0.00878</text:p>
          </table:table-cell>
          <table:table-cell office:value-type="float" office:value="0.0164" calcext:value-type="float">
            <text:p>0.01640</text:p>
          </table:table-cell>
          <table:table-cell office:value-type="float" office:value="0.02815" calcext:value-type="float">
            <text:p>0.02815</text:p>
          </table:table-cell>
          <table:table-cell office:value-type="float" office:value="0.02773" calcext:value-type="float">
            <text:p>0.02773</text:p>
          </table:table-cell>
          <table:table-cell office:value-type="float" office:value="0.02485" calcext:value-type="float">
            <text:p>0.02485</text:p>
          </table:table-cell>
          <table:table-cell office:value-type="float" office:value="0.02277" calcext:value-type="float">
            <text:p>0.02277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0421" calcext:value-type="float">
            <text:p>0.00421</text:p>
          </table:table-cell>
          <table:table-cell office:value-type="float" office:value="0.01292" calcext:value-type="float">
            <text:p>0.0129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" calcext:value-type="float">
            <text:p>0.00000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0.00344" calcext:value-type="float">
            <text:p>0.00344</text:p>
          </table:table-cell>
          <table:table-cell office:value-type="float" office:value="0.00412" calcext:value-type="float">
            <text:p>0.00412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542" calcext:value-type="float">
            <text:p>0.00542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0.00906" calcext:value-type="float">
            <text:p>0.00906</text:p>
          </table:table-cell>
          <table:table-cell office:value-type="float" office:value="0.00907" calcext:value-type="float">
            <text:p>0.00907</text:p>
          </table:table-cell>
          <table:table-cell office:value-type="float" office:value="0.02029" calcext:value-type="float">
            <text:p>0.0202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" calcext:value-type="float">
            <text:p>0.00000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757" calcext:value-type="float">
            <text:p>0.00757</text:p>
          </table:table-cell>
          <table:table-cell office:value-type="float" office:value="0.0088" calcext:value-type="float">
            <text:p>0.00880</text:p>
          </table:table-cell>
          <table:table-cell office:value-type="float" office:value="0.0135" calcext:value-type="float">
            <text:p>0.01350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98" calcext:value-type="float">
            <text:p>0.00980</text:p>
          </table:table-cell>
          <table:table-cell office:value-type="float" office:value="0.01641" calcext:value-type="float">
            <text:p>0.01641</text:p>
          </table:table-cell>
          <table:table-cell office:value-type="float" office:value="0.00701" calcext:value-type="float">
            <text:p>0.00701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792" calcext:value-type="float">
            <text:p>0.01792</text:p>
          </table:table-cell>
          <table:table-cell office:value-type="float" office:value="0.02237" calcext:value-type="float">
            <text:p>0.0223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" calcext:value-type="float">
            <text:p>0.00000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334" calcext:value-type="float">
            <text:p>0.00334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0.00858" calcext:value-type="float">
            <text:p>0.00858</text:p>
          </table:table-cell>
          <table:table-cell office:value-type="float" office:value="0.00695" calcext:value-type="float">
            <text:p>0.00695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1552" calcext:value-type="float">
            <text:p>0.0155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298" calcext:value-type="float">
            <text:p>0.00298</text:p>
          </table:table-cell>
          <table:table-cell office:value-type="float" office:value="0.0032" calcext:value-type="float">
            <text:p>0.00320</text:p>
          </table:table-cell>
          <table:table-cell office:value-type="float" office:value="0.00393" calcext:value-type="float">
            <text:p>0.00393</text:p>
          </table:table-cell>
          <table:table-cell office:value-type="float" office:value="0.0032" calcext:value-type="float">
            <text:p>0.00320</text:p>
          </table:table-cell>
          <table:table-cell office:value-type="float" office:value="0.00823" calcext:value-type="float">
            <text:p>0.0082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9" office:value-type="float" office:value="0" calcext:value-type="float">
            <text:p>0.00000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323" calcext:value-type="float">
            <text:p>0.00323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899" calcext:value-type="float">
            <text:p>0.00899</text:p>
          </table:table-cell>
          <table:table-cell office:value-type="float" office:value="0.00632" calcext:value-type="float">
            <text:p>0.00632</text:p>
          </table:table-cell>
          <table:table-cell office:value-type="float" office:value="0.01294" calcext:value-type="float">
            <text:p>0.0129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" calcext:value-type="float">
            <text:p>0.00000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" calcext:value-type="float">
            <text:p>0.00000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1" calcext:value-type="float">
            <text:p>0.00110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473" calcext:value-type="float">
            <text:p>0.00473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377" calcext:value-type="float">
            <text:p>0.00377</text:p>
          </table:table-cell>
          <table:table-cell office:value-type="float" office:value="0.01162" calcext:value-type="float">
            <text:p>0.0116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0" calcext:value-type="float">
            <text:p>0.00000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339" calcext:value-type="float">
            <text:p>0.00339</text:p>
          </table:table-cell>
          <table:table-cell office:value-type="float" office:value="0.00526" calcext:value-type="float">
            <text:p>0.00526</text:p>
          </table:table-cell>
          <table:table-cell office:value-type="float" office:value="0.00455" calcext:value-type="float">
            <text:p>0.00455</text:p>
          </table:table-cell>
          <table:table-cell office:value-type="float" office:value="0.00306" calcext:value-type="float">
            <text:p>0.00306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835" calcext:value-type="float">
            <text:p>0.00835</text:p>
          </table:table-cell>
          <table:table-cell office:value-type="float" office:value="0.00878" calcext:value-type="float">
            <text:p>0.00878</text:p>
          </table:table-cell>
          <table:table-cell office:value-type="float" office:value="0.00977" calcext:value-type="float">
            <text:p>0.00977</text:p>
          </table:table-cell>
          <table:table-cell office:value-type="float" office:value="0.01063" calcext:value-type="float">
            <text:p>0.01063</text:p>
          </table:table-cell>
          <table:table-cell office:value-type="float" office:value="0.00971" calcext:value-type="float">
            <text:p>0.00971</text:p>
          </table:table-cell>
          <table:table-cell office:value-type="float" office:value="0.01254" calcext:value-type="float">
            <text:p>0.01254</text:p>
          </table:table-cell>
          <table:table-cell office:value-type="float" office:value="0.00748" calcext:value-type="float">
            <text:p>0.00748</text:p>
          </table:table-cell>
          <table:table-cell office:value-type="float" office:value="0.01195" calcext:value-type="float">
            <text:p>0.0119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" calcext:value-type="float">
            <text:p>0.00000</text:p>
          </table:table-cell>
          <table:table-cell office:value-type="float" office:value="0.00232" calcext:value-type="float">
            <text:p>0.00232</text:p>
          </table:table-cell>
          <table:table-cell office:value-type="float" office:value="0.00362" calcext:value-type="float">
            <text:p>0.00362</text:p>
          </table:table-cell>
          <table:table-cell office:value-type="float" office:value="0.00631" calcext:value-type="float">
            <text:p>0.00631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533" calcext:value-type="float">
            <text:p>0.00533</text:p>
          </table:table-cell>
          <table:table-cell office:value-type="float" office:value="0.00912" calcext:value-type="float">
            <text:p>0.00912</text:p>
          </table:table-cell>
          <table:table-cell office:value-type="float" office:value="0.01116" calcext:value-type="float">
            <text:p>0.01116</text:p>
          </table:table-cell>
          <table:table-cell office:value-type="float" office:value="0.01955" calcext:value-type="float">
            <text:p>0.0195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0.00787" calcext:value-type="float">
            <text:p>0.00787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779" calcext:value-type="float">
            <text:p>0.00779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69" calcext:value-type="float">
            <text:p>0.00690</text:p>
          </table:table-cell>
          <table:table-cell office:value-type="float" office:value="0.00627" calcext:value-type="float">
            <text:p>0.00627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0.01016" calcext:value-type="float">
            <text:p>0.0101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0.00578" calcext:value-type="float">
            <text:p>0.00578</text:p>
          </table:table-cell>
          <table:table-cell office:value-type="float" office:value="0.00816" calcext:value-type="float">
            <text:p>0.00816</text:p>
          </table:table-cell>
          <table:table-cell office:value-type="float" office:value="0.01022" calcext:value-type="float">
            <text:p>0.01022</text:p>
          </table:table-cell>
          <table:table-cell office:value-type="float" office:value="0.00947" calcext:value-type="float">
            <text:p>0.00947</text:p>
          </table:table-cell>
          <table:table-cell office:value-type="float" office:value="0.00903" calcext:value-type="float">
            <text:p>0.00903</text:p>
          </table:table-cell>
          <table:table-cell office:value-type="float" office:value="0.01066" calcext:value-type="float">
            <text:p>0.01066</text:p>
          </table:table-cell>
          <table:table-cell office:value-type="float" office:value="0.00728" calcext:value-type="float">
            <text:p>0.00728</text:p>
          </table:table-cell>
          <table:table-cell office:value-type="float" office:value="0.00404" calcext:value-type="float">
            <text:p>0.00404</text:p>
          </table:table-cell>
          <table:table-cell office:value-type="float" office:value="0.01046" calcext:value-type="float">
            <text:p>0.0104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061" calcext:value-type="float">
            <text:p>0.00061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0.00961" calcext:value-type="float">
            <text:p>0.00961</text:p>
          </table:table-cell>
          <table:table-cell office:value-type="float" office:value="0.01011" calcext:value-type="float">
            <text:p>0.01011</text:p>
          </table:table-cell>
          <table:table-cell office:value-type="float" office:value="0.00955" calcext:value-type="float">
            <text:p>0.00955</text:p>
          </table:table-cell>
          <table:table-cell office:value-type="float" office:value="0.00507" calcext:value-type="float">
            <text:p>0.00507</text:p>
          </table:table-cell>
          <table:table-cell office:value-type="float" office:value="0.00716" calcext:value-type="float">
            <text:p>0.00716</text:p>
          </table:table-cell>
          <table:table-cell office:value-type="float" office:value="0.00577" calcext:value-type="float">
            <text:p>0.00577</text:p>
          </table:table-cell>
          <table:table-cell office:value-type="float" office:value="0.00833" calcext:value-type="float">
            <text:p>0.0083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686" calcext:value-type="float">
            <text:p>0.00686</text:p>
          </table:table-cell>
          <table:table-cell office:value-type="float" office:value="0.0076" calcext:value-type="float">
            <text:p>0.00760</text:p>
          </table:table-cell>
          <table:table-cell office:value-type="float" office:value="0.00575" calcext:value-type="float">
            <text:p>0.00575</text:p>
          </table:table-cell>
          <table:table-cell office:value-type="float" office:value="0.00834" calcext:value-type="float">
            <text:p>0.00834</text:p>
          </table:table-cell>
          <table:table-cell office:value-type="float" office:value="0.0116" calcext:value-type="float">
            <text:p>0.01160</text:p>
          </table:table-cell>
          <table:table-cell office:value-type="float" office:value="0.00523" calcext:value-type="float">
            <text:p>0.00523</text:p>
          </table:table-cell>
          <table:table-cell office:value-type="float" office:value="0.01605" calcext:value-type="float">
            <text:p>0.0160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74" calcext:value-type="float">
            <text:p>0.00740</text:p>
          </table:table-cell>
          <table:table-cell office:value-type="float" office:value="0.00914" calcext:value-type="float">
            <text:p>0.00914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0.01743" calcext:value-type="float">
            <text:p>0.01743</text:p>
          </table:table-cell>
          <table:table-cell office:value-type="float" office:value="0.02119" calcext:value-type="float">
            <text:p>0.02119</text:p>
          </table:table-cell>
          <table:table-cell office:value-type="float" office:value="0.02615" calcext:value-type="float">
            <text:p>0.02615</text:p>
          </table:table-cell>
          <table:table-cell office:value-type="float" office:value="0.01835" calcext:value-type="float">
            <text:p>0.01835</text:p>
          </table:table-cell>
          <table:table-cell office:value-type="float" office:value="0.04324" calcext:value-type="float">
            <text:p>0.0432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0" calcext:value-type="float">
            <text:p>0.00000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267" calcext:value-type="float">
            <text:p>0.00267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686" calcext:value-type="float">
            <text:p>0.00686</text:p>
          </table:table-cell>
          <table:table-cell office:value-type="float" office:value="0.00739" calcext:value-type="float">
            <text:p>0.00739</text:p>
          </table:table-cell>
          <table:table-cell office:value-type="float" office:value="0.00817" calcext:value-type="float">
            <text:p>0.00817</text:p>
          </table:table-cell>
          <table:table-cell office:value-type="float" office:value="0.00961" calcext:value-type="float">
            <text:p>0.00961</text:p>
          </table:table-cell>
          <table:table-cell office:value-type="float" office:value="0.00696" calcext:value-type="float">
            <text:p>0.00696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0.00901" calcext:value-type="float">
            <text:p>0.00901</text:p>
          </table:table-cell>
          <table:table-cell office:value-type="float" office:value="0.00943" calcext:value-type="float">
            <text:p>0.00943</text:p>
          </table:table-cell>
          <table:table-cell office:value-type="float" office:value="0.0306" calcext:value-type="float">
            <text:p>0.0306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7" calcext:value-type="float">
            <text:p>0.00070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" calcext:value-type="float">
            <text:p>0.00000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773" calcext:value-type="float">
            <text:p>0.00773</text:p>
          </table:table-cell>
          <table:table-cell office:value-type="float" office:value="0.00775" calcext:value-type="float">
            <text:p>0.00775</text:p>
          </table:table-cell>
          <table:table-cell office:value-type="float" office:value="0.00936" calcext:value-type="float">
            <text:p>0.00936</text:p>
          </table:table-cell>
          <table:table-cell office:value-type="float" office:value="0.00789" calcext:value-type="float">
            <text:p>0.00789</text:p>
          </table:table-cell>
          <table:table-cell office:value-type="float" office:value="0.01366" calcext:value-type="float">
            <text:p>0.01366</text:p>
          </table:table-cell>
          <table:table-cell office:value-type="float" office:value="0.01497" calcext:value-type="float">
            <text:p>0.01497</text:p>
          </table:table-cell>
          <table:table-cell office:value-type="float" office:value="0.05633" calcext:value-type="float">
            <text:p>0.0563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.00000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" calcext:value-type="float">
            <text:p>0.00000</text:p>
          </table:table-cell>
          <table:table-cell table:number-columns-repeated="2" office:value-type="float" office:value="0.00088" calcext:value-type="float">
            <text:p>0.00088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" calcext:value-type="float">
            <text:p>0.00000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582" calcext:value-type="float">
            <text:p>0.00582</text:p>
          </table:table-cell>
          <table:table-cell office:value-type="float" office:value="0.00929" calcext:value-type="float">
            <text:p>0.00929</text:p>
          </table:table-cell>
          <table:table-cell office:value-type="float" office:value="0.01138" calcext:value-type="float">
            <text:p>0.01138</text:p>
          </table:table-cell>
          <table:table-cell office:value-type="float" office:value="0.02157" calcext:value-type="float">
            <text:p>0.02157</text:p>
          </table:table-cell>
          <table:table-cell office:value-type="float" office:value="0.02389" calcext:value-type="float">
            <text:p>0.02389</text:p>
          </table:table-cell>
          <table:table-cell office:value-type="float" office:value="0.0358" calcext:value-type="float">
            <text:p>0.03580</text:p>
          </table:table-cell>
        </table:table-row>
        <table:table-row table:style-name="ro1">
          <table:table-cell office:value-type="string" calcext:value-type="string">
            <text:p>#NMFS</text:p>
          </table:table-cell>
          <table:table-cell office:value-type="string" calcext:value-type="string">
            <text:p>males</text:p>
          </table:table-cell>
          <table:table-cell office:value-type="string" calcext:value-type="string">
            <text:p>combined</text:p>
          </table:table-cell>
          <table:table-cell table:number-columns-repeated="5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47]+[.I3]" office:value-type="float" office:value="0.0222" calcext:value-type="float">
            <text:p>0.02220</text:p>
          </table:table-cell>
          <table:table-cell table:formula="of:=[.J47]+[.J3]" office:value-type="float" office:value="0.0411" calcext:value-type="float">
            <text:p>0.04110</text:p>
          </table:table-cell>
          <table:table-cell table:formula="of:=[.K47]+[.K3]" office:value-type="float" office:value="0.02989" calcext:value-type="float">
            <text:p>0.02989</text:p>
          </table:table-cell>
          <table:table-cell table:formula="of:=[.L47]+[.L3]" office:value-type="float" office:value="0.03787" calcext:value-type="float">
            <text:p>0.03787</text:p>
          </table:table-cell>
          <table:table-cell table:formula="of:=[.M47]+[.M3]" office:value-type="float" office:value="0.0342" calcext:value-type="float">
            <text:p>0.03420</text:p>
          </table:table-cell>
          <table:table-cell table:formula="of:=[.N47]+[.N3]" office:value-type="float" office:value="0.02994" calcext:value-type="float">
            <text:p>0.02994</text:p>
          </table:table-cell>
          <table:table-cell table:formula="of:=[.O47]+[.O3]" office:value-type="float" office:value="0.03088" calcext:value-type="float">
            <text:p>0.03088</text:p>
          </table:table-cell>
          <table:table-cell table:formula="of:=[.P47]+[.P3]" office:value-type="float" office:value="0.02457" calcext:value-type="float">
            <text:p>0.02457</text:p>
          </table:table-cell>
          <table:table-cell table:formula="of:=[.Q47]+[.Q3]" office:value-type="float" office:value="0.02643" calcext:value-type="float">
            <text:p>0.02643</text:p>
          </table:table-cell>
          <table:table-cell table:formula="of:=[.R47]+[.R3]" office:value-type="float" office:value="0.03137" calcext:value-type="float">
            <text:p>0.03137</text:p>
          </table:table-cell>
          <table:table-cell table:formula="of:=[.S47]+[.S3]" office:value-type="float" office:value="0.02677" calcext:value-type="float">
            <text:p>0.02677</text:p>
          </table:table-cell>
          <table:table-cell table:formula="of:=[.T47]+[.T3]" office:value-type="float" office:value="0.0292" calcext:value-type="float">
            <text:p>0.02920</text:p>
          </table:table-cell>
          <table:table-cell table:formula="of:=[.U47]+[.U3]" office:value-type="float" office:value="0.02836" calcext:value-type="float">
            <text:p>0.02836</text:p>
          </table:table-cell>
          <table:table-cell table:formula="of:=[.V47]+[.V3]" office:value-type="float" office:value="0.02734" calcext:value-type="float">
            <text:p>0.02734</text:p>
          </table:table-cell>
          <table:table-cell table:formula="of:=[.W47]+[.W3]" office:value-type="float" office:value="0.02444" calcext:value-type="float">
            <text:p>0.02444</text:p>
          </table:table-cell>
          <table:table-cell table:formula="of:=[.X47]+[.X3]" office:value-type="float" office:value="0.02701" calcext:value-type="float">
            <text:p>0.02701</text:p>
          </table:table-cell>
          <table:table-cell table:formula="of:=[.Y47]+[.Y3]" office:value-type="float" office:value="0.01831" calcext:value-type="float">
            <text:p>0.01831</text:p>
          </table:table-cell>
          <table:table-cell table:formula="of:=[.Z47]+[.Z3]" office:value-type="float" office:value="0.0134" calcext:value-type="float">
            <text:p>0.01340</text:p>
          </table:table-cell>
          <table:table-cell table:formula="of:=[.AA47]+[.AA3]" office:value-type="float" office:value="0.00972" calcext:value-type="float">
            <text:p>0.00972</text:p>
          </table:table-cell>
          <table:table-cell table:formula="of:=[.AB47]+[.AB3]" office:value-type="float" office:value="0.01126" calcext:value-type="float">
            <text:p>0.01126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48]+[.I4]" office:value-type="float" office:value="0.00254" calcext:value-type="float">
            <text:p>0.00254</text:p>
          </table:table-cell>
          <table:table-cell table:formula="of:=[.J48]+[.J4]" office:value-type="float" office:value="0.01272" calcext:value-type="float">
            <text:p>0.01272</text:p>
          </table:table-cell>
          <table:table-cell table:formula="of:=[.K48]+[.K4]" office:value-type="float" office:value="0.02684" calcext:value-type="float">
            <text:p>0.02684</text:p>
          </table:table-cell>
          <table:table-cell table:formula="of:=[.L48]+[.L4]" office:value-type="float" office:value="0.05025" calcext:value-type="float">
            <text:p>0.05025</text:p>
          </table:table-cell>
          <table:table-cell table:formula="of:=[.M48]+[.M4]" office:value-type="float" office:value="0.06225" calcext:value-type="float">
            <text:p>0.06225</text:p>
          </table:table-cell>
          <table:table-cell table:formula="of:=[.N48]+[.N4]" office:value-type="float" office:value="0.05223" calcext:value-type="float">
            <text:p>0.05223</text:p>
          </table:table-cell>
          <table:table-cell table:formula="of:=[.O48]+[.O4]" office:value-type="float" office:value="0.05591" calcext:value-type="float">
            <text:p>0.05591</text:p>
          </table:table-cell>
          <table:table-cell table:formula="of:=[.P48]+[.P4]" office:value-type="float" office:value="0.04486" calcext:value-type="float">
            <text:p>0.04486</text:p>
          </table:table-cell>
          <table:table-cell table:formula="of:=[.Q48]+[.Q4]" office:value-type="float" office:value="0.03916" calcext:value-type="float">
            <text:p>0.03916</text:p>
          </table:table-cell>
          <table:table-cell table:formula="of:=[.R48]+[.R4]" office:value-type="float" office:value="0.0329" calcext:value-type="float">
            <text:p>0.03290</text:p>
          </table:table-cell>
          <table:table-cell table:formula="of:=[.S48]+[.S4]" office:value-type="float" office:value="0.04085" calcext:value-type="float">
            <text:p>0.04085</text:p>
          </table:table-cell>
          <table:table-cell table:formula="of:=[.T48]+[.T4]" office:value-type="float" office:value="0.04379" calcext:value-type="float">
            <text:p>0.04379</text:p>
          </table:table-cell>
          <table:table-cell table:formula="of:=[.U48]+[.U4]" office:value-type="float" office:value="0.03693" calcext:value-type="float">
            <text:p>0.03693</text:p>
          </table:table-cell>
          <table:table-cell table:formula="of:=[.V48]+[.V4]" office:value-type="float" office:value="0.03915" calcext:value-type="float">
            <text:p>0.03915</text:p>
          </table:table-cell>
          <table:table-cell table:formula="of:=[.W48]+[.W4]" office:value-type="float" office:value="0.03351" calcext:value-type="float">
            <text:p>0.03351</text:p>
          </table:table-cell>
          <table:table-cell table:formula="of:=[.X48]+[.X4]" office:value-type="float" office:value="0.02212" calcext:value-type="float">
            <text:p>0.02212</text:p>
          </table:table-cell>
          <table:table-cell table:formula="of:=[.Y48]+[.Y4]" office:value-type="float" office:value="0.02358" calcext:value-type="float">
            <text:p>0.02358</text:p>
          </table:table-cell>
          <table:table-cell table:formula="of:=[.Z48]+[.Z4]" office:value-type="float" office:value="0.01543" calcext:value-type="float">
            <text:p>0.01543</text:p>
          </table:table-cell>
          <table:table-cell table:formula="of:=[.AA48]+[.AA4]" office:value-type="float" office:value="0.00699" calcext:value-type="float">
            <text:p>0.00699</text:p>
          </table:table-cell>
          <table:table-cell table:formula="of:=[.AB48]+[.AB4]" office:value-type="float" office:value="0.0077" calcext:value-type="float">
            <text:p>0.0077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49]+[.I5]" office:value-type="float" office:value="0.00401" calcext:value-type="float">
            <text:p>0.00401</text:p>
          </table:table-cell>
          <table:table-cell table:formula="of:=[.J49]+[.J5]" office:value-type="float" office:value="0.00427" calcext:value-type="float">
            <text:p>0.00427</text:p>
          </table:table-cell>
          <table:table-cell table:formula="of:=[.K49]+[.K5]" office:value-type="float" office:value="0.00653" calcext:value-type="float">
            <text:p>0.00653</text:p>
          </table:table-cell>
          <table:table-cell table:formula="of:=[.L49]+[.L5]" office:value-type="float" office:value="0.01018" calcext:value-type="float">
            <text:p>0.01018</text:p>
          </table:table-cell>
          <table:table-cell table:formula="of:=[.M49]+[.M5]" office:value-type="float" office:value="0.01985" calcext:value-type="float">
            <text:p>0.01985</text:p>
          </table:table-cell>
          <table:table-cell table:formula="of:=[.N49]+[.N5]" office:value-type="float" office:value="0.03762" calcext:value-type="float">
            <text:p>0.03762</text:p>
          </table:table-cell>
          <table:table-cell table:formula="of:=[.O49]+[.O5]" office:value-type="float" office:value="0.04525" calcext:value-type="float">
            <text:p>0.04525</text:p>
          </table:table-cell>
          <table:table-cell table:formula="of:=[.P49]+[.P5]" office:value-type="float" office:value="0.04405" calcext:value-type="float">
            <text:p>0.04405</text:p>
          </table:table-cell>
          <table:table-cell table:formula="of:=[.Q49]+[.Q5]" office:value-type="float" office:value="0.04137" calcext:value-type="float">
            <text:p>0.04137</text:p>
          </table:table-cell>
          <table:table-cell table:formula="of:=[.R49]+[.R5]" office:value-type="float" office:value="0.04496" calcext:value-type="float">
            <text:p>0.04496</text:p>
          </table:table-cell>
          <table:table-cell table:formula="of:=[.S49]+[.S5]" office:value-type="float" office:value="0.04091" calcext:value-type="float">
            <text:p>0.04091</text:p>
          </table:table-cell>
          <table:table-cell table:formula="of:=[.T49]+[.T5]" office:value-type="float" office:value="0.04094" calcext:value-type="float">
            <text:p>0.04094</text:p>
          </table:table-cell>
          <table:table-cell table:formula="of:=[.U49]+[.U5]" office:value-type="float" office:value="0.03108" calcext:value-type="float">
            <text:p>0.03108</text:p>
          </table:table-cell>
          <table:table-cell table:formula="of:=[.V49]+[.V5]" office:value-type="float" office:value="0.03237" calcext:value-type="float">
            <text:p>0.03237</text:p>
          </table:table-cell>
          <table:table-cell table:formula="of:=[.W49]+[.W5]" office:value-type="float" office:value="0.03221" calcext:value-type="float">
            <text:p>0.03221</text:p>
          </table:table-cell>
          <table:table-cell table:formula="of:=[.X49]+[.X5]" office:value-type="float" office:value="0.02589" calcext:value-type="float">
            <text:p>0.02589</text:p>
          </table:table-cell>
          <table:table-cell table:formula="of:=[.Y49]+[.Y5]" office:value-type="float" office:value="0.01664" calcext:value-type="float">
            <text:p>0.01664</text:p>
          </table:table-cell>
          <table:table-cell table:formula="of:=[.Z49]+[.Z5]" office:value-type="float" office:value="0.01399" calcext:value-type="float">
            <text:p>0.01399</text:p>
          </table:table-cell>
          <table:table-cell table:formula="of:=[.AA49]+[.AA5]" office:value-type="float" office:value="0.00839" calcext:value-type="float">
            <text:p>0.00839</text:p>
          </table:table-cell>
          <table:table-cell table:formula="of:=[.AB49]+[.AB5]" office:value-type="float" office:value="0.01207" calcext:value-type="float">
            <text:p>0.0120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0]+[.I6]" office:value-type="float" office:value="0.00429" calcext:value-type="float">
            <text:p>0.00429</text:p>
          </table:table-cell>
          <table:table-cell table:formula="of:=[.J50]+[.J6]" office:value-type="float" office:value="0.01195" calcext:value-type="float">
            <text:p>0.01195</text:p>
          </table:table-cell>
          <table:table-cell table:formula="of:=[.K50]+[.K6]" office:value-type="float" office:value="0.01361" calcext:value-type="float">
            <text:p>0.01361</text:p>
          </table:table-cell>
          <table:table-cell table:formula="of:=[.L50]+[.L6]" office:value-type="float" office:value="0.02401" calcext:value-type="float">
            <text:p>0.02401</text:p>
          </table:table-cell>
          <table:table-cell table:formula="of:=[.M50]+[.M6]" office:value-type="float" office:value="0.01724" calcext:value-type="float">
            <text:p>0.01724</text:p>
          </table:table-cell>
          <table:table-cell table:formula="of:=[.N50]+[.N6]" office:value-type="float" office:value="0.01906" calcext:value-type="float">
            <text:p>0.01906</text:p>
          </table:table-cell>
          <table:table-cell table:formula="of:=[.O50]+[.O6]" office:value-type="float" office:value="0.01783" calcext:value-type="float">
            <text:p>0.01783</text:p>
          </table:table-cell>
          <table:table-cell table:formula="of:=[.P50]+[.P6]" office:value-type="float" office:value="0.0279" calcext:value-type="float">
            <text:p>0.02790</text:p>
          </table:table-cell>
          <table:table-cell table:formula="of:=[.Q50]+[.Q6]" office:value-type="float" office:value="0.02956" calcext:value-type="float">
            <text:p>0.02956</text:p>
          </table:table-cell>
          <table:table-cell table:formula="of:=[.R50]+[.R6]" office:value-type="float" office:value="0.02974" calcext:value-type="float">
            <text:p>0.02974</text:p>
          </table:table-cell>
          <table:table-cell table:formula="of:=[.S50]+[.S6]" office:value-type="float" office:value="0.03003" calcext:value-type="float">
            <text:p>0.03003</text:p>
          </table:table-cell>
          <table:table-cell table:formula="of:=[.T50]+[.T6]" office:value-type="float" office:value="0.03035" calcext:value-type="float">
            <text:p>0.03035</text:p>
          </table:table-cell>
          <table:table-cell table:formula="of:=[.U50]+[.U6]" office:value-type="float" office:value="0.02906" calcext:value-type="float">
            <text:p>0.02906</text:p>
          </table:table-cell>
          <table:table-cell table:formula="of:=[.V50]+[.V6]" office:value-type="float" office:value="0.03665" calcext:value-type="float">
            <text:p>0.03665</text:p>
          </table:table-cell>
          <table:table-cell table:formula="of:=[.W50]+[.W6]" office:value-type="float" office:value="0.03463" calcext:value-type="float">
            <text:p>0.03463</text:p>
          </table:table-cell>
          <table:table-cell table:formula="of:=[.X50]+[.X6]" office:value-type="float" office:value="0.02826" calcext:value-type="float">
            <text:p>0.02826</text:p>
          </table:table-cell>
          <table:table-cell table:formula="of:=[.Y50]+[.Y6]" office:value-type="float" office:value="0.02601" calcext:value-type="float">
            <text:p>0.02601</text:p>
          </table:table-cell>
          <table:table-cell table:formula="of:=[.Z50]+[.Z6]" office:value-type="float" office:value="0.01728" calcext:value-type="float">
            <text:p>0.01728</text:p>
          </table:table-cell>
          <table:table-cell table:formula="of:=[.AA50]+[.AA6]" office:value-type="float" office:value="0.01084" calcext:value-type="float">
            <text:p>0.01084</text:p>
          </table:table-cell>
          <table:table-cell table:formula="of:=[.AB50]+[.AB6]" office:value-type="float" office:value="0.0091" calcext:value-type="float">
            <text:p>0.0091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1]+[.I7]" office:value-type="float" office:value="0.02058" calcext:value-type="float">
            <text:p>0.02058</text:p>
          </table:table-cell>
          <table:table-cell table:formula="of:=[.J51]+[.J7]" office:value-type="float" office:value="0.01543" calcext:value-type="float">
            <text:p>0.01543</text:p>
          </table:table-cell>
          <table:table-cell table:formula="of:=[.K51]+[.K7]" office:value-type="float" office:value="0.01033" calcext:value-type="float">
            <text:p>0.01033</text:p>
          </table:table-cell>
          <table:table-cell table:formula="of:=[.L51]+[.L7]" office:value-type="float" office:value="0.01232" calcext:value-type="float">
            <text:p>0.01232</text:p>
          </table:table-cell>
          <table:table-cell table:formula="of:=[.M51]+[.M7]" office:value-type="float" office:value="0.0144" calcext:value-type="float">
            <text:p>0.01440</text:p>
          </table:table-cell>
          <table:table-cell table:formula="of:=[.N51]+[.N7]" office:value-type="float" office:value="0.01627" calcext:value-type="float">
            <text:p>0.01627</text:p>
          </table:table-cell>
          <table:table-cell table:formula="of:=[.O51]+[.O7]" office:value-type="float" office:value="0.01369" calcext:value-type="float">
            <text:p>0.01369</text:p>
          </table:table-cell>
          <table:table-cell table:formula="of:=[.P51]+[.P7]" office:value-type="float" office:value="0.01548" calcext:value-type="float">
            <text:p>0.01548</text:p>
          </table:table-cell>
          <table:table-cell table:formula="of:=[.Q51]+[.Q7]" office:value-type="float" office:value="0.01636" calcext:value-type="float">
            <text:p>0.01636</text:p>
          </table:table-cell>
          <table:table-cell table:formula="of:=[.R51]+[.R7]" office:value-type="float" office:value="0.01566" calcext:value-type="float">
            <text:p>0.01566</text:p>
          </table:table-cell>
          <table:table-cell table:formula="of:=[.S51]+[.S7]" office:value-type="float" office:value="0.02351" calcext:value-type="float">
            <text:p>0.02351</text:p>
          </table:table-cell>
          <table:table-cell table:formula="of:=[.T51]+[.T7]" office:value-type="float" office:value="0.03377" calcext:value-type="float">
            <text:p>0.03377</text:p>
          </table:table-cell>
          <table:table-cell table:formula="of:=[.U51]+[.U7]" office:value-type="float" office:value="0.03325" calcext:value-type="float">
            <text:p>0.03325</text:p>
          </table:table-cell>
          <table:table-cell table:formula="of:=[.V51]+[.V7]" office:value-type="float" office:value="0.04324" calcext:value-type="float">
            <text:p>0.04324</text:p>
          </table:table-cell>
          <table:table-cell table:formula="of:=[.W51]+[.W7]" office:value-type="float" office:value="0.04149" calcext:value-type="float">
            <text:p>0.04149</text:p>
          </table:table-cell>
          <table:table-cell table:formula="of:=[.X51]+[.X7]" office:value-type="float" office:value="0.03777" calcext:value-type="float">
            <text:p>0.03777</text:p>
          </table:table-cell>
          <table:table-cell table:formula="of:=[.Y51]+[.Y7]" office:value-type="float" office:value="0.03592" calcext:value-type="float">
            <text:p>0.03592</text:p>
          </table:table-cell>
          <table:table-cell table:formula="of:=[.Z51]+[.Z7]" office:value-type="float" office:value="0.02977" calcext:value-type="float">
            <text:p>0.02977</text:p>
          </table:table-cell>
          <table:table-cell table:formula="of:=[.AA51]+[.AA7]" office:value-type="float" office:value="0.0136" calcext:value-type="float">
            <text:p>0.01360</text:p>
          </table:table-cell>
          <table:table-cell table:formula="of:=[.AB51]+[.AB7]" office:value-type="float" office:value="0.02353" calcext:value-type="float">
            <text:p>0.0235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2]+[.I8]" office:value-type="float" office:value="0.00673" calcext:value-type="float">
            <text:p>0.00673</text:p>
          </table:table-cell>
          <table:table-cell table:formula="of:=[.J52]+[.J8]" office:value-type="float" office:value="0.01333" calcext:value-type="float">
            <text:p>0.01333</text:p>
          </table:table-cell>
          <table:table-cell table:formula="of:=[.K52]+[.K8]" office:value-type="float" office:value="0.03758" calcext:value-type="float">
            <text:p>0.03758</text:p>
          </table:table-cell>
          <table:table-cell table:formula="of:=[.L52]+[.L8]" office:value-type="float" office:value="0.02873" calcext:value-type="float">
            <text:p>0.02873</text:p>
          </table:table-cell>
          <table:table-cell table:formula="of:=[.M52]+[.M8]" office:value-type="float" office:value="0.02951" calcext:value-type="float">
            <text:p>0.02951</text:p>
          </table:table-cell>
          <table:table-cell table:formula="of:=[.N52]+[.N8]" office:value-type="float" office:value="0.02964" calcext:value-type="float">
            <text:p>0.02964</text:p>
          </table:table-cell>
          <table:table-cell table:formula="of:=[.O52]+[.O8]" office:value-type="float" office:value="0.02645" calcext:value-type="float">
            <text:p>0.02645</text:p>
          </table:table-cell>
          <table:table-cell table:formula="of:=[.P52]+[.P8]" office:value-type="float" office:value="0.02622" calcext:value-type="float">
            <text:p>0.02622</text:p>
          </table:table-cell>
          <table:table-cell table:formula="of:=[.Q52]+[.Q8]" office:value-type="float" office:value="0.02244" calcext:value-type="float">
            <text:p>0.02244</text:p>
          </table:table-cell>
          <table:table-cell table:formula="of:=[.R52]+[.R8]" office:value-type="float" office:value="0.01916" calcext:value-type="float">
            <text:p>0.01916</text:p>
          </table:table-cell>
          <table:table-cell table:formula="of:=[.S52]+[.S8]" office:value-type="float" office:value="0.02082" calcext:value-type="float">
            <text:p>0.02082</text:p>
          </table:table-cell>
          <table:table-cell table:formula="of:=[.T52]+[.T8]" office:value-type="float" office:value="0.01647" calcext:value-type="float">
            <text:p>0.01647</text:p>
          </table:table-cell>
          <table:table-cell table:formula="of:=[.U52]+[.U8]" office:value-type="float" office:value="0.02307" calcext:value-type="float">
            <text:p>0.02307</text:p>
          </table:table-cell>
          <table:table-cell table:formula="of:=[.V52]+[.V8]" office:value-type="float" office:value="0.0251" calcext:value-type="float">
            <text:p>0.02510</text:p>
          </table:table-cell>
          <table:table-cell table:formula="of:=[.W52]+[.W8]" office:value-type="float" office:value="0.02637" calcext:value-type="float">
            <text:p>0.02637</text:p>
          </table:table-cell>
          <table:table-cell table:formula="of:=[.X52]+[.X8]" office:value-type="float" office:value="0.03781" calcext:value-type="float">
            <text:p>0.03781</text:p>
          </table:table-cell>
          <table:table-cell table:formula="of:=[.Y52]+[.Y8]" office:value-type="float" office:value="0.02664" calcext:value-type="float">
            <text:p>0.02664</text:p>
          </table:table-cell>
          <table:table-cell table:formula="of:=[.Z52]+[.Z8]" office:value-type="float" office:value="0.02678" calcext:value-type="float">
            <text:p>0.02678</text:p>
          </table:table-cell>
          <table:table-cell table:formula="of:=[.AA52]+[.AA8]" office:value-type="float" office:value="0.02163" calcext:value-type="float">
            <text:p>0.02163</text:p>
          </table:table-cell>
          <table:table-cell table:formula="of:=[.AB52]+[.AB8]" office:value-type="float" office:value="0.03565" calcext:value-type="float">
            <text:p>0.0356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3]+[.I9]" office:value-type="float" office:value="0.01595" calcext:value-type="float">
            <text:p>0.01595</text:p>
          </table:table-cell>
          <table:table-cell table:formula="of:=[.J53]+[.J9]" office:value-type="float" office:value="0.01131" calcext:value-type="float">
            <text:p>0.01131</text:p>
          </table:table-cell>
          <table:table-cell table:formula="of:=[.K53]+[.K9]" office:value-type="float" office:value="0.01823" calcext:value-type="float">
            <text:p>0.01823</text:p>
          </table:table-cell>
          <table:table-cell table:formula="of:=[.L53]+[.L9]" office:value-type="float" office:value="0.02395" calcext:value-type="float">
            <text:p>0.02395</text:p>
          </table:table-cell>
          <table:table-cell table:formula="of:=[.M53]+[.M9]" office:value-type="float" office:value="0.0366" calcext:value-type="float">
            <text:p>0.03660</text:p>
          </table:table-cell>
          <table:table-cell table:formula="of:=[.N53]+[.N9]" office:value-type="float" office:value="0.03616" calcext:value-type="float">
            <text:p>0.03616</text:p>
          </table:table-cell>
          <table:table-cell table:formula="of:=[.O53]+[.O9]" office:value-type="float" office:value="0.03305" calcext:value-type="float">
            <text:p>0.03305</text:p>
          </table:table-cell>
          <table:table-cell table:formula="of:=[.P53]+[.P9]" office:value-type="float" office:value="0.03673" calcext:value-type="float">
            <text:p>0.03673</text:p>
          </table:table-cell>
          <table:table-cell table:formula="of:=[.Q53]+[.Q9]" office:value-type="float" office:value="0.02909" calcext:value-type="float">
            <text:p>0.02909</text:p>
          </table:table-cell>
          <table:table-cell table:formula="of:=[.R53]+[.R9]" office:value-type="float" office:value="0.03556" calcext:value-type="float">
            <text:p>0.03556</text:p>
          </table:table-cell>
          <table:table-cell table:formula="of:=[.S53]+[.S9]" office:value-type="float" office:value="0.02605" calcext:value-type="float">
            <text:p>0.02605</text:p>
          </table:table-cell>
          <table:table-cell table:formula="of:=[.T53]+[.T9]" office:value-type="float" office:value="0.02846" calcext:value-type="float">
            <text:p>0.02846</text:p>
          </table:table-cell>
          <table:table-cell table:formula="of:=[.U53]+[.U9]" office:value-type="float" office:value="0.0194" calcext:value-type="float">
            <text:p>0.01940</text:p>
          </table:table-cell>
          <table:table-cell table:formula="of:=[.V53]+[.V9]" office:value-type="float" office:value="0.02207" calcext:value-type="float">
            <text:p>0.02207</text:p>
          </table:table-cell>
          <table:table-cell table:formula="of:=[.W53]+[.W9]" office:value-type="float" office:value="0.01557" calcext:value-type="float">
            <text:p>0.01557</text:p>
          </table:table-cell>
          <table:table-cell table:formula="of:=[.X53]+[.X9]" office:value-type="float" office:value="0.01448" calcext:value-type="float">
            <text:p>0.01448</text:p>
          </table:table-cell>
          <table:table-cell table:formula="of:=[.Y53]+[.Y9]" office:value-type="float" office:value="0.01123" calcext:value-type="float">
            <text:p>0.01123</text:p>
          </table:table-cell>
          <table:table-cell table:formula="of:=[.Z53]+[.Z9]" office:value-type="float" office:value="0.01057" calcext:value-type="float">
            <text:p>0.01057</text:p>
          </table:table-cell>
          <table:table-cell table:formula="of:=[.AA53]+[.AA9]" office:value-type="float" office:value="0.0085" calcext:value-type="float">
            <text:p>0.00850</text:p>
          </table:table-cell>
          <table:table-cell table:formula="of:=[.AB53]+[.AB9]" office:value-type="float" office:value="0.0176" calcext:value-type="float">
            <text:p>0.0176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4]+[.I10]" office:value-type="float" office:value="0.07924" calcext:value-type="float">
            <text:p>0.07924</text:p>
          </table:table-cell>
          <table:table-cell table:formula="of:=[.J54]+[.J10]" office:value-type="float" office:value="0.08112" calcext:value-type="float">
            <text:p>0.08112</text:p>
          </table:table-cell>
          <table:table-cell table:formula="of:=[.K54]+[.K10]" office:value-type="float" office:value="0.06821" calcext:value-type="float">
            <text:p>0.06821</text:p>
          </table:table-cell>
          <table:table-cell table:formula="of:=[.L54]+[.L10]" office:value-type="float" office:value="0.02867" calcext:value-type="float">
            <text:p>0.02867</text:p>
          </table:table-cell>
          <table:table-cell table:formula="of:=[.M54]+[.M10]" office:value-type="float" office:value="0.02399" calcext:value-type="float">
            <text:p>0.02399</text:p>
          </table:table-cell>
          <table:table-cell table:formula="of:=[.N54]+[.N10]" office:value-type="float" office:value="0.031" calcext:value-type="float">
            <text:p>0.03100</text:p>
          </table:table-cell>
          <table:table-cell table:formula="of:=[.O54]+[.O10]" office:value-type="float" office:value="0.03527" calcext:value-type="float">
            <text:p>0.03527</text:p>
          </table:table-cell>
          <table:table-cell table:formula="of:=[.P54]+[.P10]" office:value-type="float" office:value="0.02872" calcext:value-type="float">
            <text:p>0.02872</text:p>
          </table:table-cell>
          <table:table-cell table:formula="of:=[.Q54]+[.Q10]" office:value-type="float" office:value="0.01973" calcext:value-type="float">
            <text:p>0.01973</text:p>
          </table:table-cell>
          <table:table-cell table:formula="of:=[.R54]+[.R10]" office:value-type="float" office:value="0.0171" calcext:value-type="float">
            <text:p>0.01710</text:p>
          </table:table-cell>
          <table:table-cell table:formula="of:=[.S54]+[.S10]" office:value-type="float" office:value="0.01983" calcext:value-type="float">
            <text:p>0.01983</text:p>
          </table:table-cell>
          <table:table-cell table:formula="of:=[.T54]+[.T10]" office:value-type="float" office:value="0.01411" calcext:value-type="float">
            <text:p>0.01411</text:p>
          </table:table-cell>
          <table:table-cell table:formula="of:=[.U54]+[.U10]" office:value-type="float" office:value="0.01306" calcext:value-type="float">
            <text:p>0.01306</text:p>
          </table:table-cell>
          <table:table-cell table:formula="of:=[.V54]+[.V10]" office:value-type="float" office:value="0.00791" calcext:value-type="float">
            <text:p>0.00791</text:p>
          </table:table-cell>
          <table:table-cell table:formula="of:=[.W54]+[.W10]" office:value-type="float" office:value="0.00658" calcext:value-type="float">
            <text:p>0.00658</text:p>
          </table:table-cell>
          <table:table-cell table:formula="of:=[.X54]+[.X10]" office:value-type="float" office:value="0.00433" calcext:value-type="float">
            <text:p>0.00433</text:p>
          </table:table-cell>
          <table:table-cell table:formula="of:=[.Y54]+[.Y10]" office:value-type="float" office:value="0.00394" calcext:value-type="float">
            <text:p>0.00394</text:p>
          </table:table-cell>
          <table:table-cell table:formula="of:=[.Z54]+[.Z10]" office:value-type="float" office:value="0.00053" calcext:value-type="float">
            <text:p>0.00053</text:p>
          </table:table-cell>
          <table:table-cell table:formula="of:=[.AA54]+[.AA10]" office:value-type="float" office:value="0.00041" calcext:value-type="float">
            <text:p>0.00041</text:p>
          </table:table-cell>
          <table:table-cell table:formula="of:=[.AB54]+[.AB10]" office:value-type="float" office:value="0.00176" calcext:value-type="float">
            <text:p>0.0017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5]+[.I11]" office:value-type="float" office:value="0.03252" calcext:value-type="float">
            <text:p>0.03252</text:p>
          </table:table-cell>
          <table:table-cell table:formula="of:=[.J55]+[.J11]" office:value-type="float" office:value="0.03556" calcext:value-type="float">
            <text:p>0.03556</text:p>
          </table:table-cell>
          <table:table-cell table:formula="of:=[.K55]+[.K11]" office:value-type="float" office:value="0.0497" calcext:value-type="float">
            <text:p>0.04970</text:p>
          </table:table-cell>
          <table:table-cell table:formula="of:=[.L55]+[.L11]" office:value-type="float" office:value="0.06649" calcext:value-type="float">
            <text:p>0.06649</text:p>
          </table:table-cell>
          <table:table-cell table:formula="of:=[.M55]+[.M11]" office:value-type="float" office:value="0.08005" calcext:value-type="float">
            <text:p>0.08005</text:p>
          </table:table-cell>
          <table:table-cell table:formula="of:=[.N55]+[.N11]" office:value-type="float" office:value="0.07825" calcext:value-type="float">
            <text:p>0.07825</text:p>
          </table:table-cell>
          <table:table-cell table:formula="of:=[.O55]+[.O11]" office:value-type="float" office:value="0.05982" calcext:value-type="float">
            <text:p>0.05982</text:p>
          </table:table-cell>
          <table:table-cell table:formula="of:=[.P55]+[.P11]" office:value-type="float" office:value="0.04681" calcext:value-type="float">
            <text:p>0.04681</text:p>
          </table:table-cell>
          <table:table-cell table:formula="of:=[.Q55]+[.Q11]" office:value-type="float" office:value="0.04016" calcext:value-type="float">
            <text:p>0.04016</text:p>
          </table:table-cell>
          <table:table-cell table:formula="of:=[.R55]+[.R11]" office:value-type="float" office:value="0.03975" calcext:value-type="float">
            <text:p>0.03975</text:p>
          </table:table-cell>
          <table:table-cell table:formula="of:=[.S55]+[.S11]" office:value-type="float" office:value="0.03202" calcext:value-type="float">
            <text:p>0.03202</text:p>
          </table:table-cell>
          <table:table-cell table:formula="of:=[.T55]+[.T11]" office:value-type="float" office:value="0.03089" calcext:value-type="float">
            <text:p>0.03089</text:p>
          </table:table-cell>
          <table:table-cell table:formula="of:=[.U55]+[.U11]" office:value-type="float" office:value="0.01901" calcext:value-type="float">
            <text:p>0.01901</text:p>
          </table:table-cell>
          <table:table-cell table:formula="of:=[.V55]+[.V11]" office:value-type="float" office:value="0.01192" calcext:value-type="float">
            <text:p>0.01192</text:p>
          </table:table-cell>
          <table:table-cell table:formula="of:=[.W55]+[.W11]" office:value-type="float" office:value="0.01067" calcext:value-type="float">
            <text:p>0.01067</text:p>
          </table:table-cell>
          <table:table-cell table:formula="of:=[.X55]+[.X11]" office:value-type="float" office:value="0.00368" calcext:value-type="float">
            <text:p>0.00368</text:p>
          </table:table-cell>
          <table:table-cell table:formula="of:=[.Y55]+[.Y11]" office:value-type="float" office:value="0.0025" calcext:value-type="float">
            <text:p>0.00250</text:p>
          </table:table-cell>
          <table:table-cell table:formula="of:=[.Z55]+[.Z11]" office:value-type="float" office:value="0.00123" calcext:value-type="float">
            <text:p>0.00123</text:p>
          </table:table-cell>
          <table:table-cell table:formula="of:=[.AA55]+[.AA11]" office:value-type="float" office:value="0" calcext:value-type="float">
            <text:p>0.00000</text:p>
          </table:table-cell>
          <table:table-cell table:formula="of:=[.AB55]+[.AB11]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6]+[.I12]" office:value-type="float" office:value="0.01605" calcext:value-type="float">
            <text:p>0.01605</text:p>
          </table:table-cell>
          <table:table-cell table:formula="of:=[.J56]+[.J12]" office:value-type="float" office:value="0.0626" calcext:value-type="float">
            <text:p>0.06260</text:p>
          </table:table-cell>
          <table:table-cell table:formula="of:=[.K56]+[.K12]" office:value-type="float" office:value="0.12287" calcext:value-type="float">
            <text:p>0.12287</text:p>
          </table:table-cell>
          <table:table-cell table:formula="of:=[.L56]+[.L12]" office:value-type="float" office:value="0.13271" calcext:value-type="float">
            <text:p>0.13271</text:p>
          </table:table-cell>
          <table:table-cell table:formula="of:=[.M56]+[.M12]" office:value-type="float" office:value="0.06822" calcext:value-type="float">
            <text:p>0.06822</text:p>
          </table:table-cell>
          <table:table-cell table:formula="of:=[.N56]+[.N12]" office:value-type="float" office:value="0.03886" calcext:value-type="float">
            <text:p>0.03886</text:p>
          </table:table-cell>
          <table:table-cell table:formula="of:=[.O56]+[.O12]" office:value-type="float" office:value="0.02064" calcext:value-type="float">
            <text:p>0.02064</text:p>
          </table:table-cell>
          <table:table-cell table:formula="of:=[.P56]+[.P12]" office:value-type="float" office:value="0.02018" calcext:value-type="float">
            <text:p>0.02018</text:p>
          </table:table-cell>
          <table:table-cell table:formula="of:=[.Q56]+[.Q12]" office:value-type="float" office:value="0.02078" calcext:value-type="float">
            <text:p>0.02078</text:p>
          </table:table-cell>
          <table:table-cell table:formula="of:=[.R56]+[.R12]" office:value-type="float" office:value="0.01535" calcext:value-type="float">
            <text:p>0.01535</text:p>
          </table:table-cell>
          <table:table-cell table:formula="of:=[.S56]+[.S12]" office:value-type="float" office:value="0.01185" calcext:value-type="float">
            <text:p>0.01185</text:p>
          </table:table-cell>
          <table:table-cell table:formula="of:=[.T56]+[.T12]" office:value-type="float" office:value="0.00719" calcext:value-type="float">
            <text:p>0.00719</text:p>
          </table:table-cell>
          <table:table-cell table:formula="of:=[.U56]+[.U12]" office:value-type="float" office:value="0.00632" calcext:value-type="float">
            <text:p>0.00632</text:p>
          </table:table-cell>
          <table:table-cell table:formula="of:=[.V56]+[.V12]" office:value-type="float" office:value="0.00501" calcext:value-type="float">
            <text:p>0.00501</text:p>
          </table:table-cell>
          <table:table-cell table:formula="of:=[.W56]+[.W12]" office:value-type="float" office:value="0.00652" calcext:value-type="float">
            <text:p>0.00652</text:p>
          </table:table-cell>
          <table:table-cell table:formula="of:=[.X56]+[.X12]" office:value-type="float" office:value="0.00209" calcext:value-type="float">
            <text:p>0.00209</text:p>
          </table:table-cell>
          <table:table-cell table:formula="of:=[.Y56]+[.Y12]" office:value-type="float" office:value="0.00087" calcext:value-type="float">
            <text:p>0.00087</text:p>
          </table:table-cell>
          <table:table-cell table:formula="of:=[.Z56]+[.Z12]" office:value-type="float" office:value="0.00089" calcext:value-type="float">
            <text:p>0.00089</text:p>
          </table:table-cell>
          <table:table-cell table:formula="of:=[.AA56]+[.AA12]" office:value-type="float" office:value="0.0001" calcext:value-type="float">
            <text:p>0.00010</text:p>
          </table:table-cell>
          <table:table-cell table:formula="of:=[.AB56]+[.AB12]" office:value-type="float" office:value="0.0003" calcext:value-type="float">
            <text:p>0.0003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7]+[.I13]" office:value-type="float" office:value="0.00261" calcext:value-type="float">
            <text:p>0.00261</text:p>
          </table:table-cell>
          <table:table-cell table:formula="of:=[.J57]+[.J13]" office:value-type="float" office:value="0.01279" calcext:value-type="float">
            <text:p>0.01279</text:p>
          </table:table-cell>
          <table:table-cell table:formula="of:=[.K57]+[.K13]" office:value-type="float" office:value="0.02442" calcext:value-type="float">
            <text:p>0.02442</text:p>
          </table:table-cell>
          <table:table-cell table:formula="of:=[.L57]+[.L13]" office:value-type="float" office:value="0.03954" calcext:value-type="float">
            <text:p>0.03954</text:p>
          </table:table-cell>
          <table:table-cell table:formula="of:=[.M57]+[.M13]" office:value-type="float" office:value="0.0589" calcext:value-type="float">
            <text:p>0.05890</text:p>
          </table:table-cell>
          <table:table-cell table:formula="of:=[.N57]+[.N13]" office:value-type="float" office:value="0.05817" calcext:value-type="float">
            <text:p>0.05817</text:p>
          </table:table-cell>
          <table:table-cell table:formula="of:=[.O57]+[.O13]" office:value-type="float" office:value="0.04235" calcext:value-type="float">
            <text:p>0.04235</text:p>
          </table:table-cell>
          <table:table-cell table:formula="of:=[.P57]+[.P13]" office:value-type="float" office:value="0.04026" calcext:value-type="float">
            <text:p>0.04026</text:p>
          </table:table-cell>
          <table:table-cell table:formula="of:=[.Q57]+[.Q13]" office:value-type="float" office:value="0.06015" calcext:value-type="float">
            <text:p>0.06015</text:p>
          </table:table-cell>
          <table:table-cell table:formula="of:=[.R57]+[.R13]" office:value-type="float" office:value="0.06139" calcext:value-type="float">
            <text:p>0.06139</text:p>
          </table:table-cell>
          <table:table-cell table:formula="of:=[.S57]+[.S13]" office:value-type="float" office:value="0.05132" calcext:value-type="float">
            <text:p>0.05132</text:p>
          </table:table-cell>
          <table:table-cell table:formula="of:=[.T57]+[.T13]" office:value-type="float" office:value="0.05231" calcext:value-type="float">
            <text:p>0.05231</text:p>
          </table:table-cell>
          <table:table-cell table:formula="of:=[.U57]+[.U13]" office:value-type="float" office:value="0.0497" calcext:value-type="float">
            <text:p>0.04970</text:p>
          </table:table-cell>
          <table:table-cell table:formula="of:=[.V57]+[.V13]" office:value-type="float" office:value="0.04183" calcext:value-type="float">
            <text:p>0.04183</text:p>
          </table:table-cell>
          <table:table-cell table:formula="of:=[.W57]+[.W13]" office:value-type="float" office:value="0.02794" calcext:value-type="float">
            <text:p>0.02794</text:p>
          </table:table-cell>
          <table:table-cell table:formula="of:=[.X57]+[.X13]" office:value-type="float" office:value="0.02374" calcext:value-type="float">
            <text:p>0.02374</text:p>
          </table:table-cell>
          <table:table-cell table:formula="of:=[.Y57]+[.Y13]" office:value-type="float" office:value="0.00176" calcext:value-type="float">
            <text:p>0.00176</text:p>
          </table:table-cell>
          <table:table-cell table:formula="of:=[.Z57]+[.Z13]" office:value-type="float" office:value="0.0051" calcext:value-type="float">
            <text:p>0.00510</text:p>
          </table:table-cell>
          <table:table-cell table:formula="of:=[.AA57]+[.AA13]" office:value-type="float" office:value="0.00415" calcext:value-type="float">
            <text:p>0.00415</text:p>
          </table:table-cell>
          <table:table-cell table:formula="of:=[.AB57]+[.AB13]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8]+[.I14]" office:value-type="float" office:value="0.01118" calcext:value-type="float">
            <text:p>0.01118</text:p>
          </table:table-cell>
          <table:table-cell table:formula="of:=[.J58]+[.J14]" office:value-type="float" office:value="0.01788" calcext:value-type="float">
            <text:p>0.01788</text:p>
          </table:table-cell>
          <table:table-cell table:formula="of:=[.K58]+[.K14]" office:value-type="float" office:value="0.0248" calcext:value-type="float">
            <text:p>0.02480</text:p>
          </table:table-cell>
          <table:table-cell table:formula="of:=[.L58]+[.L14]" office:value-type="float" office:value="0.0201" calcext:value-type="float">
            <text:p>0.02010</text:p>
          </table:table-cell>
          <table:table-cell table:formula="of:=[.M58]+[.M14]" office:value-type="float" office:value="0.02318" calcext:value-type="float">
            <text:p>0.02318</text:p>
          </table:table-cell>
          <table:table-cell table:formula="of:=[.N58]+[.N14]" office:value-type="float" office:value="0.01563" calcext:value-type="float">
            <text:p>0.01563</text:p>
          </table:table-cell>
          <table:table-cell table:formula="of:=[.O58]+[.O14]" office:value-type="float" office:value="0.04079" calcext:value-type="float">
            <text:p>0.04079</text:p>
          </table:table-cell>
          <table:table-cell table:formula="of:=[.P58]+[.P14]" office:value-type="float" office:value="0.04" calcext:value-type="float">
            <text:p>0.04000</text:p>
          </table:table-cell>
          <table:table-cell table:formula="of:=[.Q58]+[.Q14]" office:value-type="float" office:value="0.05588" calcext:value-type="float">
            <text:p>0.05588</text:p>
          </table:table-cell>
          <table:table-cell table:formula="of:=[.R58]+[.R14]" office:value-type="float" office:value="0.04852" calcext:value-type="float">
            <text:p>0.04852</text:p>
          </table:table-cell>
          <table:table-cell table:formula="of:=[.S58]+[.S14]" office:value-type="float" office:value="0.06746" calcext:value-type="float">
            <text:p>0.06746</text:p>
          </table:table-cell>
          <table:table-cell table:formula="of:=[.T58]+[.T14]" office:value-type="float" office:value="0.07339" calcext:value-type="float">
            <text:p>0.07339</text:p>
          </table:table-cell>
          <table:table-cell table:formula="of:=[.U58]+[.U14]" office:value-type="float" office:value="0.07" calcext:value-type="float">
            <text:p>0.07000</text:p>
          </table:table-cell>
          <table:table-cell table:formula="of:=[.V58]+[.V14]" office:value-type="float" office:value="0.07875" calcext:value-type="float">
            <text:p>0.07875</text:p>
          </table:table-cell>
          <table:table-cell table:formula="of:=[.W58]+[.W14]" office:value-type="float" office:value="0.05634" calcext:value-type="float">
            <text:p>0.05634</text:p>
          </table:table-cell>
          <table:table-cell table:formula="of:=[.X58]+[.X14]" office:value-type="float" office:value="0.03848" calcext:value-type="float">
            <text:p>0.03848</text:p>
          </table:table-cell>
          <table:table-cell table:formula="of:=[.Y58]+[.Y14]" office:value-type="float" office:value="0.02745" calcext:value-type="float">
            <text:p>0.02745</text:p>
          </table:table-cell>
          <table:table-cell table:formula="of:=[.Z58]+[.Z14]" office:value-type="float" office:value="0.00733" calcext:value-type="float">
            <text:p>0.00733</text:p>
          </table:table-cell>
          <table:table-cell table:formula="of:=[.AA58]+[.AA14]" office:value-type="float" office:value="0.00293" calcext:value-type="float">
            <text:p>0.00293</text:p>
          </table:table-cell>
          <table:table-cell table:formula="of:=[.AB58]+[.AB14]" office:value-type="float" office:value="0.00232" calcext:value-type="float">
            <text:p>0.0023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9]+[.I15]" office:value-type="float" office:value="0.00124" calcext:value-type="float">
            <text:p>0.00124</text:p>
          </table:table-cell>
          <table:table-cell table:formula="of:=[.J59]+[.J15]" office:value-type="float" office:value="0.00707" calcext:value-type="float">
            <text:p>0.00707</text:p>
          </table:table-cell>
          <table:table-cell table:formula="of:=[.K59]+[.K15]" office:value-type="float" office:value="0.03402" calcext:value-type="float">
            <text:p>0.03402</text:p>
          </table:table-cell>
          <table:table-cell table:formula="of:=[.L59]+[.L15]" office:value-type="float" office:value="0.05458" calcext:value-type="float">
            <text:p>0.05458</text:p>
          </table:table-cell>
          <table:table-cell table:formula="of:=[.M59]+[.M15]" office:value-type="float" office:value="0.04693" calcext:value-type="float">
            <text:p>0.04693</text:p>
          </table:table-cell>
          <table:table-cell table:formula="of:=[.N59]+[.N15]" office:value-type="float" office:value="0.03171" calcext:value-type="float">
            <text:p>0.03171</text:p>
          </table:table-cell>
          <table:table-cell table:formula="of:=[.O59]+[.O15]" office:value-type="float" office:value="0.02904" calcext:value-type="float">
            <text:p>0.02904</text:p>
          </table:table-cell>
          <table:table-cell table:formula="of:=[.P59]+[.P15]" office:value-type="float" office:value="0.0291" calcext:value-type="float">
            <text:p>0.02910</text:p>
          </table:table-cell>
          <table:table-cell table:formula="of:=[.Q59]+[.Q15]" office:value-type="float" office:value="0.03095" calcext:value-type="float">
            <text:p>0.03095</text:p>
          </table:table-cell>
          <table:table-cell table:formula="of:=[.R59]+[.R15]" office:value-type="float" office:value="0.02534" calcext:value-type="float">
            <text:p>0.02534</text:p>
          </table:table-cell>
          <table:table-cell table:formula="of:=[.S59]+[.S15]" office:value-type="float" office:value="0.0332" calcext:value-type="float">
            <text:p>0.03320</text:p>
          </table:table-cell>
          <table:table-cell table:formula="of:=[.T59]+[.T15]" office:value-type="float" office:value="0.02702" calcext:value-type="float">
            <text:p>0.02702</text:p>
          </table:table-cell>
          <table:table-cell table:formula="of:=[.U59]+[.U15]" office:value-type="float" office:value="0.03627" calcext:value-type="float">
            <text:p>0.03627</text:p>
          </table:table-cell>
          <table:table-cell table:formula="of:=[.V59]+[.V15]" office:value-type="float" office:value="0.03448" calcext:value-type="float">
            <text:p>0.03448</text:p>
          </table:table-cell>
          <table:table-cell table:formula="of:=[.W59]+[.W15]" office:value-type="float" office:value="0.02896" calcext:value-type="float">
            <text:p>0.02896</text:p>
          </table:table-cell>
          <table:table-cell table:formula="of:=[.X59]+[.X15]" office:value-type="float" office:value="0.0284" calcext:value-type="float">
            <text:p>0.02840</text:p>
          </table:table-cell>
          <table:table-cell table:formula="of:=[.Y59]+[.Y15]" office:value-type="float" office:value="0.01826" calcext:value-type="float">
            <text:p>0.01826</text:p>
          </table:table-cell>
          <table:table-cell table:formula="of:=[.Z59]+[.Z15]" office:value-type="float" office:value="0.01539" calcext:value-type="float">
            <text:p>0.01539</text:p>
          </table:table-cell>
          <table:table-cell table:formula="of:=[.AA59]+[.AA15]" office:value-type="float" office:value="0.0038" calcext:value-type="float">
            <text:p>0.00380</text:p>
          </table:table-cell>
          <table:table-cell table:formula="of:=[.AB59]+[.AB15]" office:value-type="float" office:value="0.00394" calcext:value-type="float">
            <text:p>0.00394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0]+[.I16]" office:value-type="float" office:value="0.00132" calcext:value-type="float">
            <text:p>0.00132</text:p>
          </table:table-cell>
          <table:table-cell table:formula="of:=[.J60]+[.J16]" office:value-type="float" office:value="0.00131" calcext:value-type="float">
            <text:p>0.00131</text:p>
          </table:table-cell>
          <table:table-cell table:formula="of:=[.K60]+[.K16]" office:value-type="float" office:value="0.00661" calcext:value-type="float">
            <text:p>0.00661</text:p>
          </table:table-cell>
          <table:table-cell table:formula="of:=[.L60]+[.L16]" office:value-type="float" office:value="0.01098" calcext:value-type="float">
            <text:p>0.01098</text:p>
          </table:table-cell>
          <table:table-cell table:formula="of:=[.M60]+[.M16]" office:value-type="float" office:value="0.01329" calcext:value-type="float">
            <text:p>0.01329</text:p>
          </table:table-cell>
          <table:table-cell table:formula="of:=[.N60]+[.N16]" office:value-type="float" office:value="0.02154" calcext:value-type="float">
            <text:p>0.02154</text:p>
          </table:table-cell>
          <table:table-cell table:formula="of:=[.O60]+[.O16]" office:value-type="float" office:value="0.04687" calcext:value-type="float">
            <text:p>0.04687</text:p>
          </table:table-cell>
          <table:table-cell table:formula="of:=[.P60]+[.P16]" office:value-type="float" office:value="0.04304" calcext:value-type="float">
            <text:p>0.04304</text:p>
          </table:table-cell>
          <table:table-cell table:formula="of:=[.Q60]+[.Q16]" office:value-type="float" office:value="0.04045" calcext:value-type="float">
            <text:p>0.04045</text:p>
          </table:table-cell>
          <table:table-cell table:formula="of:=[.R60]+[.R16]" office:value-type="float" office:value="0.03737" calcext:value-type="float">
            <text:p>0.03737</text:p>
          </table:table-cell>
          <table:table-cell table:formula="of:=[.S60]+[.S16]" office:value-type="float" office:value="0.02619" calcext:value-type="float">
            <text:p>0.02619</text:p>
          </table:table-cell>
          <table:table-cell table:formula="of:=[.T60]+[.T16]" office:value-type="float" office:value="0.03082" calcext:value-type="float">
            <text:p>0.03082</text:p>
          </table:table-cell>
          <table:table-cell table:formula="of:=[.U60]+[.U16]" office:value-type="float" office:value="0.02097" calcext:value-type="float">
            <text:p>0.02097</text:p>
          </table:table-cell>
          <table:table-cell table:formula="of:=[.V60]+[.V16]" office:value-type="float" office:value="0.03712" calcext:value-type="float">
            <text:p>0.03712</text:p>
          </table:table-cell>
          <table:table-cell table:formula="of:=[.W60]+[.W16]" office:value-type="float" office:value="0.03305" calcext:value-type="float">
            <text:p>0.03305</text:p>
          </table:table-cell>
          <table:table-cell table:formula="of:=[.X60]+[.X16]" office:value-type="float" office:value="0.04953" calcext:value-type="float">
            <text:p>0.04953</text:p>
          </table:table-cell>
          <table:table-cell table:formula="of:=[.Y60]+[.Y16]" office:value-type="float" office:value="0.03683" calcext:value-type="float">
            <text:p>0.03683</text:p>
          </table:table-cell>
          <table:table-cell table:formula="of:=[.Z60]+[.Z16]" office:value-type="float" office:value="0.02677" calcext:value-type="float">
            <text:p>0.02677</text:p>
          </table:table-cell>
          <table:table-cell table:formula="of:=[.AA60]+[.AA16]" office:value-type="float" office:value="0.00944" calcext:value-type="float">
            <text:p>0.00944</text:p>
          </table:table-cell>
          <table:table-cell table:formula="of:=[.AB60]+[.AB16]" office:value-type="float" office:value="0.00926" calcext:value-type="float">
            <text:p>0.0092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1]+[.I17]" office:value-type="float" office:value="0.00165" calcext:value-type="float">
            <text:p>0.00165</text:p>
          </table:table-cell>
          <table:table-cell table:formula="of:=[.J61]+[.J17]" office:value-type="float" office:value="0" calcext:value-type="float">
            <text:p>0.00000</text:p>
          </table:table-cell>
          <table:table-cell table:formula="of:=[.K61]+[.K17]" office:value-type="float" office:value="0.00089" calcext:value-type="float">
            <text:p>0.00089</text:p>
          </table:table-cell>
          <table:table-cell table:formula="of:=[.L61]+[.L17]" office:value-type="float" office:value="0.0024" calcext:value-type="float">
            <text:p>0.00240</text:p>
          </table:table-cell>
          <table:table-cell table:formula="of:=[.M61]+[.M17]" office:value-type="float" office:value="0.01493" calcext:value-type="float">
            <text:p>0.01493</text:p>
          </table:table-cell>
          <table:table-cell table:formula="of:=[.N61]+[.N17]" office:value-type="float" office:value="0.03477" calcext:value-type="float">
            <text:p>0.03477</text:p>
          </table:table-cell>
          <table:table-cell table:formula="of:=[.O61]+[.O17]" office:value-type="float" office:value="0.01836" calcext:value-type="float">
            <text:p>0.01836</text:p>
          </table:table-cell>
          <table:table-cell table:formula="of:=[.P61]+[.P17]" office:value-type="float" office:value="0.03764" calcext:value-type="float">
            <text:p>0.03764</text:p>
          </table:table-cell>
          <table:table-cell table:formula="of:=[.Q61]+[.Q17]" office:value-type="float" office:value="0.02324" calcext:value-type="float">
            <text:p>0.02324</text:p>
          </table:table-cell>
          <table:table-cell table:formula="of:=[.R61]+[.R17]" office:value-type="float" office:value="0.04118" calcext:value-type="float">
            <text:p>0.04118</text:p>
          </table:table-cell>
          <table:table-cell table:formula="of:=[.S61]+[.S17]" office:value-type="float" office:value="0.02877" calcext:value-type="float">
            <text:p>0.02877</text:p>
          </table:table-cell>
          <table:table-cell table:formula="of:=[.T61]+[.T17]" office:value-type="float" office:value="0.02534" calcext:value-type="float">
            <text:p>0.02534</text:p>
          </table:table-cell>
          <table:table-cell table:formula="of:=[.U61]+[.U17]" office:value-type="float" office:value="0.04499" calcext:value-type="float">
            <text:p>0.04499</text:p>
          </table:table-cell>
          <table:table-cell table:formula="of:=[.V61]+[.V17]" office:value-type="float" office:value="0.05229" calcext:value-type="float">
            <text:p>0.05229</text:p>
          </table:table-cell>
          <table:table-cell table:formula="of:=[.W61]+[.W17]" office:value-type="float" office:value="0.0535" calcext:value-type="float">
            <text:p>0.05350</text:p>
          </table:table-cell>
          <table:table-cell table:formula="of:=[.X61]+[.X17]" office:value-type="float" office:value="0.06652" calcext:value-type="float">
            <text:p>0.06652</text:p>
          </table:table-cell>
          <table:table-cell table:formula="of:=[.Y61]+[.Y17]" office:value-type="float" office:value="0.04826" calcext:value-type="float">
            <text:p>0.04826</text:p>
          </table:table-cell>
          <table:table-cell table:formula="of:=[.Z61]+[.Z17]" office:value-type="float" office:value="0.04662" calcext:value-type="float">
            <text:p>0.04662</text:p>
          </table:table-cell>
          <table:table-cell table:formula="of:=[.AA61]+[.AA17]" office:value-type="float" office:value="0.02825" calcext:value-type="float">
            <text:p>0.02825</text:p>
          </table:table-cell>
          <table:table-cell table:formula="of:=[.AB61]+[.AB17]" office:value-type="float" office:value="0.0278" calcext:value-type="float">
            <text:p>0.0278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2]+[.I18]" office:value-type="float" office:value="0.00127" calcext:value-type="float">
            <text:p>0.00127</text:p>
          </table:table-cell>
          <table:table-cell table:formula="of:=[.J62]+[.J18]" office:value-type="float" office:value="0.01061" calcext:value-type="float">
            <text:p>0.01061</text:p>
          </table:table-cell>
          <table:table-cell table:formula="of:=[.K62]+[.K18]" office:value-type="float" office:value="0.01509" calcext:value-type="float">
            <text:p>0.01509</text:p>
          </table:table-cell>
          <table:table-cell table:formula="of:=[.L62]+[.L18]" office:value-type="float" office:value="0.03475" calcext:value-type="float">
            <text:p>0.03475</text:p>
          </table:table-cell>
          <table:table-cell table:formula="of:=[.M62]+[.M18]" office:value-type="float" office:value="0.03294" calcext:value-type="float">
            <text:p>0.03294</text:p>
          </table:table-cell>
          <table:table-cell table:formula="of:=[.N62]+[.N18]" office:value-type="float" office:value="0.00938" calcext:value-type="float">
            <text:p>0.00938</text:p>
          </table:table-cell>
          <table:table-cell table:formula="of:=[.O62]+[.O18]" office:value-type="float" office:value="0.00797" calcext:value-type="float">
            <text:p>0.00797</text:p>
          </table:table-cell>
          <table:table-cell table:formula="of:=[.P62]+[.P18]" office:value-type="float" office:value="0.0084" calcext:value-type="float">
            <text:p>0.00840</text:p>
          </table:table-cell>
          <table:table-cell table:formula="of:=[.Q62]+[.Q18]" office:value-type="float" office:value="0.0182" calcext:value-type="float">
            <text:p>0.01820</text:p>
          </table:table-cell>
          <table:table-cell table:formula="of:=[.R62]+[.R18]" office:value-type="float" office:value="0.02957" calcext:value-type="float">
            <text:p>0.02957</text:p>
          </table:table-cell>
          <table:table-cell table:formula="of:=[.S62]+[.S18]" office:value-type="float" office:value="0.02192" calcext:value-type="float">
            <text:p>0.02192</text:p>
          </table:table-cell>
          <table:table-cell table:formula="of:=[.T62]+[.T18]" office:value-type="float" office:value="0.02978" calcext:value-type="float">
            <text:p>0.02978</text:p>
          </table:table-cell>
          <table:table-cell table:formula="of:=[.U62]+[.U18]" office:value-type="float" office:value="0.03407" calcext:value-type="float">
            <text:p>0.03407</text:p>
          </table:table-cell>
          <table:table-cell table:formula="of:=[.V62]+[.V18]" office:value-type="float" office:value="0.04012" calcext:value-type="float">
            <text:p>0.04012</text:p>
          </table:table-cell>
          <table:table-cell table:formula="of:=[.W62]+[.W18]" office:value-type="float" office:value="0.03692" calcext:value-type="float">
            <text:p>0.03692</text:p>
          </table:table-cell>
          <table:table-cell table:formula="of:=[.X62]+[.X18]" office:value-type="float" office:value="0.03824" calcext:value-type="float">
            <text:p>0.03824</text:p>
          </table:table-cell>
          <table:table-cell table:formula="of:=[.Y62]+[.Y18]" office:value-type="float" office:value="0.02986" calcext:value-type="float">
            <text:p>0.02986</text:p>
          </table:table-cell>
          <table:table-cell table:formula="of:=[.Z62]+[.Z18]" office:value-type="float" office:value="0.03439" calcext:value-type="float">
            <text:p>0.03439</text:p>
          </table:table-cell>
          <table:table-cell table:formula="of:=[.AA62]+[.AA18]" office:value-type="float" office:value="0.01955" calcext:value-type="float">
            <text:p>0.01955</text:p>
          </table:table-cell>
          <table:table-cell table:formula="of:=[.AB62]+[.AB18]" office:value-type="float" office:value="0.03424" calcext:value-type="float">
            <text:p>0.0342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3]+[.I19]" office:value-type="float" office:value="0.00105" calcext:value-type="float">
            <text:p>0.00105</text:p>
          </table:table-cell>
          <table:table-cell table:formula="of:=[.J63]+[.J19]" office:value-type="float" office:value="0.00895" calcext:value-type="float">
            <text:p>0.00895</text:p>
          </table:table-cell>
          <table:table-cell table:formula="of:=[.K63]+[.K19]" office:value-type="float" office:value="0.02235" calcext:value-type="float">
            <text:p>0.02235</text:p>
          </table:table-cell>
          <table:table-cell table:formula="of:=[.L63]+[.L19]" office:value-type="float" office:value="0.01675" calcext:value-type="float">
            <text:p>0.01675</text:p>
          </table:table-cell>
          <table:table-cell table:formula="of:=[.M63]+[.M19]" office:value-type="float" office:value="0.02654" calcext:value-type="float">
            <text:p>0.02654</text:p>
          </table:table-cell>
          <table:table-cell table:formula="of:=[.N63]+[.N19]" office:value-type="float" office:value="0.02168" calcext:value-type="float">
            <text:p>0.02168</text:p>
          </table:table-cell>
          <table:table-cell table:formula="of:=[.O63]+[.O19]" office:value-type="float" office:value="0.01373" calcext:value-type="float">
            <text:p>0.01373</text:p>
          </table:table-cell>
          <table:table-cell table:formula="of:=[.P63]+[.P19]" office:value-type="float" office:value="0.02739" calcext:value-type="float">
            <text:p>0.02739</text:p>
          </table:table-cell>
          <table:table-cell table:formula="of:=[.Q63]+[.Q19]" office:value-type="float" office:value="0.02213" calcext:value-type="float">
            <text:p>0.02213</text:p>
          </table:table-cell>
          <table:table-cell table:formula="of:=[.R63]+[.R19]" office:value-type="float" office:value="0.01724" calcext:value-type="float">
            <text:p>0.01724</text:p>
          </table:table-cell>
          <table:table-cell table:formula="of:=[.S63]+[.S19]" office:value-type="float" office:value="0.00529" calcext:value-type="float">
            <text:p>0.00529</text:p>
          </table:table-cell>
          <table:table-cell table:formula="of:=[.T63]+[.T19]" office:value-type="float" office:value="0.01977" calcext:value-type="float">
            <text:p>0.01977</text:p>
          </table:table-cell>
          <table:table-cell table:formula="of:=[.U63]+[.U19]" office:value-type="float" office:value="0.03468" calcext:value-type="float">
            <text:p>0.03468</text:p>
          </table:table-cell>
          <table:table-cell table:formula="of:=[.V63]+[.V19]" office:value-type="float" office:value="0.03637" calcext:value-type="float">
            <text:p>0.03637</text:p>
          </table:table-cell>
          <table:table-cell table:formula="of:=[.W63]+[.W19]" office:value-type="float" office:value="0.05878" calcext:value-type="float">
            <text:p>0.05878</text:p>
          </table:table-cell>
          <table:table-cell table:formula="of:=[.X63]+[.X19]" office:value-type="float" office:value="0.06743" calcext:value-type="float">
            <text:p>0.06743</text:p>
          </table:table-cell>
          <table:table-cell table:formula="of:=[.Y63]+[.Y19]" office:value-type="float" office:value="0.06583" calcext:value-type="float">
            <text:p>0.06583</text:p>
          </table:table-cell>
          <table:table-cell table:formula="of:=[.Z63]+[.Z19]" office:value-type="float" office:value="0.04824" calcext:value-type="float">
            <text:p>0.04824</text:p>
          </table:table-cell>
          <table:table-cell table:formula="of:=[.AA63]+[.AA19]" office:value-type="float" office:value="0.03692" calcext:value-type="float">
            <text:p>0.03692</text:p>
          </table:table-cell>
          <table:table-cell table:formula="of:=[.AB63]+[.AB19]" office:value-type="float" office:value="0.07566" calcext:value-type="float">
            <text:p>0.07566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4]+[.I20]" office:value-type="float" office:value="0.001" calcext:value-type="float">
            <text:p>0.00100</text:p>
          </table:table-cell>
          <table:table-cell table:formula="of:=[.J64]+[.J20]" office:value-type="float" office:value="0" calcext:value-type="float">
            <text:p>0.00000</text:p>
          </table:table-cell>
          <table:table-cell table:formula="of:=[.K64]+[.K20]" office:value-type="float" office:value="0.00202" calcext:value-type="float">
            <text:p>0.00202</text:p>
          </table:table-cell>
          <table:table-cell table:formula="of:=[.L64]+[.L20]" office:value-type="float" office:value="0.01271" calcext:value-type="float">
            <text:p>0.01271</text:p>
          </table:table-cell>
          <table:table-cell table:formula="of:=[.M64]+[.M20]" office:value-type="float" office:value="0.0252" calcext:value-type="float">
            <text:p>0.02520</text:p>
          </table:table-cell>
          <table:table-cell table:formula="of:=[.N64]+[.N20]" office:value-type="float" office:value="0.0355" calcext:value-type="float">
            <text:p>0.03550</text:p>
          </table:table-cell>
          <table:table-cell table:formula="of:=[.O64]+[.O20]" office:value-type="float" office:value="0.0552" calcext:value-type="float">
            <text:p>0.05520</text:p>
          </table:table-cell>
          <table:table-cell table:formula="of:=[.P64]+[.P20]" office:value-type="float" office:value="0.05277" calcext:value-type="float">
            <text:p>0.05277</text:p>
          </table:table-cell>
          <table:table-cell table:formula="of:=[.Q64]+[.Q20]" office:value-type="float" office:value="0.03818" calcext:value-type="float">
            <text:p>0.03818</text:p>
          </table:table-cell>
          <table:table-cell table:formula="of:=[.R64]+[.R20]" office:value-type="float" office:value="0.03993" calcext:value-type="float">
            <text:p>0.03993</text:p>
          </table:table-cell>
          <table:table-cell table:formula="of:=[.S64]+[.S20]" office:value-type="float" office:value="0.02909" calcext:value-type="float">
            <text:p>0.02909</text:p>
          </table:table-cell>
          <table:table-cell table:formula="of:=[.T64]+[.T20]" office:value-type="float" office:value="0.03781" calcext:value-type="float">
            <text:p>0.03781</text:p>
          </table:table-cell>
          <table:table-cell table:formula="of:=[.U64]+[.U20]" office:value-type="float" office:value="0.03483" calcext:value-type="float">
            <text:p>0.03483</text:p>
          </table:table-cell>
          <table:table-cell table:formula="of:=[.V64]+[.V20]" office:value-type="float" office:value="0.02803" calcext:value-type="float">
            <text:p>0.02803</text:p>
          </table:table-cell>
          <table:table-cell table:formula="of:=[.W64]+[.W20]" office:value-type="float" office:value="0.02336" calcext:value-type="float">
            <text:p>0.02336</text:p>
          </table:table-cell>
          <table:table-cell table:formula="of:=[.X64]+[.X20]" office:value-type="float" office:value="0.02333" calcext:value-type="float">
            <text:p>0.02333</text:p>
          </table:table-cell>
          <table:table-cell table:formula="of:=[.Y64]+[.Y20]" office:value-type="float" office:value="0.02188" calcext:value-type="float">
            <text:p>0.02188</text:p>
          </table:table-cell>
          <table:table-cell table:formula="of:=[.Z64]+[.Z20]" office:value-type="float" office:value="0.03065" calcext:value-type="float">
            <text:p>0.03065</text:p>
          </table:table-cell>
          <table:table-cell table:formula="of:=[.AA64]+[.AA20]" office:value-type="float" office:value="0.01685" calcext:value-type="float">
            <text:p>0.01685</text:p>
          </table:table-cell>
          <table:table-cell table:formula="of:=[.AB64]+[.AB20]" office:value-type="float" office:value="0.04963" calcext:value-type="float">
            <text:p>0.04963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5]+[.I21]" office:value-type="float" office:value="0.00209" calcext:value-type="float">
            <text:p>0.00209</text:p>
          </table:table-cell>
          <table:table-cell table:formula="of:=[.J65]+[.J21]" office:value-type="float" office:value="0.01099" calcext:value-type="float">
            <text:p>0.01099</text:p>
          </table:table-cell>
          <table:table-cell table:formula="of:=[.K65]+[.K21]" office:value-type="float" office:value="0.01366" calcext:value-type="float">
            <text:p>0.01366</text:p>
          </table:table-cell>
          <table:table-cell table:formula="of:=[.L65]+[.L21]" office:value-type="float" office:value="0.01049" calcext:value-type="float">
            <text:p>0.01049</text:p>
          </table:table-cell>
          <table:table-cell table:formula="of:=[.M65]+[.M21]" office:value-type="float" office:value="0.00954" calcext:value-type="float">
            <text:p>0.00954</text:p>
          </table:table-cell>
          <table:table-cell table:formula="of:=[.N65]+[.N21]" office:value-type="float" office:value="0.01568" calcext:value-type="float">
            <text:p>0.01568</text:p>
          </table:table-cell>
          <table:table-cell table:formula="of:=[.O65]+[.O21]" office:value-type="float" office:value="0.01418" calcext:value-type="float">
            <text:p>0.01418</text:p>
          </table:table-cell>
          <table:table-cell table:formula="of:=[.P65]+[.P21]" office:value-type="float" office:value="0.02352" calcext:value-type="float">
            <text:p>0.02352</text:p>
          </table:table-cell>
          <table:table-cell table:formula="of:=[.Q65]+[.Q21]" office:value-type="float" office:value="0.03089" calcext:value-type="float">
            <text:p>0.03089</text:p>
          </table:table-cell>
          <table:table-cell table:formula="of:=[.R65]+[.R21]" office:value-type="float" office:value="0.04425" calcext:value-type="float">
            <text:p>0.04425</text:p>
          </table:table-cell>
          <table:table-cell table:formula="of:=[.S65]+[.S21]" office:value-type="float" office:value="0.04172" calcext:value-type="float">
            <text:p>0.04172</text:p>
          </table:table-cell>
          <table:table-cell table:formula="of:=[.T65]+[.T21]" office:value-type="float" office:value="0.06268" calcext:value-type="float">
            <text:p>0.06268</text:p>
          </table:table-cell>
          <table:table-cell table:formula="of:=[.U65]+[.U21]" office:value-type="float" office:value="0.04792" calcext:value-type="float">
            <text:p>0.04792</text:p>
          </table:table-cell>
          <table:table-cell table:formula="of:=[.V65]+[.V21]" office:value-type="float" office:value="0.03903" calcext:value-type="float">
            <text:p>0.03903</text:p>
          </table:table-cell>
          <table:table-cell table:formula="of:=[.W65]+[.W21]" office:value-type="float" office:value="0.03712" calcext:value-type="float">
            <text:p>0.03712</text:p>
          </table:table-cell>
          <table:table-cell table:formula="of:=[.X65]+[.X21]" office:value-type="float" office:value="0.02688" calcext:value-type="float">
            <text:p>0.02688</text:p>
          </table:table-cell>
          <table:table-cell table:formula="of:=[.Y65]+[.Y21]" office:value-type="float" office:value="0.02882" calcext:value-type="float">
            <text:p>0.02882</text:p>
          </table:table-cell>
          <table:table-cell table:formula="of:=[.Z65]+[.Z21]" office:value-type="float" office:value="0.02978" calcext:value-type="float">
            <text:p>0.02978</text:p>
          </table:table-cell>
          <table:table-cell table:formula="of:=[.AA65]+[.AA21]" office:value-type="float" office:value="0.02424" calcext:value-type="float">
            <text:p>0.02424</text:p>
          </table:table-cell>
          <table:table-cell table:formula="of:=[.AB65]+[.AB21]" office:value-type="float" office:value="0.04112" calcext:value-type="float">
            <text:p>0.04112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6]+[.I22]" office:value-type="float" office:value="0.00162" calcext:value-type="float">
            <text:p>0.00162</text:p>
          </table:table-cell>
          <table:table-cell table:formula="of:=[.J66]+[.J22]" office:value-type="float" office:value="0" calcext:value-type="float">
            <text:p>0.00000</text:p>
          </table:table-cell>
          <table:table-cell table:formula="of:=[.K66]+[.K22]" office:value-type="float" office:value="0.00309" calcext:value-type="float">
            <text:p>0.00309</text:p>
          </table:table-cell>
          <table:table-cell table:formula="of:=[.L66]+[.L22]" office:value-type="float" office:value="0.0237" calcext:value-type="float">
            <text:p>0.02370</text:p>
          </table:table-cell>
          <table:table-cell table:formula="of:=[.M66]+[.M22]" office:value-type="float" office:value="0.02348" calcext:value-type="float">
            <text:p>0.02348</text:p>
          </table:table-cell>
          <table:table-cell table:formula="of:=[.N66]+[.N22]" office:value-type="float" office:value="0.01516" calcext:value-type="float">
            <text:p>0.01516</text:p>
          </table:table-cell>
          <table:table-cell table:formula="of:=[.O66]+[.O22]" office:value-type="float" office:value="0.01236" calcext:value-type="float">
            <text:p>0.01236</text:p>
          </table:table-cell>
          <table:table-cell table:formula="of:=[.P66]+[.P22]" office:value-type="float" office:value="0.01733" calcext:value-type="float">
            <text:p>0.01733</text:p>
          </table:table-cell>
          <table:table-cell table:formula="of:=[.Q66]+[.Q22]" office:value-type="float" office:value="0.02131" calcext:value-type="float">
            <text:p>0.02131</text:p>
          </table:table-cell>
          <table:table-cell table:formula="of:=[.R66]+[.R22]" office:value-type="float" office:value="0.03537" calcext:value-type="float">
            <text:p>0.03537</text:p>
          </table:table-cell>
          <table:table-cell table:formula="of:=[.S66]+[.S22]" office:value-type="float" office:value="0.04122" calcext:value-type="float">
            <text:p>0.04122</text:p>
          </table:table-cell>
          <table:table-cell table:formula="of:=[.T66]+[.T22]" office:value-type="float" office:value="0.0403" calcext:value-type="float">
            <text:p>0.04030</text:p>
          </table:table-cell>
          <table:table-cell table:formula="of:=[.U66]+[.U22]" office:value-type="float" office:value="0.06273" calcext:value-type="float">
            <text:p>0.06273</text:p>
          </table:table-cell>
          <table:table-cell table:formula="of:=[.V66]+[.V22]" office:value-type="float" office:value="0.09071" calcext:value-type="float">
            <text:p>0.09071</text:p>
          </table:table-cell>
          <table:table-cell table:formula="of:=[.W66]+[.W22]" office:value-type="float" office:value="0.0474" calcext:value-type="float">
            <text:p>0.04740</text:p>
          </table:table-cell>
          <table:table-cell table:formula="of:=[.X66]+[.X22]" office:value-type="float" office:value="0.04612" calcext:value-type="float">
            <text:p>0.04612</text:p>
          </table:table-cell>
          <table:table-cell table:formula="of:=[.Y66]+[.Y22]" office:value-type="float" office:value="0.0468" calcext:value-type="float">
            <text:p>0.04680</text:p>
          </table:table-cell>
          <table:table-cell table:formula="of:=[.Z66]+[.Z22]" office:value-type="float" office:value="0.03273" calcext:value-type="float">
            <text:p>0.03273</text:p>
          </table:table-cell>
          <table:table-cell table:formula="of:=[.AA66]+[.AA22]" office:value-type="float" office:value="0.02294" calcext:value-type="float">
            <text:p>0.02294</text:p>
          </table:table-cell>
          <table:table-cell table:formula="of:=[.AB66]+[.AB22]" office:value-type="float" office:value="0.0504" calcext:value-type="float">
            <text:p>0.0504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7]+[.I23]" office:value-type="float" office:value="0.02826" calcext:value-type="float">
            <text:p>0.02826</text:p>
          </table:table-cell>
          <table:table-cell table:formula="of:=[.J67]+[.J23]" office:value-type="float" office:value="0.06829" calcext:value-type="float">
            <text:p>0.06829</text:p>
          </table:table-cell>
          <table:table-cell table:formula="of:=[.K67]+[.K23]" office:value-type="float" office:value="0.05574" calcext:value-type="float">
            <text:p>0.05574</text:p>
          </table:table-cell>
          <table:table-cell table:formula="of:=[.L67]+[.L23]" office:value-type="float" office:value="0.02203" calcext:value-type="float">
            <text:p>0.02203</text:p>
          </table:table-cell>
          <table:table-cell table:formula="of:=[.M67]+[.M23]" office:value-type="float" office:value="0.01101" calcext:value-type="float">
            <text:p>0.01101</text:p>
          </table:table-cell>
          <table:table-cell table:formula="of:=[.N67]+[.N23]" office:value-type="float" office:value="0.01691" calcext:value-type="float">
            <text:p>0.01691</text:p>
          </table:table-cell>
          <table:table-cell table:formula="of:=[.O67]+[.O23]" office:value-type="float" office:value="0.02219" calcext:value-type="float">
            <text:p>0.02219</text:p>
          </table:table-cell>
          <table:table-cell table:formula="of:=[.P67]+[.P23]" office:value-type="float" office:value="0.02553" calcext:value-type="float">
            <text:p>0.02553</text:p>
          </table:table-cell>
          <table:table-cell table:formula="of:=[.Q67]+[.Q23]" office:value-type="float" office:value="0.02748" calcext:value-type="float">
            <text:p>0.02748</text:p>
          </table:table-cell>
          <table:table-cell table:formula="of:=[.R67]+[.R23]" office:value-type="float" office:value="0.03046" calcext:value-type="float">
            <text:p>0.03046</text:p>
          </table:table-cell>
          <table:table-cell table:formula="of:=[.S67]+[.S23]" office:value-type="float" office:value="0.02626" calcext:value-type="float">
            <text:p>0.02626</text:p>
          </table:table-cell>
          <table:table-cell table:formula="of:=[.T67]+[.T23]" office:value-type="float" office:value="0.02679" calcext:value-type="float">
            <text:p>0.02679</text:p>
          </table:table-cell>
          <table:table-cell table:formula="of:=[.U67]+[.U23]" office:value-type="float" office:value="0.03434" calcext:value-type="float">
            <text:p>0.03434</text:p>
          </table:table-cell>
          <table:table-cell table:formula="of:=[.V67]+[.V23]" office:value-type="float" office:value="0.04021" calcext:value-type="float">
            <text:p>0.04021</text:p>
          </table:table-cell>
          <table:table-cell table:formula="of:=[.W67]+[.W23]" office:value-type="float" office:value="0.04902" calcext:value-type="float">
            <text:p>0.04902</text:p>
          </table:table-cell>
          <table:table-cell table:formula="of:=[.X67]+[.X23]" office:value-type="float" office:value="0.04328" calcext:value-type="float">
            <text:p>0.04328</text:p>
          </table:table-cell>
          <table:table-cell table:formula="of:=[.Y67]+[.Y23]" office:value-type="float" office:value="0.0323" calcext:value-type="float">
            <text:p>0.03230</text:p>
          </table:table-cell>
          <table:table-cell table:formula="of:=[.Z67]+[.Z23]" office:value-type="float" office:value="0.02377" calcext:value-type="float">
            <text:p>0.02377</text:p>
          </table:table-cell>
          <table:table-cell table:formula="of:=[.AA67]+[.AA23]" office:value-type="float" office:value="0.01076" calcext:value-type="float">
            <text:p>0.01076</text:p>
          </table:table-cell>
          <table:table-cell table:formula="of:=[.AB67]+[.AB23]" office:value-type="float" office:value="0.02615" calcext:value-type="float">
            <text:p>0.0261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8]+[.I24]" office:value-type="float" office:value="0.02781" calcext:value-type="float">
            <text:p>0.02781</text:p>
          </table:table-cell>
          <table:table-cell table:formula="of:=[.J68]+[.J24]" office:value-type="float" office:value="0.01354" calcext:value-type="float">
            <text:p>0.01354</text:p>
          </table:table-cell>
          <table:table-cell table:formula="of:=[.K68]+[.K24]" office:value-type="float" office:value="0.0298" calcext:value-type="float">
            <text:p>0.02980</text:p>
          </table:table-cell>
          <table:table-cell table:formula="of:=[.L68]+[.L24]" office:value-type="float" office:value="0.05291" calcext:value-type="float">
            <text:p>0.05291</text:p>
          </table:table-cell>
          <table:table-cell table:formula="of:=[.M68]+[.M24]" office:value-type="float" office:value="0.06316" calcext:value-type="float">
            <text:p>0.06316</text:p>
          </table:table-cell>
          <table:table-cell table:formula="of:=[.N68]+[.N24]" office:value-type="float" office:value="0.05938" calcext:value-type="float">
            <text:p>0.05938</text:p>
          </table:table-cell>
          <table:table-cell table:formula="of:=[.O68]+[.O24]" office:value-type="float" office:value="0.02756" calcext:value-type="float">
            <text:p>0.02756</text:p>
          </table:table-cell>
          <table:table-cell table:formula="of:=[.P68]+[.P24]" office:value-type="float" office:value="0.02249" calcext:value-type="float">
            <text:p>0.02249</text:p>
          </table:table-cell>
          <table:table-cell table:formula="of:=[.Q68]+[.Q24]" office:value-type="float" office:value="0.0117" calcext:value-type="float">
            <text:p>0.01170</text:p>
          </table:table-cell>
          <table:table-cell table:formula="of:=[.R68]+[.R24]" office:value-type="float" office:value="0.01786" calcext:value-type="float">
            <text:p>0.01786</text:p>
          </table:table-cell>
          <table:table-cell table:formula="of:=[.S68]+[.S24]" office:value-type="float" office:value="0.01403" calcext:value-type="float">
            <text:p>0.01403</text:p>
          </table:table-cell>
          <table:table-cell table:formula="of:=[.T68]+[.T24]" office:value-type="float" office:value="0.01501" calcext:value-type="float">
            <text:p>0.01501</text:p>
          </table:table-cell>
          <table:table-cell table:formula="of:=[.U68]+[.U24]" office:value-type="float" office:value="0.01394" calcext:value-type="float">
            <text:p>0.01394</text:p>
          </table:table-cell>
          <table:table-cell table:formula="of:=[.V68]+[.V24]" office:value-type="float" office:value="0.01298" calcext:value-type="float">
            <text:p>0.01298</text:p>
          </table:table-cell>
          <table:table-cell table:formula="of:=[.W68]+[.W24]" office:value-type="float" office:value="0.02177" calcext:value-type="float">
            <text:p>0.02177</text:p>
          </table:table-cell>
          <table:table-cell table:formula="of:=[.X68]+[.X24]" office:value-type="float" office:value="0.01647" calcext:value-type="float">
            <text:p>0.01647</text:p>
          </table:table-cell>
          <table:table-cell table:formula="of:=[.Y68]+[.Y24]" office:value-type="float" office:value="0.01903" calcext:value-type="float">
            <text:p>0.01903</text:p>
          </table:table-cell>
          <table:table-cell table:formula="of:=[.Z68]+[.Z24]" office:value-type="float" office:value="0.01714" calcext:value-type="float">
            <text:p>0.01714</text:p>
          </table:table-cell>
          <table:table-cell table:formula="of:=[.AA68]+[.AA24]" office:value-type="float" office:value="0.01827" calcext:value-type="float">
            <text:p>0.01827</text:p>
          </table:table-cell>
          <table:table-cell table:formula="of:=[.AB68]+[.AB24]" office:value-type="float" office:value="0.02521" calcext:value-type="float">
            <text:p>0.0252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9]+[.I25]" office:value-type="float" office:value="0" calcext:value-type="float">
            <text:p>0.00000</text:p>
          </table:table-cell>
          <table:table-cell table:formula="of:=[.J69]+[.J25]" office:value-type="float" office:value="0.00357" calcext:value-type="float">
            <text:p>0.00357</text:p>
          </table:table-cell>
          <table:table-cell table:formula="of:=[.K69]+[.K25]" office:value-type="float" office:value="0.00221" calcext:value-type="float">
            <text:p>0.00221</text:p>
          </table:table-cell>
          <table:table-cell table:formula="of:=[.L69]+[.L25]" office:value-type="float" office:value="0.00519" calcext:value-type="float">
            <text:p>0.00519</text:p>
          </table:table-cell>
          <table:table-cell table:formula="of:=[.M69]+[.M25]" office:value-type="float" office:value="0.0127" calcext:value-type="float">
            <text:p>0.01270</text:p>
          </table:table-cell>
          <table:table-cell table:formula="of:=[.N69]+[.N25]" office:value-type="float" office:value="0.05636" calcext:value-type="float">
            <text:p>0.05636</text:p>
          </table:table-cell>
          <table:table-cell table:formula="of:=[.O69]+[.O25]" office:value-type="float" office:value="0.09427" calcext:value-type="float">
            <text:p>0.09427</text:p>
          </table:table-cell>
          <table:table-cell table:formula="of:=[.P69]+[.P25]" office:value-type="float" office:value="0.10698" calcext:value-type="float">
            <text:p>0.10698</text:p>
          </table:table-cell>
          <table:table-cell table:formula="of:=[.Q69]+[.Q25]" office:value-type="float" office:value="0.09097" calcext:value-type="float">
            <text:p>0.09097</text:p>
          </table:table-cell>
          <table:table-cell table:formula="of:=[.R69]+[.R25]" office:value-type="float" office:value="0.05154" calcext:value-type="float">
            <text:p>0.05154</text:p>
          </table:table-cell>
          <table:table-cell table:formula="of:=[.S69]+[.S25]" office:value-type="float" office:value="0.03012" calcext:value-type="float">
            <text:p>0.03012</text:p>
          </table:table-cell>
          <table:table-cell table:formula="of:=[.T69]+[.T25]" office:value-type="float" office:value="0.01617" calcext:value-type="float">
            <text:p>0.01617</text:p>
          </table:table-cell>
          <table:table-cell table:formula="of:=[.U69]+[.U25]" office:value-type="float" office:value="0.01488" calcext:value-type="float">
            <text:p>0.01488</text:p>
          </table:table-cell>
          <table:table-cell table:formula="of:=[.V69]+[.V25]" office:value-type="float" office:value="0.01321" calcext:value-type="float">
            <text:p>0.01321</text:p>
          </table:table-cell>
          <table:table-cell table:formula="of:=[.W69]+[.W25]" office:value-type="float" office:value="0.0142" calcext:value-type="float">
            <text:p>0.01420</text:p>
          </table:table-cell>
          <table:table-cell table:formula="of:=[.X69]+[.X25]" office:value-type="float" office:value="0.01683" calcext:value-type="float">
            <text:p>0.01683</text:p>
          </table:table-cell>
          <table:table-cell table:formula="of:=[.Y69]+[.Y25]" office:value-type="float" office:value="0.02337" calcext:value-type="float">
            <text:p>0.02337</text:p>
          </table:table-cell>
          <table:table-cell table:formula="of:=[.Z69]+[.Z25]" office:value-type="float" office:value="0.01681" calcext:value-type="float">
            <text:p>0.01681</text:p>
          </table:table-cell>
          <table:table-cell table:formula="of:=[.AA69]+[.AA25]" office:value-type="float" office:value="0.01731" calcext:value-type="float">
            <text:p>0.01731</text:p>
          </table:table-cell>
          <table:table-cell table:formula="of:=[.AB69]+[.AB25]" office:value-type="float" office:value="0.04015" calcext:value-type="float">
            <text:p>0.0401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0]+[.I26]" office:value-type="float" office:value="0.02085" calcext:value-type="float">
            <text:p>0.02085</text:p>
          </table:table-cell>
          <table:table-cell table:formula="of:=[.J70]+[.J26]" office:value-type="float" office:value="0.01739" calcext:value-type="float">
            <text:p>0.01739</text:p>
          </table:table-cell>
          <table:table-cell table:formula="of:=[.K70]+[.K26]" office:value-type="float" office:value="0.01031" calcext:value-type="float">
            <text:p>0.01031</text:p>
          </table:table-cell>
          <table:table-cell table:formula="of:=[.L70]+[.L26]" office:value-type="float" office:value="0.01272" calcext:value-type="float">
            <text:p>0.01272</text:p>
          </table:table-cell>
          <table:table-cell table:formula="of:=[.M70]+[.M26]" office:value-type="float" office:value="0.012" calcext:value-type="float">
            <text:p>0.01200</text:p>
          </table:table-cell>
          <table:table-cell table:formula="of:=[.N70]+[.N26]" office:value-type="float" office:value="0.01014" calcext:value-type="float">
            <text:p>0.01014</text:p>
          </table:table-cell>
          <table:table-cell table:formula="of:=[.O70]+[.O26]" office:value-type="float" office:value="0.01345" calcext:value-type="float">
            <text:p>0.01345</text:p>
          </table:table-cell>
          <table:table-cell table:formula="of:=[.P70]+[.P26]" office:value-type="float" office:value="0.01689" calcext:value-type="float">
            <text:p>0.01689</text:p>
          </table:table-cell>
          <table:table-cell table:formula="of:=[.Q70]+[.Q26]" office:value-type="float" office:value="0.02263" calcext:value-type="float">
            <text:p>0.02263</text:p>
          </table:table-cell>
          <table:table-cell table:formula="of:=[.R70]+[.R26]" office:value-type="float" office:value="0.04666" calcext:value-type="float">
            <text:p>0.04666</text:p>
          </table:table-cell>
          <table:table-cell table:formula="of:=[.S70]+[.S26]" office:value-type="float" office:value="0.04852" calcext:value-type="float">
            <text:p>0.04852</text:p>
          </table:table-cell>
          <table:table-cell table:formula="of:=[.T70]+[.T26]" office:value-type="float" office:value="0.05232" calcext:value-type="float">
            <text:p>0.05232</text:p>
          </table:table-cell>
          <table:table-cell table:formula="of:=[.U70]+[.U26]" office:value-type="float" office:value="0.04513" calcext:value-type="float">
            <text:p>0.04513</text:p>
          </table:table-cell>
          <table:table-cell table:formula="of:=[.V70]+[.V26]" office:value-type="float" office:value="0.02907" calcext:value-type="float">
            <text:p>0.02907</text:p>
          </table:table-cell>
          <table:table-cell table:formula="of:=[.W70]+[.W26]" office:value-type="float" office:value="0.01832" calcext:value-type="float">
            <text:p>0.01832</text:p>
          </table:table-cell>
          <table:table-cell table:formula="of:=[.X70]+[.X26]" office:value-type="float" office:value="0.01525" calcext:value-type="float">
            <text:p>0.01525</text:p>
          </table:table-cell>
          <table:table-cell table:formula="of:=[.Y70]+[.Y26]" office:value-type="float" office:value="0.01955" calcext:value-type="float">
            <text:p>0.01955</text:p>
          </table:table-cell>
          <table:table-cell table:formula="of:=[.Z70]+[.Z26]" office:value-type="float" office:value="0.01348" calcext:value-type="float">
            <text:p>0.01348</text:p>
          </table:table-cell>
          <table:table-cell table:formula="of:=[.AA70]+[.AA26]" office:value-type="float" office:value="0.00795" calcext:value-type="float">
            <text:p>0.00795</text:p>
          </table:table-cell>
          <table:table-cell table:formula="of:=[.AB70]+[.AB26]" office:value-type="float" office:value="0.0245" calcext:value-type="float">
            <text:p>0.0245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1]+[.I27]" office:value-type="float" office:value="0.05828" calcext:value-type="float">
            <text:p>0.05828</text:p>
          </table:table-cell>
          <table:table-cell table:formula="of:=[.J71]+[.J27]" office:value-type="float" office:value="0.02442" calcext:value-type="float">
            <text:p>0.02442</text:p>
          </table:table-cell>
          <table:table-cell table:formula="of:=[.K71]+[.K27]" office:value-type="float" office:value="0.01336" calcext:value-type="float">
            <text:p>0.01336</text:p>
          </table:table-cell>
          <table:table-cell table:formula="of:=[.L71]+[.L27]" office:value-type="float" office:value="0.01038" calcext:value-type="float">
            <text:p>0.01038</text:p>
          </table:table-cell>
          <table:table-cell table:formula="of:=[.M71]+[.M27]" office:value-type="float" office:value="0.01196" calcext:value-type="float">
            <text:p>0.01196</text:p>
          </table:table-cell>
          <table:table-cell table:formula="of:=[.N71]+[.N27]" office:value-type="float" office:value="0.011" calcext:value-type="float">
            <text:p>0.01100</text:p>
          </table:table-cell>
          <table:table-cell table:formula="of:=[.O71]+[.O27]" office:value-type="float" office:value="0.01214" calcext:value-type="float">
            <text:p>0.01214</text:p>
          </table:table-cell>
          <table:table-cell table:formula="of:=[.P71]+[.P27]" office:value-type="float" office:value="0.01479" calcext:value-type="float">
            <text:p>0.01479</text:p>
          </table:table-cell>
          <table:table-cell table:formula="of:=[.Q71]+[.Q27]" office:value-type="float" office:value="0.00468" calcext:value-type="float">
            <text:p>0.00468</text:p>
          </table:table-cell>
          <table:table-cell table:formula="of:=[.R71]+[.R27]" office:value-type="float" office:value="0.01322" calcext:value-type="float">
            <text:p>0.01322</text:p>
          </table:table-cell>
          <table:table-cell table:formula="of:=[.S71]+[.S27]" office:value-type="float" office:value="0.01815" calcext:value-type="float">
            <text:p>0.01815</text:p>
          </table:table-cell>
          <table:table-cell table:formula="of:=[.T71]+[.T27]" office:value-type="float" office:value="0.0233" calcext:value-type="float">
            <text:p>0.02330</text:p>
          </table:table-cell>
          <table:table-cell table:formula="of:=[.U71]+[.U27]" office:value-type="float" office:value="0.05204" calcext:value-type="float">
            <text:p>0.05204</text:p>
          </table:table-cell>
          <table:table-cell table:formula="of:=[.V71]+[.V27]" office:value-type="float" office:value="0.05362" calcext:value-type="float">
            <text:p>0.05362</text:p>
          </table:table-cell>
          <table:table-cell table:formula="of:=[.W71]+[.W27]" office:value-type="float" office:value="0.07004" calcext:value-type="float">
            <text:p>0.07004</text:p>
          </table:table-cell>
          <table:table-cell table:formula="of:=[.X71]+[.X27]" office:value-type="float" office:value="0.06879" calcext:value-type="float">
            <text:p>0.06879</text:p>
          </table:table-cell>
          <table:table-cell table:formula="of:=[.Y71]+[.Y27]" office:value-type="float" office:value="0.0435" calcext:value-type="float">
            <text:p>0.04350</text:p>
          </table:table-cell>
          <table:table-cell table:formula="of:=[.Z71]+[.Z27]" office:value-type="float" office:value="0.03029" calcext:value-type="float">
            <text:p>0.03029</text:p>
          </table:table-cell>
          <table:table-cell table:formula="of:=[.AA71]+[.AA27]" office:value-type="float" office:value="0.02206" calcext:value-type="float">
            <text:p>0.02206</text:p>
          </table:table-cell>
          <table:table-cell table:formula="of:=[.AB71]+[.AB27]" office:value-type="float" office:value="0.02521" calcext:value-type="float">
            <text:p>0.025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2]+[.I28]" office:value-type="float" office:value="0.00176" calcext:value-type="float">
            <text:p>0.00176</text:p>
          </table:table-cell>
          <table:table-cell table:formula="of:=[.J72]+[.J28]" office:value-type="float" office:value="0.00474" calcext:value-type="float">
            <text:p>0.00474</text:p>
          </table:table-cell>
          <table:table-cell table:formula="of:=[.K72]+[.K28]" office:value-type="float" office:value="0.01949" calcext:value-type="float">
            <text:p>0.01949</text:p>
          </table:table-cell>
          <table:table-cell table:formula="of:=[.L72]+[.L28]" office:value-type="float" office:value="0.03958" calcext:value-type="float">
            <text:p>0.03958</text:p>
          </table:table-cell>
          <table:table-cell table:formula="of:=[.M72]+[.M28]" office:value-type="float" office:value="0.03102" calcext:value-type="float">
            <text:p>0.03102</text:p>
          </table:table-cell>
          <table:table-cell table:formula="of:=[.N72]+[.N28]" office:value-type="float" office:value="0.01998" calcext:value-type="float">
            <text:p>0.01998</text:p>
          </table:table-cell>
          <table:table-cell table:formula="of:=[.O72]+[.O28]" office:value-type="float" office:value="0.02277" calcext:value-type="float">
            <text:p>0.02277</text:p>
          </table:table-cell>
          <table:table-cell table:formula="of:=[.P72]+[.P28]" office:value-type="float" office:value="0.0163" calcext:value-type="float">
            <text:p>0.01630</text:p>
          </table:table-cell>
          <table:table-cell table:formula="of:=[.Q72]+[.Q28]" office:value-type="float" office:value="0.02006" calcext:value-type="float">
            <text:p>0.02006</text:p>
          </table:table-cell>
          <table:table-cell table:formula="of:=[.R72]+[.R28]" office:value-type="float" office:value="0.01468" calcext:value-type="float">
            <text:p>0.01468</text:p>
          </table:table-cell>
          <table:table-cell table:formula="of:=[.S72]+[.S28]" office:value-type="float" office:value="0.01341" calcext:value-type="float">
            <text:p>0.01341</text:p>
          </table:table-cell>
          <table:table-cell table:formula="of:=[.T72]+[.T28]" office:value-type="float" office:value="0.02961" calcext:value-type="float">
            <text:p>0.02961</text:p>
          </table:table-cell>
          <table:table-cell table:formula="of:=[.U72]+[.U28]" office:value-type="float" office:value="0.02941" calcext:value-type="float">
            <text:p>0.02941</text:p>
          </table:table-cell>
          <table:table-cell table:formula="of:=[.V72]+[.V28]" office:value-type="float" office:value="0.04894" calcext:value-type="float">
            <text:p>0.04894</text:p>
          </table:table-cell>
          <table:table-cell table:formula="of:=[.W72]+[.W28]" office:value-type="float" office:value="0.04161" calcext:value-type="float">
            <text:p>0.04161</text:p>
          </table:table-cell>
          <table:table-cell table:formula="of:=[.X72]+[.X28]" office:value-type="float" office:value="0.03597" calcext:value-type="float">
            <text:p>0.03597</text:p>
          </table:table-cell>
          <table:table-cell table:formula="of:=[.Y72]+[.Y28]" office:value-type="float" office:value="0.03427" calcext:value-type="float">
            <text:p>0.03427</text:p>
          </table:table-cell>
          <table:table-cell table:formula="of:=[.Z72]+[.Z28]" office:value-type="float" office:value="0.02291" calcext:value-type="float">
            <text:p>0.02291</text:p>
          </table:table-cell>
          <table:table-cell table:formula="of:=[.AA72]+[.AA28]" office:value-type="float" office:value="0.00849" calcext:value-type="float">
            <text:p>0.00849</text:p>
          </table:table-cell>
          <table:table-cell table:formula="of:=[.AB72]+[.AB28]" office:value-type="float" office:value="0.01964" calcext:value-type="float">
            <text:p>0.0196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3]+[.I29]" office:value-type="float" office:value="0.00689" calcext:value-type="float">
            <text:p>0.00689</text:p>
          </table:table-cell>
          <table:table-cell table:formula="of:=[.J73]+[.J29]" office:value-type="float" office:value="0.00496" calcext:value-type="float">
            <text:p>0.00496</text:p>
          </table:table-cell>
          <table:table-cell table:formula="of:=[.K73]+[.K29]" office:value-type="float" office:value="0.01061" calcext:value-type="float">
            <text:p>0.01061</text:p>
          </table:table-cell>
          <table:table-cell table:formula="of:=[.L73]+[.L29]" office:value-type="float" office:value="0.0149" calcext:value-type="float">
            <text:p>0.01490</text:p>
          </table:table-cell>
          <table:table-cell table:formula="of:=[.M73]+[.M29]" office:value-type="float" office:value="0.0156" calcext:value-type="float">
            <text:p>0.01560</text:p>
          </table:table-cell>
          <table:table-cell table:formula="of:=[.N73]+[.N29]" office:value-type="float" office:value="0.04209" calcext:value-type="float">
            <text:p>0.04209</text:p>
          </table:table-cell>
          <table:table-cell table:formula="of:=[.O73]+[.O29]" office:value-type="float" office:value="0.03715" calcext:value-type="float">
            <text:p>0.03715</text:p>
          </table:table-cell>
          <table:table-cell table:formula="of:=[.P73]+[.P29]" office:value-type="float" office:value="0.05234" calcext:value-type="float">
            <text:p>0.05234</text:p>
          </table:table-cell>
          <table:table-cell table:formula="of:=[.Q73]+[.Q29]" office:value-type="float" office:value="0.03461" calcext:value-type="float">
            <text:p>0.03461</text:p>
          </table:table-cell>
          <table:table-cell table:formula="of:=[.R73]+[.R29]" office:value-type="float" office:value="0.01999" calcext:value-type="float">
            <text:p>0.01999</text:p>
          </table:table-cell>
          <table:table-cell table:formula="of:=[.S73]+[.S29]" office:value-type="float" office:value="0.02533" calcext:value-type="float">
            <text:p>0.02533</text:p>
          </table:table-cell>
          <table:table-cell table:formula="of:=[.T73]+[.T29]" office:value-type="float" office:value="0.01664" calcext:value-type="float">
            <text:p>0.01664</text:p>
          </table:table-cell>
          <table:table-cell table:formula="of:=[.U73]+[.U29]" office:value-type="float" office:value="0.01396" calcext:value-type="float">
            <text:p>0.01396</text:p>
          </table:table-cell>
          <table:table-cell table:formula="of:=[.V73]+[.V29]" office:value-type="float" office:value="0.02016" calcext:value-type="float">
            <text:p>0.02016</text:p>
          </table:table-cell>
          <table:table-cell table:formula="of:=[.W73]+[.W29]" office:value-type="float" office:value="0.01317" calcext:value-type="float">
            <text:p>0.01317</text:p>
          </table:table-cell>
          <table:table-cell table:formula="of:=[.X73]+[.X29]" office:value-type="float" office:value="0.01116" calcext:value-type="float">
            <text:p>0.01116</text:p>
          </table:table-cell>
          <table:table-cell table:formula="of:=[.Y73]+[.Y29]" office:value-type="float" office:value="0.02189" calcext:value-type="float">
            <text:p>0.02189</text:p>
          </table:table-cell>
          <table:table-cell table:formula="of:=[.Z73]+[.Z29]" office:value-type="float" office:value="0.01912" calcext:value-type="float">
            <text:p>0.01912</text:p>
          </table:table-cell>
          <table:table-cell table:formula="of:=[.AA73]+[.AA29]" office:value-type="float" office:value="0.01921" calcext:value-type="float">
            <text:p>0.01921</text:p>
          </table:table-cell>
          <table:table-cell table:formula="of:=[.AB73]+[.AB29]" office:value-type="float" office:value="0.03269" calcext:value-type="float">
            <text:p>0.0326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4]+[.I30]" office:value-type="float" office:value="0.05335" calcext:value-type="float">
            <text:p>0.05335</text:p>
          </table:table-cell>
          <table:table-cell table:formula="of:=[.J74]+[.J30]" office:value-type="float" office:value="0.06381" calcext:value-type="float">
            <text:p>0.06381</text:p>
          </table:table-cell>
          <table:table-cell table:formula="of:=[.K74]+[.K30]" office:value-type="float" office:value="0.0436" calcext:value-type="float">
            <text:p>0.04360</text:p>
          </table:table-cell>
          <table:table-cell table:formula="of:=[.L74]+[.L30]" office:value-type="float" office:value="0.02723" calcext:value-type="float">
            <text:p>0.02723</text:p>
          </table:table-cell>
          <table:table-cell table:formula="of:=[.M74]+[.M30]" office:value-type="float" office:value="0.01193" calcext:value-type="float">
            <text:p>0.01193</text:p>
          </table:table-cell>
          <table:table-cell table:formula="of:=[.N74]+[.N30]" office:value-type="float" office:value="0.00907" calcext:value-type="float">
            <text:p>0.00907</text:p>
          </table:table-cell>
          <table:table-cell table:formula="of:=[.O74]+[.O30]" office:value-type="float" office:value="0.0076" calcext:value-type="float">
            <text:p>0.00760</text:p>
          </table:table-cell>
          <table:table-cell table:formula="of:=[.P74]+[.P30]" office:value-type="float" office:value="0.01062" calcext:value-type="float">
            <text:p>0.01062</text:p>
          </table:table-cell>
          <table:table-cell table:formula="of:=[.Q74]+[.Q30]" office:value-type="float" office:value="0.02292" calcext:value-type="float">
            <text:p>0.02292</text:p>
          </table:table-cell>
          <table:table-cell table:formula="of:=[.R74]+[.R30]" office:value-type="float" office:value="0.02661" calcext:value-type="float">
            <text:p>0.02661</text:p>
          </table:table-cell>
          <table:table-cell table:formula="of:=[.S74]+[.S30]" office:value-type="float" office:value="0.03474" calcext:value-type="float">
            <text:p>0.03474</text:p>
          </table:table-cell>
          <table:table-cell table:formula="of:=[.T74]+[.T30]" office:value-type="float" office:value="0.02903" calcext:value-type="float">
            <text:p>0.02903</text:p>
          </table:table-cell>
          <table:table-cell table:formula="of:=[.U74]+[.U30]" office:value-type="float" office:value="0.02025" calcext:value-type="float">
            <text:p>0.02025</text:p>
          </table:table-cell>
          <table:table-cell table:formula="of:=[.V74]+[.V30]" office:value-type="float" office:value="0.02516" calcext:value-type="float">
            <text:p>0.02516</text:p>
          </table:table-cell>
          <table:table-cell table:formula="of:=[.W74]+[.W30]" office:value-type="float" office:value="0.017" calcext:value-type="float">
            <text:p>0.01700</text:p>
          </table:table-cell>
          <table:table-cell table:formula="of:=[.X74]+[.X30]" office:value-type="float" office:value="0.01934" calcext:value-type="float">
            <text:p>0.01934</text:p>
          </table:table-cell>
          <table:table-cell table:formula="of:=[.Y74]+[.Y30]" office:value-type="float" office:value="0.01948" calcext:value-type="float">
            <text:p>0.01948</text:p>
          </table:table-cell>
          <table:table-cell table:formula="of:=[.Z74]+[.Z30]" office:value-type="float" office:value="0.02216" calcext:value-type="float">
            <text:p>0.02216</text:p>
          </table:table-cell>
          <table:table-cell table:formula="of:=[.AA74]+[.AA30]" office:value-type="float" office:value="0.02415" calcext:value-type="float">
            <text:p>0.02415</text:p>
          </table:table-cell>
          <table:table-cell table:formula="of:=[.AB74]+[.AB30]" office:value-type="float" office:value="0.0274" calcext:value-type="float">
            <text:p>0.0274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5]+[.I31]" office:value-type="float" office:value="0.01486" calcext:value-type="float">
            <text:p>0.01486</text:p>
          </table:table-cell>
          <table:table-cell table:formula="of:=[.J75]+[.J31]" office:value-type="float" office:value="0.00685" calcext:value-type="float">
            <text:p>0.00685</text:p>
          </table:table-cell>
          <table:table-cell table:formula="of:=[.K75]+[.K31]" office:value-type="float" office:value="0.01419" calcext:value-type="float">
            <text:p>0.01419</text:p>
          </table:table-cell>
          <table:table-cell table:formula="of:=[.L75]+[.L31]" office:value-type="float" office:value="0.02363" calcext:value-type="float">
            <text:p>0.02363</text:p>
          </table:table-cell>
          <table:table-cell table:formula="of:=[.M75]+[.M31]" office:value-type="float" office:value="0.0392" calcext:value-type="float">
            <text:p>0.03920</text:p>
          </table:table-cell>
          <table:table-cell table:formula="of:=[.N75]+[.N31]" office:value-type="float" office:value="0.03203" calcext:value-type="float">
            <text:p>0.03203</text:p>
          </table:table-cell>
          <table:table-cell table:formula="of:=[.O75]+[.O31]" office:value-type="float" office:value="0.03006" calcext:value-type="float">
            <text:p>0.03006</text:p>
          </table:table-cell>
          <table:table-cell table:formula="of:=[.P75]+[.P31]" office:value-type="float" office:value="0.01646" calcext:value-type="float">
            <text:p>0.01646</text:p>
          </table:table-cell>
          <table:table-cell table:formula="of:=[.Q75]+[.Q31]" office:value-type="float" office:value="0.01123" calcext:value-type="float">
            <text:p>0.01123</text:p>
          </table:table-cell>
          <table:table-cell table:formula="of:=[.R75]+[.R31]" office:value-type="float" office:value="0.0143" calcext:value-type="float">
            <text:p>0.01430</text:p>
          </table:table-cell>
          <table:table-cell table:formula="of:=[.S75]+[.S31]" office:value-type="float" office:value="0.01328" calcext:value-type="float">
            <text:p>0.01328</text:p>
          </table:table-cell>
          <table:table-cell table:formula="of:=[.T75]+[.T31]" office:value-type="float" office:value="0.02506" calcext:value-type="float">
            <text:p>0.02506</text:p>
          </table:table-cell>
          <table:table-cell table:formula="of:=[.U75]+[.U31]" office:value-type="float" office:value="0.02357" calcext:value-type="float">
            <text:p>0.02357</text:p>
          </table:table-cell>
          <table:table-cell table:formula="of:=[.V75]+[.V31]" office:value-type="float" office:value="0.03856" calcext:value-type="float">
            <text:p>0.03856</text:p>
          </table:table-cell>
          <table:table-cell table:formula="of:=[.W75]+[.W31]" office:value-type="float" office:value="0.03481" calcext:value-type="float">
            <text:p>0.03481</text:p>
          </table:table-cell>
          <table:table-cell table:formula="of:=[.X75]+[.X31]" office:value-type="float" office:value="0.03639" calcext:value-type="float">
            <text:p>0.03639</text:p>
          </table:table-cell>
          <table:table-cell table:formula="of:=[.Y75]+[.Y31]" office:value-type="float" office:value="0.02539" calcext:value-type="float">
            <text:p>0.02539</text:p>
          </table:table-cell>
          <table:table-cell table:formula="of:=[.Z75]+[.Z31]" office:value-type="float" office:value="0.02164" calcext:value-type="float">
            <text:p>0.02164</text:p>
          </table:table-cell>
          <table:table-cell table:formula="of:=[.AA75]+[.AA31]" office:value-type="float" office:value="0.0212" calcext:value-type="float">
            <text:p>0.02120</text:p>
          </table:table-cell>
          <table:table-cell table:formula="of:=[.AB75]+[.AB31]" office:value-type="float" office:value="0.06663" calcext:value-type="float">
            <text:p>0.0666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6]+[.I32]" office:value-type="float" office:value="0.03708" calcext:value-type="float">
            <text:p>0.03708</text:p>
          </table:table-cell>
          <table:table-cell table:formula="of:=[.J76]+[.J32]" office:value-type="float" office:value="0.0289" calcext:value-type="float">
            <text:p>0.02890</text:p>
          </table:table-cell>
          <table:table-cell table:formula="of:=[.K76]+[.K32]" office:value-type="float" office:value="0.02678" calcext:value-type="float">
            <text:p>0.02678</text:p>
          </table:table-cell>
          <table:table-cell table:formula="of:=[.L76]+[.L32]" office:value-type="float" office:value="0.01954" calcext:value-type="float">
            <text:p>0.01954</text:p>
          </table:table-cell>
          <table:table-cell table:formula="of:=[.M76]+[.M32]" office:value-type="float" office:value="0.01866" calcext:value-type="float">
            <text:p>0.01866</text:p>
          </table:table-cell>
          <table:table-cell table:formula="of:=[.N76]+[.N32]" office:value-type="float" office:value="0.01866" calcext:value-type="float">
            <text:p>0.01866</text:p>
          </table:table-cell>
          <table:table-cell table:formula="of:=[.O76]+[.O32]" office:value-type="float" office:value="0.03499" calcext:value-type="float">
            <text:p>0.03499</text:p>
          </table:table-cell>
          <table:table-cell table:formula="of:=[.P76]+[.P32]" office:value-type="float" office:value="0.05351" calcext:value-type="float">
            <text:p>0.05351</text:p>
          </table:table-cell>
          <table:table-cell table:formula="of:=[.Q76]+[.Q32]" office:value-type="float" office:value="0.0436" calcext:value-type="float">
            <text:p>0.04360</text:p>
          </table:table-cell>
          <table:table-cell table:formula="of:=[.R76]+[.R32]" office:value-type="float" office:value="0.04447" calcext:value-type="float">
            <text:p>0.04447</text:p>
          </table:table-cell>
          <table:table-cell table:formula="of:=[.S76]+[.S32]" office:value-type="float" office:value="0.0293" calcext:value-type="float">
            <text:p>0.02930</text:p>
          </table:table-cell>
          <table:table-cell table:formula="of:=[.T76]+[.T32]" office:value-type="float" office:value="0.02382" calcext:value-type="float">
            <text:p>0.02382</text:p>
          </table:table-cell>
          <table:table-cell table:formula="of:=[.U76]+[.U32]" office:value-type="float" office:value="0.01419" calcext:value-type="float">
            <text:p>0.01419</text:p>
          </table:table-cell>
          <table:table-cell table:formula="of:=[.V76]+[.V32]" office:value-type="float" office:value="0.01504" calcext:value-type="float">
            <text:p>0.01504</text:p>
          </table:table-cell>
          <table:table-cell table:formula="of:=[.W76]+[.W32]" office:value-type="float" office:value="0.01787" calcext:value-type="float">
            <text:p>0.01787</text:p>
          </table:table-cell>
          <table:table-cell table:formula="of:=[.X76]+[.X32]" office:value-type="float" office:value="0.02321" calcext:value-type="float">
            <text:p>0.02321</text:p>
          </table:table-cell>
          <table:table-cell table:formula="of:=[.Y76]+[.Y32]" office:value-type="float" office:value="0.02404" calcext:value-type="float">
            <text:p>0.02404</text:p>
          </table:table-cell>
          <table:table-cell table:formula="of:=[.Z76]+[.Z32]" office:value-type="float" office:value="0.03267" calcext:value-type="float">
            <text:p>0.03267</text:p>
          </table:table-cell>
          <table:table-cell table:formula="of:=[.AA76]+[.AA32]" office:value-type="float" office:value="0.02318" calcext:value-type="float">
            <text:p>0.02318</text:p>
          </table:table-cell>
          <table:table-cell table:formula="of:=[.AB76]+[.AB32]" office:value-type="float" office:value="0.04471" calcext:value-type="float">
            <text:p>0.0447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7]+[.I33]" office:value-type="float" office:value="0.03525" calcext:value-type="float">
            <text:p>0.03525</text:p>
          </table:table-cell>
          <table:table-cell table:formula="of:=[.J77]+[.J33]" office:value-type="float" office:value="0.05861" calcext:value-type="float">
            <text:p>0.05861</text:p>
          </table:table-cell>
          <table:table-cell table:formula="of:=[.K77]+[.K33]" office:value-type="float" office:value="0.04185" calcext:value-type="float">
            <text:p>0.04185</text:p>
          </table:table-cell>
          <table:table-cell table:formula="of:=[.L77]+[.L33]" office:value-type="float" office:value="0.01599" calcext:value-type="float">
            <text:p>0.01599</text:p>
          </table:table-cell>
          <table:table-cell table:formula="of:=[.M77]+[.M33]" office:value-type="float" office:value="0.00976" calcext:value-type="float">
            <text:p>0.00976</text:p>
          </table:table-cell>
          <table:table-cell table:formula="of:=[.N77]+[.N33]" office:value-type="float" office:value="0.02277" calcext:value-type="float">
            <text:p>0.02277</text:p>
          </table:table-cell>
          <table:table-cell table:formula="of:=[.O77]+[.O33]" office:value-type="float" office:value="0.02344" calcext:value-type="float">
            <text:p>0.02344</text:p>
          </table:table-cell>
          <table:table-cell table:formula="of:=[.P77]+[.P33]" office:value-type="float" office:value="0.02146" calcext:value-type="float">
            <text:p>0.02146</text:p>
          </table:table-cell>
          <table:table-cell table:formula="of:=[.Q77]+[.Q33]" office:value-type="float" office:value="0.01842" calcext:value-type="float">
            <text:p>0.01842</text:p>
          </table:table-cell>
          <table:table-cell table:formula="of:=[.R77]+[.R33]" office:value-type="float" office:value="0.01713" calcext:value-type="float">
            <text:p>0.01713</text:p>
          </table:table-cell>
          <table:table-cell table:formula="of:=[.S77]+[.S33]" office:value-type="float" office:value="0.02186" calcext:value-type="float">
            <text:p>0.02186</text:p>
          </table:table-cell>
          <table:table-cell table:formula="of:=[.T77]+[.T33]" office:value-type="float" office:value="0.02326" calcext:value-type="float">
            <text:p>0.02326</text:p>
          </table:table-cell>
          <table:table-cell table:formula="of:=[.U77]+[.U33]" office:value-type="float" office:value="0.01588" calcext:value-type="float">
            <text:p>0.01588</text:p>
          </table:table-cell>
          <table:table-cell table:formula="of:=[.V77]+[.V33]" office:value-type="float" office:value="0.01891" calcext:value-type="float">
            <text:p>0.01891</text:p>
          </table:table-cell>
          <table:table-cell table:formula="of:=[.W77]+[.W33]" office:value-type="float" office:value="0.01249" calcext:value-type="float">
            <text:p>0.01249</text:p>
          </table:table-cell>
          <table:table-cell table:formula="of:=[.X77]+[.X33]" office:value-type="float" office:value="0.01583" calcext:value-type="float">
            <text:p>0.01583</text:p>
          </table:table-cell>
          <table:table-cell table:formula="of:=[.Y77]+[.Y33]" office:value-type="float" office:value="0.01033" calcext:value-type="float">
            <text:p>0.01033</text:p>
          </table:table-cell>
          <table:table-cell table:formula="of:=[.Z77]+[.Z33]" office:value-type="float" office:value="0.01545" calcext:value-type="float">
            <text:p>0.01545</text:p>
          </table:table-cell>
          <table:table-cell table:formula="of:=[.AA77]+[.AA33]" office:value-type="float" office:value="0.01437" calcext:value-type="float">
            <text:p>0.01437</text:p>
          </table:table-cell>
          <table:table-cell table:formula="of:=[.AB77]+[.AB33]" office:value-type="float" office:value="0.02521" calcext:value-type="float">
            <text:p>0.0252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8]+[.I34]" office:value-type="float" office:value="0.01329" calcext:value-type="float">
            <text:p>0.01329</text:p>
          </table:table-cell>
          <table:table-cell table:formula="of:=[.J78]+[.J34]" office:value-type="float" office:value="0.01974" calcext:value-type="float">
            <text:p>0.01974</text:p>
          </table:table-cell>
          <table:table-cell table:formula="of:=[.K78]+[.K34]" office:value-type="float" office:value="0.01728" calcext:value-type="float">
            <text:p>0.01728</text:p>
          </table:table-cell>
          <table:table-cell table:formula="of:=[.L78]+[.L34]" office:value-type="float" office:value="0.02762" calcext:value-type="float">
            <text:p>0.02762</text:p>
          </table:table-cell>
          <table:table-cell table:formula="of:=[.M78]+[.M34]" office:value-type="float" office:value="0.02908" calcext:value-type="float">
            <text:p>0.02908</text:p>
          </table:table-cell>
          <table:table-cell table:formula="of:=[.N78]+[.N34]" office:value-type="float" office:value="0.03689" calcext:value-type="float">
            <text:p>0.03689</text:p>
          </table:table-cell>
          <table:table-cell table:formula="of:=[.O78]+[.O34]" office:value-type="float" office:value="0.02097" calcext:value-type="float">
            <text:p>0.02097</text:p>
          </table:table-cell>
          <table:table-cell table:formula="of:=[.P78]+[.P34]" office:value-type="float" office:value="0.02077" calcext:value-type="float">
            <text:p>0.02077</text:p>
          </table:table-cell>
          <table:table-cell table:formula="of:=[.Q78]+[.Q34]" office:value-type="float" office:value="0.01289" calcext:value-type="float">
            <text:p>0.01289</text:p>
          </table:table-cell>
          <table:table-cell table:formula="of:=[.R78]+[.R34]" office:value-type="float" office:value="0.01877" calcext:value-type="float">
            <text:p>0.01877</text:p>
          </table:table-cell>
          <table:table-cell table:formula="of:=[.S78]+[.S34]" office:value-type="float" office:value="0.01161" calcext:value-type="float">
            <text:p>0.01161</text:p>
          </table:table-cell>
          <table:table-cell table:formula="of:=[.T78]+[.T34]" office:value-type="float" office:value="0.01284" calcext:value-type="float">
            <text:p>0.01284</text:p>
          </table:table-cell>
          <table:table-cell table:formula="of:=[.U78]+[.U34]" office:value-type="float" office:value="0.02359" calcext:value-type="float">
            <text:p>0.02359</text:p>
          </table:table-cell>
          <table:table-cell table:formula="of:=[.V78]+[.V34]" office:value-type="float" office:value="0.0205" calcext:value-type="float">
            <text:p>0.02050</text:p>
          </table:table-cell>
          <table:table-cell table:formula="of:=[.W78]+[.W34]" office:value-type="float" office:value="0.03294" calcext:value-type="float">
            <text:p>0.03294</text:p>
          </table:table-cell>
          <table:table-cell table:formula="of:=[.X78]+[.X34]" office:value-type="float" office:value="0.02798" calcext:value-type="float">
            <text:p>0.02798</text:p>
          </table:table-cell>
          <table:table-cell table:formula="of:=[.Y78]+[.Y34]" office:value-type="float" office:value="0.02711" calcext:value-type="float">
            <text:p>0.02711</text:p>
          </table:table-cell>
          <table:table-cell table:formula="of:=[.Z78]+[.Z34]" office:value-type="float" office:value="0.01995" calcext:value-type="float">
            <text:p>0.01995</text:p>
          </table:table-cell>
          <table:table-cell table:formula="of:=[.AA78]+[.AA34]" office:value-type="float" office:value="0.01444" calcext:value-type="float">
            <text:p>0.01444</text:p>
          </table:table-cell>
          <table:table-cell table:formula="of:=[.AB78]+[.AB34]" office:value-type="float" office:value="0.02461" calcext:value-type="float">
            <text:p>0.0246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9]+[.I35]" office:value-type="float" office:value="0.00173" calcext:value-type="float">
            <text:p>0.00173</text:p>
          </table:table-cell>
          <table:table-cell table:formula="of:=[.J79]+[.J35]" office:value-type="float" office:value="0.00247" calcext:value-type="float">
            <text:p>0.00247</text:p>
          </table:table-cell>
          <table:table-cell table:formula="of:=[.K79]+[.K35]" office:value-type="float" office:value="0.00532" calcext:value-type="float">
            <text:p>0.00532</text:p>
          </table:table-cell>
          <table:table-cell table:formula="of:=[.L79]+[.L35]" office:value-type="float" office:value="0.00836" calcext:value-type="float">
            <text:p>0.00836</text:p>
          </table:table-cell>
          <table:table-cell table:formula="of:=[.M79]+[.M35]" office:value-type="float" office:value="0.01964" calcext:value-type="float">
            <text:p>0.01964</text:p>
          </table:table-cell>
          <table:table-cell table:formula="of:=[.N79]+[.N35]" office:value-type="float" office:value="0.02711" calcext:value-type="float">
            <text:p>0.02711</text:p>
          </table:table-cell>
          <table:table-cell table:formula="of:=[.O79]+[.O35]" office:value-type="float" office:value="0.03454" calcext:value-type="float">
            <text:p>0.03454</text:p>
          </table:table-cell>
          <table:table-cell table:formula="of:=[.P79]+[.P35]" office:value-type="float" office:value="0.04364" calcext:value-type="float">
            <text:p>0.04364</text:p>
          </table:table-cell>
          <table:table-cell table:formula="of:=[.Q79]+[.Q35]" office:value-type="float" office:value="0.03857" calcext:value-type="float">
            <text:p>0.03857</text:p>
          </table:table-cell>
          <table:table-cell table:formula="of:=[.R79]+[.R35]" office:value-type="float" office:value="0.02876" calcext:value-type="float">
            <text:p>0.02876</text:p>
          </table:table-cell>
          <table:table-cell table:formula="of:=[.S79]+[.S35]" office:value-type="float" office:value="0.01874" calcext:value-type="float">
            <text:p>0.01874</text:p>
          </table:table-cell>
          <table:table-cell table:formula="of:=[.T79]+[.T35]" office:value-type="float" office:value="0.0233" calcext:value-type="float">
            <text:p>0.02330</text:p>
          </table:table-cell>
          <table:table-cell table:formula="of:=[.U79]+[.U35]" office:value-type="float" office:value="0.02355" calcext:value-type="float">
            <text:p>0.02355</text:p>
          </table:table-cell>
          <table:table-cell table:formula="of:=[.V79]+[.V35]" office:value-type="float" office:value="0.03147" calcext:value-type="float">
            <text:p>0.03147</text:p>
          </table:table-cell>
          <table:table-cell table:formula="of:=[.W79]+[.W35]" office:value-type="float" office:value="0.02728" calcext:value-type="float">
            <text:p>0.02728</text:p>
          </table:table-cell>
          <table:table-cell table:formula="of:=[.X79]+[.X35]" office:value-type="float" office:value="0.02875" calcext:value-type="float">
            <text:p>0.02875</text:p>
          </table:table-cell>
          <table:table-cell table:formula="of:=[.Y79]+[.Y35]" office:value-type="float" office:value="0.02769" calcext:value-type="float">
            <text:p>0.02769</text:p>
          </table:table-cell>
          <table:table-cell table:formula="of:=[.Z79]+[.Z35]" office:value-type="float" office:value="0.0262" calcext:value-type="float">
            <text:p>0.02620</text:p>
          </table:table-cell>
          <table:table-cell table:formula="of:=[.AA79]+[.AA35]" office:value-type="float" office:value="0.0229" calcext:value-type="float">
            <text:p>0.02290</text:p>
          </table:table-cell>
          <table:table-cell table:formula="of:=[.AB79]+[.AB35]" office:value-type="float" office:value="0.02895" calcext:value-type="float">
            <text:p>0.0289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0]+[.I36]" office:value-type="float" office:value="0" calcext:value-type="float">
            <text:p>0.00000</text:p>
          </table:table-cell>
          <table:table-cell table:formula="of:=[.J80]+[.J36]" office:value-type="float" office:value="0.0008" calcext:value-type="float">
            <text:p>0.00080</text:p>
          </table:table-cell>
          <table:table-cell table:formula="of:=[.K80]+[.K36]" office:value-type="float" office:value="0.00379" calcext:value-type="float">
            <text:p>0.00379</text:p>
          </table:table-cell>
          <table:table-cell table:formula="of:=[.L80]+[.L36]" office:value-type="float" office:value="0.00678" calcext:value-type="float">
            <text:p>0.00678</text:p>
          </table:table-cell>
          <table:table-cell table:formula="of:=[.M80]+[.M36]" office:value-type="float" office:value="0.01489" calcext:value-type="float">
            <text:p>0.01489</text:p>
          </table:table-cell>
          <table:table-cell table:formula="of:=[.N80]+[.N36]" office:value-type="float" office:value="0.01878" calcext:value-type="float">
            <text:p>0.01878</text:p>
          </table:table-cell>
          <table:table-cell table:formula="of:=[.O80]+[.O36]" office:value-type="float" office:value="0.01944" calcext:value-type="float">
            <text:p>0.01944</text:p>
          </table:table-cell>
          <table:table-cell table:formula="of:=[.P80]+[.P36]" office:value-type="float" office:value="0.02393" calcext:value-type="float">
            <text:p>0.02393</text:p>
          </table:table-cell>
          <table:table-cell table:formula="of:=[.Q80]+[.Q36]" office:value-type="float" office:value="0.03722" calcext:value-type="float">
            <text:p>0.03722</text:p>
          </table:table-cell>
          <table:table-cell table:formula="of:=[.R80]+[.R36]" office:value-type="float" office:value="0.04701" calcext:value-type="float">
            <text:p>0.04701</text:p>
          </table:table-cell>
          <table:table-cell table:formula="of:=[.S80]+[.S36]" office:value-type="float" office:value="0.04531" calcext:value-type="float">
            <text:p>0.04531</text:p>
          </table:table-cell>
          <table:table-cell table:formula="of:=[.T80]+[.T36]" office:value-type="float" office:value="0.03278" calcext:value-type="float">
            <text:p>0.03278</text:p>
          </table:table-cell>
          <table:table-cell table:formula="of:=[.U80]+[.U36]" office:value-type="float" office:value="0.03824" calcext:value-type="float">
            <text:p>0.03824</text:p>
          </table:table-cell>
          <table:table-cell table:formula="of:=[.V80]+[.V36]" office:value-type="float" office:value="0.03168" calcext:value-type="float">
            <text:p>0.03168</text:p>
          </table:table-cell>
          <table:table-cell table:formula="of:=[.W80]+[.W36]" office:value-type="float" office:value="0.02488" calcext:value-type="float">
            <text:p>0.02488</text:p>
          </table:table-cell>
          <table:table-cell table:formula="of:=[.X80]+[.X36]" office:value-type="float" office:value="0.02263" calcext:value-type="float">
            <text:p>0.02263</text:p>
          </table:table-cell>
          <table:table-cell table:formula="of:=[.Y80]+[.Y36]" office:value-type="float" office:value="0.02421" calcext:value-type="float">
            <text:p>0.02421</text:p>
          </table:table-cell>
          <table:table-cell table:formula="of:=[.Z80]+[.Z36]" office:value-type="float" office:value="0.02358" calcext:value-type="float">
            <text:p>0.02358</text:p>
          </table:table-cell>
          <table:table-cell table:formula="of:=[.AA80]+[.AA36]" office:value-type="float" office:value="0.02219" calcext:value-type="float">
            <text:p>0.02219</text:p>
          </table:table-cell>
          <table:table-cell table:formula="of:=[.AB80]+[.AB36]" office:value-type="float" office:value="0.04671" calcext:value-type="float">
            <text:p>0.0467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1]+[.I37]" office:value-type="float" office:value="0.00095" calcext:value-type="float">
            <text:p>0.00095</text:p>
          </table:table-cell>
          <table:table-cell table:formula="of:=[.J81]+[.J37]" office:value-type="float" office:value="0.00048" calcext:value-type="float">
            <text:p>0.00048</text:p>
          </table:table-cell>
          <table:table-cell table:formula="of:=[.K81]+[.K37]" office:value-type="float" office:value="0.00369" calcext:value-type="float">
            <text:p>0.00369</text:p>
          </table:table-cell>
          <table:table-cell table:formula="of:=[.L81]+[.L37]" office:value-type="float" office:value="0.00525" calcext:value-type="float">
            <text:p>0.00525</text:p>
          </table:table-cell>
          <table:table-cell table:formula="of:=[.M81]+[.M37]" office:value-type="float" office:value="0.00531" calcext:value-type="float">
            <text:p>0.00531</text:p>
          </table:table-cell>
          <table:table-cell table:formula="of:=[.N81]+[.N37]" office:value-type="float" office:value="0.01037" calcext:value-type="float">
            <text:p>0.01037</text:p>
          </table:table-cell>
          <table:table-cell table:formula="of:=[.O81]+[.O37]" office:value-type="float" office:value="0.00964" calcext:value-type="float">
            <text:p>0.00964</text:p>
          </table:table-cell>
          <table:table-cell table:formula="of:=[.P81]+[.P37]" office:value-type="float" office:value="0.02253" calcext:value-type="float">
            <text:p>0.02253</text:p>
          </table:table-cell>
          <table:table-cell table:formula="of:=[.Q81]+[.Q37]" office:value-type="float" office:value="0.03295" calcext:value-type="float">
            <text:p>0.03295</text:p>
          </table:table-cell>
          <table:table-cell table:formula="of:=[.R81]+[.R37]" office:value-type="float" office:value="0.03007" calcext:value-type="float">
            <text:p>0.03007</text:p>
          </table:table-cell>
          <table:table-cell table:formula="of:=[.S81]+[.S37]" office:value-type="float" office:value="0.03151" calcext:value-type="float">
            <text:p>0.03151</text:p>
          </table:table-cell>
          <table:table-cell table:formula="of:=[.T81]+[.T37]" office:value-type="float" office:value="0.03278" calcext:value-type="float">
            <text:p>0.03278</text:p>
          </table:table-cell>
          <table:table-cell table:formula="of:=[.U81]+[.U37]" office:value-type="float" office:value="0.03626" calcext:value-type="float">
            <text:p>0.03626</text:p>
          </table:table-cell>
          <table:table-cell table:formula="of:=[.V81]+[.V37]" office:value-type="float" office:value="0.04786" calcext:value-type="float">
            <text:p>0.04786</text:p>
          </table:table-cell>
          <table:table-cell table:formula="of:=[.W81]+[.W37]" office:value-type="float" office:value="0.03122" calcext:value-type="float">
            <text:p>0.03122</text:p>
          </table:table-cell>
          <table:table-cell table:formula="of:=[.X81]+[.X37]" office:value-type="float" office:value="0.03289" calcext:value-type="float">
            <text:p>0.03289</text:p>
          </table:table-cell>
          <table:table-cell table:formula="of:=[.Y81]+[.Y37]" office:value-type="float" office:value="0.01979" calcext:value-type="float">
            <text:p>0.01979</text:p>
          </table:table-cell>
          <table:table-cell table:formula="of:=[.Z81]+[.Z37]" office:value-type="float" office:value="0.0163" calcext:value-type="float">
            <text:p>0.01630</text:p>
          </table:table-cell>
          <table:table-cell table:formula="of:=[.AA81]+[.AA37]" office:value-type="float" office:value="0.01483" calcext:value-type="float">
            <text:p>0.01483</text:p>
          </table:table-cell>
          <table:table-cell table:formula="of:=[.AB81]+[.AB37]" office:value-type="float" office:value="0.01688" calcext:value-type="float">
            <text:p>0.0168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2]+[.I38]" office:value-type="float" office:value="0" calcext:value-type="float">
            <text:p>0.00000</text:p>
          </table:table-cell>
          <table:table-cell table:formula="of:=[.J82]+[.J38]" office:value-type="float" office:value="0.00334" calcext:value-type="float">
            <text:p>0.00334</text:p>
          </table:table-cell>
          <table:table-cell table:formula="of:=[.K82]+[.K38]" office:value-type="float" office:value="0.00802" calcext:value-type="float">
            <text:p>0.00802</text:p>
          </table:table-cell>
          <table:table-cell table:formula="of:=[.L82]+[.L38]" office:value-type="float" office:value="0.00943" calcext:value-type="float">
            <text:p>0.00943</text:p>
          </table:table-cell>
          <table:table-cell table:formula="of:=[.M82]+[.M38]" office:value-type="float" office:value="0.00774" calcext:value-type="float">
            <text:p>0.00774</text:p>
          </table:table-cell>
          <table:table-cell table:formula="of:=[.N82]+[.N38]" office:value-type="float" office:value="0.00538" calcext:value-type="float">
            <text:p>0.00538</text:p>
          </table:table-cell>
          <table:table-cell table:formula="of:=[.O82]+[.O38]" office:value-type="float" office:value="0.01608" calcext:value-type="float">
            <text:p>0.01608</text:p>
          </table:table-cell>
          <table:table-cell table:formula="of:=[.P82]+[.P38]" office:value-type="float" office:value="0.01344" calcext:value-type="float">
            <text:p>0.01344</text:p>
          </table:table-cell>
          <table:table-cell table:formula="of:=[.Q82]+[.Q38]" office:value-type="float" office:value="0.01296" calcext:value-type="float">
            <text:p>0.01296</text:p>
          </table:table-cell>
          <table:table-cell table:formula="of:=[.R82]+[.R38]" office:value-type="float" office:value="0.01527" calcext:value-type="float">
            <text:p>0.01527</text:p>
          </table:table-cell>
          <table:table-cell table:formula="of:=[.S82]+[.S38]" office:value-type="float" office:value="0.02697" calcext:value-type="float">
            <text:p>0.02697</text:p>
          </table:table-cell>
          <table:table-cell table:formula="of:=[.T82]+[.T38]" office:value-type="float" office:value="0.0363" calcext:value-type="float">
            <text:p>0.03630</text:p>
          </table:table-cell>
          <table:table-cell table:formula="of:=[.U82]+[.U38]" office:value-type="float" office:value="0.0302" calcext:value-type="float">
            <text:p>0.03020</text:p>
          </table:table-cell>
          <table:table-cell table:formula="of:=[.V82]+[.V38]" office:value-type="float" office:value="0.03253" calcext:value-type="float">
            <text:p>0.03253</text:p>
          </table:table-cell>
          <table:table-cell table:formula="of:=[.W82]+[.W38]" office:value-type="float" office:value="0.03672" calcext:value-type="float">
            <text:p>0.03672</text:p>
          </table:table-cell>
          <table:table-cell table:formula="of:=[.X82]+[.X38]" office:value-type="float" office:value="0.03475" calcext:value-type="float">
            <text:p>0.03475</text:p>
          </table:table-cell>
          <table:table-cell table:formula="of:=[.Y82]+[.Y38]" office:value-type="float" office:value="0.0423" calcext:value-type="float">
            <text:p>0.04230</text:p>
          </table:table-cell>
          <table:table-cell table:formula="of:=[.Z82]+[.Z38]" office:value-type="float" office:value="0.02624" calcext:value-type="float">
            <text:p>0.02624</text:p>
          </table:table-cell>
          <table:table-cell table:formula="of:=[.AA82]+[.AA38]" office:value-type="float" office:value="0.01454" calcext:value-type="float">
            <text:p>0.01454</text:p>
          </table:table-cell>
          <table:table-cell table:formula="of:=[.AB82]+[.AB38]" office:value-type="float" office:value="0.01999" calcext:value-type="float">
            <text:p>0.0199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3]+[.I39]" office:value-type="float" office:value="0.00364" calcext:value-type="float">
            <text:p>0.00364</text:p>
          </table:table-cell>
          <table:table-cell table:formula="of:=[.J83]+[.J39]" office:value-type="float" office:value="0.00437" calcext:value-type="float">
            <text:p>0.00437</text:p>
          </table:table-cell>
          <table:table-cell table:formula="of:=[.K83]+[.K39]" office:value-type="float" office:value="0.01248" calcext:value-type="float">
            <text:p>0.01248</text:p>
          </table:table-cell>
          <table:table-cell table:formula="of:=[.L83]+[.L39]" office:value-type="float" office:value="0.02043" calcext:value-type="float">
            <text:p>0.02043</text:p>
          </table:table-cell>
          <table:table-cell table:formula="of:=[.M83]+[.M39]" office:value-type="float" office:value="0.01686" calcext:value-type="float">
            <text:p>0.01686</text:p>
          </table:table-cell>
          <table:table-cell table:formula="of:=[.N83]+[.N39]" office:value-type="float" office:value="0.0138" calcext:value-type="float">
            <text:p>0.01380</text:p>
          </table:table-cell>
          <table:table-cell table:formula="of:=[.O83]+[.O39]" office:value-type="float" office:value="0.01677" calcext:value-type="float">
            <text:p>0.01677</text:p>
          </table:table-cell>
          <table:table-cell table:formula="of:=[.P83]+[.P39]" office:value-type="float" office:value="0.01505" calcext:value-type="float">
            <text:p>0.01505</text:p>
          </table:table-cell>
          <table:table-cell table:formula="of:=[.Q83]+[.Q39]" office:value-type="float" office:value="0.01821" calcext:value-type="float">
            <text:p>0.01821</text:p>
          </table:table-cell>
          <table:table-cell table:formula="of:=[.R83]+[.R39]" office:value-type="float" office:value="0.0132" calcext:value-type="float">
            <text:p>0.01320</text:p>
          </table:table-cell>
          <table:table-cell table:formula="of:=[.S83]+[.S39]" office:value-type="float" office:value="0.01805" calcext:value-type="float">
            <text:p>0.01805</text:p>
          </table:table-cell>
          <table:table-cell table:formula="of:=[.T83]+[.T39]" office:value-type="float" office:value="0.02026" calcext:value-type="float">
            <text:p>0.02026</text:p>
          </table:table-cell>
          <table:table-cell table:formula="of:=[.U83]+[.U39]" office:value-type="float" office:value="0.01612" calcext:value-type="float">
            <text:p>0.01612</text:p>
          </table:table-cell>
          <table:table-cell table:formula="of:=[.V83]+[.V39]" office:value-type="float" office:value="0.02952" calcext:value-type="float">
            <text:p>0.02952</text:p>
          </table:table-cell>
          <table:table-cell table:formula="of:=[.W83]+[.W39]" office:value-type="float" office:value="0.02745" calcext:value-type="float">
            <text:p>0.02745</text:p>
          </table:table-cell>
          <table:table-cell table:formula="of:=[.X83]+[.X39]" office:value-type="float" office:value="0.02573" calcext:value-type="float">
            <text:p>0.02573</text:p>
          </table:table-cell>
          <table:table-cell table:formula="of:=[.Y83]+[.Y39]" office:value-type="float" office:value="0.02416" calcext:value-type="float">
            <text:p>0.02416</text:p>
          </table:table-cell>
          <table:table-cell table:formula="of:=[.Z83]+[.Z39]" office:value-type="float" office:value="0.02042" calcext:value-type="float">
            <text:p>0.02042</text:p>
          </table:table-cell>
          <table:table-cell table:formula="of:=[.AA83]+[.AA39]" office:value-type="float" office:value="0.01154" calcext:value-type="float">
            <text:p>0.01154</text:p>
          </table:table-cell>
          <table:table-cell table:formula="of:=[.AB83]+[.AB39]" office:value-type="float" office:value="0.01646" calcext:value-type="float">
            <text:p>0.0164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4]+[.I40]" office:value-type="float" office:value="0.00247" calcext:value-type="float">
            <text:p>0.00247</text:p>
          </table:table-cell>
          <table:table-cell table:formula="of:=[.J84]+[.J40]" office:value-type="float" office:value="0.00398" calcext:value-type="float">
            <text:p>0.00398</text:p>
          </table:table-cell>
          <table:table-cell table:formula="of:=[.K84]+[.K40]" office:value-type="float" office:value="0.01202" calcext:value-type="float">
            <text:p>0.01202</text:p>
          </table:table-cell>
          <table:table-cell table:formula="of:=[.L84]+[.L40]" office:value-type="float" office:value="0.01593" calcext:value-type="float">
            <text:p>0.01593</text:p>
          </table:table-cell>
          <table:table-cell table:formula="of:=[.M84]+[.M40]" office:value-type="float" office:value="0.01281" calcext:value-type="float">
            <text:p>0.01281</text:p>
          </table:table-cell>
          <table:table-cell table:formula="of:=[.N84]+[.N40]" office:value-type="float" office:value="0.0227" calcext:value-type="float">
            <text:p>0.02270</text:p>
          </table:table-cell>
          <table:table-cell table:formula="of:=[.O84]+[.O40]" office:value-type="float" office:value="0.03362" calcext:value-type="float">
            <text:p>0.03362</text:p>
          </table:table-cell>
          <table:table-cell table:formula="of:=[.P84]+[.P40]" office:value-type="float" office:value="0.02474" calcext:value-type="float">
            <text:p>0.02474</text:p>
          </table:table-cell>
          <table:table-cell table:formula="of:=[.Q84]+[.Q40]" office:value-type="float" office:value="0.01742" calcext:value-type="float">
            <text:p>0.01742</text:p>
          </table:table-cell>
          <table:table-cell table:formula="of:=[.R84]+[.R40]" office:value-type="float" office:value="0.01742" calcext:value-type="float">
            <text:p>0.01742</text:p>
          </table:table-cell>
          <table:table-cell table:formula="of:=[.S84]+[.S40]" office:value-type="float" office:value="0.01532" calcext:value-type="float">
            <text:p>0.01532</text:p>
          </table:table-cell>
          <table:table-cell table:formula="of:=[.T84]+[.T40]" office:value-type="float" office:value="0.01955" calcext:value-type="float">
            <text:p>0.01955</text:p>
          </table:table-cell>
          <table:table-cell table:formula="of:=[.U84]+[.U40]" office:value-type="float" office:value="0.02169" calcext:value-type="float">
            <text:p>0.02169</text:p>
          </table:table-cell>
          <table:table-cell table:formula="of:=[.V84]+[.V40]" office:value-type="float" office:value="0.02644" calcext:value-type="float">
            <text:p>0.02644</text:p>
          </table:table-cell>
          <table:table-cell table:formula="of:=[.W84]+[.W40]" office:value-type="float" office:value="0.02341" calcext:value-type="float">
            <text:p>0.02341</text:p>
          </table:table-cell>
          <table:table-cell table:formula="of:=[.X84]+[.X40]" office:value-type="float" office:value="0.02094" calcext:value-type="float">
            <text:p>0.02094</text:p>
          </table:table-cell>
          <table:table-cell table:formula="of:=[.Y84]+[.Y40]" office:value-type="float" office:value="0.02315" calcext:value-type="float">
            <text:p>0.02315</text:p>
          </table:table-cell>
          <table:table-cell table:formula="of:=[.Z84]+[.Z40]" office:value-type="float" office:value="0.02811" calcext:value-type="float">
            <text:p>0.02811</text:p>
          </table:table-cell>
          <table:table-cell table:formula="of:=[.AA84]+[.AA40]" office:value-type="float" office:value="0.01318" calcext:value-type="float">
            <text:p>0.01318</text:p>
          </table:table-cell>
          <table:table-cell table:formula="of:=[.AB84]+[.AB40]" office:value-type="float" office:value="0.04342" calcext:value-type="float">
            <text:p>0.0434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5]+[.I41]" office:value-type="float" office:value="0.00082" calcext:value-type="float">
            <text:p>0.00082</text:p>
          </table:table-cell>
          <table:table-cell table:formula="of:=[.J85]+[.J41]" office:value-type="float" office:value="0.00253" calcext:value-type="float">
            <text:p>0.00253</text:p>
          </table:table-cell>
          <table:table-cell table:formula="of:=[.K85]+[.K41]" office:value-type="float" office:value="0.01232" calcext:value-type="float">
            <text:p>0.01232</text:p>
          </table:table-cell>
          <table:table-cell table:formula="of:=[.L85]+[.L41]" office:value-type="float" office:value="0.01451" calcext:value-type="float">
            <text:p>0.01451</text:p>
          </table:table-cell>
          <table:table-cell table:formula="of:=[.M85]+[.M41]" office:value-type="float" office:value="0.01006" calcext:value-type="float">
            <text:p>0.01006</text:p>
          </table:table-cell>
          <table:table-cell table:formula="of:=[.N85]+[.N41]" office:value-type="float" office:value="0.01741" calcext:value-type="float">
            <text:p>0.01741</text:p>
          </table:table-cell>
          <table:table-cell table:formula="of:=[.O85]+[.O41]" office:value-type="float" office:value="0.01341" calcext:value-type="float">
            <text:p>0.01341</text:p>
          </table:table-cell>
          <table:table-cell table:formula="of:=[.P85]+[.P41]" office:value-type="float" office:value="0.02352" calcext:value-type="float">
            <text:p>0.02352</text:p>
          </table:table-cell>
          <table:table-cell table:formula="of:=[.Q85]+[.Q41]" office:value-type="float" office:value="0.02798" calcext:value-type="float">
            <text:p>0.02798</text:p>
          </table:table-cell>
          <table:table-cell table:formula="of:=[.R85]+[.R41]" office:value-type="float" office:value="0.02607" calcext:value-type="float">
            <text:p>0.02607</text:p>
          </table:table-cell>
          <table:table-cell table:formula="of:=[.S85]+[.S41]" office:value-type="float" office:value="0.03226" calcext:value-type="float">
            <text:p>0.03226</text:p>
          </table:table-cell>
          <table:table-cell table:formula="of:=[.T85]+[.T41]" office:value-type="float" office:value="0.03482" calcext:value-type="float">
            <text:p>0.03482</text:p>
          </table:table-cell>
          <table:table-cell table:formula="of:=[.U85]+[.U41]" office:value-type="float" office:value="0.03028" calcext:value-type="float">
            <text:p>0.03028</text:p>
          </table:table-cell>
          <table:table-cell table:formula="of:=[.V85]+[.V41]" office:value-type="float" office:value="0.03192" calcext:value-type="float">
            <text:p>0.03192</text:p>
          </table:table-cell>
          <table:table-cell table:formula="of:=[.W85]+[.W41]" office:value-type="float" office:value="0.03436" calcext:value-type="float">
            <text:p>0.03436</text:p>
          </table:table-cell>
          <table:table-cell table:formula="of:=[.X85]+[.X41]" office:value-type="float" office:value="0.03244" calcext:value-type="float">
            <text:p>0.03244</text:p>
          </table:table-cell>
          <table:table-cell table:formula="of:=[.Y85]+[.Y41]" office:value-type="float" office:value="0.03397" calcext:value-type="float">
            <text:p>0.03397</text:p>
          </table:table-cell>
          <table:table-cell table:formula="of:=[.Z85]+[.Z41]" office:value-type="float" office:value="0.04308" calcext:value-type="float">
            <text:p>0.04308</text:p>
          </table:table-cell>
          <table:table-cell table:formula="of:=[.AA85]+[.AA41]" office:value-type="float" office:value="0.03945" calcext:value-type="float">
            <text:p>0.03945</text:p>
          </table:table-cell>
          <table:table-cell table:formula="of:=[.AB85]+[.AB41]" office:value-type="float" office:value="0.07491" calcext:value-type="float">
            <text:p>0.0749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6]+[.I42]" office:value-type="float" office:value="0" calcext:value-type="float">
            <text:p>0.00000</text:p>
          </table:table-cell>
          <table:table-cell table:formula="of:=[.J86]+[.J42]" office:value-type="float" office:value="0.00046" calcext:value-type="float">
            <text:p>0.00046</text:p>
          </table:table-cell>
          <table:table-cell table:formula="of:=[.K86]+[.K42]" office:value-type="float" office:value="0.00259" calcext:value-type="float">
            <text:p>0.00259</text:p>
          </table:table-cell>
          <table:table-cell table:formula="of:=[.L86]+[.L42]" office:value-type="float" office:value="0.003" calcext:value-type="float">
            <text:p>0.00300</text:p>
          </table:table-cell>
          <table:table-cell table:formula="of:=[.M86]+[.M42]" office:value-type="float" office:value="0.01598" calcext:value-type="float">
            <text:p>0.01598</text:p>
          </table:table-cell>
          <table:table-cell table:formula="of:=[.N86]+[.N42]" office:value-type="float" office:value="0.03132" calcext:value-type="float">
            <text:p>0.03132</text:p>
          </table:table-cell>
          <table:table-cell table:formula="of:=[.O86]+[.O42]" office:value-type="float" office:value="0.04368" calcext:value-type="float">
            <text:p>0.04368</text:p>
          </table:table-cell>
          <table:table-cell table:formula="of:=[.P86]+[.P42]" office:value-type="float" office:value="0.03479" calcext:value-type="float">
            <text:p>0.03479</text:p>
          </table:table-cell>
          <table:table-cell table:formula="of:=[.Q86]+[.Q42]" office:value-type="float" office:value="0.03127" calcext:value-type="float">
            <text:p>0.03127</text:p>
          </table:table-cell>
          <table:table-cell table:formula="of:=[.R86]+[.R42]" office:value-type="float" office:value="0.0192" calcext:value-type="float">
            <text:p>0.01920</text:p>
          </table:table-cell>
          <table:table-cell table:formula="of:=[.S86]+[.S42]" office:value-type="float" office:value="0.02307" calcext:value-type="float">
            <text:p>0.02307</text:p>
          </table:table-cell>
          <table:table-cell table:formula="of:=[.T86]+[.T42]" office:value-type="float" office:value="0.03258" calcext:value-type="float">
            <text:p>0.03258</text:p>
          </table:table-cell>
          <table:table-cell table:formula="of:=[.U86]+[.U42]" office:value-type="float" office:value="0.03357" calcext:value-type="float">
            <text:p>0.03357</text:p>
          </table:table-cell>
          <table:table-cell table:formula="of:=[.V86]+[.V42]" office:value-type="float" office:value="0.03086" calcext:value-type="float">
            <text:p>0.03086</text:p>
          </table:table-cell>
          <table:table-cell table:formula="of:=[.W86]+[.W42]" office:value-type="float" office:value="0.03724" calcext:value-type="float">
            <text:p>0.03724</text:p>
          </table:table-cell>
          <table:table-cell table:formula="of:=[.X86]+[.X42]" office:value-type="float" office:value="0.0258" calcext:value-type="float">
            <text:p>0.02580</text:p>
          </table:table-cell>
          <table:table-cell table:formula="of:=[.Y86]+[.Y42]" office:value-type="float" office:value="0.02237" calcext:value-type="float">
            <text:p>0.02237</text:p>
          </table:table-cell>
          <table:table-cell table:formula="of:=[.Z86]+[.Z42]" office:value-type="float" office:value="0.01888" calcext:value-type="float">
            <text:p>0.01888</text:p>
          </table:table-cell>
          <table:table-cell table:formula="of:=[.AA86]+[.AA42]" office:value-type="float" office:value="0.01799" calcext:value-type="float">
            <text:p>0.01799</text:p>
          </table:table-cell>
          <table:table-cell table:formula="of:=[.AB86]+[.AB42]" office:value-type="float" office:value="0.04393" calcext:value-type="float">
            <text:p>0.0439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7]+[.I43]" office:value-type="float" office:value="0.01049" calcext:value-type="float">
            <text:p>0.01049</text:p>
          </table:table-cell>
          <table:table-cell table:formula="of:=[.J87]+[.J43]" office:value-type="float" office:value="0.02068" calcext:value-type="float">
            <text:p>0.02068</text:p>
          </table:table-cell>
          <table:table-cell table:formula="of:=[.K87]+[.K43]" office:value-type="float" office:value="0.01027" calcext:value-type="float">
            <text:p>0.01027</text:p>
          </table:table-cell>
          <table:table-cell table:formula="of:=[.L87]+[.L43]" office:value-type="float" office:value="0.00933" calcext:value-type="float">
            <text:p>0.00933</text:p>
          </table:table-cell>
          <table:table-cell table:formula="of:=[.M87]+[.M43]" office:value-type="float" office:value="0.00465" calcext:value-type="float">
            <text:p>0.00465</text:p>
          </table:table-cell>
          <table:table-cell table:formula="of:=[.N87]+[.N43]" office:value-type="float" office:value="0.01101" calcext:value-type="float">
            <text:p>0.01101</text:p>
          </table:table-cell>
          <table:table-cell table:formula="of:=[.O87]+[.O43]" office:value-type="float" office:value="0.01577" calcext:value-type="float">
            <text:p>0.01577</text:p>
          </table:table-cell>
          <table:table-cell table:formula="of:=[.P87]+[.P43]" office:value-type="float" office:value="0.01488" calcext:value-type="float">
            <text:p>0.01488</text:p>
          </table:table-cell>
          <table:table-cell table:formula="of:=[.Q87]+[.Q43]" office:value-type="float" office:value="0.02441" calcext:value-type="float">
            <text:p>0.02441</text:p>
          </table:table-cell>
          <table:table-cell table:formula="of:=[.R87]+[.R43]" office:value-type="float" office:value="0.01865" calcext:value-type="float">
            <text:p>0.01865</text:p>
          </table:table-cell>
          <table:table-cell table:formula="of:=[.S87]+[.S43]" office:value-type="float" office:value="0.02854" calcext:value-type="float">
            <text:p>0.02854</text:p>
          </table:table-cell>
          <table:table-cell table:formula="of:=[.T87]+[.T43]" office:value-type="float" office:value="0.02032" calcext:value-type="float">
            <text:p>0.02032</text:p>
          </table:table-cell>
          <table:table-cell table:formula="of:=[.U87]+[.U43]" office:value-type="float" office:value="0.0235" calcext:value-type="float">
            <text:p>0.02350</text:p>
          </table:table-cell>
          <table:table-cell table:formula="of:=[.V87]+[.V43]" office:value-type="float" office:value="0.03182" calcext:value-type="float">
            <text:p>0.03182</text:p>
          </table:table-cell>
          <table:table-cell table:formula="of:=[.W87]+[.W43]" office:value-type="float" office:value="0.02404" calcext:value-type="float">
            <text:p>0.02404</text:p>
          </table:table-cell>
          <table:table-cell table:formula="of:=[.X87]+[.X43]" office:value-type="float" office:value="0.03383" calcext:value-type="float">
            <text:p>0.03383</text:p>
          </table:table-cell>
          <table:table-cell table:formula="of:=[.Y87]+[.Y43]" office:value-type="float" office:value="0.03129" calcext:value-type="float">
            <text:p>0.03129</text:p>
          </table:table-cell>
          <table:table-cell table:formula="of:=[.Z87]+[.Z43]" office:value-type="float" office:value="0.02818" calcext:value-type="float">
            <text:p>0.02818</text:p>
          </table:table-cell>
          <table:table-cell table:formula="of:=[.AA87]+[.AA43]" office:value-type="float" office:value="0.02777" calcext:value-type="float">
            <text:p>0.02777</text:p>
          </table:table-cell>
          <table:table-cell table:formula="of:=[.AB87]+[.AB43]" office:value-type="float" office:value="0.07956" calcext:value-type="float">
            <text:p>0.0795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8]+[.I44]" office:value-type="float" office:value="0.00664" calcext:value-type="float">
            <text:p>0.00664</text:p>
          </table:table-cell>
          <table:table-cell table:formula="of:=[.J88]+[.J44]" office:value-type="float" office:value="0.00092" calcext:value-type="float">
            <text:p>0.00092</text:p>
          </table:table-cell>
          <table:table-cell table:formula="of:=[.K88]+[.K44]" office:value-type="float" office:value="0.00263" calcext:value-type="float">
            <text:p>0.00263</text:p>
          </table:table-cell>
          <table:table-cell table:formula="of:=[.L88]+[.L44]" office:value-type="float" office:value="0.00322" calcext:value-type="float">
            <text:p>0.00322</text:p>
          </table:table-cell>
          <table:table-cell table:formula="of:=[.M88]+[.M44]" office:value-type="float" office:value="0.00414" calcext:value-type="float">
            <text:p>0.00414</text:p>
          </table:table-cell>
          <table:table-cell table:formula="of:=[.N88]+[.N44]" office:value-type="float" office:value="0.00426" calcext:value-type="float">
            <text:p>0.00426</text:p>
          </table:table-cell>
          <table:table-cell table:formula="of:=[.O88]+[.O44]" office:value-type="float" office:value="0.00337" calcext:value-type="float">
            <text:p>0.00337</text:p>
          </table:table-cell>
          <table:table-cell table:formula="of:=[.P88]+[.P44]" office:value-type="float" office:value="0.00833" calcext:value-type="float">
            <text:p>0.00833</text:p>
          </table:table-cell>
          <table:table-cell table:formula="of:=[.Q88]+[.Q44]" office:value-type="float" office:value="0.00688" calcext:value-type="float">
            <text:p>0.00688</text:p>
          </table:table-cell>
          <table:table-cell table:formula="of:=[.R88]+[.R44]" office:value-type="float" office:value="0.01293" calcext:value-type="float">
            <text:p>0.01293</text:p>
          </table:table-cell>
          <table:table-cell table:formula="of:=[.S88]+[.S44]" office:value-type="float" office:value="0.00853" calcext:value-type="float">
            <text:p>0.00853</text:p>
          </table:table-cell>
          <table:table-cell table:formula="of:=[.T88]+[.T44]" office:value-type="float" office:value="0.01452" calcext:value-type="float">
            <text:p>0.01452</text:p>
          </table:table-cell>
          <table:table-cell table:formula="of:=[.U88]+[.U44]" office:value-type="float" office:value="0.01273" calcext:value-type="float">
            <text:p>0.01273</text:p>
          </table:table-cell>
          <table:table-cell table:formula="of:=[.V88]+[.V44]" office:value-type="float" office:value="0.02535" calcext:value-type="float">
            <text:p>0.02535</text:p>
          </table:table-cell>
          <table:table-cell table:formula="of:=[.W88]+[.W44]" office:value-type="float" office:value="0.01953" calcext:value-type="float">
            <text:p>0.01953</text:p>
          </table:table-cell>
          <table:table-cell table:formula="of:=[.X88]+[.X44]" office:value-type="float" office:value="0.02134" calcext:value-type="float">
            <text:p>0.02134</text:p>
          </table:table-cell>
          <table:table-cell table:formula="of:=[.Y88]+[.Y44]" office:value-type="float" office:value="0.02405" calcext:value-type="float">
            <text:p>0.02405</text:p>
          </table:table-cell>
          <table:table-cell table:formula="of:=[.Z88]+[.Z44]" office:value-type="float" office:value="0.0389" calcext:value-type="float">
            <text:p>0.03890</text:p>
          </table:table-cell>
          <table:table-cell table:formula="of:=[.AA88]+[.AA44]" office:value-type="float" office:value="0.03242" calcext:value-type="float">
            <text:p>0.03242</text:p>
          </table:table-cell>
          <table:table-cell table:formula="of:=[.AB88]+[.AB44]" office:value-type="float" office:value="0.07093" calcext:value-type="float">
            <text:p>0.07093</text:p>
          </table:table-cell>
        </table:table-row>
        <table:table-row table:style-name="ro1">
          <table:table-cell office:value-type="string" calcext:value-type="string">
            <text:p>#NMFS</text:p>
          </table:table-cell>
          <table:table-cell office:value-type="string" calcext:value-type="string">
            <text:p>female</text:p>
          </table:table-cell>
          <table:table-cell table:number-columns-repeated="6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331" calcext:value-type="float">
            <text:p>0.03310</text:p>
          </table:table-cell>
          <table:table-cell office:value-type="float" office:value="0.04013" calcext:value-type="float">
            <text:p>0.04013</text:p>
          </table:table-cell>
          <table:table-cell office:value-type="float" office:value="0.04814" calcext:value-type="float">
            <text:p>0.04814</text:p>
          </table:table-cell>
          <table:table-cell office:value-type="float" office:value="0.04942" calcext:value-type="float">
            <text:p>0.04942</text:p>
          </table:table-cell>
          <table:table-cell office:value-type="float" office:value="0.05635" calcext:value-type="float">
            <text:p>0.05635</text:p>
          </table:table-cell>
          <table:table-cell office:value-type="float" office:value="0.04386" calcext:value-type="float">
            <text:p>0.04386</text:p>
          </table:table-cell>
          <table:table-cell office:value-type="float" office:value="0.04444" calcext:value-type="float">
            <text:p>0.04444</text:p>
          </table:table-cell>
          <table:table-cell office:value-type="float" office:value="0.04537" calcext:value-type="float">
            <text:p>0.04537</text:p>
          </table:table-cell>
          <table:table-cell office:value-type="float" office:value="0.03261" calcext:value-type="float">
            <text:p>0.03261</text:p>
          </table:table-cell>
          <table:table-cell office:value-type="float" office:value="0.02886" calcext:value-type="float">
            <text:p>0.02886</text:p>
          </table:table-cell>
          <table:table-cell office:value-type="float" office:value="0.01624" calcext:value-type="float">
            <text:p>0.01624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1159" calcext:value-type="float">
            <text:p>0.01159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337" calcext:value-type="float">
            <text:p>0.00337</text:p>
          </table:table-cell>
          <table:table-cell table:style-name="Default"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292" calcext:value-type="float">
            <text:p>0.00292</text:p>
          </table:table-cell>
          <table:table-cell office:value-type="float" office:value="0.00922" calcext:value-type="float">
            <text:p>0.00922</text:p>
          </table:table-cell>
          <table:table-cell office:value-type="float" office:value="0.03134" calcext:value-type="float">
            <text:p>0.03134</text:p>
          </table:table-cell>
          <table:table-cell office:value-type="float" office:value="0.05633" calcext:value-type="float">
            <text:p>0.05633</text:p>
          </table:table-cell>
          <table:table-cell office:value-type="float" office:value="0.0688" calcext:value-type="float">
            <text:p>0.06880</text:p>
          </table:table-cell>
          <table:table-cell office:value-type="float" office:value="0.06279" calcext:value-type="float">
            <text:p>0.06279</text:p>
          </table:table-cell>
          <table:table-cell office:value-type="float" office:value="0.04944" calcext:value-type="float">
            <text:p>0.04944</text:p>
          </table:table-cell>
          <table:table-cell office:value-type="float" office:value="0.02692" calcext:value-type="float">
            <text:p>0.02692</text:p>
          </table:table-cell>
          <table:table-cell office:value-type="float" office:value="0.01213" calcext:value-type="float">
            <text:p>0.01213</text:p>
          </table:table-cell>
          <table:table-cell office:value-type="float" office:value="0.01368" calcext:value-type="float">
            <text:p>0.01368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49" calcext:value-type="float">
            <text:p>0.00490</text:p>
          </table:table-cell>
          <table:table-cell office:value-type="float" office:value="0.00231" calcext:value-type="float">
            <text:p>0.00231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109" calcext:value-type="float">
            <text:p>0.00109</text:p>
          </table:table-cell>
          <table:table-cell table:style-name="Default"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256" calcext:value-type="float">
            <text:p>0.00256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1932" calcext:value-type="float">
            <text:p>0.01932</text:p>
          </table:table-cell>
          <table:table-cell office:value-type="float" office:value="0.03367" calcext:value-type="float">
            <text:p>0.03367</text:p>
          </table:table-cell>
          <table:table-cell office:value-type="float" office:value="0.07011" calcext:value-type="float">
            <text:p>0.07011</text:p>
          </table:table-cell>
          <table:table-cell office:value-type="float" office:value="0.08076" calcext:value-type="float">
            <text:p>0.08076</text:p>
          </table:table-cell>
          <table:table-cell office:value-type="float" office:value="0.07146" calcext:value-type="float">
            <text:p>0.07146</text:p>
          </table:table-cell>
          <table:table-cell office:value-type="float" office:value="0.04525" calcext:value-type="float">
            <text:p>0.04525</text:p>
          </table:table-cell>
          <table:table-cell office:value-type="float" office:value="0.04354" calcext:value-type="float">
            <text:p>0.04354</text:p>
          </table:table-cell>
          <table:table-cell office:value-type="float" office:value="0.0415" calcext:value-type="float">
            <text:p>0.04150</text:p>
          </table:table-cell>
          <table:table-cell office:value-type="float" office:value="0.03157" calcext:value-type="float">
            <text:p>0.03157</text:p>
          </table:table-cell>
          <table:table-cell office:value-type="float" office:value="0.0151" calcext:value-type="float">
            <text:p>0.01510</text:p>
          </table:table-cell>
          <table:table-cell office:value-type="float" office:value="0.01004" calcext:value-type="float">
            <text:p>0.01004</text:p>
          </table:table-cell>
          <table:table-cell office:value-type="float" office:value="0.00328" calcext:value-type="float">
            <text:p>0.00328</text:p>
          </table:table-cell>
          <table:table-cell office:value-type="float" office:value="0.00458" calcext:value-type="float">
            <text:p>0.00458</text:p>
          </table:table-cell>
          <table:table-cell table:style-name="Default"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1868" calcext:value-type="float">
            <text:p>0.01868</text:p>
          </table:table-cell>
          <table:table-cell office:value-type="float" office:value="0.02009" calcext:value-type="float">
            <text:p>0.02009</text:p>
          </table:table-cell>
          <table:table-cell office:value-type="float" office:value="0.0233" calcext:value-type="float">
            <text:p>0.02330</text:p>
          </table:table-cell>
          <table:table-cell office:value-type="float" office:value="0.04183" calcext:value-type="float">
            <text:p>0.04183</text:p>
          </table:table-cell>
          <table:table-cell office:value-type="float" office:value="0.09199" calcext:value-type="float">
            <text:p>0.09199</text:p>
          </table:table-cell>
          <table:table-cell office:value-type="float" office:value="0.12124" calcext:value-type="float">
            <text:p>0.12124</text:p>
          </table:table-cell>
          <table:table-cell office:value-type="float" office:value="0.07912" calcext:value-type="float">
            <text:p>0.07912</text:p>
          </table:table-cell>
          <table:table-cell office:value-type="float" office:value="0.04404" calcext:value-type="float">
            <text:p>0.04404</text:p>
          </table:table-cell>
          <table:table-cell office:value-type="float" office:value="0.0301" calcext:value-type="float">
            <text:p>0.03010</text:p>
          </table:table-cell>
          <table:table-cell office:value-type="float" office:value="0.02673" calcext:value-type="float">
            <text:p>0.02673</text:p>
          </table:table-cell>
          <table:table-cell office:value-type="float" office:value="0.01757" calcext:value-type="float">
            <text:p>0.01757</text:p>
          </table:table-cell>
          <table:table-cell office:value-type="float" office:value="0.00889" calcext:value-type="float">
            <text:p>0.00889</text:p>
          </table:table-cell>
          <table:table-cell office:value-type="float" office:value="0.00446" calcext:value-type="float">
            <text:p>0.00446</text:p>
          </table:table-cell>
          <table:table-cell office:value-type="float" office:value="0.00745" calcext:value-type="float">
            <text:p>0.00745</text:p>
          </table:table-cell>
          <table:table-cell table:style-name="Default"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1536" calcext:value-type="float">
            <text:p>0.01536</text:p>
          </table:table-cell>
          <table:table-cell office:value-type="float" office:value="0.01209" calcext:value-type="float">
            <text:p>0.01209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.02297" calcext:value-type="float">
            <text:p>0.02297</text:p>
          </table:table-cell>
          <table:table-cell office:value-type="float" office:value="0.03813" calcext:value-type="float">
            <text:p>0.03813</text:p>
          </table:table-cell>
          <table:table-cell office:value-type="float" office:value="0.0734" calcext:value-type="float">
            <text:p>0.07340</text:p>
          </table:table-cell>
          <table:table-cell office:value-type="float" office:value="0.09219" calcext:value-type="float">
            <text:p>0.09219</text:p>
          </table:table-cell>
          <table:table-cell office:value-type="float" office:value="0.08763" calcext:value-type="float">
            <text:p>0.08763</text:p>
          </table:table-cell>
          <table:table-cell office:value-type="float" office:value="0.0565" calcext:value-type="float">
            <text:p>0.05650</text:p>
          </table:table-cell>
          <table:table-cell office:value-type="float" office:value="0.03363" calcext:value-type="float">
            <text:p>0.03363</text:p>
          </table:table-cell>
          <table:table-cell office:value-type="float" office:value="0.02145" calcext:value-type="float">
            <text:p>0.02145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00571" calcext:value-type="float">
            <text:p>0.00571</text:p>
          </table:table-cell>
          <table:table-cell table:style-name="Default"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479" calcext:value-type="float">
            <text:p>0.00479</text:p>
          </table:table-cell>
          <table:table-cell office:value-type="float" office:value="0.02191" calcext:value-type="float">
            <text:p>0.02191</text:p>
          </table:table-cell>
          <table:table-cell office:value-type="float" office:value="0.03221" calcext:value-type="float">
            <text:p>0.03221</text:p>
          </table:table-cell>
          <table:table-cell office:value-type="float" office:value="0.02922" calcext:value-type="float">
            <text:p>0.02922</text:p>
          </table:table-cell>
          <table:table-cell office:value-type="float" office:value="0.05972" calcext:value-type="float">
            <text:p>0.05972</text:p>
          </table:table-cell>
          <table:table-cell office:value-type="float" office:value="0.08196" calcext:value-type="float">
            <text:p>0.08196</text:p>
          </table:table-cell>
          <table:table-cell office:value-type="float" office:value="0.04872" calcext:value-type="float">
            <text:p>0.04872</text:p>
          </table:table-cell>
          <table:table-cell office:value-type="float" office:value="0.05811" calcext:value-type="float">
            <text:p>0.05811</text:p>
          </table:table-cell>
          <table:table-cell office:value-type="float" office:value="0.054" calcext:value-type="float">
            <text:p>0.05400</text:p>
          </table:table-cell>
          <table:table-cell office:value-type="float" office:value="0.04236" calcext:value-type="float">
            <text:p>0.04236</text:p>
          </table:table-cell>
          <table:table-cell office:value-type="float" office:value="0.03153" calcext:value-type="float">
            <text:p>0.03153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0.01096" calcext:value-type="float">
            <text:p>0.01096</text:p>
          </table:table-cell>
          <table:table-cell office:value-type="float" office:value="0.00587" calcext:value-type="float">
            <text:p>0.00587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0.00201" calcext:value-type="float">
            <text:p>0.00201</text:p>
          </table:table-cell>
          <table:table-cell table:style-name="Default"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521" calcext:value-type="float">
            <text:p>0.01521</text:p>
          </table:table-cell>
          <table:table-cell office:value-type="float" office:value="0.01126" calcext:value-type="float">
            <text:p>0.01126</text:p>
          </table:table-cell>
          <table:table-cell office:value-type="float" office:value="0.01507" calcext:value-type="float">
            <text:p>0.01507</text:p>
          </table:table-cell>
          <table:table-cell office:value-type="float" office:value="0.01897" calcext:value-type="float">
            <text:p>0.01897</text:p>
          </table:table-cell>
          <table:table-cell office:value-type="float" office:value="0.03662" calcext:value-type="float">
            <text:p>0.03662</text:p>
          </table:table-cell>
          <table:table-cell office:value-type="float" office:value="0.04562" calcext:value-type="float">
            <text:p>0.04562</text:p>
          </table:table-cell>
          <table:table-cell office:value-type="float" office:value="0.04427" calcext:value-type="float">
            <text:p>0.04427</text:p>
          </table:table-cell>
          <table:table-cell office:value-type="float" office:value="0.04722" calcext:value-type="float">
            <text:p>0.04722</text:p>
          </table:table-cell>
          <table:table-cell office:value-type="float" office:value="0.05995" calcext:value-type="float">
            <text:p>0.05995</text:p>
          </table:table-cell>
          <table:table-cell office:value-type="float" office:value="0.07744" calcext:value-type="float">
            <text:p>0.07744</text:p>
          </table:table-cell>
          <table:table-cell office:value-type="float" office:value="0.08035" calcext:value-type="float">
            <text:p>0.08035</text:p>
          </table:table-cell>
          <table:table-cell office:value-type="float" office:value="0.05095" calcext:value-type="float">
            <text:p>0.05095</text:p>
          </table:table-cell>
          <table:table-cell office:value-type="float" office:value="0.02524" calcext:value-type="float">
            <text:p>0.02524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028" calcext:value-type="float">
            <text:p>0.00280</text:p>
          </table:table-cell>
          <table:table-cell office:value-type="float" office:value="0.00415" calcext:value-type="float">
            <text:p>0.00415</text:p>
          </table:table-cell>
          <table:table-cell table:style-name="Default"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5357" calcext:value-type="float">
            <text:p>0.05357</text:p>
          </table:table-cell>
          <table:table-cell office:value-type="float" office:value="0.09537" calcext:value-type="float">
            <text:p>0.09537</text:p>
          </table:table-cell>
          <table:table-cell office:value-type="float" office:value="0.06029" calcext:value-type="float">
            <text:p>0.06029</text:p>
          </table:table-cell>
          <table:table-cell office:value-type="float" office:value="0.03784" calcext:value-type="float">
            <text:p>0.03784</text:p>
          </table:table-cell>
          <table:table-cell office:value-type="float" office:value="0.04226" calcext:value-type="float">
            <text:p>0.04226</text:p>
          </table:table-cell>
          <table:table-cell office:value-type="float" office:value="0.04818" calcext:value-type="float">
            <text:p>0.04818</text:p>
          </table:table-cell>
          <table:table-cell office:value-type="float" office:value="0.03978" calcext:value-type="float">
            <text:p>0.03978</text:p>
          </table:table-cell>
          <table:table-cell office:value-type="float" office:value="0.02321" calcext:value-type="float">
            <text:p>0.02321</text:p>
          </table:table-cell>
          <table:table-cell office:value-type="float" office:value="0.01896" calcext:value-type="float">
            <text:p>0.01896</text:p>
          </table:table-cell>
          <table:table-cell office:value-type="float" office:value="0.02571" calcext:value-type="float">
            <text:p>0.02571</text:p>
          </table:table-cell>
          <table:table-cell office:value-type="float" office:value="0.02813" calcext:value-type="float">
            <text:p>0.02813</text:p>
          </table:table-cell>
          <table:table-cell office:value-type="float" office:value="0.02027" calcext:value-type="float">
            <text:p>0.02027</text:p>
          </table:table-cell>
          <table:table-cell office:value-type="float" office:value="0.01141" calcext:value-type="float">
            <text:p>0.01141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086" calcext:value-type="float">
            <text:p>0.00086</text:p>
          </table:table-cell>
          <table:table-cell table:style-name="Default"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383" calcext:value-type="float">
            <text:p>0.03830</text:p>
          </table:table-cell>
          <table:table-cell office:value-type="float" office:value="0.04749" calcext:value-type="float">
            <text:p>0.04749</text:p>
          </table:table-cell>
          <table:table-cell office:value-type="float" office:value="0.06292" calcext:value-type="float">
            <text:p>0.06292</text:p>
          </table:table-cell>
          <table:table-cell office:value-type="float" office:value="0.06466" calcext:value-type="float">
            <text:p>0.06466</text:p>
          </table:table-cell>
          <table:table-cell office:value-type="float" office:value="0.03981" calcext:value-type="float">
            <text:p>0.03981</text:p>
          </table:table-cell>
          <table:table-cell office:value-type="float" office:value="0.03406" calcext:value-type="float">
            <text:p>0.03406</text:p>
          </table:table-cell>
          <table:table-cell office:value-type="float" office:value="0.01518" calcext:value-type="float">
            <text:p>0.01518</text:p>
          </table:table-cell>
          <table:table-cell office:value-type="float" office:value="0.01068" calcext:value-type="float">
            <text:p>0.01068</text:p>
          </table:table-cell>
          <table:table-cell office:value-type="float" office:value="0.00422" calcext:value-type="float">
            <text:p>0.00422</text:p>
          </table:table-cell>
          <table:table-cell office:value-type="float" office:value="0.00904" calcext:value-type="float">
            <text:p>0.00904</text:p>
          </table:table-cell>
          <table:table-cell office:value-type="float" office:value="0.00563" calcext:value-type="float">
            <text:p>0.00563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5854" calcext:value-type="float">
            <text:p>0.05854</text:p>
          </table:table-cell>
          <table:table-cell office:value-type="float" office:value="0.12291" calcext:value-type="float">
            <text:p>0.12291</text:p>
          </table:table-cell>
          <table:table-cell office:value-type="float" office:value="0.11051" calcext:value-type="float">
            <text:p>0.11051</text:p>
          </table:table-cell>
          <table:table-cell office:value-type="float" office:value="0.06465" calcext:value-type="float">
            <text:p>0.06465</text:p>
          </table:table-cell>
          <table:table-cell office:value-type="float" office:value="0.03249" calcext:value-type="float">
            <text:p>0.03249</text:p>
          </table:table-cell>
          <table:table-cell office:value-type="float" office:value="0.01589" calcext:value-type="float">
            <text:p>0.01589</text:p>
          </table:table-cell>
          <table:table-cell office:value-type="float" office:value="0.01191" calcext:value-type="float">
            <text:p>0.01191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" calcext:value-type="float">
            <text:p>0.00000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1548" calcext:value-type="float">
            <text:p>0.01548</text:p>
          </table:table-cell>
          <table:table-cell office:value-type="float" office:value="0.03765" calcext:value-type="float">
            <text:p>0.03765</text:p>
          </table:table-cell>
          <table:table-cell office:value-type="float" office:value="0.05212" calcext:value-type="float">
            <text:p>0.05212</text:p>
          </table:table-cell>
          <table:table-cell office:value-type="float" office:value="0.0643" calcext:value-type="float">
            <text:p>0.06430</text:p>
          </table:table-cell>
          <table:table-cell office:value-type="float" office:value="0.05553" calcext:value-type="float">
            <text:p>0.05553</text:p>
          </table:table-cell>
          <table:table-cell office:value-type="float" office:value="0.05156" calcext:value-type="float">
            <text:p>0.05156</text:p>
          </table:table-cell>
          <table:table-cell office:value-type="float" office:value="0.03973" calcext:value-type="float">
            <text:p>0.03973</text:p>
          </table:table-cell>
          <table:table-cell office:value-type="float" office:value="0.01606" calcext:value-type="float">
            <text:p>0.01606</text:p>
          </table:table-cell>
          <table:table-cell office:value-type="float" office:value="0.00681" calcext:value-type="float">
            <text:p>0.00681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149" calcext:value-type="float">
            <text:p>0.00149</text:p>
          </table:table-cell>
          <table:table-cell table:number-columns-repeated="3"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83.5" calcext:value-type="float">
            <text:p>183.5</text:p>
          </table:table-cell>
          <table:table-cell office:value-type="float" office:value="0.01237" calcext:value-type="float">
            <text:p>0.01237</text:p>
          </table:table-cell>
          <table:table-cell office:value-type="float" office:value="0.02244" calcext:value-type="float">
            <text:p>0.02244</text:p>
          </table:table-cell>
          <table:table-cell office:value-type="float" office:value="0.03547" calcext:value-type="float">
            <text:p>0.03547</text:p>
          </table:table-cell>
          <table:table-cell office:value-type="float" office:value="0.02742" calcext:value-type="float">
            <text:p>0.02742</text:p>
          </table:table-cell>
          <table:table-cell office:value-type="float" office:value="0.02628" calcext:value-type="float">
            <text:p>0.02628</text:p>
          </table:table-cell>
          <table:table-cell office:value-type="float" office:value="0.03133" calcext:value-type="float">
            <text:p>0.03133</text:p>
          </table:table-cell>
          <table:table-cell office:value-type="float" office:value="0.03617" calcext:value-type="float">
            <text:p>0.03617</text:p>
          </table:table-cell>
          <table:table-cell office:value-type="float" office:value="0.03878" calcext:value-type="float">
            <text:p>0.03878</text:p>
          </table:table-cell>
          <table:table-cell office:value-type="float" office:value="0.0274" calcext:value-type="float">
            <text:p>0.02740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715" calcext:value-type="float">
            <text:p>0.00715</text:p>
          </table:table-cell>
          <table:table-cell office:value-type="float" office:value="0.00079" calcext:value-type="float">
            <text:p>0.00079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1236" calcext:value-type="float">
            <text:p>0.01236</text:p>
          </table:table-cell>
          <table:table-cell office:value-type="float" office:value="0.0525" calcext:value-type="float">
            <text:p>0.05250</text:p>
          </table:table-cell>
          <table:table-cell office:value-type="float" office:value="0.09184" calcext:value-type="float">
            <text:p>0.09184</text:p>
          </table:table-cell>
          <table:table-cell office:value-type="float" office:value="0.0761" calcext:value-type="float">
            <text:p>0.07610</text:p>
          </table:table-cell>
          <table:table-cell office:value-type="float" office:value="0.04624" calcext:value-type="float">
            <text:p>0.04624</text:p>
          </table:table-cell>
          <table:table-cell office:value-type="float" office:value="0.04448" calcext:value-type="float">
            <text:p>0.04448</text:p>
          </table:table-cell>
          <table:table-cell office:value-type="float" office:value="0.05692" calcext:value-type="float">
            <text:p>0.05692</text:p>
          </table:table-cell>
          <table:table-cell office:value-type="float" office:value="0.04138" calcext:value-type="float">
            <text:p>0.04138</text:p>
          </table:table-cell>
          <table:table-cell office:value-type="float" office:value="0.02915" calcext:value-type="float">
            <text:p>0.02915</text:p>
          </table:table-cell>
          <table:table-cell office:value-type="float" office:value="0.01788" calcext:value-type="float">
            <text:p>0.01788</text:p>
          </table:table-cell>
          <table:table-cell office:value-type="float" office:value="0.00791" calcext:value-type="float">
            <text:p>0.00791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041" calcext:value-type="float">
            <text:p>0.00041</text:p>
          </table:table-cell>
          <table:table-cell table:number-columns-repeated="2"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764" calcext:value-type="float">
            <text:p>0.00764</text:p>
          </table:table-cell>
          <table:table-cell office:value-type="float" office:value="0.00644" calcext:value-type="float">
            <text:p>0.00644</text:p>
          </table:table-cell>
          <table:table-cell office:value-type="float" office:value="0.00617" calcext:value-type="float">
            <text:p>0.00617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6945" calcext:value-type="float">
            <text:p>0.06945</text:p>
          </table:table-cell>
          <table:table-cell office:value-type="float" office:value="0.09103" calcext:value-type="float">
            <text:p>0.09103</text:p>
          </table:table-cell>
          <table:table-cell office:value-type="float" office:value="0.09785" calcext:value-type="float">
            <text:p>0.09785</text:p>
          </table:table-cell>
          <table:table-cell office:value-type="float" office:value="0.06971" calcext:value-type="float">
            <text:p>0.06971</text:p>
          </table:table-cell>
          <table:table-cell office:value-type="float" office:value="0.06" calcext:value-type="float">
            <text:p>0.06000</text:p>
          </table:table-cell>
          <table:table-cell office:value-type="float" office:value="0.04068" calcext:value-type="float">
            <text:p>0.04068</text:p>
          </table:table-cell>
          <table:table-cell office:value-type="float" office:value="0.01837" calcext:value-type="float">
            <text:p>0.01837</text:p>
          </table:table-cell>
          <table:table-cell office:value-type="float" office:value="0.0077" calcext:value-type="float">
            <text:p>0.00770</text:p>
          </table:table-cell>
          <table:table-cell office:value-type="float" office:value="0.00766" calcext:value-type="float">
            <text:p>0.00766</text:p>
          </table:table-cell>
          <table:table-cell table:number-columns-repeated="2"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" calcext:value-type="float">
            <text:p>0.00000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818" calcext:value-type="float">
            <text:p>0.00818</text:p>
          </table:table-cell>
          <table:table-cell office:value-type="float" office:value="0.03103" calcext:value-type="float">
            <text:p>0.03103</text:p>
          </table:table-cell>
          <table:table-cell office:value-type="float" office:value="0.07404" calcext:value-type="float">
            <text:p>0.07404</text:p>
          </table:table-cell>
          <table:table-cell office:value-type="float" office:value="0.06458" calcext:value-type="float">
            <text:p>0.06458</text:p>
          </table:table-cell>
          <table:table-cell office:value-type="float" office:value="0.06919" calcext:value-type="float">
            <text:p>0.06919</text:p>
          </table:table-cell>
          <table:table-cell office:value-type="float" office:value="0.05312" calcext:value-type="float">
            <text:p>0.05312</text:p>
          </table:table-cell>
          <table:table-cell office:value-type="float" office:value="0.03764" calcext:value-type="float">
            <text:p>0.03764</text:p>
          </table:table-cell>
          <table:table-cell office:value-type="float" office:value="0.03146" calcext:value-type="float">
            <text:p>0.03146</text:p>
          </table:table-cell>
          <table:table-cell office:value-type="float" office:value="0.01943" calcext:value-type="float">
            <text:p>0.01943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0.00413" calcext:value-type="float">
            <text:p>0.00413</text:p>
          </table:table-cell>
          <table:table-cell table:number-columns-repeated="2"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0.00521" calcext:value-type="float">
            <text:p>0.00521</text:p>
          </table:table-cell>
          <table:table-cell office:value-type="float" office:value="0.02352" calcext:value-type="float">
            <text:p>0.02352</text:p>
          </table:table-cell>
          <table:table-cell office:value-type="float" office:value="0.0513" calcext:value-type="float">
            <text:p>0.05130</text:p>
          </table:table-cell>
          <table:table-cell office:value-type="float" office:value="0.05251" calcext:value-type="float">
            <text:p>0.05251</text:p>
          </table:table-cell>
          <table:table-cell office:value-type="float" office:value="0.00709" calcext:value-type="float">
            <text:p>0.00709</text:p>
          </table:table-cell>
          <table:table-cell office:value-type="float" office:value="0.0256" calcext:value-type="float">
            <text:p>0.02560</text:p>
          </table:table-cell>
          <table:table-cell office:value-type="float" office:value="0.06012" calcext:value-type="float">
            <text:p>0.06012</text:p>
          </table:table-cell>
          <table:table-cell office:value-type="float" office:value="0.0732" calcext:value-type="float">
            <text:p>0.07320</text:p>
          </table:table-cell>
          <table:table-cell office:value-type="float" office:value="0.0708" calcext:value-type="float">
            <text:p>0.07080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4095" calcext:value-type="float">
            <text:p>0.04095</text:p>
          </table:table-cell>
          <table:table-cell office:value-type="float" office:value="0.02151" calcext:value-type="float">
            <text:p>0.02151</text:p>
          </table:table-cell>
          <table:table-cell office:value-type="float" office:value="0.00616" calcext:value-type="float">
            <text:p>0.00616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037" calcext:value-type="float">
            <text:p>0.00370</text:p>
          </table:table-cell>
          <table:table-cell table:style-name="Default"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115" calcext:value-type="float">
            <text:p>0.01150</text:p>
          </table:table-cell>
          <table:table-cell office:value-type="float" office:value="0.01956" calcext:value-type="float">
            <text:p>0.01956</text:p>
          </table:table-cell>
          <table:table-cell office:value-type="float" office:value="0.03195" calcext:value-type="float">
            <text:p>0.03195</text:p>
          </table:table-cell>
          <table:table-cell office:value-type="float" office:value="0.0218" calcext:value-type="float">
            <text:p>0.02180</text:p>
          </table:table-cell>
          <table:table-cell office:value-type="float" office:value="0.03443" calcext:value-type="float">
            <text:p>0.03443</text:p>
          </table:table-cell>
          <table:table-cell office:value-type="float" office:value="0.03426" calcext:value-type="float">
            <text:p>0.03426</text:p>
          </table:table-cell>
          <table:table-cell office:value-type="float" office:value="0.03095" calcext:value-type="float">
            <text:p>0.03095</text:p>
          </table:table-cell>
          <table:table-cell office:value-type="float" office:value="0.03663" calcext:value-type="float">
            <text:p>0.03663</text:p>
          </table:table-cell>
          <table:table-cell office:value-type="float" office:value="0.03294" calcext:value-type="float">
            <text:p>0.03294</text:p>
          </table:table-cell>
          <table:table-cell office:value-type="float" office:value="0.02808" calcext:value-type="float">
            <text:p>0.02808</text:p>
          </table:table-cell>
          <table:table-cell office:value-type="float" office:value="0.0431" calcext:value-type="float">
            <text:p>0.04310</text:p>
          </table:table-cell>
          <table:table-cell office:value-type="float" office:value="0.02323" calcext:value-type="float">
            <text:p>0.02323</text:p>
          </table:table-cell>
          <table:table-cell office:value-type="float" office:value="0.01104" calcext:value-type="float">
            <text:p>0.01104</text:p>
          </table:table-cell>
          <table:table-cell office:value-type="float" office:value="0.00689" calcext:value-type="float">
            <text:p>0.00689</text:p>
          </table:table-cell>
          <table:table-cell office:value-type="float" office:value="0.00269" calcext:value-type="float">
            <text:p>0.00269</text:p>
          </table:table-cell>
          <table:table-cell table:style-name="Default"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80" calcext:value-type="float">
            <text:p>180.0</text:p>
          </table:table-cell>
          <table:table-cell office:value-type="float" office:value="0" calcext:value-type="float">
            <text:p>0.00000</text:p>
          </table:table-cell>
          <table:table-cell office:value-type="float" office:value="0.00534" calcext:value-type="float">
            <text:p>0.0053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1974" calcext:value-type="float">
            <text:p>0.01974</text:p>
          </table:table-cell>
          <table:table-cell office:value-type="float" office:value="0.03642" calcext:value-type="float">
            <text:p>0.03642</text:p>
          </table:table-cell>
          <table:table-cell office:value-type="float" office:value="0.04139" calcext:value-type="float">
            <text:p>0.04139</text:p>
          </table:table-cell>
          <table:table-cell office:value-type="float" office:value="0.06251" calcext:value-type="float">
            <text:p>0.06251</text:p>
          </table:table-cell>
          <table:table-cell office:value-type="float" office:value="0.04481" calcext:value-type="float">
            <text:p>0.04481</text:p>
          </table:table-cell>
          <table:table-cell office:value-type="float" office:value="0.03529" calcext:value-type="float">
            <text:p>0.03529</text:p>
          </table:table-cell>
          <table:table-cell office:value-type="float" office:value="0.02733" calcext:value-type="float">
            <text:p>0.02733</text:p>
          </table:table-cell>
          <table:table-cell office:value-type="float" office:value="0.04503" calcext:value-type="float">
            <text:p>0.04503</text:p>
          </table:table-cell>
          <table:table-cell office:value-type="float" office:value="0.04068" calcext:value-type="float">
            <text:p>0.04068</text:p>
          </table:table-cell>
          <table:table-cell office:value-type="float" office:value="0.02651" calcext:value-type="float">
            <text:p>0.02651</text:p>
          </table:table-cell>
          <table:table-cell office:value-type="float" office:value="0.02118" calcext:value-type="float">
            <text:p>0.02118</text:p>
          </table:table-cell>
          <table:table-cell office:value-type="float" office:value="0.01619" calcext:value-type="float">
            <text:p>0.01619</text:p>
          </table:table-cell>
          <table:table-cell office:value-type="float" office:value="0.01224" calcext:value-type="float">
            <text:p>0.01224</text:p>
          </table:table-cell>
          <table:table-cell table:style-name="Default"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8" calcext:value-type="float">
            <text:p>0.00800</text:p>
          </table:table-cell>
          <table:table-cell office:value-type="float" office:value="0.01751" calcext:value-type="float">
            <text:p>0.01751</text:p>
          </table:table-cell>
          <table:table-cell office:value-type="float" office:value="0.00849" calcext:value-type="float">
            <text:p>0.00849</text:p>
          </table:table-cell>
          <table:table-cell office:value-type="float" office:value="0.01309" calcext:value-type="float">
            <text:p>0.01309</text:p>
          </table:table-cell>
          <table:table-cell office:value-type="float" office:value="0.02482" calcext:value-type="float">
            <text:p>0.02482</text:p>
          </table:table-cell>
          <table:table-cell office:value-type="float" office:value="0.04371" calcext:value-type="float">
            <text:p>0.04371</text:p>
          </table:table-cell>
          <table:table-cell office:value-type="float" office:value="0.06474" calcext:value-type="float">
            <text:p>0.06474</text:p>
          </table:table-cell>
          <table:table-cell office:value-type="float" office:value="0.06388" calcext:value-type="float">
            <text:p>0.06388</text:p>
          </table:table-cell>
          <table:table-cell office:value-type="float" office:value="0.02686" calcext:value-type="float">
            <text:p>0.02686</text:p>
          </table:table-cell>
          <table:table-cell office:value-type="float" office:value="0.02996" calcext:value-type="float">
            <text:p>0.02996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709" calcext:value-type="float">
            <text:p>0.02709</text:p>
          </table:table-cell>
          <table:table-cell office:value-type="float" office:value="0.04448" calcext:value-type="float">
            <text:p>0.04448</text:p>
          </table:table-cell>
          <table:table-cell office:value-type="float" office:value="0.01754" calcext:value-type="float">
            <text:p>0.01754</text:p>
          </table:table-cell>
          <table:table-cell office:value-type="float" office:value="0.02194" calcext:value-type="float">
            <text:p>0.02194</text:p>
          </table:table-cell>
          <table:table-cell table:style-name="Default"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33" calcext:value-type="float">
            <text:p>133.0</text:p>
          </table:table-cell>
          <table:table-cell office:value-type="float" office:value="0" calcext:value-type="float">
            <text:p>0.0000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443" calcext:value-type="float">
            <text:p>0.00443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0.01685" calcext:value-type="float">
            <text:p>0.01685</text:p>
          </table:table-cell>
          <table:table-cell office:value-type="float" office:value="0.00917" calcext:value-type="float">
            <text:p>0.00917</text:p>
          </table:table-cell>
          <table:table-cell office:value-type="float" office:value="0.0124" calcext:value-type="float">
            <text:p>0.01240</text:p>
          </table:table-cell>
          <table:table-cell office:value-type="float" office:value="0.02131" calcext:value-type="float">
            <text:p>0.02131</text:p>
          </table:table-cell>
          <table:table-cell office:value-type="float" office:value="0.04312" calcext:value-type="float">
            <text:p>0.04312</text:p>
          </table:table-cell>
          <table:table-cell office:value-type="float" office:value="0.0416" calcext:value-type="float">
            <text:p>0.04160</text:p>
          </table:table-cell>
          <table:table-cell office:value-type="float" office:value="0.03619" calcext:value-type="float">
            <text:p>0.03619</text:p>
          </table:table-cell>
          <table:table-cell office:value-type="float" office:value="0.02802" calcext:value-type="float">
            <text:p>0.02802</text:p>
          </table:table-cell>
          <table:table-cell office:value-type="float" office:value="0.03953" calcext:value-type="float">
            <text:p>0.03953</text:p>
          </table:table-cell>
          <table:table-cell office:value-type="float" office:value="0.04689" calcext:value-type="float">
            <text:p>0.04689</text:p>
          </table:table-cell>
          <table:table-cell office:value-type="float" office:value="0.02916" calcext:value-type="float">
            <text:p>0.02916</text:p>
          </table:table-cell>
          <table:table-cell office:value-type="float" office:value="0.03206" calcext:value-type="float">
            <text:p>0.03206</text:p>
          </table:table-cell>
          <table:table-cell table:style-name="Default"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0.04821" calcext:value-type="float">
            <text:p>0.04821</text:p>
          </table:table-cell>
          <table:table-cell office:value-type="float" office:value="0.03155" calcext:value-type="float">
            <text:p>0.03155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628" calcext:value-type="float">
            <text:p>0.01628</text:p>
          </table:table-cell>
          <table:table-cell office:value-type="float" office:value="0.02535" calcext:value-type="float">
            <text:p>0.02535</text:p>
          </table:table-cell>
          <table:table-cell office:value-type="float" office:value="0.02343" calcext:value-type="float">
            <text:p>0.02343</text:p>
          </table:table-cell>
          <table:table-cell office:value-type="float" office:value="0.03343" calcext:value-type="float">
            <text:p>0.03343</text:p>
          </table:table-cell>
          <table:table-cell office:value-type="float" office:value="0.02724" calcext:value-type="float">
            <text:p>0.02724</text:p>
          </table:table-cell>
          <table:table-cell office:value-type="float" office:value="0.02335" calcext:value-type="float">
            <text:p>0.02335</text:p>
          </table:table-cell>
          <table:table-cell office:value-type="float" office:value="0.02398" calcext:value-type="float">
            <text:p>0.02398</text:p>
          </table:table-cell>
          <table:table-cell office:value-type="float" office:value="0.0145" calcext:value-type="float">
            <text:p>0.01450</text:p>
          </table:table-cell>
          <table:table-cell office:value-type="float" office:value="0.02031" calcext:value-type="float">
            <text:p>0.02031</text:p>
          </table:table-cell>
          <table:table-cell office:value-type="float" office:value="0.01547" calcext:value-type="float">
            <text:p>0.01547</text:p>
          </table:table-cell>
          <table:table-cell table:style-name="Default"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595" calcext:value-type="float">
            <text:p>0.02595</text:p>
          </table:table-cell>
          <table:table-cell office:value-type="float" office:value="0.02186" calcext:value-type="float">
            <text:p>0.02186</text:p>
          </table:table-cell>
          <table:table-cell office:value-type="float" office:value="0.04362" calcext:value-type="float">
            <text:p>0.04362</text:p>
          </table:table-cell>
          <table:table-cell office:value-type="float" office:value="0.0794" calcext:value-type="float">
            <text:p>0.07940</text:p>
          </table:table-cell>
          <table:table-cell office:value-type="float" office:value="0.07958" calcext:value-type="float">
            <text:p>0.07958</text:p>
          </table:table-cell>
          <table:table-cell office:value-type="float" office:value="0.04357" calcext:value-type="float">
            <text:p>0.04357</text:p>
          </table:table-cell>
          <table:table-cell office:value-type="float" office:value="0.02255" calcext:value-type="float">
            <text:p>0.02255</text:p>
          </table:table-cell>
          <table:table-cell office:value-type="float" office:value="0.02176" calcext:value-type="float">
            <text:p>0.02176</text:p>
          </table:table-cell>
          <table:table-cell office:value-type="float" office:value="0.02451" calcext:value-type="float">
            <text:p>0.02451</text:p>
          </table:table-cell>
          <table:table-cell office:value-type="float" office:value="0.02017" calcext:value-type="float">
            <text:p>0.02017</text:p>
          </table:table-cell>
          <table:table-cell office:value-type="float" office:value="0.01611" calcext:value-type="float">
            <text:p>0.01611</text:p>
          </table:table-cell>
          <table:table-cell office:value-type="float" office:value="0.02847" calcext:value-type="float">
            <text:p>0.02847</text:p>
          </table:table-cell>
          <table:table-cell office:value-type="float" office:value="0.02443" calcext:value-type="float">
            <text:p>0.02443</text:p>
          </table:table-cell>
          <table:table-cell office:value-type="float" office:value="0.01563" calcext:value-type="float">
            <text:p>0.01563</text:p>
          </table:table-cell>
          <table:table-cell office:value-type="float" office:value="0.00871" calcext:value-type="float">
            <text:p>0.00871</text:p>
          </table:table-cell>
          <table:table-cell office:value-type="float" office:value="0.02361" calcext:value-type="float">
            <text:p>0.02361</text:p>
          </table:table-cell>
          <table:table-cell table:style-name="Default"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7907" calcext:value-type="float">
            <text:p>0.07907</text:p>
          </table:table-cell>
          <table:table-cell office:value-type="float" office:value="0.09694" calcext:value-type="float">
            <text:p>0.09694</text:p>
          </table:table-cell>
          <table:table-cell office:value-type="float" office:value="0.06164" calcext:value-type="float">
            <text:p>0.06164</text:p>
          </table:table-cell>
          <table:table-cell office:value-type="float" office:value="0.02119" calcext:value-type="float">
            <text:p>0.02119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1092" calcext:value-type="float">
            <text:p>0.01092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2077" calcext:value-type="float">
            <text:p>0.02077</text:p>
          </table:table-cell>
          <table:table-cell table:style-name="Default"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45" calcext:value-type="float">
            <text:p>0.01450</text:p>
          </table:table-cell>
          <table:table-cell office:value-type="float" office:value="0.0196" calcext:value-type="float">
            <text:p>0.01960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0.00876" calcext:value-type="float">
            <text:p>0.00876</text:p>
          </table:table-cell>
          <table:table-cell office:value-type="float" office:value="0.01105" calcext:value-type="float">
            <text:p>0.01105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3029" calcext:value-type="float">
            <text:p>0.03029</text:p>
          </table:table-cell>
          <table:table-cell office:value-type="float" office:value="0.10399" calcext:value-type="float">
            <text:p>0.10399</text:p>
          </table:table-cell>
          <table:table-cell office:value-type="float" office:value="0.1153" calcext:value-type="float">
            <text:p>0.11530</text:p>
          </table:table-cell>
          <table:table-cell office:value-type="float" office:value="0.05939" calcext:value-type="float">
            <text:p>0.05939</text:p>
          </table:table-cell>
          <table:table-cell office:value-type="float" office:value="0.03029" calcext:value-type="float">
            <text:p>0.03029</text:p>
          </table:table-cell>
          <table:table-cell office:value-type="float" office:value="0.02522" calcext:value-type="float">
            <text:p>0.02522</text:p>
          </table:table-cell>
          <table:table-cell office:value-type="float" office:value="0.0225" calcext:value-type="float">
            <text:p>0.02250</text:p>
          </table:table-cell>
          <table:table-cell office:value-type="float" office:value="0.02353" calcext:value-type="float">
            <text:p>0.02353</text:p>
          </table:table-cell>
          <table:table-cell office:value-type="float" office:value="0.02319" calcext:value-type="float">
            <text:p>0.02319</text:p>
          </table:table-cell>
          <table:table-cell office:value-type="float" office:value="0.03361" calcext:value-type="float">
            <text:p>0.03361</text:p>
          </table:table-cell>
          <table:table-cell table:style-name="Default"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426" calcext:value-type="float">
            <text:p>0.02426</text:p>
          </table:table-cell>
          <table:table-cell office:value-type="float" office:value="0.01691" calcext:value-type="float">
            <text:p>0.01691</text:p>
          </table:table-cell>
          <table:table-cell office:value-type="float" office:value="0.0125" calcext:value-type="float">
            <text:p>0.01250</text:p>
          </table:table-cell>
          <table:table-cell office:value-type="float" office:value="0.01148" calcext:value-type="float">
            <text:p>0.01148</text:p>
          </table:table-cell>
          <table:table-cell office:value-type="float" office:value="0.00435" calcext:value-type="float">
            <text:p>0.00435</text:p>
          </table:table-cell>
          <table:table-cell office:value-type="float" office:value="0.00547" calcext:value-type="float">
            <text:p>0.00547</text:p>
          </table:table-cell>
          <table:table-cell office:value-type="float" office:value="0.00925" calcext:value-type="float">
            <text:p>0.00925</text:p>
          </table:table-cell>
          <table:table-cell office:value-type="float" office:value="0.0164" calcext:value-type="float">
            <text:p>0.01640</text:p>
          </table:table-cell>
          <table:table-cell office:value-type="float" office:value="0.05117" calcext:value-type="float">
            <text:p>0.05117</text:p>
          </table:table-cell>
          <table:table-cell office:value-type="float" office:value="0.07996" calcext:value-type="float">
            <text:p>0.07996</text:p>
          </table:table-cell>
          <table:table-cell office:value-type="float" office:value="0.05828" calcext:value-type="float">
            <text:p>0.05828</text:p>
          </table:table-cell>
          <table:table-cell office:value-type="float" office:value="0.03579" calcext:value-type="float">
            <text:p>0.03579</text:p>
          </table:table-cell>
          <table:table-cell office:value-type="float" office:value="0.03397" calcext:value-type="float">
            <text:p>0.03397</text:p>
          </table:table-cell>
          <table:table-cell office:value-type="float" office:value="0.01988" calcext:value-type="float">
            <text:p>0.01988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2683" calcext:value-type="float">
            <text:p>0.02683</text:p>
          </table:table-cell>
          <table:table-cell table:style-name="Default"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0.04027" calcext:value-type="float">
            <text:p>0.04027</text:p>
          </table:table-cell>
          <table:table-cell office:value-type="float" office:value="0.03573" calcext:value-type="float">
            <text:p>0.03573</text:p>
          </table:table-cell>
          <table:table-cell office:value-type="float" office:value="0.02718" calcext:value-type="float">
            <text:p>0.02718</text:p>
          </table:table-cell>
          <table:table-cell office:value-type="float" office:value="0.02545" calcext:value-type="float">
            <text:p>0.02545</text:p>
          </table:table-cell>
          <table:table-cell office:value-type="float" office:value="0.02263" calcext:value-type="float">
            <text:p>0.02263</text:p>
          </table:table-cell>
          <table:table-cell office:value-type="float" office:value="0.03583" calcext:value-type="float">
            <text:p>0.03583</text:p>
          </table:table-cell>
          <table:table-cell office:value-type="float" office:value="0.05235" calcext:value-type="float">
            <text:p>0.05235</text:p>
          </table:table-cell>
          <table:table-cell office:value-type="float" office:value="0.06757" calcext:value-type="float">
            <text:p>0.06757</text:p>
          </table:table-cell>
          <table:table-cell office:value-type="float" office:value="0.06028" calcext:value-type="float">
            <text:p>0.06028</text:p>
          </table:table-cell>
          <table:table-cell office:value-type="float" office:value="0.04188" calcext:value-type="float">
            <text:p>0.04188</text:p>
          </table:table-cell>
          <table:table-cell office:value-type="float" office:value="0.02084" calcext:value-type="float">
            <text:p>0.02084</text:p>
          </table:table-cell>
          <table:table-cell office:value-type="float" office:value="0.0167" calcext:value-type="float">
            <text:p>0.01670</text:p>
          </table:table-cell>
          <table:table-cell office:value-type="float" office:value="0.04334" calcext:value-type="float">
            <text:p>0.04334</text:p>
          </table:table-cell>
          <table:table-cell table:style-name="Default"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56" calcext:value-type="float">
            <text:p>0.00560</text:p>
          </table:table-cell>
          <table:table-cell office:value-type="float" office:value="0.01683" calcext:value-type="float">
            <text:p>0.01683</text:p>
          </table:table-cell>
          <table:table-cell office:value-type="float" office:value="0.01951" calcext:value-type="float">
            <text:p>0.01951</text:p>
          </table:table-cell>
          <table:table-cell office:value-type="float" office:value="0.01361" calcext:value-type="float">
            <text:p>0.01361</text:p>
          </table:table-cell>
          <table:table-cell office:value-type="float" office:value="0.02585" calcext:value-type="float">
            <text:p>0.02585</text:p>
          </table:table-cell>
          <table:table-cell office:value-type="float" office:value="0.05984" calcext:value-type="float">
            <text:p>0.05984</text:p>
          </table:table-cell>
          <table:table-cell office:value-type="float" office:value="0.07787" calcext:value-type="float">
            <text:p>0.07787</text:p>
          </table:table-cell>
          <table:table-cell office:value-type="float" office:value="0.05792" calcext:value-type="float">
            <text:p>0.05792</text:p>
          </table:table-cell>
          <table:table-cell office:value-type="float" office:value="0.03945" calcext:value-type="float">
            <text:p>0.03945</text:p>
          </table:table-cell>
          <table:table-cell office:value-type="float" office:value="0.03981" calcext:value-type="float">
            <text:p>0.03981</text:p>
          </table:table-cell>
          <table:table-cell office:value-type="float" office:value="0.02909" calcext:value-type="float">
            <text:p>0.02909</text:p>
          </table:table-cell>
          <table:table-cell office:value-type="float" office:value="0.06914" calcext:value-type="float">
            <text:p>0.06914</text:p>
          </table:table-cell>
          <table:table-cell office:value-type="float" office:value="0.056" calcext:value-type="float">
            <text:p>0.05600</text:p>
          </table:table-cell>
          <table:table-cell office:value-type="float" office:value="0.02621" calcext:value-type="float">
            <text:p>0.02621</text:p>
          </table:table-cell>
          <table:table-cell office:value-type="float" office:value="0.01028" calcext:value-type="float">
            <text:p>0.01028</text:p>
          </table:table-cell>
          <table:table-cell office:value-type="float" office:value="0.02048" calcext:value-type="float">
            <text:p>0.02048</text:p>
          </table:table-cell>
          <table:table-cell table:style-name="Default"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5063" calcext:value-type="float">
            <text:p>0.05063</text:p>
          </table:table-cell>
          <table:table-cell office:value-type="float" office:value="0.07685" calcext:value-type="float">
            <text:p>0.07685</text:p>
          </table:table-cell>
          <table:table-cell office:value-type="float" office:value="0.04852" calcext:value-type="float">
            <text:p>0.04852</text:p>
          </table:table-cell>
          <table:table-cell office:value-type="float" office:value="0.02466" calcext:value-type="float">
            <text:p>0.02466</text:p>
          </table:table-cell>
          <table:table-cell office:value-type="float" office:value="0.02215" calcext:value-type="float">
            <text:p>0.02215</text:p>
          </table:table-cell>
          <table:table-cell office:value-type="float" office:value="0.01761" calcext:value-type="float">
            <text:p>0.01761</text:p>
          </table:table-cell>
          <table:table-cell office:value-type="float" office:value="0.02247" calcext:value-type="float">
            <text:p>0.02247</text:p>
          </table:table-cell>
          <table:table-cell office:value-type="float" office:value="0.05199" calcext:value-type="float">
            <text:p>0.05199</text:p>
          </table:table-cell>
          <table:table-cell office:value-type="float" office:value="0.0399" calcext:value-type="float">
            <text:p>0.03990</text:p>
          </table:table-cell>
          <table:table-cell office:value-type="float" office:value="0.02964" calcext:value-type="float">
            <text:p>0.02964</text:p>
          </table:table-cell>
          <table:table-cell office:value-type="float" office:value="0.0163" calcext:value-type="float">
            <text:p>0.01630</text:p>
          </table:table-cell>
          <table:table-cell office:value-type="float" office:value="0.02059" calcext:value-type="float">
            <text:p>0.02059</text:p>
          </table:table-cell>
          <table:table-cell office:value-type="float" office:value="0.02046" calcext:value-type="float">
            <text:p>0.02046</text:p>
          </table:table-cell>
          <table:table-cell office:value-type="float" office:value="0.02206" calcext:value-type="float">
            <text:p>0.02206</text:p>
          </table:table-cell>
          <table:table-cell office:value-type="float" office:value="0.00712" calcext:value-type="float">
            <text:p>0.00712</text:p>
          </table:table-cell>
          <table:table-cell office:value-type="float" office:value="0.0136" calcext:value-type="float">
            <text:p>0.01360</text:p>
          </table:table-cell>
          <table:table-cell table:style-name="Default"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634" calcext:value-type="float">
            <text:p>0.01634</text:p>
          </table:table-cell>
          <table:table-cell office:value-type="float" office:value="0.00586" calcext:value-type="float">
            <text:p>0.00586</text:p>
          </table:table-cell>
          <table:table-cell office:value-type="float" office:value="0.01433" calcext:value-type="float">
            <text:p>0.01433</text:p>
          </table:table-cell>
          <table:table-cell office:value-type="float" office:value="0.03142" calcext:value-type="float">
            <text:p>0.03142</text:p>
          </table:table-cell>
          <table:table-cell office:value-type="float" office:value="0.04137" calcext:value-type="float">
            <text:p>0.04137</text:p>
          </table:table-cell>
          <table:table-cell office:value-type="float" office:value="0.04644" calcext:value-type="float">
            <text:p>0.04644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915" calcext:value-type="float">
            <text:p>0.02915</text:p>
          </table:table-cell>
          <table:table-cell office:value-type="float" office:value="0.03511" calcext:value-type="float">
            <text:p>0.03511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5263" calcext:value-type="float">
            <text:p>0.05263</text:p>
          </table:table-cell>
          <table:table-cell office:value-type="float" office:value="0.0356" calcext:value-type="float">
            <text:p>0.03560</text:p>
          </table:table-cell>
          <table:table-cell office:value-type="float" office:value="0.02189" calcext:value-type="float">
            <text:p>0.02189</text:p>
          </table:table-cell>
          <table:table-cell office:value-type="float" office:value="0.02647" calcext:value-type="float">
            <text:p>0.02647</text:p>
          </table:table-cell>
          <table:table-cell office:value-type="float" office:value="0.02196" calcext:value-type="float">
            <text:p>0.02196</text:p>
          </table:table-cell>
          <table:table-cell office:value-type="float" office:value="0.03492" calcext:value-type="float">
            <text:p>0.03492</text:p>
          </table:table-cell>
          <table:table-cell table:style-name="Default"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787" calcext:value-type="float">
            <text:p>0.02787</text:p>
          </table:table-cell>
          <table:table-cell office:value-type="float" office:value="0.0327" calcext:value-type="float">
            <text:p>0.03270</text:p>
          </table:table-cell>
          <table:table-cell office:value-type="float" office:value="0.01935" calcext:value-type="float">
            <text:p>0.01935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0.01994" calcext:value-type="float">
            <text:p>0.01994</text:p>
          </table:table-cell>
          <table:table-cell office:value-type="float" office:value="0.03692" calcext:value-type="float">
            <text:p>0.03692</text:p>
          </table:table-cell>
          <table:table-cell office:value-type="float" office:value="0.05771" calcext:value-type="float">
            <text:p>0.05771</text:p>
          </table:table-cell>
          <table:table-cell office:value-type="float" office:value="0.05139" calcext:value-type="float">
            <text:p>0.05139</text:p>
          </table:table-cell>
          <table:table-cell office:value-type="float" office:value="0.03339" calcext:value-type="float">
            <text:p>0.03339</text:p>
          </table:table-cell>
          <table:table-cell office:value-type="float" office:value="0.02035" calcext:value-type="float">
            <text:p>0.02035</text:p>
          </table:table-cell>
          <table:table-cell office:value-type="float" office:value="0.01956" calcext:value-type="float">
            <text:p>0.01956</text:p>
          </table:table-cell>
          <table:table-cell office:value-type="float" office:value="0.0232" calcext:value-type="float">
            <text:p>0.02320</text:p>
          </table:table-cell>
          <table:table-cell office:value-type="float" office:value="0.01836" calcext:value-type="float">
            <text:p>0.01836</text:p>
          </table:table-cell>
          <table:table-cell office:value-type="float" office:value="0.01662" calcext:value-type="float">
            <text:p>0.01662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2251" calcext:value-type="float">
            <text:p>0.02251</text:p>
          </table:table-cell>
          <table:table-cell table:style-name="Default"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4054" calcext:value-type="float">
            <text:p>0.04054</text:p>
          </table:table-cell>
          <table:table-cell office:value-type="float" office:value="0.0561" calcext:value-type="float">
            <text:p>0.05610</text:p>
          </table:table-cell>
          <table:table-cell office:value-type="float" office:value="0.04573" calcext:value-type="float">
            <text:p>0.04573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0988" calcext:value-type="float">
            <text:p>0.00988</text:p>
          </table:table-cell>
          <table:table-cell office:value-type="float" office:value="0.0336" calcext:value-type="float">
            <text:p>0.03360</text:p>
          </table:table-cell>
          <table:table-cell office:value-type="float" office:value="0.03861" calcext:value-type="float">
            <text:p>0.03861</text:p>
          </table:table-cell>
          <table:table-cell office:value-type="float" office:value="0.05206" calcext:value-type="float">
            <text:p>0.05206</text:p>
          </table:table-cell>
          <table:table-cell office:value-type="float" office:value="0.05668" calcext:value-type="float">
            <text:p>0.05668</text:p>
          </table:table-cell>
          <table:table-cell office:value-type="float" office:value="0.04675" calcext:value-type="float">
            <text:p>0.04675</text:p>
          </table:table-cell>
          <table:table-cell office:value-type="float" office:value="0.03355" calcext:value-type="float">
            <text:p>0.03355</text:p>
          </table:table-cell>
          <table:table-cell office:value-type="float" office:value="0.03825" calcext:value-type="float">
            <text:p>0.03825</text:p>
          </table:table-cell>
          <table:table-cell office:value-type="float" office:value="0.03468" calcext:value-type="float">
            <text:p>0.03468</text:p>
          </table:table-cell>
          <table:table-cell office:value-type="float" office:value="0.02272" calcext:value-type="float">
            <text:p>0.02272</text:p>
          </table:table-cell>
          <table:table-cell office:value-type="float" office:value="0.01648" calcext:value-type="float">
            <text:p>0.01648</text:p>
          </table:table-cell>
          <table:table-cell office:value-type="float" office:value="0.02455" calcext:value-type="float">
            <text:p>0.02455</text:p>
          </table:table-cell>
          <table:table-cell table:style-name="Default"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429" calcext:value-type="float">
            <text:p>0.01429</text:p>
          </table:table-cell>
          <table:table-cell office:value-type="float" office:value="0.01386" calcext:value-type="float">
            <text:p>0.01386</text:p>
          </table:table-cell>
          <table:table-cell office:value-type="float" office:value="0.01981" calcext:value-type="float">
            <text:p>0.01981</text:p>
          </table:table-cell>
          <table:table-cell office:value-type="float" office:value="0.04248" calcext:value-type="float">
            <text:p>0.04248</text:p>
          </table:table-cell>
          <table:table-cell office:value-type="float" office:value="0.06153" calcext:value-type="float">
            <text:p>0.06153</text:p>
          </table:table-cell>
          <table:table-cell office:value-type="float" office:value="0.04621" calcext:value-type="float">
            <text:p>0.04621</text:p>
          </table:table-cell>
          <table:table-cell office:value-type="float" office:value="0.02542" calcext:value-type="float">
            <text:p>0.02542</text:p>
          </table:table-cell>
          <table:table-cell office:value-type="float" office:value="0.02591" calcext:value-type="float">
            <text:p>0.02591</text:p>
          </table:table-cell>
          <table:table-cell office:value-type="float" office:value="0.04811" calcext:value-type="float">
            <text:p>0.04811</text:p>
          </table:table-cell>
          <table:table-cell office:value-type="float" office:value="0.06555" calcext:value-type="float">
            <text:p>0.06555</text:p>
          </table:table-cell>
          <table:table-cell office:value-type="float" office:value="0.06186" calcext:value-type="float">
            <text:p>0.06186</text:p>
          </table:table-cell>
          <table:table-cell office:value-type="float" office:value="0.04148" calcext:value-type="float">
            <text:p>0.04148</text:p>
          </table:table-cell>
          <table:table-cell office:value-type="float" office:value="0.03012" calcext:value-type="float">
            <text:p>0.03012</text:p>
          </table:table-cell>
          <table:table-cell office:value-type="float" office:value="0.0352" calcext:value-type="float">
            <text:p>0.03520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1864" calcext:value-type="float">
            <text:p>0.01864</text:p>
          </table:table-cell>
          <table:table-cell table:style-name="Default"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641" calcext:value-type="float">
            <text:p>0.00641</text:p>
          </table:table-cell>
          <table:table-cell office:value-type="float" office:value="0.00782" calcext:value-type="float">
            <text:p>0.00782</text:p>
          </table:table-cell>
          <table:table-cell office:value-type="float" office:value="0.01546" calcext:value-type="float">
            <text:p>0.01546</text:p>
          </table:table-cell>
          <table:table-cell office:value-type="float" office:value="0.03563" calcext:value-type="float">
            <text:p>0.03563</text:p>
          </table:table-cell>
          <table:table-cell office:value-type="float" office:value="0.05737" calcext:value-type="float">
            <text:p>0.05737</text:p>
          </table:table-cell>
          <table:table-cell office:value-type="float" office:value="0.05603" calcext:value-type="float">
            <text:p>0.05603</text:p>
          </table:table-cell>
          <table:table-cell office:value-type="float" office:value="0.0325" calcext:value-type="float">
            <text:p>0.03250</text:p>
          </table:table-cell>
          <table:table-cell office:value-type="float" office:value="0.05699" calcext:value-type="float">
            <text:p>0.05699</text:p>
          </table:table-cell>
          <table:table-cell office:value-type="float" office:value="0.06137" calcext:value-type="float">
            <text:p>0.06137</text:p>
          </table:table-cell>
          <table:table-cell office:value-type="float" office:value="0.06413" calcext:value-type="float">
            <text:p>0.06413</text:p>
          </table:table-cell>
          <table:table-cell office:value-type="float" office:value="0.04591" calcext:value-type="float">
            <text:p>0.04591</text:p>
          </table:table-cell>
          <table:table-cell office:value-type="float" office:value="0.03429" calcext:value-type="float">
            <text:p>0.03429</text:p>
          </table:table-cell>
          <table:table-cell office:value-type="float" office:value="0.02104" calcext:value-type="float">
            <text:p>0.02104</text:p>
          </table:table-cell>
          <table:table-cell office:value-type="float" office:value="0.0323" calcext:value-type="float">
            <text:p>0.03230</text:p>
          </table:table-cell>
          <table:table-cell table:style-name="Default"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" calcext:value-type="float">
            <text:p>0.00000</text:p>
          </table:table-cell>
          <table:table-cell office:value-type="float" office:value="0.00267" calcext:value-type="float">
            <text:p>0.00267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1359" calcext:value-type="float">
            <text:p>0.01359</text:p>
          </table:table-cell>
          <table:table-cell office:value-type="float" office:value="0.01158" calcext:value-type="float">
            <text:p>0.01158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3027" calcext:value-type="float">
            <text:p>0.03027</text:p>
          </table:table-cell>
          <table:table-cell office:value-type="float" office:value="0.05696" calcext:value-type="float">
            <text:p>0.05696</text:p>
          </table:table-cell>
          <table:table-cell office:value-type="float" office:value="0.07237" calcext:value-type="float">
            <text:p>0.07237</text:p>
          </table:table-cell>
          <table:table-cell office:value-type="float" office:value="0.05603" calcext:value-type="float">
            <text:p>0.05603</text:p>
          </table:table-cell>
          <table:table-cell office:value-type="float" office:value="0.05546" calcext:value-type="float">
            <text:p>0.05546</text:p>
          </table:table-cell>
          <table:table-cell office:value-type="float" office:value="0.05617" calcext:value-type="float">
            <text:p>0.05617</text:p>
          </table:table-cell>
          <table:table-cell office:value-type="float" office:value="0.05754" calcext:value-type="float">
            <text:p>0.05754</text:p>
          </table:table-cell>
          <table:table-cell office:value-type="float" office:value="0.03547" calcext:value-type="float">
            <text:p>0.03547</text:p>
          </table:table-cell>
          <table:table-cell office:value-type="float" office:value="0.02343" calcext:value-type="float">
            <text:p>0.02343</text:p>
          </table:table-cell>
          <table:table-cell office:value-type="float" office:value="0.02157" calcext:value-type="float">
            <text:p>0.02157</text:p>
          </table:table-cell>
          <table:table-cell table:style-name="Default"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503" calcext:value-type="float">
            <text:p>0.00503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1218" calcext:value-type="float">
            <text:p>0.01218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04661" calcext:value-type="float">
            <text:p>0.04661</text:p>
          </table:table-cell>
          <table:table-cell office:value-type="float" office:value="0.06559" calcext:value-type="float">
            <text:p>0.06559</text:p>
          </table:table-cell>
          <table:table-cell office:value-type="float" office:value="0.08662" calcext:value-type="float">
            <text:p>0.08662</text:p>
          </table:table-cell>
          <table:table-cell office:value-type="float" office:value="0.06446" calcext:value-type="float">
            <text:p>0.06446</text:p>
          </table:table-cell>
          <table:table-cell office:value-type="float" office:value="0.06028" calcext:value-type="float">
            <text:p>0.06028</text:p>
          </table:table-cell>
          <table:table-cell office:value-type="float" office:value="0.05226" calcext:value-type="float">
            <text:p>0.05226</text:p>
          </table:table-cell>
          <table:table-cell office:value-type="float" office:value="0.0705" calcext:value-type="float">
            <text:p>0.07050</text:p>
          </table:table-cell>
          <table:table-cell office:value-type="float" office:value="0.05137" calcext:value-type="float">
            <text:p>0.05137</text:p>
          </table:table-cell>
          <table:table-cell office:value-type="float" office:value="0.04697" calcext:value-type="float">
            <text:p>0.04697</text:p>
          </table:table-cell>
          <table:table-cell table:style-name="Default"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0048" calcext:value-type="float">
            <text:p>0.00480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1163" calcext:value-type="float">
            <text:p>0.01163</text:p>
          </table:table-cell>
          <table:table-cell office:value-type="float" office:value="0.02131" calcext:value-type="float">
            <text:p>0.02131</text:p>
          </table:table-cell>
          <table:table-cell office:value-type="float" office:value="0.03645" calcext:value-type="float">
            <text:p>0.03645</text:p>
          </table:table-cell>
          <table:table-cell office:value-type="float" office:value="0.05649" calcext:value-type="float">
            <text:p>0.05649</text:p>
          </table:table-cell>
          <table:table-cell office:value-type="float" office:value="0.0927" calcext:value-type="float">
            <text:p>0.09270</text:p>
          </table:table-cell>
          <table:table-cell office:value-type="float" office:value="0.09548" calcext:value-type="float">
            <text:p>0.09548</text:p>
          </table:table-cell>
          <table:table-cell office:value-type="float" office:value="0.07004" calcext:value-type="float">
            <text:p>0.07004</text:p>
          </table:table-cell>
          <table:table-cell office:value-type="float" office:value="0.05089" calcext:value-type="float">
            <text:p>0.05089</text:p>
          </table:table-cell>
          <table:table-cell office:value-type="float" office:value="0.0497" calcext:value-type="float">
            <text:p>0.04970</text:p>
          </table:table-cell>
          <table:table-cell office:value-type="float" office:value="0.05075" calcext:value-type="float">
            <text:p>0.05075</text:p>
          </table:table-cell>
          <table:table-cell office:value-type="float" office:value="0.05452" calcext:value-type="float">
            <text:p>0.05452</text:p>
          </table:table-cell>
          <table:table-cell table:style-name="Default"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577" calcext:value-type="float">
            <text:p>0.00577</text:p>
          </table:table-cell>
          <table:table-cell office:value-type="float" office:value="0.00845" calcext:value-type="float">
            <text:p>0.00845</text:p>
          </table:table-cell>
          <table:table-cell office:value-type="float" office:value="0.0092" calcext:value-type="float">
            <text:p>0.00920</text:p>
          </table:table-cell>
          <table:table-cell office:value-type="float" office:value="0.01412" calcext:value-type="float">
            <text:p>0.01412</text:p>
          </table:table-cell>
          <table:table-cell office:value-type="float" office:value="0.02842" calcext:value-type="float">
            <text:p>0.02842</text:p>
          </table:table-cell>
          <table:table-cell office:value-type="float" office:value="0.03104" calcext:value-type="float">
            <text:p>0.03104</text:p>
          </table:table-cell>
          <table:table-cell office:value-type="float" office:value="0.03835" calcext:value-type="float">
            <text:p>0.03835</text:p>
          </table:table-cell>
          <table:table-cell office:value-type="float" office:value="0.04841" calcext:value-type="float">
            <text:p>0.04841</text:p>
          </table:table-cell>
          <table:table-cell office:value-type="float" office:value="0.02992" calcext:value-type="float">
            <text:p>0.02992</text:p>
          </table:table-cell>
          <table:table-cell office:value-type="float" office:value="0.053" calcext:value-type="float">
            <text:p>0.05300</text:p>
          </table:table-cell>
          <table:table-cell office:value-type="float" office:value="0.06374" calcext:value-type="float">
            <text:p>0.06374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6345" calcext:value-type="float">
            <text:p>0.06345</text:p>
          </table:table-cell>
          <table:table-cell office:value-type="float" office:value="0.05714" calcext:value-type="float">
            <text:p>0.05714</text:p>
          </table:table-cell>
          <table:table-cell office:value-type="float" office:value="0.04303" calcext:value-type="float">
            <text:p>0.04303</text:p>
          </table:table-cell>
          <table:table-cell office:value-type="float" office:value="0.07095" calcext:value-type="float">
            <text:p>0.07095</text:p>
          </table:table-cell>
          <table:table-cell table:style-name="Default"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925" calcext:value-type="float">
            <text:p>0.02925</text:p>
          </table:table-cell>
          <table:table-cell office:value-type="float" office:value="0.01803" calcext:value-type="float">
            <text:p>0.01803</text:p>
          </table:table-cell>
          <table:table-cell office:value-type="float" office:value="0.0191" calcext:value-type="float">
            <text:p>0.01910</text:p>
          </table:table-cell>
          <table:table-cell office:value-type="float" office:value="0.02495" calcext:value-type="float">
            <text:p>0.02495</text:p>
          </table:table-cell>
          <table:table-cell office:value-type="float" office:value="0.02805" calcext:value-type="float">
            <text:p>0.02805</text:p>
          </table:table-cell>
          <table:table-cell office:value-type="float" office:value="0.04611" calcext:value-type="float">
            <text:p>0.04611</text:p>
          </table:table-cell>
          <table:table-cell office:value-type="float" office:value="0.03514" calcext:value-type="float">
            <text:p>0.03514</text:p>
          </table:table-cell>
          <table:table-cell office:value-type="float" office:value="0.02198" calcext:value-type="float">
            <text:p>0.02198</text:p>
          </table:table-cell>
          <table:table-cell office:value-type="float" office:value="0.03313" calcext:value-type="float">
            <text:p>0.03313</text:p>
          </table:table-cell>
          <table:table-cell office:value-type="float" office:value="0.03551" calcext:value-type="float">
            <text:p>0.03551</text:p>
          </table:table-cell>
          <table:table-cell office:value-type="float" office:value="0.03653" calcext:value-type="float">
            <text:p>0.03653</text:p>
          </table:table-cell>
          <table:table-cell office:value-type="float" office:value="0.04609" calcext:value-type="float">
            <text:p>0.04609</text:p>
          </table:table-cell>
          <table:table-cell office:value-type="float" office:value="0.06625" calcext:value-type="float">
            <text:p>0.06625</text:p>
          </table:table-cell>
          <table:table-cell office:value-type="float" office:value="0.05206" calcext:value-type="float">
            <text:p>0.05206</text:p>
          </table:table-cell>
          <table:table-cell office:value-type="float" office:value="0.04621" calcext:value-type="float">
            <text:p>0.04621</text:p>
          </table:table-cell>
          <table:table-cell office:value-type="float" office:value="0.06328" calcext:value-type="float">
            <text:p>0.06328</text:p>
          </table:table-cell>
          <table:table-cell table:style-name="Default"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00929" calcext:value-type="float">
            <text:p>0.00929</text:p>
          </table:table-cell>
          <table:table-cell office:value-type="float" office:value="0.01117" calcext:value-type="float">
            <text:p>0.01117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1248" calcext:value-type="float">
            <text:p>0.01248</text:p>
          </table:table-cell>
          <table:table-cell office:value-type="float" office:value="0.02018" calcext:value-type="float">
            <text:p>0.02018</text:p>
          </table:table-cell>
          <table:table-cell office:value-type="float" office:value="0.03841" calcext:value-type="float">
            <text:p>0.03841</text:p>
          </table:table-cell>
          <table:table-cell office:value-type="float" office:value="0.04287" calcext:value-type="float">
            <text:p>0.04287</text:p>
          </table:table-cell>
          <table:table-cell office:value-type="float" office:value="0.04496" calcext:value-type="float">
            <text:p>0.04496</text:p>
          </table:table-cell>
          <table:table-cell office:value-type="float" office:value="0.03041" calcext:value-type="float">
            <text:p>0.03041</text:p>
          </table:table-cell>
          <table:table-cell office:value-type="float" office:value="0.03016" calcext:value-type="float">
            <text:p>0.03016</text:p>
          </table:table-cell>
          <table:table-cell office:value-type="float" office:value="0.04553" calcext:value-type="float">
            <text:p>0.04553</text:p>
          </table:table-cell>
          <table:table-cell office:value-type="float" office:value="0.04914" calcext:value-type="float">
            <text:p>0.04914</text:p>
          </table:table-cell>
          <table:table-cell office:value-type="float" office:value="0.04049" calcext:value-type="float">
            <text:p>0.04049</text:p>
          </table:table-cell>
          <table:table-cell office:value-type="float" office:value="0.07861" calcext:value-type="float">
            <text:p>0.07861</text:p>
          </table:table-cell>
          <table:table-cell table:style-name="Default"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.00909" calcext:value-type="float">
            <text:p>0.00909</text:p>
          </table:table-cell>
          <table:table-cell office:value-type="float" office:value="0.02582" calcext:value-type="float">
            <text:p>0.02582</text:p>
          </table:table-cell>
          <table:table-cell office:value-type="float" office:value="0.02188" calcext:value-type="float">
            <text:p>0.02188</text:p>
          </table:table-cell>
          <table:table-cell office:value-type="float" office:value="0.03196" calcext:value-type="float">
            <text:p>0.03196</text:p>
          </table:table-cell>
          <table:table-cell office:value-type="float" office:value="0.04992" calcext:value-type="float">
            <text:p>0.04992</text:p>
          </table:table-cell>
          <table:table-cell office:value-type="float" office:value="0.07704" calcext:value-type="float">
            <text:p>0.07704</text:p>
          </table:table-cell>
          <table:table-cell office:value-type="float" office:value="0.05691" calcext:value-type="float">
            <text:p>0.05691</text:p>
          </table:table-cell>
          <table:table-cell office:value-type="float" office:value="0.04559" calcext:value-type="float">
            <text:p>0.04559</text:p>
          </table:table-cell>
          <table:table-cell office:value-type="float" office:value="0.0307" calcext:value-type="float">
            <text:p>0.03070</text:p>
          </table:table-cell>
          <table:table-cell office:value-type="float" office:value="0.03987" calcext:value-type="float">
            <text:p>0.03987</text:p>
          </table:table-cell>
          <table:table-cell office:value-type="float" office:value="0.0516" calcext:value-type="float">
            <text:p>0.05160</text:p>
          </table:table-cell>
          <table:table-cell office:value-type="float" office:value="0.0859" calcext:value-type="float">
            <text:p>0.08590</text:p>
          </table:table-cell>
          <table:table-cell table:style-name="Default"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0.01136" calcext:value-type="float">
            <text:p>0.01136</text:p>
          </table:table-cell>
          <table:table-cell office:value-type="float" office:value="0.01067" calcext:value-type="float">
            <text:p>0.01067</text:p>
          </table:table-cell>
          <table:table-cell office:value-type="float" office:value="0.02344" calcext:value-type="float">
            <text:p>0.02344</text:p>
          </table:table-cell>
          <table:table-cell office:value-type="float" office:value="0.04079" calcext:value-type="float">
            <text:p>0.04079</text:p>
          </table:table-cell>
          <table:table-cell office:value-type="float" office:value="0.04609" calcext:value-type="float">
            <text:p>0.04609</text:p>
          </table:table-cell>
          <table:table-cell office:value-type="float" office:value="0.06164" calcext:value-type="float">
            <text:p>0.06164</text:p>
          </table:table-cell>
          <table:table-cell office:value-type="float" office:value="0.06684" calcext:value-type="float">
            <text:p>0.06684</text:p>
          </table:table-cell>
          <table:table-cell office:value-type="float" office:value="0.05313" calcext:value-type="float">
            <text:p>0.05313</text:p>
          </table:table-cell>
          <table:table-cell office:value-type="float" office:value="0.05034" calcext:value-type="float">
            <text:p>0.05034</text:p>
          </table:table-cell>
          <table:table-cell office:value-type="float" office:value="0.03618" calcext:value-type="float">
            <text:p>0.03618</text:p>
          </table:table-cell>
          <table:table-cell office:value-type="float" office:value="0.08192" calcext:value-type="float">
            <text:p>0.08192</text:p>
          </table:table-cell>
          <table:table-cell table:style-name="Default"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201" calcext:value-type="float">
            <text:p>0.01201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00258" calcext:value-type="float">
            <text:p>0.00258</text:p>
          </table:table-cell>
          <table:table-cell office:value-type="float" office:value="0.00511" calcext:value-type="float">
            <text:p>0.00511</text:p>
          </table:table-cell>
          <table:table-cell office:value-type="float" office:value="0.01429" calcext:value-type="float">
            <text:p>0.01429</text:p>
          </table:table-cell>
          <table:table-cell office:value-type="float" office:value="0.01409" calcext:value-type="float">
            <text:p>0.01409</text:p>
          </table:table-cell>
          <table:table-cell office:value-type="float" office:value="0.03897" calcext:value-type="float">
            <text:p>0.03897</text:p>
          </table:table-cell>
          <table:table-cell office:value-type="float" office:value="0.07143" calcext:value-type="float">
            <text:p>0.07143</text:p>
          </table:table-cell>
          <table:table-cell office:value-type="float" office:value="0.07817" calcext:value-type="float">
            <text:p>0.07817</text:p>
          </table:table-cell>
          <table:table-cell office:value-type="float" office:value="0.10231" calcext:value-type="float">
            <text:p>0.10231</text:p>
          </table:table-cell>
          <table:table-cell office:value-type="float" office:value="0.07368" calcext:value-type="float">
            <text:p>0.07368</text:p>
          </table:table-cell>
          <table:table-cell office:value-type="float" office:value="0.0823" calcext:value-type="float">
            <text:p>0.08230</text:p>
          </table:table-cell>
          <table:table-cell office:value-type="float" office:value="0.06165" calcext:value-type="float">
            <text:p>0.06165</text:p>
          </table:table-cell>
          <table:table-cell office:value-type="float" office:value="0.11576" calcext:value-type="float">
            <text:p>0.11576</text:p>
          </table:table-cell>
          <table:table-cell table:style-name="Default" table:number-columns-repeated="4"/>
        </table:table-row>
        <table:table-row table:style-name="ro1" table:number-rows-repeated="4">
          <table:table-cell table:number-columns-repeated="8"/>
          <table:table-cell table:style-name="Default" table:number-columns-repeated="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" calcext:value-type="float">
            <text:p>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99" calcext:value-type="float">
            <text:p>0.00099</text:p>
          </table:table-cell>
          <table:table-cell table:style-name="Default" office:value-type="float" office:value="0.00075" calcext:value-type="float">
            <text:p>0.00075</text:p>
          </table:table-cell>
          <table:table-cell table:style-name="Default" office:value-type="float" office:value="0.00174" calcext:value-type="float">
            <text:p>0.0017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0.00161" calcext:value-type="float">
            <text:p>0.00161</text:p>
          </table:table-cell>
          <table:table-cell table:style-name="Default" office:value-type="float" office:value="0.00064" calcext:value-type="float">
            <text:p>0.00064</text:p>
          </table:table-cell>
          <table:table-cell table:style-name="Default" office:value-type="float" office:value="0.00159" calcext:value-type="float">
            <text:p>0.00159</text:p>
          </table:table-cell>
          <table:table-cell table:style-name="Default" office:value-type="float" office:value="0.00227" calcext:value-type="float">
            <text:p>0.00227</text:p>
          </table:table-cell>
          <table:table-cell table:style-name="Default" office:value-type="float" office:value="0.00419" calcext:value-type="float">
            <text:p>0.00419</text:p>
          </table:table-cell>
          <table:table-cell table:style-name="Default" office:value-type="float" office:value="0.00215" calcext:value-type="float">
            <text:p>0.00215</text:p>
          </table:table-cell>
          <table:table-cell table:style-name="Default" office:value-type="float" office:value="0.00231" calcext:value-type="float">
            <text:p>0.00231</text:p>
          </table:table-cell>
          <table:table-cell table:style-name="Default" office:value-type="float" office:value="0.00214" calcext:value-type="float">
            <text:p>0.00214</text:p>
          </table:table-cell>
          <table:table-cell table:style-name="Default" office:value-type="float" office:value="0.00088" calcext:value-type="float">
            <text:p>0.00088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014" calcext:value-type="float">
            <text:p>0.000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0077" calcext:value-type="float">
            <text:p>0.00077</text:p>
          </table:table-cell>
          <table:table-cell table:style-name="Default" office:value-type="float" office:value="0.00168" calcext:value-type="float">
            <text:p>0.00168</text:p>
          </table:table-cell>
          <table:table-cell table:style-name="Default" office:value-type="float" office:value="0.00294" calcext:value-type="float">
            <text:p>0.00294</text:p>
          </table:table-cell>
          <table:table-cell table:style-name="Default" office:value-type="float" office:value="0.0023" calcext:value-type="float">
            <text:p>0.0023</text:p>
          </table:table-cell>
          <table:table-cell table:style-name="Default" office:value-type="float" office:value="0.00468" calcext:value-type="float">
            <text:p>0.00468</text:p>
          </table:table-cell>
          <table:table-cell table:style-name="Default" office:value-type="float" office:value="0.00391" calcext:value-type="float">
            <text:p>0.00391</text:p>
          </table:table-cell>
          <table:table-cell table:style-name="Default" office:value-type="float" office:value="0.00257" calcext:value-type="float">
            <text:p>0.00257</text:p>
          </table:table-cell>
          <table:table-cell table:style-name="Default" office:value-type="float" office:value="0.00326" calcext:value-type="float">
            <text:p>0.00326</text:p>
          </table:table-cell>
          <table:table-cell table:style-name="Default" office:value-type="float" office:value="0.00475" calcext:value-type="float">
            <text:p>0.00475</text:p>
          </table:table-cell>
          <table:table-cell table:style-name="Default" office:value-type="float" office:value="0.00152" calcext:value-type="float">
            <text:p>0.00152</text:p>
          </table:table-cell>
          <table:table-cell table:style-name="Default" office:value-type="float" office:value="0.00157" calcext:value-type="float">
            <text:p>0.00157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67" calcext:value-type="float">
            <text:p>0.00067</text:p>
          </table:table-cell>
          <table:table-cell table:style-name="Default" office:value-type="float" office:value="0.00018" calcext:value-type="float">
            <text:p>0.00018</text:p>
          </table:table-cell>
          <table:table-cell table:style-name="Default" office:value-type="float" office:value="0.00069" calcext:value-type="float">
            <text:p>0.00069</text:p>
          </table:table-cell>
          <table:table-cell table:style-name="Default" office:value-type="float" office:value="0.00085" calcext:value-type="float">
            <text:p>0.00085</text:p>
          </table:table-cell>
          <table:table-cell table:style-name="Default" office:value-type="float" office:value="0.00121" calcext:value-type="float">
            <text:p>0.00121</text:p>
          </table:table-cell>
          <table:table-cell table:style-name="Default" office:value-type="float" office:value="0.00246" calcext:value-type="float">
            <text:p>0.00246</text:p>
          </table:table-cell>
          <table:table-cell table:style-name="Default" office:value-type="float" office:value="0.00249" calcext:value-type="float">
            <text:p>0.00249</text:p>
          </table:table-cell>
          <table:table-cell table:style-name="Default" office:value-type="float" office:value="0.00218" calcext:value-type="float">
            <text:p>0.00218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00317" calcext:value-type="float">
            <text:p>0.00317</text:p>
          </table:table-cell>
          <table:table-cell table:style-name="Default" office:value-type="float" office:value="0.00189" calcext:value-type="float">
            <text:p>0.00189</text:p>
          </table:table-cell>
          <table:table-cell table:style-name="Default" office:value-type="float" office:value="0.0035" calcext:value-type="float">
            <text:p>0.0035</text:p>
          </table:table-cell>
          <table:table-cell table:style-name="Default" office:value-type="float" office:value="0.00161" calcext:value-type="float">
            <text:p>0.00161</text:p>
          </table:table-cell>
          <table:table-cell table:style-name="Default" office:value-type="float" office:value="0.0031" calcext:value-type="float">
            <text:p>0.0031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float" office:value="0.00014" calcext:value-type="float">
            <text:p>0.00014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376" calcext:value-type="float">
            <text:p>0.00376</text:p>
          </table:table-cell>
          <table:table-cell office:value-type="float" office:value="0.00253" calcext:value-type="float">
            <text:p>0.00253</text:p>
          </table:table-cell>
          <table:table-cell table:style-name="Default" office:value-type="float" office:value="0.00205" calcext:value-type="float">
            <text:p>0.00205</text:p>
          </table:table-cell>
          <table:table-cell table:style-name="Default" office:value-type="float" office:value="0.00207" calcext:value-type="float">
            <text:p>0.00207</text:p>
          </table:table-cell>
          <table:table-cell table:style-name="Default" office:value-type="float" office:value="0.00181" calcext:value-type="float">
            <text:p>0.00181</text:p>
          </table:table-cell>
          <table:table-cell table:style-name="Default" office:value-type="float" office:value="0.00171" calcext:value-type="float">
            <text:p>0.00171</text:p>
          </table:table-cell>
          <table:table-cell table:style-name="Default" office:value-type="float" office:value="0.00297" calcext:value-type="float">
            <text:p>0.00297</text:p>
          </table:table-cell>
          <table:table-cell table:style-name="Default" office:value-type="float" office:value="0.0042" calcext:value-type="float">
            <text:p>0.0042</text:p>
          </table:table-cell>
          <table:table-cell table:style-name="Default" office:value-type="float" office:value="0.00726" calcext:value-type="float">
            <text:p>0.00726</text:p>
          </table:table-cell>
          <table:table-cell table:style-name="Default" office:value-type="float" office:value="0.00476" calcext:value-type="float">
            <text:p>0.00476</text:p>
          </table:table-cell>
          <table:table-cell table:style-name="Default" office:value-type="float" office:value="0.00321" calcext:value-type="float">
            <text:p>0.00321</text:p>
          </table:table-cell>
          <table:table-cell table:style-name="Default" office:value-type="float" office:value="0.00216" calcext:value-type="float">
            <text:p>0.00216</text:p>
          </table:table-cell>
          <table:table-cell table:style-name="Default" office:value-type="float" office:value="0.00149" calcext:value-type="float">
            <text:p>0.00149</text:p>
          </table:table-cell>
          <table:table-cell table:style-name="Default" office:value-type="float" office:value="0.00113" calcext:value-type="float">
            <text:p>0.00113</text:p>
          </table:table-cell>
          <table:table-cell table:style-name="Default" office:value-type="float" office:value="0.00156" calcext:value-type="float">
            <text:p>0.00156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float" office:value="0.00059" calcext:value-type="float">
            <text:p>0.00059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031" calcext:value-type="float">
            <text:p>0.00031</text:p>
          </table:table-cell>
          <table:table-cell table:style-name="Default" office:value-type="float" office:value="0.00047" calcext:value-type="float">
            <text:p>0.00047</text:p>
          </table:table-cell>
          <table:table-cell table:style-name="Default" office:value-type="float" office:value="0.00061" calcext:value-type="float">
            <text:p>0.00061</text:p>
          </table:table-cell>
          <table:table-cell table:style-name="Default" office:value-type="float" office:value="0.00043" calcext:value-type="float">
            <text:p>0.00043</text:p>
          </table:table-cell>
          <table:table-cell table:style-name="Default" office:value-type="float" office:value="0.00083" calcext:value-type="float">
            <text:p>0.00083</text:p>
          </table:table-cell>
          <table:table-cell table:style-name="Default" office:value-type="float" office:value="0.0033" calcext:value-type="float">
            <text:p>0.0033</text:p>
          </table:table-cell>
          <table:table-cell table:style-name="Default" office:value-type="float" office:value="0.00289" calcext:value-type="float">
            <text:p>0.00289</text:p>
          </table:table-cell>
          <table:table-cell table:style-name="Default" office:value-type="float" office:value="0.00415" calcext:value-type="float">
            <text:p>0.00415</text:p>
          </table:table-cell>
          <table:table-cell table:style-name="Default" office:value-type="float" office:value="0.00613" calcext:value-type="float">
            <text:p>0.00613</text:p>
          </table:table-cell>
          <table:table-cell table:style-name="Default" office:value-type="float" office:value="0.0039" calcext:value-type="float">
            <text:p>0.0039</text:p>
          </table:table-cell>
          <table:table-cell table:style-name="Default" office:value-type="float" office:value="0.0077" calcext:value-type="float">
            <text:p>0.0077</text:p>
          </table:table-cell>
          <table:table-cell table:style-name="Default" office:value-type="float" office:value="0.00427" calcext:value-type="float">
            <text:p>0.00427</text:p>
          </table:table-cell>
          <table:table-cell table:style-name="Default" office:value-type="float" office:value="0.00148" calcext:value-type="float">
            <text:p>0.00148</text:p>
          </table:table-cell>
          <table:table-cell table:style-name="Default" office:value-type="float" office:value="0.00434" calcext:value-type="float">
            <text:p>0.00434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21" calcext:value-type="float">
            <text:p>0.0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21" calcext:value-type="float">
            <text:p>0.000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016" calcext:value-type="float">
            <text:p>0.00016</text:p>
          </table:table-cell>
          <table:table-cell table:style-name="Default" office:value-type="float" office:value="0.00038" calcext:value-type="float">
            <text:p>0.00038</text:p>
          </table:table-cell>
          <table:table-cell table:style-name="Default" office:value-type="float" office:value="0.00062" calcext:value-type="float">
            <text:p>0.00062</text:p>
          </table:table-cell>
          <table:table-cell table:style-name="Default" office:value-type="float" office:value="0.00097" calcext:value-type="float">
            <text:p>0.00097</text:p>
          </table:table-cell>
          <table:table-cell table:style-name="Default" office:value-type="float" office:value="0.00116" calcext:value-type="float">
            <text:p>0.00116</text:p>
          </table:table-cell>
          <table:table-cell table:style-name="Default" office:value-type="float" office:value="0.00173" calcext:value-type="float">
            <text:p>0.00173</text:p>
          </table:table-cell>
          <table:table-cell table:style-name="Default" office:value-type="float" office:value="0.00264" calcext:value-type="float">
            <text:p>0.00264</text:p>
          </table:table-cell>
          <table:table-cell table:style-name="Default" office:value-type="float" office:value="0.0017" calcext:value-type="float">
            <text:p>0.0017</text:p>
          </table:table-cell>
          <table:table-cell table:style-name="Default" office:value-type="float" office:value="0.00289" calcext:value-type="float">
            <text:p>0.00289</text:p>
          </table:table-cell>
          <table:table-cell table:style-name="Default" office:value-type="float" office:value="0.00104" calcext:value-type="float">
            <text:p>0.00104</text:p>
          </table:table-cell>
          <table:table-cell table:style-name="Default" office:value-type="float" office:value="0.00391" calcext:value-type="float">
            <text:p>0.00391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float" office:value="0.00038" calcext:value-type="float">
            <text:p>0.00038</text:p>
          </table:table-cell>
          <table:table-cell office:value-type="float" office:value="0" calcext:value-type="float">
            <text:p>0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" calcext:value-type="float">
            <text:p>0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094" calcext:value-type="float">
            <text:p>0.00094</text:p>
          </table:table-cell>
          <table:table-cell table:style-name="Default" office:value-type="float" office:value="0.00359" calcext:value-type="float">
            <text:p>0.00359</text:p>
          </table:table-cell>
          <table:table-cell table:style-name="Default" office:value-type="float" office:value="0.00257" calcext:value-type="float">
            <text:p>0.00257</text:p>
          </table:table-cell>
          <table:table-cell table:style-name="Default" office:value-type="float" office:value="0.00612" calcext:value-type="float">
            <text:p>0.00612</text:p>
          </table:table-cell>
          <table:table-cell table:style-name="Default" office:value-type="float" office:value="0.00609" calcext:value-type="float">
            <text:p>0.00609</text:p>
          </table:table-cell>
          <table:table-cell table:style-name="Default" office:value-type="float" office:value="0.00836" calcext:value-type="float">
            <text:p>0.00836</text:p>
          </table:table-cell>
          <table:table-cell table:style-name="Default" office:value-type="float" office:value="0.00724" calcext:value-type="float">
            <text:p>0.00724</text:p>
          </table:table-cell>
          <table:table-cell table:style-name="Default" office:value-type="float" office:value="0.0122" calcext:value-type="float">
            <text:p>0.0122</text:p>
          </table:table-cell>
          <table:table-cell table:style-name="Default" office:value-type="float" office:value="0.0077" calcext:value-type="float">
            <text:p>0.0077</text:p>
          </table:table-cell>
          <table:table-cell table:style-name="Default" office:value-type="float" office:value="0.00858" calcext:value-type="float">
            <text:p>0.00858</text:p>
          </table:table-cell>
          <table:table-cell table:style-name="Default" office:value-type="float" office:value="0.00782" calcext:value-type="float">
            <text:p>0.00782</text:p>
          </table:table-cell>
          <table:table-cell table:style-name="Default" office:value-type="float" office:value="0.00736" calcext:value-type="float">
            <text:p>0.00736</text:p>
          </table:table-cell>
          <table:table-cell table:style-name="Default" office:value-type="float" office:value="0.00694" calcext:value-type="float">
            <text:p>0.00694</text:p>
          </table:table-cell>
          <table:table-cell table:style-name="Default" office:value-type="float" office:value="0.01201" calcext:value-type="float">
            <text:p>0.01201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12" calcext:value-type="float">
            <text:p>0.0012</text:p>
          </table:table-cell>
          <table:table-cell table:style-name="Default" office:value-type="float" office:value="0.00065" calcext:value-type="float">
            <text:p>0.00065</text:p>
          </table:table-cell>
          <table:table-cell table:style-name="Default" office:value-type="float" office:value="0.00105" calcext:value-type="float">
            <text:p>0.00105</text:p>
          </table:table-cell>
          <table:table-cell table:style-name="Default" office:value-type="float" office:value="0.00129" calcext:value-type="float">
            <text:p>0.00129</text:p>
          </table:table-cell>
          <table:table-cell table:style-name="Default" office:value-type="float" office:value="0.00173" calcext:value-type="float">
            <text:p>0.00173</text:p>
          </table:table-cell>
          <table:table-cell table:style-name="Default" office:value-type="float" office:value="0.00135" calcext:value-type="float">
            <text:p>0.00135</text:p>
          </table:table-cell>
          <table:table-cell table:style-name="Default" office:value-type="float" office:value="0.00355" calcext:value-type="float">
            <text:p>0.00355</text:p>
          </table:table-cell>
          <table:table-cell table:style-name="Default" office:value-type="float" office:value="0.00097" calcext:value-type="float">
            <text:p>0.00097</text:p>
          </table:table-cell>
          <table:table-cell table:style-name="Default" office:value-type="float" office:value="0.00222" calcext:value-type="float">
            <text:p>0.00222</text:p>
          </table:table-cell>
          <table:table-cell table:style-name="Default" office:value-type="float" office:value="0.00093" calcext:value-type="float">
            <text:p>0.00093</text:p>
          </table:table-cell>
          <table:table-cell table:style-name="Default" office:value-type="float" office:value="0.00169" calcext:value-type="float">
            <text:p>0.0016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094" calcext:value-type="float">
            <text:p>0.00094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342" calcext:value-type="float">
            <text:p>0.00342</text:p>
          </table:table-cell>
          <table:table-cell table:style-name="Default" office:value-type="float" office:value="0.00467" calcext:value-type="float">
            <text:p>0.00467</text:p>
          </table:table-cell>
          <table:table-cell table:style-name="Default" office:value-type="float" office:value="0.00427" calcext:value-type="float">
            <text:p>0.00427</text:p>
          </table:table-cell>
          <table:table-cell table:style-name="Default" office:value-type="float" office:value="0.00572" calcext:value-type="float">
            <text:p>0.00572</text:p>
          </table:table-cell>
          <table:table-cell table:style-name="Default" office:value-type="float" office:value="0.00909" calcext:value-type="float">
            <text:p>0.00909</text:p>
          </table:table-cell>
          <table:table-cell table:style-name="Default" office:value-type="float" office:value="0.00952" calcext:value-type="float">
            <text:p>0.00952</text:p>
          </table:table-cell>
          <table:table-cell table:style-name="Default" office:value-type="float" office:value="0.0055" calcext:value-type="float">
            <text:p>0.0055</text:p>
          </table:table-cell>
          <table:table-cell table:style-name="Default" office:value-type="float" office:value="0.00294" calcext:value-type="float">
            <text:p>0.00294</text:p>
          </table:table-cell>
          <table:table-cell table:style-name="Default" office:value-type="float" office:value="0.0029" calcext:value-type="float">
            <text:p>0.0029</text:p>
          </table:table-cell>
          <table:table-cell table:style-name="Default" office:value-type="float" office:value="0.00185" calcext:value-type="float">
            <text:p>0.00185</text:p>
          </table:table-cell>
          <table:table-cell table:style-name="Default" office:value-type="float" office:value="0.00166" calcext:value-type="float">
            <text:p>0.00166</text:p>
          </table:table-cell>
          <table:table-cell table:style-name="Default" office:value-type="float" office:value="0.00123" calcext:value-type="float">
            <text:p>0.001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68" calcext:value-type="float">
            <text:p>0.00068</text:p>
          </table:table-cell>
          <table:table-cell table:style-name="Default" office:value-type="float" office:value="0.00038" calcext:value-type="float">
            <text:p>0.00038</text:p>
          </table:table-cell>
          <table:table-cell table:style-name="Default" office:value-type="float" office:value="0.00063" calcext:value-type="float">
            <text:p>0.00063</text:p>
          </table:table-cell>
          <table:table-cell table:style-name="Default" office:value-type="float" office:value="0.00322" calcext:value-type="float">
            <text:p>0.00322</text:p>
          </table:table-cell>
          <table:table-cell table:style-name="Default" office:value-type="float" office:value="0.00103" calcext:value-type="float">
            <text:p>0.00103</text:p>
          </table:table-cell>
          <table:table-cell table:style-name="Default" office:value-type="float" office:value="0.00054" calcext:value-type="float">
            <text:p>0.00054</text:p>
          </table:table-cell>
          <table:table-cell table:style-name="Default" office:value-type="float" office:value="0.00117" calcext:value-type="float">
            <text:p>0.00117</text:p>
          </table:table-cell>
          <table:table-cell table:style-name="Default" office:value-type="float" office:value="0.00129" calcext:value-type="float">
            <text:p>0.00129</text:p>
          </table:table-cell>
          <table:table-cell table:style-name="Default" office:value-type="float" office:value="0.0024" calcext:value-type="float">
            <text:p>0.0024</text:p>
          </table:table-cell>
          <table:table-cell table:style-name="Default" office:value-type="float" office:value="0.00059" calcext:value-type="float">
            <text:p>0.00059</text:p>
          </table:table-cell>
          <table:table-cell table:style-name="Default" office:value-type="float" office:value="0.00009" calcext:value-type="float">
            <text:p>0.00009</text:p>
          </table:table-cell>
          <table:table-cell table:style-name="Default" office:value-type="float" office:value="0.00039" calcext:value-type="float">
            <text:p>0.000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9" calcext:value-type="float">
            <text:p>0.0000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06" calcext:value-type="float">
            <text:p>0.00106</text:p>
          </table:table-cell>
          <table:table-cell table:style-name="Default" office:value-type="float" office:value="0.0009" calcext:value-type="float">
            <text:p>0.00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82" calcext:value-type="float">
            <text:p>0.00182</text:p>
          </table:table-cell>
          <table:table-cell table:style-name="Default" office:value-type="float" office:value="0.00573" calcext:value-type="float">
            <text:p>0.005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351" calcext:value-type="float">
            <text:p>0.00351</text:p>
          </table:table-cell>
          <table:table-cell table:style-name="Default" office:value-type="float" office:value="0.00085" calcext:value-type="float">
            <text:p>0.000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91" calcext:value-type="float">
            <text:p>0.0019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162" calcext:value-type="float">
            <text:p>0.001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224" calcext:value-type="float">
            <text:p>0.00224</text:p>
          </table:table-cell>
          <table:table-cell table:style-name="Default" office:value-type="float" office:value="0.00088" calcext:value-type="float">
            <text:p>0.00088</text:p>
          </table:table-cell>
          <table:table-cell table:style-name="Default" office:value-type="float" office:value="0.00462" calcext:value-type="float">
            <text:p>0.00462</text:p>
          </table:table-cell>
          <table:table-cell table:style-name="Default" office:value-type="float" office:value="0.00643" calcext:value-type="float">
            <text:p>0.00643</text:p>
          </table:table-cell>
          <table:table-cell table:style-name="Default" office:value-type="float" office:value="0.01135" calcext:value-type="float">
            <text:p>0.01135</text:p>
          </table:table-cell>
          <table:table-cell table:style-name="Default" office:value-type="float" office:value="0.01506" calcext:value-type="float">
            <text:p>0.01506</text:p>
          </table:table-cell>
          <table:table-cell table:style-name="Default" office:value-type="float" office:value="0.00757" calcext:value-type="float">
            <text:p>0.00757</text:p>
          </table:table-cell>
          <table:table-cell table:style-name="Default" office:value-type="float" office:value="0.00329" calcext:value-type="float">
            <text:p>0.00329</text:p>
          </table:table-cell>
          <table:table-cell table:style-name="Default" office:value-type="float" office:value="0.0042" calcext:value-type="float">
            <text:p>0.00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5" calcext:value-type="float">
            <text:p>0.0015</text:p>
          </table:table-cell>
          <table:table-cell table:style-name="Default" office:value-type="float" office:value="0.0016" calcext:value-type="float">
            <text:p>0.0016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4" calcext:value-type="float">
            <text:p>0.0004</text:p>
          </table:table-cell>
          <table:table-cell table:style-name="Default" office:value-type="float" office:value="0.00081" calcext:value-type="float">
            <text:p>0.00081</text:p>
          </table:table-cell>
          <table:table-cell table:style-name="Default" office:value-type="float" office:value="0.00117" calcext:value-type="float">
            <text:p>0.00117</text:p>
          </table:table-cell>
          <table:table-cell table:style-name="Default" office:value-type="float" office:value="0.00242" calcext:value-type="float">
            <text:p>0.00242</text:p>
          </table:table-cell>
          <table:table-cell table:style-name="Default" office:value-type="float" office:value="0.00356" calcext:value-type="float">
            <text:p>0.00356</text:p>
          </table:table-cell>
          <table:table-cell table:style-name="Default" office:value-type="float" office:value="0.00682" calcext:value-type="float">
            <text:p>0.00682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float" office:value="0.0086" calcext:value-type="float">
            <text:p>0.0086</text:p>
          </table:table-cell>
          <table:table-cell table:style-name="Default" office:value-type="float" office:value="0.01106" calcext:value-type="float">
            <text:p>0.01106</text:p>
          </table:table-cell>
          <table:table-cell table:style-name="Default" office:value-type="float" office:value="0.00431" calcext:value-type="float">
            <text:p>0.00431</text:p>
          </table:table-cell>
          <table:table-cell table:style-name="Default" office:value-type="float" office:value="0.00249" calcext:value-type="float">
            <text:p>0.00249</text:p>
          </table:table-cell>
          <table:table-cell table:style-name="Default" office:value-type="float" office:value="0.00037" calcext:value-type="float">
            <text:p>0.00037</text:p>
          </table:table-cell>
          <table:table-cell table:style-name="Default" office:value-type="float" office:value="0.00159" calcext:value-type="float">
            <text:p>0.0015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204" calcext:value-type="float">
            <text:p>0.002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008" calcext:value-type="float">
            <text:p>0.0008</text:p>
          </table:table-cell>
          <table:table-cell table:style-name="Default" office:value-type="float" office:value="0.00287" calcext:value-type="float">
            <text:p>0.00287</text:p>
          </table:table-cell>
          <table:table-cell table:style-name="Default" office:value-type="float" office:value="0.00568" calcext:value-type="float">
            <text:p>0.00568</text:p>
          </table:table-cell>
          <table:table-cell table:style-name="Default" office:value-type="float" office:value="0.00853" calcext:value-type="float">
            <text:p>0.00853</text:p>
          </table:table-cell>
          <table:table-cell table:style-name="Default" office:value-type="float" office:value="0.0095" calcext:value-type="float">
            <text:p>0.0095</text:p>
          </table:table-cell>
          <table:table-cell table:style-name="Default" office:value-type="float" office:value="0.01506" calcext:value-type="float">
            <text:p>0.01506</text:p>
          </table:table-cell>
          <table:table-cell table:style-name="Default" office:value-type="float" office:value="0.01149" calcext:value-type="float">
            <text:p>0.01149</text:p>
          </table:table-cell>
          <table:table-cell table:style-name="Default" office:value-type="float" office:value="0.00791" calcext:value-type="float">
            <text:p>0.007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35" calcext:value-type="float">
            <text:p>0.0013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89" calcext:value-type="float">
            <text:p>0.0008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.00079" calcext:value-type="float">
            <text:p>0.00079</text:p>
          </table:table-cell>
          <table:table-cell table:style-name="Default" office:value-type="float" office:value="0.0016" calcext:value-type="float">
            <text:p>0.0016</text:p>
          </table:table-cell>
          <table:table-cell table:style-name="Default" office:value-type="float" office:value="0.0055" calcext:value-type="float">
            <text:p>0.0055</text:p>
          </table:table-cell>
          <table:table-cell table:style-name="Default" office:value-type="float" office:value="0.00155" calcext:value-type="float">
            <text:p>0.00155</text:p>
          </table:table-cell>
          <table:table-cell table:style-name="Default" office:value-type="float" office:value="0.00081" calcext:value-type="float">
            <text:p>0.00081</text:p>
          </table:table-cell>
          <table:table-cell table:style-name="Default" office:value-type="float" office:value="0.0081" calcext:value-type="float">
            <text:p>0.0081</text:p>
          </table:table-cell>
          <table:table-cell table:style-name="Default" office:value-type="float" office:value="0.00942" calcext:value-type="float">
            <text:p>0.00942</text:p>
          </table:table-cell>
          <table:table-cell table:style-name="Default" office:value-type="float" office:value="0.02455" calcext:value-type="float">
            <text:p>0.02455</text:p>
          </table:table-cell>
          <table:table-cell table:style-name="Default" office:value-type="float" office:value="0.03437" calcext:value-type="float">
            <text:p>0.03437</text:p>
          </table:table-cell>
          <table:table-cell table:style-name="Default" office:value-type="float" office:value="0.02448" calcext:value-type="float">
            <text:p>0.02448</text:p>
          </table:table-cell>
          <table:table-cell table:style-name="Default" office:value-type="float" office:value="0.02522" calcext:value-type="float">
            <text:p>0.02522</text:p>
          </table:table-cell>
          <table:table-cell table:style-name="Default" office:value-type="float" office:value="0.01486" calcext:value-type="float">
            <text:p>0.01486</text:p>
          </table:table-cell>
          <table:table-cell table:style-name="Default" office:value-type="float" office:value="0.00755" calcext:value-type="float">
            <text:p>0.0075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" calcext:value-type="float">
            <text:p>0</text:p>
          </table:table-cell>
          <table:table-cell office:value-type="float" office:value="0.00069" calcext:value-type="float">
            <text:p>0.00069</text:p>
          </table:table-cell>
          <table:table-cell table:style-name="Default" office:value-type="float" office:value="0.00068" calcext:value-type="float">
            <text:p>0.00068</text:p>
          </table:table-cell>
          <table:table-cell table:style-name="Default" office:value-type="float" office:value="0.00279" calcext:value-type="float">
            <text:p>0.00279</text:p>
          </table:table-cell>
          <table:table-cell table:style-name="Default" office:value-type="float" office:value="0.0047" calcext:value-type="float">
            <text:p>0.0047</text:p>
          </table:table-cell>
          <table:table-cell table:style-name="Default" office:value-type="float" office:value="0.00249" calcext:value-type="float">
            <text:p>0.00249</text:p>
          </table:table-cell>
          <table:table-cell table:style-name="Default" office:value-type="float" office:value="0.00866" calcext:value-type="float">
            <text:p>0.00866</text:p>
          </table:table-cell>
          <table:table-cell table:style-name="Default" office:value-type="float" office:value="0.01083" calcext:value-type="float">
            <text:p>0.01083</text:p>
          </table:table-cell>
          <table:table-cell table:style-name="Default" office:value-type="float" office:value="0.01547" calcext:value-type="float">
            <text:p>0.01547</text:p>
          </table:table-cell>
          <table:table-cell table:style-name="Default" office:value-type="float" office:value="0.0189" calcext:value-type="float">
            <text:p>0.0189</text:p>
          </table:table-cell>
          <table:table-cell table:style-name="Default" office:value-type="float" office:value="0.01846" calcext:value-type="float">
            <text:p>0.01846</text:p>
          </table:table-cell>
          <table:table-cell table:style-name="Default" office:value-type="float" office:value="0.01318" calcext:value-type="float">
            <text:p>0.01318</text:p>
          </table:table-cell>
          <table:table-cell table:style-name="Default" office:value-type="float" office:value="0.02262" calcext:value-type="float">
            <text:p>0.02262</text:p>
          </table:table-cell>
          <table:table-cell table:style-name="Default" office:value-type="float" office:value="0.00881" calcext:value-type="float">
            <text:p>0.00881</text:p>
          </table:table-cell>
          <table:table-cell table:style-name="Default" office:value-type="float" office:value="0.01418" calcext:value-type="float">
            <text:p>0.01418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235" calcext:value-type="float">
            <text:p>0.00235</text:p>
          </table:table-cell>
          <table:table-cell table:style-name="Default" office:value-type="float" office:value="0.00399" calcext:value-type="float">
            <text:p>0.00399</text:p>
          </table:table-cell>
          <table:table-cell table:style-name="Default" office:value-type="float" office:value="0.00159" calcext:value-type="float">
            <text:p>0.00159</text:p>
          </table:table-cell>
          <table:table-cell table:style-name="Default" office:value-type="float" office:value="0.00527" calcext:value-type="float">
            <text:p>0.00527</text:p>
          </table:table-cell>
          <table:table-cell table:style-name="Default" office:value-type="float" office:value="0.00219" calcext:value-type="float">
            <text:p>0.00219</text:p>
          </table:table-cell>
          <table:table-cell table:style-name="Default" office:value-type="float" office:value="0.00343" calcext:value-type="float">
            <text:p>0.00343</text:p>
          </table:table-cell>
          <table:table-cell table:style-name="Default" office:value-type="float" office:value="0.00623" calcext:value-type="float">
            <text:p>0.00623</text:p>
          </table:table-cell>
          <table:table-cell table:style-name="Default" office:value-type="float" office:value="0.00538" calcext:value-type="float">
            <text:p>0.00538</text:p>
          </table:table-cell>
          <table:table-cell table:style-name="Default" office:value-type="float" office:value="0.01506" calcext:value-type="float">
            <text:p>0.01506</text:p>
          </table:table-cell>
          <table:table-cell table:style-name="Default" office:value-type="float" office:value="0.01574" calcext:value-type="float">
            <text:p>0.01574</text:p>
          </table:table-cell>
          <table:table-cell table:style-name="Default" office:value-type="float" office:value="0.01341" calcext:value-type="float">
            <text:p>0.01341</text:p>
          </table:table-cell>
          <table:table-cell table:style-name="Default" office:value-type="float" office:value="0.00977" calcext:value-type="float">
            <text:p>0.00977</text:p>
          </table:table-cell>
          <table:table-cell table:style-name="Default" office:value-type="float" office:value="0.00682" calcext:value-type="float">
            <text:p>0.00682</text:p>
          </table:table-cell>
          <table:table-cell table:style-name="Default" office:value-type="float" office:value="0.01207" calcext:value-type="float">
            <text:p>0.01207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" calcext:value-type="float">
            <text:p>0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423" calcext:value-type="float">
            <text:p>0.00423</text:p>
          </table:table-cell>
          <table:table-cell table:style-name="Default" office:value-type="float" office:value="0.00391" calcext:value-type="float">
            <text:p>0.00391</text:p>
          </table:table-cell>
          <table:table-cell table:style-name="Default" office:value-type="float" office:value="0.00423" calcext:value-type="float">
            <text:p>0.00423</text:p>
          </table:table-cell>
          <table:table-cell table:style-name="Default" office:value-type="float" office:value="0.00645" calcext:value-type="float">
            <text:p>0.00645</text:p>
          </table:table-cell>
          <table:table-cell table:style-name="Default" office:value-type="float" office:value="0.00318" calcext:value-type="float">
            <text:p>0.00318</text:p>
          </table:table-cell>
          <table:table-cell table:style-name="Default" office:value-type="float" office:value="0.0033" calcext:value-type="float">
            <text:p>0.0033</text:p>
          </table:table-cell>
          <table:table-cell table:style-name="Default" office:value-type="float" office:value="0.01161" calcext:value-type="float">
            <text:p>0.01161</text:p>
          </table:table-cell>
          <table:table-cell table:style-name="Default" office:value-type="float" office:value="0.01343" calcext:value-type="float">
            <text:p>0.01343</text:p>
          </table:table-cell>
          <table:table-cell table:style-name="Default" office:value-type="float" office:value="0.01228" calcext:value-type="float">
            <text:p>0.01228</text:p>
          </table:table-cell>
          <table:table-cell table:style-name="Default" office:value-type="float" office:value="0.00739" calcext:value-type="float">
            <text:p>0.00739</text:p>
          </table:table-cell>
          <table:table-cell table:style-name="Default" office:value-type="float" office:value="0.01026" calcext:value-type="float">
            <text:p>0.01026</text:p>
          </table:table-cell>
          <table:table-cell table:style-name="Default" office:value-type="float" office:value="0.01666" calcext:value-type="float">
            <text:p>0.01666</text:p>
          </table:table-cell>
          <table:table-cell table:style-name="Default" office:value-type="float" office:value="0.00509" calcext:value-type="float">
            <text:p>0.00509</text:p>
          </table:table-cell>
          <table:table-cell table:style-name="Default" office:value-type="float" office:value="0.02109" calcext:value-type="float">
            <text:p>0.0210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346" calcext:value-type="float">
            <text:p>0.00346</text:p>
          </table:table-cell>
          <table:table-cell table:style-name="Default" office:value-type="float" office:value="0.00425" calcext:value-type="float">
            <text:p>0.00425</text:p>
          </table:table-cell>
          <table:table-cell table:style-name="Default" office:value-type="float" office:value="0.01141" calcext:value-type="float">
            <text:p>0.01141</text:p>
          </table:table-cell>
          <table:table-cell table:style-name="Default" office:value-type="float" office:value="0.01216" calcext:value-type="float">
            <text:p>0.01216</text:p>
          </table:table-cell>
          <table:table-cell table:style-name="Default" office:value-type="float" office:value="0.02021" calcext:value-type="float">
            <text:p>0.02021</text:p>
          </table:table-cell>
          <table:table-cell table:style-name="Default" office:value-type="float" office:value="0.02558" calcext:value-type="float">
            <text:p>0.02558</text:p>
          </table:table-cell>
          <table:table-cell table:style-name="Default" office:value-type="float" office:value="0.03071" calcext:value-type="float">
            <text:p>0.03071</text:p>
          </table:table-cell>
          <table:table-cell table:style-name="Default" office:value-type="float" office:value="0.02535" calcext:value-type="float">
            <text:p>0.02535</text:p>
          </table:table-cell>
          <table:table-cell table:style-name="Default" office:value-type="float" office:value="0.02977" calcext:value-type="float">
            <text:p>0.02977</text:p>
          </table:table-cell>
          <table:table-cell table:style-name="Default" office:value-type="float" office:value="0.02031" calcext:value-type="float">
            <text:p>0.02031</text:p>
          </table:table-cell>
          <table:table-cell table:style-name="Default" office:value-type="float" office:value="0.02282" calcext:value-type="float">
            <text:p>0.02282</text:p>
          </table:table-cell>
          <table:table-cell table:style-name="Default" office:value-type="float" office:value="0.02133" calcext:value-type="float">
            <text:p>0.02133</text:p>
          </table:table-cell>
          <table:table-cell table:style-name="Default" office:value-type="float" office:value="0.01844" calcext:value-type="float">
            <text:p>0.01844</text:p>
          </table:table-cell>
          <table:table-cell table:style-name="Default" office:value-type="float" office:value="0.03389" calcext:value-type="float">
            <text:p>0.0338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138" calcext:value-type="float">
            <text:p>0.00138</text:p>
          </table:table-cell>
          <table:table-cell table:style-name="Default" office:value-type="float" office:value="0.00651" calcext:value-type="float">
            <text:p>0.00651</text:p>
          </table:table-cell>
          <table:table-cell table:style-name="Default" office:value-type="float" office:value="0.00443" calcext:value-type="float">
            <text:p>0.00443</text:p>
          </table:table-cell>
          <table:table-cell table:style-name="Default" office:value-type="float" office:value="0.0031" calcext:value-type="float">
            <text:p>0.0031</text:p>
          </table:table-cell>
          <table:table-cell table:style-name="Default" office:value-type="float" office:value="0.01053" calcext:value-type="float">
            <text:p>0.01053</text:p>
          </table:table-cell>
          <table:table-cell table:style-name="Default" office:value-type="float" office:value="0.01238" calcext:value-type="float">
            <text:p>0.01238</text:p>
          </table:table-cell>
          <table:table-cell table:style-name="Default" office:value-type="float" office:value="0.02425" calcext:value-type="float">
            <text:p>0.02425</text:p>
          </table:table-cell>
          <table:table-cell table:style-name="Default" office:value-type="float" office:value="0.03959" calcext:value-type="float">
            <text:p>0.03959</text:p>
          </table:table-cell>
          <table:table-cell table:style-name="Default" office:value-type="float" office:value="0.02727" calcext:value-type="float">
            <text:p>0.02727</text:p>
          </table:table-cell>
          <table:table-cell table:style-name="Default" office:value-type="float" office:value="0.02154" calcext:value-type="float">
            <text:p>0.02154</text:p>
          </table:table-cell>
          <table:table-cell table:style-name="Default" office:value-type="float" office:value="0.02073" calcext:value-type="float">
            <text:p>0.02073</text:p>
          </table:table-cell>
          <table:table-cell table:style-name="Default" office:value-type="float" office:value="0.01281" calcext:value-type="float">
            <text:p>0.01281</text:p>
          </table:table-cell>
          <table:table-cell table:style-name="Default" office:value-type="float" office:value="0.0123" calcext:value-type="float">
            <text:p>0.0123</text:p>
          </table:table-cell>
          <table:table-cell table:style-name="Default" office:value-type="float" office:value="0.03521" calcext:value-type="float">
            <text:p>0.03521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86" calcext:value-type="float">
            <text:p>0.00086</text:p>
          </table:table-cell>
          <table:table-cell table:style-name="Default" office:value-type="float" office:value="0.00198" calcext:value-type="float">
            <text:p>0.00198</text:p>
          </table:table-cell>
          <table:table-cell table:style-name="Default" office:value-type="float" office:value="0.0018" calcext:value-type="float">
            <text:p>0.0018</text:p>
          </table:table-cell>
          <table:table-cell table:style-name="Default" office:value-type="float" office:value="0.00173" calcext:value-type="float">
            <text:p>0.00173</text:p>
          </table:table-cell>
          <table:table-cell table:style-name="Default" office:value-type="float" office:value="0.0056" calcext:value-type="float">
            <text:p>0.0056</text:p>
          </table:table-cell>
          <table:table-cell table:style-name="Default" office:value-type="float" office:value="0.00478" calcext:value-type="float">
            <text:p>0.00478</text:p>
          </table:table-cell>
          <table:table-cell table:style-name="Default" office:value-type="float" office:value="0.01026" calcext:value-type="float">
            <text:p>0.01026</text:p>
          </table:table-cell>
          <table:table-cell table:style-name="Default" office:value-type="float" office:value="0.01699" calcext:value-type="float">
            <text:p>0.01699</text:p>
          </table:table-cell>
          <table:table-cell table:style-name="Default" office:value-type="float" office:value="0.01402" calcext:value-type="float">
            <text:p>0.01402</text:p>
          </table:table-cell>
          <table:table-cell table:style-name="Default" office:value-type="float" office:value="0.02162" calcext:value-type="float">
            <text:p>0.02162</text:p>
          </table:table-cell>
          <table:table-cell table:style-name="Default" office:value-type="float" office:value="0.01481" calcext:value-type="float">
            <text:p>0.01481</text:p>
          </table:table-cell>
          <table:table-cell table:style-name="Default" office:value-type="float" office:value="0.00904" calcext:value-type="float">
            <text:p>0.00904</text:p>
          </table:table-cell>
          <table:table-cell table:style-name="Default" office:value-type="float" office:value="0.00454" calcext:value-type="float">
            <text:p>0.00454</text:p>
          </table:table-cell>
          <table:table-cell table:style-name="Default" office:value-type="float" office:value="0.0149" calcext:value-type="float">
            <text:p>0.014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.00062" calcext:value-type="float">
            <text:p>0.00062</text:p>
          </table:table-cell>
          <table:table-cell office:value-type="float" office:value="0" calcext:value-type="float">
            <text:p>0</text:p>
          </table:table-cell>
          <table:table-cell office:value-type="float" office:value="0.00274" calcext:value-type="float">
            <text:p>0.00274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065" calcext:value-type="float">
            <text:p>0.00065</text:p>
          </table:table-cell>
          <table:table-cell table:style-name="Default" office:value-type="float" office:value="0.00268" calcext:value-type="float">
            <text:p>0.00268</text:p>
          </table:table-cell>
          <table:table-cell table:style-name="Default" office:value-type="float" office:value="0.00072" calcext:value-type="float">
            <text:p>0.00072</text:p>
          </table:table-cell>
          <table:table-cell table:style-name="Default" office:value-type="float" office:value="0.00324" calcext:value-type="float">
            <text:p>0.00324</text:p>
          </table:table-cell>
          <table:table-cell table:style-name="Default" office:value-type="float" office:value="0.00066" calcext:value-type="float">
            <text:p>0.00066</text:p>
          </table:table-cell>
          <table:table-cell table:style-name="Default" office:value-type="float" office:value="0.00466" calcext:value-type="float">
            <text:p>0.00466</text:p>
          </table:table-cell>
          <table:table-cell table:style-name="Default" office:value-type="float" office:value="0.00482" calcext:value-type="float">
            <text:p>0.00482</text:p>
          </table:table-cell>
          <table:table-cell table:style-name="Default" office:value-type="float" office:value="0.00979" calcext:value-type="float">
            <text:p>0.00979</text:p>
          </table:table-cell>
          <table:table-cell table:style-name="Default" office:value-type="float" office:value="0.01555" calcext:value-type="float">
            <text:p>0.01555</text:p>
          </table:table-cell>
          <table:table-cell table:style-name="Default" office:value-type="float" office:value="0.00931" calcext:value-type="float">
            <text:p>0.00931</text:p>
          </table:table-cell>
          <table:table-cell table:style-name="Default" office:value-type="float" office:value="0.01244" calcext:value-type="float">
            <text:p>0.01244</text:p>
          </table:table-cell>
          <table:table-cell table:style-name="Default" office:value-type="float" office:value="0.00776" calcext:value-type="float">
            <text:p>0.00776</text:p>
          </table:table-cell>
          <table:table-cell table:style-name="Default" office:value-type="float" office:value="0.00717" calcext:value-type="float">
            <text:p>0.00717</text:p>
          </table:table-cell>
          <table:table-cell table:style-name="Default" office:value-type="float" office:value="0.01245" calcext:value-type="float">
            <text:p>0.0124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.00041" calcext:value-type="float">
            <text:p>0.00041</text:p>
          </table:table-cell>
          <table:table-cell table:style-name="Default" office:value-type="float" office:value="0.00075" calcext:value-type="float">
            <text:p>0.00075</text:p>
          </table:table-cell>
          <table:table-cell table:style-name="Default" office:value-type="float" office:value="0.00083" calcext:value-type="float">
            <text:p>0.00083</text:p>
          </table:table-cell>
          <table:table-cell table:style-name="Default" office:value-type="float" office:value="0.00216" calcext:value-type="float">
            <text:p>0.00216</text:p>
          </table:table-cell>
          <table:table-cell table:style-name="Default" office:value-type="float" office:value="0.00257" calcext:value-type="float">
            <text:p>0.00257</text:p>
          </table:table-cell>
          <table:table-cell table:style-name="Default" office:value-type="float" office:value="0.00276" calcext:value-type="float">
            <text:p>0.00276</text:p>
          </table:table-cell>
          <table:table-cell table:style-name="Default" office:value-type="float" office:value="0.00386" calcext:value-type="float">
            <text:p>0.00386</text:p>
          </table:table-cell>
          <table:table-cell table:style-name="Default" office:value-type="float" office:value="0.00289" calcext:value-type="float">
            <text:p>0.00289</text:p>
          </table:table-cell>
          <table:table-cell table:style-name="Default" office:value-type="float" office:value="0.00335" calcext:value-type="float">
            <text:p>0.00335</text:p>
          </table:table-cell>
          <table:table-cell table:style-name="Default" office:value-type="float" office:value="0.00782" calcext:value-type="float">
            <text:p>0.00782</text:p>
          </table:table-cell>
          <table:table-cell table:style-name="Default" office:value-type="float" office:value="0.00651" calcext:value-type="float">
            <text:p>0.00651</text:p>
          </table:table-cell>
          <table:table-cell table:style-name="Default" office:value-type="float" office:value="0.00752" calcext:value-type="float">
            <text:p>0.00752</text:p>
          </table:table-cell>
          <table:table-cell table:style-name="Default" office:value-type="float" office:value="0.01417" calcext:value-type="float">
            <text:p>0.01417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.00217" calcext:value-type="float">
            <text:p>0.00217</text:p>
          </table:table-cell>
          <table:table-cell table:style-name="Default" office:value-type="float" office:value="0.0025" calcext:value-type="float">
            <text:p>0.0025</text:p>
          </table:table-cell>
          <table:table-cell table:style-name="Default" office:value-type="float" office:value="0.00293" calcext:value-type="float">
            <text:p>0.00293</text:p>
          </table:table-cell>
          <table:table-cell table:style-name="Default" office:value-type="float" office:value="0.00589" calcext:value-type="float">
            <text:p>0.00589</text:p>
          </table:table-cell>
          <table:table-cell table:style-name="Default" office:value-type="float" office:value="0.0132" calcext:value-type="float">
            <text:p>0.0132</text:p>
          </table:table-cell>
          <table:table-cell table:style-name="Default" office:value-type="float" office:value="0.01047" calcext:value-type="float">
            <text:p>0.01047</text:p>
          </table:table-cell>
          <table:table-cell table:style-name="Default" office:value-type="float" office:value="0.01061" calcext:value-type="float">
            <text:p>0.01061</text:p>
          </table:table-cell>
          <table:table-cell table:style-name="Default" office:value-type="float" office:value="0.01185" calcext:value-type="float">
            <text:p>0.01185</text:p>
          </table:table-cell>
          <table:table-cell table:style-name="Default" office:value-type="float" office:value="0.00788" calcext:value-type="float">
            <text:p>0.00788</text:p>
          </table:table-cell>
          <table:table-cell table:style-name="Default" office:value-type="float" office:value="0.01513" calcext:value-type="float">
            <text:p>0.01513</text:p>
          </table:table-cell>
          <table:table-cell table:style-name="Default" office:value-type="float" office:value="0.01058" calcext:value-type="float">
            <text:p>0.01058</text:p>
          </table:table-cell>
          <table:table-cell table:style-name="Default" office:value-type="float" office:value="0.00671" calcext:value-type="float">
            <text:p>0.00671</text:p>
          </table:table-cell>
          <table:table-cell table:style-name="Default" office:value-type="float" office:value="0.02105" calcext:value-type="float">
            <text:p>0.0210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25" calcext:value-type="float">
            <text:p>0.0025</text:p>
          </table:table-cell>
          <table:table-cell table:style-name="Default" office:value-type="float" office:value="0.00253" calcext:value-type="float">
            <text:p>0.00253</text:p>
          </table:table-cell>
          <table:table-cell table:style-name="Default" office:value-type="float" office:value="0.00142" calcext:value-type="float">
            <text:p>0.00142</text:p>
          </table:table-cell>
          <table:table-cell table:style-name="Default" office:value-type="float" office:value="0.00658" calcext:value-type="float">
            <text:p>0.00658</text:p>
          </table:table-cell>
          <table:table-cell table:style-name="Default" office:value-type="float" office:value="0.00564" calcext:value-type="float">
            <text:p>0.00564</text:p>
          </table:table-cell>
          <table:table-cell table:style-name="Default" office:value-type="float" office:value="0.00129" calcext:value-type="float">
            <text:p>0.00129</text:p>
          </table:table-cell>
          <table:table-cell table:style-name="Default" office:value-type="float" office:value="0.01055" calcext:value-type="float">
            <text:p>0.01055</text:p>
          </table:table-cell>
          <table:table-cell table:style-name="Default" office:value-type="float" office:value="0.01415" calcext:value-type="float">
            <text:p>0.01415</text:p>
          </table:table-cell>
          <table:table-cell table:style-name="Default" office:value-type="float" office:value="0.01568" calcext:value-type="float">
            <text:p>0.01568</text:p>
          </table:table-cell>
          <table:table-cell table:style-name="Default" office:value-type="float" office:value="0.01263" calcext:value-type="float">
            <text:p>0.01263</text:p>
          </table:table-cell>
          <table:table-cell table:style-name="Default" office:value-type="float" office:value="0.01434" calcext:value-type="float">
            <text:p>0.01434</text:p>
          </table:table-cell>
          <table:table-cell table:style-name="Default" office:value-type="float" office:value="0.01064" calcext:value-type="float">
            <text:p>0.01064</text:p>
          </table:table-cell>
          <table:table-cell table:style-name="Default" office:value-type="float" office:value="0.01133" calcext:value-type="float">
            <text:p>0.01133</text:p>
          </table:table-cell>
          <table:table-cell table:style-name="Default" office:value-type="float" office:value="0.01385" calcext:value-type="float">
            <text:p>0.0138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13" calcext:value-type="float">
            <text:p>0.00113</text:p>
          </table:table-cell>
          <table:table-cell table:style-name="Default" office:value-type="float" office:value="0.00061" calcext:value-type="float">
            <text:p>0.00061</text:p>
          </table:table-cell>
          <table:table-cell table:style-name="Default" office:value-type="float" office:value="0.00239" calcext:value-type="float">
            <text:p>0.00239</text:p>
          </table:table-cell>
          <table:table-cell table:style-name="Default" office:value-type="float" office:value="0.00878" calcext:value-type="float">
            <text:p>0.00878</text:p>
          </table:table-cell>
          <table:table-cell table:style-name="Default" office:value-type="float" office:value="0.0164" calcext:value-type="float">
            <text:p>0.0164</text:p>
          </table:table-cell>
          <table:table-cell table:style-name="Default" office:value-type="float" office:value="0.02815" calcext:value-type="float">
            <text:p>0.02815</text:p>
          </table:table-cell>
          <table:table-cell table:style-name="Default" office:value-type="float" office:value="0.02773" calcext:value-type="float">
            <text:p>0.02773</text:p>
          </table:table-cell>
          <table:table-cell table:style-name="Default" office:value-type="float" office:value="0.02485" calcext:value-type="float">
            <text:p>0.02485</text:p>
          </table:table-cell>
          <table:table-cell table:style-name="Default" office:value-type="float" office:value="0.02277" calcext:value-type="float">
            <text:p>0.02277</text:p>
          </table:table-cell>
          <table:table-cell table:style-name="Default" office:value-type="float" office:value="0.01434" calcext:value-type="float">
            <text:p>0.01434</text:p>
          </table:table-cell>
          <table:table-cell table:style-name="Default" office:value-type="float" office:value="0.00421" calcext:value-type="float">
            <text:p>0.00421</text:p>
          </table:table-cell>
          <table:table-cell table:style-name="Default" office:value-type="float" office:value="0.01292" calcext:value-type="float">
            <text:p>0.01292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43" calcext:value-type="float">
            <text:p>0.00143</text:p>
          </table:table-cell>
          <table:table-cell table:style-name="Default" office:value-type="float" office:value="0.00075" calcext:value-type="float">
            <text:p>0.00075</text:p>
          </table:table-cell>
          <table:table-cell table:style-name="Default" office:value-type="float" office:value="0.00067" calcext:value-type="float">
            <text:p>0.000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347" calcext:value-type="float">
            <text:p>0.00347</text:p>
          </table:table-cell>
          <table:table-cell table:style-name="Default" office:value-type="float" office:value="0.00344" calcext:value-type="float">
            <text:p>0.00344</text:p>
          </table:table-cell>
          <table:table-cell table:style-name="Default" office:value-type="float" office:value="0.00412" calcext:value-type="float">
            <text:p>0.00412</text:p>
          </table:table-cell>
          <table:table-cell table:style-name="Default" office:value-type="float" office:value="0.00794" calcext:value-type="float">
            <text:p>0.00794</text:p>
          </table:table-cell>
          <table:table-cell table:style-name="Default" office:value-type="float" office:value="0.00542" calcext:value-type="float">
            <text:p>0.00542</text:p>
          </table:table-cell>
          <table:table-cell table:style-name="Default" office:value-type="float" office:value="0.00565" calcext:value-type="float">
            <text:p>0.00565</text:p>
          </table:table-cell>
          <table:table-cell table:style-name="Default" office:value-type="float" office:value="0.01123" calcext:value-type="float">
            <text:p>0.01123</text:p>
          </table:table-cell>
          <table:table-cell table:style-name="Default" office:value-type="float" office:value="0.00906" calcext:value-type="float">
            <text:p>0.00906</text:p>
          </table:table-cell>
          <table:table-cell table:style-name="Default" office:value-type="float" office:value="0.00907" calcext:value-type="float">
            <text:p>0.00907</text:p>
          </table:table-cell>
          <table:table-cell table:style-name="Default" office:value-type="float" office:value="0.02029" calcext:value-type="float">
            <text:p>0.0202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" calcext:value-type="float">
            <text:p>0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54" calcext:value-type="float">
            <text:p>0.00154</text:p>
          </table:table-cell>
          <table:table-cell table:style-name="Default" office:value-type="float" office:value="0.00326" calcext:value-type="float">
            <text:p>0.00326</text:p>
          </table:table-cell>
          <table:table-cell table:style-name="Default" office:value-type="float" office:value="0.00757" calcext:value-type="float">
            <text:p>0.00757</text:p>
          </table:table-cell>
          <table:table-cell table:style-name="Default" office:value-type="float" office:value="0.0088" calcext:value-type="float">
            <text:p>0.0088</text:p>
          </table:table-cell>
          <table:table-cell table:style-name="Default" office:value-type="float" office:value="0.0135" calcext:value-type="float">
            <text:p>0.0135</text:p>
          </table:table-cell>
          <table:table-cell table:style-name="Default" office:value-type="float" office:value="0.00862" calcext:value-type="float">
            <text:p>0.00862</text:p>
          </table:table-cell>
          <table:table-cell table:style-name="Default" office:value-type="float" office:value="0.0098" calcext:value-type="float">
            <text:p>0.0098</text:p>
          </table:table-cell>
          <table:table-cell table:style-name="Default" office:value-type="float" office:value="0.01641" calcext:value-type="float">
            <text:p>0.01641</text:p>
          </table:table-cell>
          <table:table-cell table:style-name="Default" office:value-type="float" office:value="0.00701" calcext:value-type="float">
            <text:p>0.00701</text:p>
          </table:table-cell>
          <table:table-cell table:style-name="Default" office:value-type="float" office:value="0.01303" calcext:value-type="float">
            <text:p>0.01303</text:p>
          </table:table-cell>
          <table:table-cell table:style-name="Default" office:value-type="float" office:value="0.01423" calcext:value-type="float">
            <text:p>0.01423</text:p>
          </table:table-cell>
          <table:table-cell table:style-name="Default" office:value-type="float" office:value="0.01333" calcext:value-type="float">
            <text:p>0.01333</text:p>
          </table:table-cell>
          <table:table-cell table:style-name="Default" office:value-type="float" office:value="0.01792" calcext:value-type="float">
            <text:p>0.01792</text:p>
          </table:table-cell>
          <table:table-cell table:style-name="Default" office:value-type="float" office:value="0.02237" calcext:value-type="float">
            <text:p>0.02237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" calcext:value-type="float">
            <text:p>0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71" calcext:value-type="float">
            <text:p>0.00071</text:p>
          </table:table-cell>
          <table:table-cell table:style-name="Default" office:value-type="float" office:value="0.00037" calcext:value-type="float">
            <text:p>0.00037</text:p>
          </table:table-cell>
          <table:table-cell table:style-name="Default" office:value-type="float" office:value="0.00174" calcext:value-type="float">
            <text:p>0.00174</text:p>
          </table:table-cell>
          <table:table-cell table:style-name="Default" office:value-type="float" office:value="0.00143" calcext:value-type="float">
            <text:p>0.00143</text:p>
          </table:table-cell>
          <table:table-cell table:style-name="Default" office:value-type="float" office:value="0.00144" calcext:value-type="float">
            <text:p>0.00144</text:p>
          </table:table-cell>
          <table:table-cell table:style-name="Default" office:value-type="float" office:value="0.00334" calcext:value-type="float">
            <text:p>0.00334</text:p>
          </table:table-cell>
          <table:table-cell table:style-name="Default" office:value-type="float" office:value="0.00359" calcext:value-type="float">
            <text:p>0.00359</text:p>
          </table:table-cell>
          <table:table-cell table:style-name="Default" office:value-type="float" office:value="0.00604" calcext:value-type="float">
            <text:p>0.00604</text:p>
          </table:table-cell>
          <table:table-cell table:style-name="Default" office:value-type="float" office:value="0.00858" calcext:value-type="float">
            <text:p>0.00858</text:p>
          </table:table-cell>
          <table:table-cell table:style-name="Default" office:value-type="float" office:value="0.00695" calcext:value-type="float">
            <text:p>0.00695</text:p>
          </table:table-cell>
          <table:table-cell table:style-name="Default" office:value-type="float" office:value="0.00672" calcext:value-type="float">
            <text:p>0.00672</text:p>
          </table:table-cell>
          <table:table-cell table:style-name="Default" office:value-type="float" office:value="0.00663" calcext:value-type="float">
            <text:p>0.00663</text:p>
          </table:table-cell>
          <table:table-cell table:style-name="Default" office:value-type="float" office:value="0.00655" calcext:value-type="float">
            <text:p>0.00655</text:p>
          </table:table-cell>
          <table:table-cell table:style-name="Default" office:value-type="float" office:value="0.01552" calcext:value-type="float">
            <text:p>0.01552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84" calcext:value-type="float">
            <text:p>0.00084</text:p>
          </table:table-cell>
          <table:table-cell table:style-name="Default" office:value-type="float" office:value="0.00028" calcext:value-type="float">
            <text:p>0.00028</text:p>
          </table:table-cell>
          <table:table-cell table:style-name="Default" office:value-type="float" office:value="0.00026" calcext:value-type="float">
            <text:p>0.00026</text:p>
          </table:table-cell>
          <table:table-cell table:style-name="Default" office:value-type="float" office:value="0.00027" calcext:value-type="float">
            <text:p>0.000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27" calcext:value-type="float">
            <text:p>0.000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29" calcext:value-type="float">
            <text:p>0.00029</text:p>
          </table:table-cell>
          <table:table-cell table:style-name="Default" office:value-type="float" office:value="0.00293" calcext:value-type="float">
            <text:p>0.00293</text:p>
          </table:table-cell>
          <table:table-cell table:style-name="Default" office:value-type="float" office:value="0.00298" calcext:value-type="float">
            <text:p>0.00298</text:p>
          </table:table-cell>
          <table:table-cell table:style-name="Default" office:value-type="float" office:value="0.0032" calcext:value-type="float">
            <text:p>0.0032</text:p>
          </table:table-cell>
          <table:table-cell table:style-name="Default" office:value-type="float" office:value="0.00393" calcext:value-type="float">
            <text:p>0.00393</text:p>
          </table:table-cell>
          <table:table-cell table:style-name="Default" office:value-type="float" office:value="0.0032" calcext:value-type="float">
            <text:p>0.0032</text:p>
          </table:table-cell>
          <table:table-cell table:style-name="Default" office:value-type="float" office:value="0.00823" calcext:value-type="float">
            <text:p>0.00823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091" calcext:value-type="float">
            <text:p>0.00091</text:p>
          </table:table-cell>
          <table:table-cell table:style-name="Default" office:value-type="float" office:value="0.00113" calcext:value-type="float">
            <text:p>0.00113</text:p>
          </table:table-cell>
          <table:table-cell table:style-name="Default" office:value-type="float" office:value="0.00119" calcext:value-type="float">
            <text:p>0.00119</text:p>
          </table:table-cell>
          <table:table-cell table:style-name="Default" office:value-type="float" office:value="0.00323" calcext:value-type="float">
            <text:p>0.00323</text:p>
          </table:table-cell>
          <table:table-cell table:style-name="Default" office:value-type="float" office:value="0.00177" calcext:value-type="float">
            <text:p>0.00177</text:p>
          </table:table-cell>
          <table:table-cell table:style-name="Default" office:value-type="float" office:value="0.00295" calcext:value-type="float">
            <text:p>0.00295</text:p>
          </table:table-cell>
          <table:table-cell table:style-name="Default" office:value-type="float" office:value="0.00415" calcext:value-type="float">
            <text:p>0.00415</text:p>
          </table:table-cell>
          <table:table-cell table:style-name="Default" office:value-type="float" office:value="0.00385" calcext:value-type="float">
            <text:p>0.00385</text:p>
          </table:table-cell>
          <table:table-cell table:style-name="Default" office:value-type="float" office:value="0.00899" calcext:value-type="float">
            <text:p>0.00899</text:p>
          </table:table-cell>
          <table:table-cell table:style-name="Default" office:value-type="float" office:value="0.00632" calcext:value-type="float">
            <text:p>0.00632</text:p>
          </table:table-cell>
          <table:table-cell table:style-name="Default" office:value-type="float" office:value="0.01294" calcext:value-type="float">
            <text:p>0.01294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" calcext:value-type="float">
            <text:p>0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241" calcext:value-type="float">
            <text:p>0.00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11" calcext:value-type="float">
            <text:p>0.00111</text:p>
          </table:table-cell>
          <table:table-cell table:style-name="Default" office:value-type="float" office:value="0.00175" calcext:value-type="float">
            <text:p>0.00175</text:p>
          </table:table-cell>
          <table:table-cell table:style-name="Default" office:value-type="float" office:value="0.0011" calcext:value-type="float">
            <text:p>0.0011</text:p>
          </table:table-cell>
          <table:table-cell table:style-name="Default" office:value-type="float" office:value="0.00076" calcext:value-type="float">
            <text:p>0.00076</text:p>
          </table:table-cell>
          <table:table-cell table:style-name="Default" office:value-type="float" office:value="0.00473" calcext:value-type="float">
            <text:p>0.00473</text:p>
          </table:table-cell>
          <table:table-cell table:style-name="Default" office:value-type="float" office:value="0.00186" calcext:value-type="float">
            <text:p>0.00186</text:p>
          </table:table-cell>
          <table:table-cell table:style-name="Default" office:value-type="float" office:value="0.00289" calcext:value-type="float">
            <text:p>0.00289</text:p>
          </table:table-cell>
          <table:table-cell table:style-name="Default" office:value-type="float" office:value="0.00183" calcext:value-type="float">
            <text:p>0.00183</text:p>
          </table:table-cell>
          <table:table-cell table:style-name="Default" office:value-type="float" office:value="0.00645" calcext:value-type="float">
            <text:p>0.00645</text:p>
          </table:table-cell>
          <table:table-cell table:style-name="Default" office:value-type="float" office:value="0.00255" calcext:value-type="float">
            <text:p>0.00255</text:p>
          </table:table-cell>
          <table:table-cell table:style-name="Default" office:value-type="float" office:value="0.00377" calcext:value-type="float">
            <text:p>0.00377</text:p>
          </table:table-cell>
          <table:table-cell table:style-name="Default" office:value-type="float" office:value="0.01162" calcext:value-type="float">
            <text:p>0.01162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00368" calcext:value-type="float">
            <text:p>0.00368</text:p>
          </table:table-cell>
          <table:table-cell table:style-name="Default" office:value-type="float" office:value="0.00339" calcext:value-type="float">
            <text:p>0.00339</text:p>
          </table:table-cell>
          <table:table-cell table:style-name="Default" office:value-type="float" office:value="0.00526" calcext:value-type="float">
            <text:p>0.00526</text:p>
          </table:table-cell>
          <table:table-cell table:style-name="Default" office:value-type="float" office:value="0.00455" calcext:value-type="float">
            <text:p>0.00455</text:p>
          </table:table-cell>
          <table:table-cell table:style-name="Default" office:value-type="float" office:value="0.00306" calcext:value-type="float">
            <text:p>0.00306</text:p>
          </table:table-cell>
          <table:table-cell table:style-name="Default" office:value-type="float" office:value="0.00525" calcext:value-type="float">
            <text:p>0.00525</text:p>
          </table:table-cell>
          <table:table-cell table:style-name="Default" office:value-type="float" office:value="0.00835" calcext:value-type="float">
            <text:p>0.00835</text:p>
          </table:table-cell>
          <table:table-cell table:style-name="Default" office:value-type="float" office:value="0.00878" calcext:value-type="float">
            <text:p>0.00878</text:p>
          </table:table-cell>
          <table:table-cell table:style-name="Default" office:value-type="float" office:value="0.00977" calcext:value-type="float">
            <text:p>0.00977</text:p>
          </table:table-cell>
          <table:table-cell table:style-name="Default" office:value-type="float" office:value="0.01063" calcext:value-type="float">
            <text:p>0.01063</text:p>
          </table:table-cell>
          <table:table-cell table:style-name="Default" office:value-type="float" office:value="0.00971" calcext:value-type="float">
            <text:p>0.00971</text:p>
          </table:table-cell>
          <table:table-cell table:style-name="Default" office:value-type="float" office:value="0.01254" calcext:value-type="float">
            <text:p>0.01254</text:p>
          </table:table-cell>
          <table:table-cell table:style-name="Default" office:value-type="float" office:value="0.00748" calcext:value-type="float">
            <text:p>0.00748</text:p>
          </table:table-cell>
          <table:table-cell table:style-name="Default" office:value-type="float" office:value="0.01195" calcext:value-type="float">
            <text:p>0.0119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077" calcext:value-type="float">
            <text:p>0.00077</text:p>
          </table:table-cell>
          <table:table-cell table:style-name="Default" office:value-type="float" office:value="0.00079" calcext:value-type="float">
            <text:p>0.00079</text:p>
          </table:table-cell>
          <table:table-cell table:style-name="Default" office:value-type="float" office:value="0.00193" calcext:value-type="float">
            <text:p>0.001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232" calcext:value-type="float">
            <text:p>0.00232</text:p>
          </table:table-cell>
          <table:table-cell table:style-name="Default" office:value-type="float" office:value="0.00362" calcext:value-type="float">
            <text:p>0.00362</text:p>
          </table:table-cell>
          <table:table-cell table:style-name="Default" office:value-type="float" office:value="0.00631" calcext:value-type="float">
            <text:p>0.00631</text:p>
          </table:table-cell>
          <table:table-cell table:style-name="Default" office:value-type="float" office:value="0.00875" calcext:value-type="float">
            <text:p>0.00875</text:p>
          </table:table-cell>
          <table:table-cell table:style-name="Default" office:value-type="float" office:value="0.00705" calcext:value-type="float">
            <text:p>0.00705</text:p>
          </table:table-cell>
          <table:table-cell table:style-name="Default" office:value-type="float" office:value="0.00625" calcext:value-type="float">
            <text:p>0.00625</text:p>
          </table:table-cell>
          <table:table-cell table:style-name="Default" office:value-type="float" office:value="0.00533" calcext:value-type="float">
            <text:p>0.00533</text:p>
          </table:table-cell>
          <table:table-cell table:style-name="Default" office:value-type="float" office:value="0.00912" calcext:value-type="float">
            <text:p>0.00912</text:p>
          </table:table-cell>
          <table:table-cell table:style-name="Default" office:value-type="float" office:value="0.01116" calcext:value-type="float">
            <text:p>0.01116</text:p>
          </table:table-cell>
          <table:table-cell table:style-name="Default" office:value-type="float" office:value="0.01955" calcext:value-type="float">
            <text:p>0.0195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01" calcext:value-type="float">
            <text:p>0.00101</text:p>
          </table:table-cell>
          <table:table-cell table:style-name="Default" office:value-type="float" office:value="0.00387" calcext:value-type="float">
            <text:p>0.00387</text:p>
          </table:table-cell>
          <table:table-cell table:style-name="Default" office:value-type="float" office:value="0.00787" calcext:value-type="float">
            <text:p>0.00787</text:p>
          </table:table-cell>
          <table:table-cell table:style-name="Default" office:value-type="float" office:value="0.00794" calcext:value-type="float">
            <text:p>0.00794</text:p>
          </table:table-cell>
          <table:table-cell table:style-name="Default" office:value-type="float" office:value="0.00779" calcext:value-type="float">
            <text:p>0.00779</text:p>
          </table:table-cell>
          <table:table-cell table:style-name="Default" office:value-type="float" office:value="0.00659" calcext:value-type="float">
            <text:p>0.00659</text:p>
          </table:table-cell>
          <table:table-cell table:style-name="Default" office:value-type="float" office:value="0.0069" calcext:value-type="float">
            <text:p>0.0069</text:p>
          </table:table-cell>
          <table:table-cell table:style-name="Default" office:value-type="float" office:value="0.00627" calcext:value-type="float">
            <text:p>0.00627</text:p>
          </table:table-cell>
          <table:table-cell table:style-name="Default" office:value-type="float" office:value="0.00538" calcext:value-type="float">
            <text:p>0.00538</text:p>
          </table:table-cell>
          <table:table-cell table:style-name="Default" office:value-type="float" office:value="0.00595" calcext:value-type="float">
            <text:p>0.00595</text:p>
          </table:table-cell>
          <table:table-cell table:style-name="Default" office:value-type="float" office:value="0.00705" calcext:value-type="float">
            <text:p>0.00705</text:p>
          </table:table-cell>
          <table:table-cell table:style-name="Default" office:value-type="float" office:value="0.01016" calcext:value-type="float">
            <text:p>0.01016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0279" calcext:value-type="float">
            <text:p>0.00279</text:p>
          </table:table-cell>
          <table:table-cell table:style-name="Default" office:value-type="float" office:value="0.00578" calcext:value-type="float">
            <text:p>0.00578</text:p>
          </table:table-cell>
          <table:table-cell table:style-name="Default" office:value-type="float" office:value="0.00816" calcext:value-type="float">
            <text:p>0.00816</text:p>
          </table:table-cell>
          <table:table-cell table:style-name="Default" office:value-type="float" office:value="0.01022" calcext:value-type="float">
            <text:p>0.01022</text:p>
          </table:table-cell>
          <table:table-cell table:style-name="Default" office:value-type="float" office:value="0.00947" calcext:value-type="float">
            <text:p>0.00947</text:p>
          </table:table-cell>
          <table:table-cell table:style-name="Default" office:value-type="float" office:value="0.00903" calcext:value-type="float">
            <text:p>0.00903</text:p>
          </table:table-cell>
          <table:table-cell table:style-name="Default" office:value-type="float" office:value="0.01066" calcext:value-type="float">
            <text:p>0.01066</text:p>
          </table:table-cell>
          <table:table-cell table:style-name="Default" office:value-type="float" office:value="0.00728" calcext:value-type="float">
            <text:p>0.00728</text:p>
          </table:table-cell>
          <table:table-cell table:style-name="Default" office:value-type="float" office:value="0.00404" calcext:value-type="float">
            <text:p>0.00404</text:p>
          </table:table-cell>
          <table:table-cell table:style-name="Default" office:value-type="float" office:value="0.01046" calcext:value-type="float">
            <text:p>0.01046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124" calcext:value-type="float">
            <text:p>0.00124</text:p>
          </table:table-cell>
          <table:table-cell table:style-name="Default" office:value-type="float" office:value="0.00193" calcext:value-type="float">
            <text:p>0.00193</text:p>
          </table:table-cell>
          <table:table-cell table:style-name="Default" office:value-type="float" office:value="0.00386" calcext:value-type="float">
            <text:p>0.00386</text:p>
          </table:table-cell>
          <table:table-cell table:style-name="Default" office:value-type="float" office:value="0.00252" calcext:value-type="float">
            <text:p>0.00252</text:p>
          </table:table-cell>
          <table:table-cell table:style-name="Default" office:value-type="float" office:value="0.00961" calcext:value-type="float">
            <text:p>0.00961</text:p>
          </table:table-cell>
          <table:table-cell table:style-name="Default" office:value-type="float" office:value="0.01011" calcext:value-type="float">
            <text:p>0.01011</text:p>
          </table:table-cell>
          <table:table-cell table:style-name="Default" office:value-type="float" office:value="0.00955" calcext:value-type="float">
            <text:p>0.00955</text:p>
          </table:table-cell>
          <table:table-cell table:style-name="Default" office:value-type="float" office:value="0.00507" calcext:value-type="float">
            <text:p>0.00507</text:p>
          </table:table-cell>
          <table:table-cell table:style-name="Default" office:value-type="float" office:value="0.00716" calcext:value-type="float">
            <text:p>0.00716</text:p>
          </table:table-cell>
          <table:table-cell table:style-name="Default" office:value-type="float" office:value="0.00577" calcext:value-type="float">
            <text:p>0.00577</text:p>
          </table:table-cell>
          <table:table-cell table:style-name="Default" office:value-type="float" office:value="0.00833" calcext:value-type="float">
            <text:p>0.00833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0071" calcext:value-type="float">
            <text:p>0.00071</text:p>
          </table:table-cell>
          <table:table-cell table:style-name="Default" office:value-type="float" office:value="0.00222" calcext:value-type="float">
            <text:p>0.00222</text:p>
          </table:table-cell>
          <table:table-cell table:style-name="Default" office:value-type="float" office:value="0.00326" calcext:value-type="float">
            <text:p>0.00326</text:p>
          </table:table-cell>
          <table:table-cell table:style-name="Default" office:value-type="float" office:value="0.00686" calcext:value-type="float">
            <text:p>0.00686</text:p>
          </table:table-cell>
          <table:table-cell table:style-name="Default" office:value-type="float" office:value="0.0076" calcext:value-type="float">
            <text:p>0.0076</text:p>
          </table:table-cell>
          <table:table-cell table:style-name="Default" office:value-type="float" office:value="0.00575" calcext:value-type="float">
            <text:p>0.00575</text:p>
          </table:table-cell>
          <table:table-cell table:style-name="Default" office:value-type="float" office:value="0.00834" calcext:value-type="float">
            <text:p>0.00834</text:p>
          </table:table-cell>
          <table:table-cell table:style-name="Default" office:value-type="float" office:value="0.0116" calcext:value-type="float">
            <text:p>0.0116</text:p>
          </table:table-cell>
          <table:table-cell table:style-name="Default" office:value-type="float" office:value="0.00523" calcext:value-type="float">
            <text:p>0.00523</text:p>
          </table:table-cell>
          <table:table-cell table:style-name="Default" office:value-type="float" office:value="0.01605" calcext:value-type="float">
            <text:p>0.0160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0091" calcext:value-type="float">
            <text:p>0.00091</text:p>
          </table:table-cell>
          <table:table-cell table:style-name="Default" office:value-type="float" office:value="0.0074" calcext:value-type="float">
            <text:p>0.0074</text:p>
          </table:table-cell>
          <table:table-cell table:style-name="Default" office:value-type="float" office:value="0.00914" calcext:value-type="float">
            <text:p>0.00914</text:p>
          </table:table-cell>
          <table:table-cell table:style-name="Default" office:value-type="float" office:value="0.01228" calcext:value-type="float">
            <text:p>0.01228</text:p>
          </table:table-cell>
          <table:table-cell table:style-name="Default" office:value-type="float" office:value="0.01594" calcext:value-type="float">
            <text:p>0.01594</text:p>
          </table:table-cell>
          <table:table-cell table:style-name="Default" office:value-type="float" office:value="0.01743" calcext:value-type="float">
            <text:p>0.01743</text:p>
          </table:table-cell>
          <table:table-cell table:style-name="Default" office:value-type="float" office:value="0.02119" calcext:value-type="float">
            <text:p>0.02119</text:p>
          </table:table-cell>
          <table:table-cell table:style-name="Default" office:value-type="float" office:value="0.02615" calcext:value-type="float">
            <text:p>0.02615</text:p>
          </table:table-cell>
          <table:table-cell table:style-name="Default" office:value-type="float" office:value="0.01835" calcext:value-type="float">
            <text:p>0.01835</text:p>
          </table:table-cell>
          <table:table-cell table:style-name="Default" office:value-type="float" office:value="0.04324" calcext:value-type="float">
            <text:p>0.04324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00129" calcext:value-type="float">
            <text:p>0.00129</text:p>
          </table:table-cell>
          <table:table-cell table:style-name="Default" office:value-type="float" office:value="0.00267" calcext:value-type="float">
            <text:p>0.00267</text:p>
          </table:table-cell>
          <table:table-cell table:style-name="Default" office:value-type="float" office:value="0.00295" calcext:value-type="float">
            <text:p>0.00295</text:p>
          </table:table-cell>
          <table:table-cell table:style-name="Default" office:value-type="float" office:value="0.00214" calcext:value-type="float">
            <text:p>0.00214</text:p>
          </table:table-cell>
          <table:table-cell table:style-name="Default" office:value-type="float" office:value="0.00176" calcext:value-type="float">
            <text:p>0.00176</text:p>
          </table:table-cell>
          <table:table-cell table:style-name="Default" office:value-type="float" office:value="0.00686" calcext:value-type="float">
            <text:p>0.00686</text:p>
          </table:table-cell>
          <table:table-cell table:style-name="Default" office:value-type="float" office:value="0.00739" calcext:value-type="float">
            <text:p>0.00739</text:p>
          </table:table-cell>
          <table:table-cell table:style-name="Default" office:value-type="float" office:value="0.00817" calcext:value-type="float">
            <text:p>0.00817</text:p>
          </table:table-cell>
          <table:table-cell table:style-name="Default" office:value-type="float" office:value="0.00961" calcext:value-type="float">
            <text:p>0.00961</text:p>
          </table:table-cell>
          <table:table-cell table:style-name="Default" office:value-type="float" office:value="0.00696" calcext:value-type="float">
            <text:p>0.00696</text:p>
          </table:table-cell>
          <table:table-cell table:style-name="Default" office:value-type="float" office:value="0.00844" calcext:value-type="float">
            <text:p>0.00844</text:p>
          </table:table-cell>
          <table:table-cell table:style-name="Default" office:value-type="float" office:value="0.00901" calcext:value-type="float">
            <text:p>0.00901</text:p>
          </table:table-cell>
          <table:table-cell table:style-name="Default" office:value-type="float" office:value="0.00943" calcext:value-type="float">
            <text:p>0.00943</text:p>
          </table:table-cell>
          <table:table-cell table:style-name="Default" office:value-type="float" office:value="0.0306" calcext:value-type="float">
            <text:p>0.0306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79" calcext:value-type="float">
            <text:p>0.00079</text:p>
          </table:table-cell>
          <table:table-cell table:style-name="Default" office:value-type="float" office:value="0.0007" calcext:value-type="float">
            <text:p>0.0007</text:p>
          </table:table-cell>
          <table:table-cell table:style-name="Default" office:value-type="float" office:value="0.00086" calcext:value-type="float">
            <text:p>0.000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76" calcext:value-type="float">
            <text:p>0.00076</text:p>
          </table:table-cell>
          <table:table-cell table:style-name="Default" office:value-type="float" office:value="0.00773" calcext:value-type="float">
            <text:p>0.00773</text:p>
          </table:table-cell>
          <table:table-cell table:style-name="Default" office:value-type="float" office:value="0.00775" calcext:value-type="float">
            <text:p>0.00775</text:p>
          </table:table-cell>
          <table:table-cell table:style-name="Default" office:value-type="float" office:value="0.00936" calcext:value-type="float">
            <text:p>0.00936</text:p>
          </table:table-cell>
          <table:table-cell table:style-name="Default" office:value-type="float" office:value="0.00789" calcext:value-type="float">
            <text:p>0.00789</text:p>
          </table:table-cell>
          <table:table-cell table:style-name="Default" office:value-type="float" office:value="0.01366" calcext:value-type="float">
            <text:p>0.01366</text:p>
          </table:table-cell>
          <table:table-cell table:style-name="Default" office:value-type="float" office:value="0.01497" calcext:value-type="float">
            <text:p>0.01497</text:p>
          </table:table-cell>
          <table:table-cell table:style-name="Default" office:value-type="float" office:value="0.05633" calcext:value-type="float">
            <text:p>0.05633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.00081" calcext:value-type="float">
            <text:p>0.0008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0088" calcext:value-type="float">
            <text:p>0.00088</text:p>
          </table:table-cell>
          <table:table-cell table:style-name="Default" office:value-type="float" office:value="0.00186" calcext:value-type="float">
            <text:p>0.001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363" calcext:value-type="float">
            <text:p>0.00363</text:p>
          </table:table-cell>
          <table:table-cell table:style-name="Default" office:value-type="float" office:value="0.00582" calcext:value-type="float">
            <text:p>0.00582</text:p>
          </table:table-cell>
          <table:table-cell table:style-name="Default" office:value-type="float" office:value="0.00929" calcext:value-type="float">
            <text:p>0.00929</text:p>
          </table:table-cell>
          <table:table-cell table:style-name="Default" office:value-type="float" office:value="0.01138" calcext:value-type="float">
            <text:p>0.01138</text:p>
          </table:table-cell>
          <table:table-cell table:style-name="Default" office:value-type="float" office:value="0.02157" calcext:value-type="float">
            <text:p>0.02157</text:p>
          </table:table-cell>
          <table:table-cell table:style-name="Default" office:value-type="float" office:value="0.02389" calcext:value-type="float">
            <text:p>0.02389</text:p>
          </table:table-cell>
          <table:table-cell table:style-name="Default" office:value-type="float" office:value="0.0358" calcext:value-type="float">
            <text:p>0.0358</text:p>
          </table:table-cell>
          <table:table-cell table:style-name="Default" table:number-columns-repeated="7"/>
        </table:table-row>
      </table:table>
      <table:table table:name="lf_bsfrf" table:style-name="ta1">
        <table:table-column table:style-name="co1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#BSFRF</text:p>
          </table:table-cell>
          <table:table-cell office:value-type="string" calcext:value-type="string">
            <text:p>mal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office:value-type="string" calcext:value-type="string">
            <text:p>DataVec</text:p>
          </table:table-cell>
          <table:table-cell table:number-columns-repeated="19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532" calcext:value-type="float">
            <text:p>0.0532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78" calcext:value-type="float">
            <text:p>0.027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0581" calcext:value-type="float">
            <text:p>0.0581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294" calcext:value-type="float">
            <text:p>0.029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986" calcext:value-type="float">
            <text:p>0.098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355" calcext:value-type="float">
            <text:p>0.0355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627" calcext:value-type="float">
            <text:p>0.062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769" calcext:value-type="float">
            <text:p>0.0769</text:p>
          </table:table-cell>
        </table:table-row>
        <table:table-row table:style-name="ro1">
          <table:table-cell office:value-type="string" calcext:value-type="string">
            <text:p>#BSFRF</text:p>
          </table:table-cell>
          <table:table-cell office:value-type="string" calcext:value-type="string">
            <text:p>femal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office:value-type="string" calcext:value-type="string">
            <text:p>DataVec</text:p>
          </table:table-cell>
          <table:table-cell table:number-columns-repeated="19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243" calcext:value-type="float">
            <text:p>0.0243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687" calcext:value-type="float">
            <text:p>0.0687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.0035" calcext:value-type="float">
            <text:p>0.0035</text:p>
          </table:table-cell>
          <table:table-cell office:value-type="float" office:value="0" calcext:value-type="float">
            <text:p>0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483" calcext:value-type="float">
            <text:p>0.0483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707" calcext:value-type="float">
            <text:p>0.0707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575" calcext:value-type="float">
            <text:p>0.0575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1008" calcext:value-type="float">
            <text:p>0.1008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urvey_NMFS" table:style-name="ta1">
        <table:table-column table:style-name="co19" table:default-cell-style-name="Default"/>
        <table:table-column table:style-name="co1" table:number-columns-repeated="138" table:default-cell-style-name="Default"/>
        <table:table-row table:style-name="ro1" table:number-rows-repeated="4">
          <table:table-cell table:number-columns-repeated="139"/>
        </table:table-row>
        <table:table-row table:style-name="ro1">
          <table:table-cell table:number-columns-repeated="3"/>
          <table:table-cell office:value-type="float" office:value="213.7184" calcext:value-type="float">
            <text:p>213.7184</text:p>
          </table:table-cell>
          <table:table-cell office:value-type="float" office:value="332.4848" calcext:value-type="float">
            <text:p>332.4848</text:p>
          </table:table-cell>
          <table:table-cell office:value-type="float" office:value="330.5037" calcext:value-type="float">
            <text:p>330.5037</text:p>
          </table:table-cell>
          <table:table-cell office:value-type="float" office:value="305.5517" calcext:value-type="float">
            <text:p>305.5517</text:p>
          </table:table-cell>
          <table:table-cell office:value-type="float" office:value="129.8428" calcext:value-type="float">
            <text:p>129.8428</text:p>
          </table:table-cell>
          <table:table-cell office:value-type="float" office:value="214.3264" calcext:value-type="float">
            <text:p>214.3264</text:p>
          </table:table-cell>
          <table:table-cell office:value-type="float" office:value="124.0912" calcext:value-type="float">
            <text:p>124.0912</text:p>
          </table:table-cell>
          <table:table-cell office:value-type="float" office:value="227.9324" calcext:value-type="float">
            <text:p>227.9324</text:p>
          </table:table-cell>
          <table:table-cell office:value-type="float" office:value="71.1642" calcext:value-type="float">
            <text:p>71.1642</text:p>
          </table:table-cell>
          <table:table-cell office:value-type="float" office:value="309.5972" calcext:value-type="float">
            <text:p>309.5972</text:p>
          </table:table-cell>
          <table:table-cell office:value-type="float" office:value="36.9891" calcext:value-type="float">
            <text:p>36.9891</text:p>
          </table:table-cell>
          <table:table-cell office:value-type="float" office:value="41.3441" calcext:value-type="float">
            <text:p>41.3441</text:p>
          </table:table-cell>
          <table:table-cell office:value-type="float" office:value="74.3132" calcext:value-type="float">
            <text:p>74.3132</text:p>
          </table:table-cell>
          <table:table-cell office:value-type="float" office:value="45.5366" calcext:value-type="float">
            <text:p>45.5366</text:p>
          </table:table-cell>
          <table:table-cell office:value-type="float" office:value="38.3638" calcext:value-type="float">
            <text:p>38.3638</text:p>
          </table:table-cell>
          <table:table-cell office:value-type="float" office:value="45.9584" calcext:value-type="float">
            <text:p>45.9584</text:p>
          </table:table-cell>
          <table:table-cell office:value-type="float" office:value="52.3802" calcext:value-type="float">
            <text:p>52.3802</text:p>
          </table:table-cell>
          <table:table-cell office:value-type="float" office:value="28.055" calcext:value-type="float">
            <text:p>28.055</text:p>
          </table:table-cell>
          <table:table-cell office:value-type="float" office:value="37.1191" calcext:value-type="float">
            <text:p>37.1191</text:p>
          </table:table-cell>
          <table:table-cell office:value-type="float" office:value="19.4385" calcext:value-type="float">
            <text:p>19.4385</text:p>
          </table:table-cell>
          <table:table-cell office:value-type="float" office:value="31.8756" calcext:value-type="float">
            <text:p>31.8756</text:p>
          </table:table-cell>
          <table:table-cell office:value-type="float" office:value="44.7732" calcext:value-type="float">
            <text:p>44.7732</text:p>
          </table:table-cell>
          <table:table-cell office:value-type="float" office:value="71.3825" calcext:value-type="float">
            <text:p>71.3825</text:p>
          </table:table-cell>
          <table:table-cell office:value-type="float" office:value="68.4175" calcext:value-type="float">
            <text:p>68.4175</text:p>
          </table:table-cell>
          <table:table-cell office:value-type="float" office:value="44.8449" calcext:value-type="float">
            <text:p>44.8449</text:p>
          </table:table-cell>
          <table:table-cell office:value-type="float" office:value="51.5842" calcext:value-type="float">
            <text:p>51.5842</text:p>
          </table:table-cell>
          <table:table-cell office:value-type="float" office:value="43.8825" calcext:value-type="float">
            <text:p>43.8825</text:p>
          </table:table-cell>
          <table:table-cell office:value-type="float" office:value="66.7206" calcext:value-type="float">
            <text:p>66.7206</text:p>
          </table:table-cell>
          <table:table-cell office:value-type="float" office:value="83.0563" calcext:value-type="float">
            <text:p>83.0563</text:p>
          </table:table-cell>
          <table:table-cell office:value-type="float" office:value="108.4648" calcext:value-type="float">
            <text:p>108.4648</text:p>
          </table:table-cell>
          <table:table-cell office:value-type="float" office:value="102.7322" calcext:value-type="float">
            <text:p>102.7322</text:p>
          </table:table-cell>
          <table:table-cell office:value-type="float" office:value="80.3177" calcext:value-type="float">
            <text:p>80.3177</text:p>
          </table:table-cell>
          <table:table-cell office:value-type="float" office:value="75.7354" calcext:value-type="float">
            <text:p>75.7354</text:p>
          </table:table-cell>
          <table:table-cell office:value-type="float" office:value="78.4747" calcext:value-type="float">
            <text:p>78.4747</text:p>
          </table:table-cell>
          <table:table-cell office:value-type="float" office:value="62.6123" calcext:value-type="float">
            <text:p>62.6123</text:p>
          </table:table-cell>
          <table:table-cell office:value-type="float" office:value="53.7005" calcext:value-type="float">
            <text:p>53.7005</text:p>
          </table:table-cell>
          <table:table-cell office:value-type="float" office:value="48.6549" calcext:value-type="float">
            <text:p>48.6549</text:p>
          </table:table-cell>
          <table:table-cell office:value-type="float" office:value="44.0264" calcext:value-type="float">
            <text:p>44.0264</text:p>
          </table:table-cell>
          <table:table-cell office:value-type="float" office:value="36.315" calcext:value-type="float">
            <text:p>36.315</text:p>
          </table:table-cell>
          <table:table-cell office:value-type="float" office:value="74.7826" calcext:value-type="float">
            <text:p>74.7826</text:p>
          </table:table-cell>
          <table:table-cell office:value-type="float" office:value="38.7906" calcext:value-type="float">
            <text:p>38.7906</text:p>
          </table:table-cell>
          <table:table-cell office:value-type="float" office:value="34.6215" calcext:value-type="float">
            <text:p>34.6215</text:p>
          </table:table-cell>
          <table:table-cell table:number-columns-repeated="94"/>
        </table:table-row>
        <table:table-row table:style-name="ro1">
          <table:table-cell/>
          <table:table-cell office:value-type="string" calcext:value-type="string">
            <text:p>#survey</text:p>
          </table:table-cell>
          <table:table-cell office:value-type="string" calcext:value-type="string">
            <text:p>biomass</text:p>
          </table:table-cell>
          <table:table-cell office:value-type="string" calcext:value-type="string">
            <text:p>cv(thes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survey</text:p>
          </table:table-cell>
          <table:table-cell office:value-type="string" calcext:value-type="string">
            <text:p>reports),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0.2.</text:p>
          </table:table-cell>
          <table:table-cell table:number-columns-repeated="127"/>
        </table:table-row>
        <table:table-row table:style-name="ro1" table:number-rows-repeated="2">
          <table:table-cell table:number-columns-repeated="139"/>
        </table:table-row>
        <table:table-row table:style-name="ro1">
          <table:table-cell/>
          <table:table-cell office:value-type="string" calcext:value-type="string">
            <text:p>#survey</text:p>
          </table:table-cell>
          <table:table-cell office:value-type="string" calcext:value-type="string">
            <text:p>biomass</text:p>
          </table:table-cell>
          <table:table-cell office:value-type="string" calcext:value-type="string">
            <text:p>cv(thes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survey</text:p>
          </table:table-cell>
          <table:table-cell office:value-type="string" calcext:value-type="string">
            <text:p>reports),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0.2.</text:p>
          </table:table-cell>
          <table:table-cell table:number-columns-repeated="127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3"/>
          <table:table-cell office:value-type="float" office:value="0.188" calcext:value-type="float">
            <text:p>0.188</text:p>
          </table:table-cell>
          <table:table-cell table:number-columns-repeated="2"/>
          <table:table-cell office:value-type="float" office:value="0.169" calcext:value-type="float">
            <text:p>0.169</text:p>
          </table:table-cell>
          <table:table-cell table:number-columns-repeated="2"/>
          <table:table-cell office:value-type="float" office:value="0.141" calcext:value-type="float">
            <text:p>0.141</text:p>
          </table:table-cell>
          <table:table-cell table:number-columns-repeated="2"/>
          <table:table-cell office:value-type="float" office:value="0.155" calcext:value-type="float">
            <text:p>0.155</text:p>
          </table:table-cell>
          <table:table-cell table:number-columns-repeated="3"/>
          <table:table-cell office:value-type="float" office:value="0.133" calcext:value-type="float">
            <text:p>0.133</text:p>
          </table:table-cell>
          <table:table-cell table:number-columns-repeated="3"/>
          <table:table-cell office:value-type="float" office:value="0.221" calcext:value-type="float">
            <text:p>0.221</text:p>
          </table:table-cell>
          <table:table-cell table:number-columns-repeated="3"/>
          <table:table-cell office:value-type="float" office:value="0.121" calcext:value-type="float">
            <text:p>0.121</text:p>
          </table:table-cell>
          <table:table-cell table:number-columns-repeated="3"/>
          <table:table-cell office:value-type="float" office:value="0.259" calcext:value-type="float">
            <text:p>0.259</text:p>
          </table:table-cell>
          <table:table-cell table:number-columns-repeated="2"/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0.678" calcext:value-type="float">
            <text:p>0.678</text:p>
          </table:table-cell>
          <table:table-cell table:number-columns-repeated="2"/>
          <table:table-cell office:value-type="float" office:value="0.158" calcext:value-type="float">
            <text:p>0.158</text:p>
          </table:table-cell>
          <table:table-cell table:number-columns-repeated="2"/>
          <table:table-cell office:value-type="float" office:value="0.428" calcext:value-type="float">
            <text:p>0.428</text:p>
          </table:table-cell>
          <table:table-cell table:number-columns-repeated="2"/>
          <table:table-cell office:value-type="float" office:value="0.209" calcext:value-type="float">
            <text:p>0.209</text:p>
          </table:table-cell>
          <table:table-cell table:number-columns-repeated="2"/>
          <table:table-cell office:value-type="float" office:value="0.217" calcext:value-type="float">
            <text:p>0.217</text:p>
          </table:table-cell>
          <table:table-cell table:number-columns-repeated="2"/>
          <table:table-cell office:value-type="float" office:value="0.214" calcext:value-type="float">
            <text:p>0.214</text:p>
          </table:table-cell>
          <table:table-cell table:number-columns-repeated="2"/>
          <table:table-cell office:value-type="float" office:value="0.214" calcext:value-type="float">
            <text:p>0.214</text:p>
          </table:table-cell>
          <table:table-cell table:number-columns-repeated="2"/>
          <table:table-cell office:value-type="float" office:value="0.441" calcext:value-type="float">
            <text:p>0.441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173" calcext:value-type="float">
            <text:p>0.173</text:p>
          </table:table-cell>
          <table:table-cell table:number-columns-repeated="2"/>
          <table:table-cell office:value-type="float" office:value="0.276" calcext:value-type="float">
            <text:p>0.276</text:p>
          </table:table-cell>
          <table:table-cell table:number-columns-repeated="2"/>
          <table:table-cell office:value-type="float" office:value="0.201" calcext:value-type="float">
            <text:p>0.201</text:p>
          </table:table-cell>
          <table:table-cell table:number-columns-repeated="2"/>
          <table:table-cell office:value-type="float" office:value="0.263" calcext:value-type="float">
            <text:p>0.263</text:p>
          </table:table-cell>
          <table:table-cell table:number-columns-repeated="2"/>
          <table:table-cell office:value-type="float" office:value="0.178" calcext:value-type="float">
            <text:p>0.178</text:p>
          </table:table-cell>
          <table:table-cell table:number-columns-repeated="2"/>
          <table:table-cell office:value-type="float" office:value="0.161" calcext:value-type="float">
            <text:p>0.161</text:p>
          </table:table-cell>
          <table:table-cell table:number-columns-repeated="2"/>
          <table:table-cell office:value-type="float" office:value="0.178" calcext:value-type="float">
            <text:p>0.178</text:p>
          </table:table-cell>
          <table:table-cell table:number-columns-repeated="2"/>
          <table:table-cell office:value-type="float" office:value="0.178" calcext:value-type="float">
            <text:p>0.178</text:p>
          </table:table-cell>
          <table:table-cell table:number-columns-repeated="2"/>
          <table:table-cell office:value-type="float" office:value="0.203" calcext:value-type="float">
            <text:p>0.203</text:p>
          </table:table-cell>
          <table:table-cell table:number-columns-repeated="2"/>
          <table:table-cell office:value-type="float" office:value="0.164" calcext:value-type="float">
            <text:p>0.164</text:p>
          </table:table-cell>
          <table:table-cell table:number-columns-repeated="2"/>
          <table:table-cell office:value-type="float" office:value="0.163" calcext:value-type="float">
            <text:p>0.163</text:p>
          </table:table-cell>
          <table:table-cell table:number-columns-repeated="2"/>
          <table:table-cell office:value-type="float" office:value="0.173" calcext:value-type="float">
            <text:p>0.173</text:p>
          </table:table-cell>
          <table:table-cell table:number-columns-repeated="2"/>
          <table:table-cell office:value-type="float" office:value="0.122" calcext:value-type="float">
            <text:p>0.122</text:p>
          </table:table-cell>
          <table:table-cell table:number-columns-repeated="2"/>
          <table:table-cell office:value-type="float" office:value="0.135" calcext:value-type="float">
            <text:p>0.135</text:p>
          </table:table-cell>
          <table:table-cell table:number-columns-repeated="2"/>
          <table:table-cell office:value-type="float" office:value="0.104" calcext:value-type="float">
            <text:p>0.104</text:p>
          </table:table-cell>
          <table:table-cell table:number-columns-repeated="2"/>
          <table:table-cell office:value-type="float" office:value="0.287" calcext:value-type="float">
            <text:p>0.287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number-columns-repeated="2"/>
          <table:table-cell office:value-type="float" office:value="0.141" calcext:value-type="float">
            <text:p>0.141</text:p>
          </table:table-cell>
          <table:table-cell table:number-columns-repeated="2"/>
          <table:table-cell office:value-type="float" office:value="0.162" calcext:value-type="float">
            <text:p>0.162</text:p>
          </table:table-cell>
          <table:table-cell table:number-columns-repeated="2"/>
          <table:table-cell office:value-type="float" office:value="0.245" calcext:value-type="float">
            <text:p>0.245</text:p>
          </table:table-cell>
          <table:table-cell/>
          <table:table-cell office:value-type="float" office:value="0.191" calcext:value-type="float">
            <text:p>0.19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3"/>
          <table:table-cell office:value-type="float" office:value="0.188" calcext:value-type="float">
            <text:p>0.188</text:p>
          </table:table-cell>
          <table:table-cell table:number-columns-repeated="2"/>
          <table:table-cell office:value-type="float" office:value="0.169" calcext:value-type="float">
            <text:p>0.169</text:p>
          </table:table-cell>
          <table:table-cell table:number-columns-repeated="2"/>
          <table:table-cell office:value-type="float" office:value="0.141" calcext:value-type="float">
            <text:p>0.141</text:p>
          </table:table-cell>
          <table:table-cell table:number-columns-repeated="2"/>
          <table:table-cell office:value-type="float" office:value="0.155" calcext:value-type="float">
            <text:p>0.155</text:p>
          </table:table-cell>
          <table:table-cell table:number-columns-repeated="3"/>
          <table:table-cell office:value-type="float" office:value="0.133" calcext:value-type="float">
            <text:p>0.133</text:p>
          </table:table-cell>
          <table:table-cell table:number-columns-repeated="3"/>
          <table:table-cell office:value-type="float" office:value="0.221" calcext:value-type="float">
            <text:p>0.221</text:p>
          </table:table-cell>
          <table:table-cell table:number-columns-repeated="3"/>
          <table:table-cell office:value-type="float" office:value="0.121" calcext:value-type="float">
            <text:p>0.121</text:p>
          </table:table-cell>
          <table:table-cell table:number-columns-repeated="3"/>
          <table:table-cell office:value-type="float" office:value="0.259" calcext:value-type="float">
            <text:p>0.259</text:p>
          </table:table-cell>
          <table:table-cell table:number-columns-repeated="2"/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0.678" calcext:value-type="float">
            <text:p>0.678</text:p>
          </table:table-cell>
          <table:table-cell table:number-columns-repeated="2"/>
          <table:table-cell office:value-type="float" office:value="0.158" calcext:value-type="float">
            <text:p>0.158</text:p>
          </table:table-cell>
          <table:table-cell table:number-columns-repeated="2"/>
          <table:table-cell office:value-type="float" office:value="0.428" calcext:value-type="float">
            <text:p>0.428</text:p>
          </table:table-cell>
          <table:table-cell table:number-columns-repeated="2"/>
          <table:table-cell office:value-type="float" office:value="0.209" calcext:value-type="float">
            <text:p>0.209</text:p>
          </table:table-cell>
          <table:table-cell table:number-columns-repeated="2"/>
          <table:table-cell office:value-type="float" office:value="0.217" calcext:value-type="float">
            <text:p>0.217</text:p>
          </table:table-cell>
          <table:table-cell table:number-columns-repeated="2"/>
          <table:table-cell office:value-type="float" office:value="0.214" calcext:value-type="float">
            <text:p>0.214</text:p>
          </table:table-cell>
          <table:table-cell table:number-columns-repeated="2"/>
          <table:table-cell office:value-type="float" office:value="0.214" calcext:value-type="float">
            <text:p>0.214</text:p>
          </table:table-cell>
          <table:table-cell table:number-columns-repeated="2"/>
          <table:table-cell office:value-type="float" office:value="0.441" calcext:value-type="float">
            <text:p>0.441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173" calcext:value-type="float">
            <text:p>0.173</text:p>
          </table:table-cell>
          <table:table-cell table:number-columns-repeated="2"/>
          <table:table-cell office:value-type="float" office:value="0.276" calcext:value-type="float">
            <text:p>0.276</text:p>
          </table:table-cell>
          <table:table-cell table:number-columns-repeated="2"/>
          <table:table-cell office:value-type="float" office:value="0.201" calcext:value-type="float">
            <text:p>0.201</text:p>
          </table:table-cell>
          <table:table-cell table:number-columns-repeated="2"/>
          <table:table-cell office:value-type="float" office:value="0.263" calcext:value-type="float">
            <text:p>0.263</text:p>
          </table:table-cell>
          <table:table-cell table:number-columns-repeated="2"/>
          <table:table-cell office:value-type="float" office:value="0.178" calcext:value-type="float">
            <text:p>0.178</text:p>
          </table:table-cell>
          <table:table-cell table:number-columns-repeated="2"/>
          <table:table-cell office:value-type="float" office:value="0.161" calcext:value-type="float">
            <text:p>0.161</text:p>
          </table:table-cell>
          <table:table-cell table:number-columns-repeated="2"/>
          <table:table-cell office:value-type="float" office:value="0.178" calcext:value-type="float">
            <text:p>0.178</text:p>
          </table:table-cell>
          <table:table-cell table:number-columns-repeated="2"/>
          <table:table-cell office:value-type="float" office:value="0.178" calcext:value-type="float">
            <text:p>0.178</text:p>
          </table:table-cell>
          <table:table-cell table:number-columns-repeated="2"/>
          <table:table-cell office:value-type="float" office:value="0.203" calcext:value-type="float">
            <text:p>0.203</text:p>
          </table:table-cell>
          <table:table-cell table:number-columns-repeated="2"/>
          <table:table-cell office:value-type="float" office:value="0.164" calcext:value-type="float">
            <text:p>0.164</text:p>
          </table:table-cell>
          <table:table-cell table:number-columns-repeated="2"/>
          <table:table-cell office:value-type="float" office:value="0.163" calcext:value-type="float">
            <text:p>0.163</text:p>
          </table:table-cell>
          <table:table-cell table:number-columns-repeated="2"/>
          <table:table-cell office:value-type="float" office:value="0.173" calcext:value-type="float">
            <text:p>0.173</text:p>
          </table:table-cell>
          <table:table-cell table:number-columns-repeated="2"/>
          <table:table-cell office:value-type="float" office:value="0.122" calcext:value-type="float">
            <text:p>0.122</text:p>
          </table:table-cell>
          <table:table-cell table:number-columns-repeated="2"/>
          <table:table-cell office:value-type="float" office:value="0.135" calcext:value-type="float">
            <text:p>0.135</text:p>
          </table:table-cell>
          <table:table-cell table:number-columns-repeated="2"/>
          <table:table-cell office:value-type="float" office:value="0.104" calcext:value-type="float">
            <text:p>0.104</text:p>
          </table:table-cell>
          <table:table-cell table:number-columns-repeated="2"/>
          <table:table-cell office:value-type="float" office:value="0.287" calcext:value-type="float">
            <text:p>0.287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number-columns-repeated="2"/>
          <table:table-cell office:value-type="float" office:value="0.141" calcext:value-type="float">
            <text:p>0.141</text:p>
          </table:table-cell>
          <table:table-cell table:number-columns-repeated="2"/>
          <table:table-cell office:value-type="float" office:value="0.162" calcext:value-type="float">
            <text:p>0.162</text:p>
          </table:table-cell>
          <table:table-cell table:number-columns-repeated="2"/>
          <table:table-cell office:value-type="float" office:value="0.245" calcext:value-type="float">
            <text:p>0.245</text:p>
          </table:table-cell>
          <table:table-cell/>
          <table:table-cell office:value-type="float" office:value="0.191" calcext:value-type="float">
            <text:p>0.19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3"/>
          <table:table-cell office:value-type="float" office:value="0.192" calcext:value-type="float">
            <text:p>0.192</text:p>
          </table:table-cell>
          <table:table-cell table:number-columns-repeated="2"/>
          <table:table-cell office:value-type="float" office:value="0.212" calcext:value-type="float">
            <text:p>0.212</text:p>
          </table:table-cell>
          <table:table-cell table:number-columns-repeated="2"/>
          <table:table-cell office:value-type="float" office:value="0.147" calcext:value-type="float">
            <text:p>0.147</text:p>
          </table:table-cell>
          <table:table-cell table:number-columns-repeated="2"/>
          <table:table-cell office:value-type="float" office:value="0.155" calcext:value-type="float">
            <text:p>0.155</text:p>
          </table:table-cell>
          <table:table-cell table:number-columns-repeated="3"/>
          <table:table-cell office:value-type="float" office:value="0.181" calcext:value-type="float">
            <text:p>0.181</text:p>
          </table:table-cell>
          <table:table-cell table:number-columns-repeated="3"/>
          <table:table-cell office:value-type="float" office:value="0.224" calcext:value-type="float">
            <text:p>0.224</text:p>
          </table:table-cell>
          <table:table-cell table:number-columns-repeated="3"/>
          <table:table-cell office:value-type="float" office:value="0.185" calcext:value-type="float">
            <text:p>0.185</text:p>
          </table:table-cell>
          <table:table-cell table:number-columns-repeated="3"/>
          <table:table-cell office:value-type="float" office:value="0.259" calcext:value-type="float">
            <text:p>0.259</text:p>
          </table:table-cell>
          <table:table-cell table:number-columns-repeated="2"/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0.612" calcext:value-type="float">
            <text:p>0.612</text:p>
          </table:table-cell>
          <table:table-cell table:number-columns-repeated="2"/>
          <table:table-cell office:value-type="float" office:value="0.158" calcext:value-type="float">
            <text:p>0.158</text:p>
          </table:table-cell>
          <table:table-cell table:number-columns-repeated="2"/>
          <table:table-cell office:value-type="float" office:value="0.428" calcext:value-type="float">
            <text:p>0.428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0.231" calcext:value-type="float">
            <text:p>0.231</text:p>
          </table:table-cell>
          <table:table-cell table:number-columns-repeated="2"/>
          <table:table-cell office:value-type="float" office:value="0.247" calcext:value-type="float">
            <text:p>0.247</text:p>
          </table:table-cell>
          <table:table-cell table:number-columns-repeated="2"/>
          <table:table-cell office:value-type="float" office:value="0.46" calcext:value-type="float">
            <text:p>0.46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208" calcext:value-type="float">
            <text:p>0.208</text:p>
          </table:table-cell>
          <table:table-cell table:number-columns-repeated="2"/>
          <table:table-cell office:value-type="float" office:value="0.172" calcext:value-type="float">
            <text:p>0.172</text:p>
          </table:table-cell>
          <table:table-cell table:number-columns-repeated="2"/>
          <table:table-cell office:value-type="float" office:value="0.275" calcext:value-type="float">
            <text:p>0.275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262" calcext:value-type="float">
            <text:p>0.262</text:p>
          </table:table-cell>
          <table:table-cell table:number-columns-repeated="2"/>
          <table:table-cell office:value-type="float" office:value="0.177" calcext:value-type="float">
            <text:p>0.177</text:p>
          </table:table-cell>
          <table:table-cell table:number-columns-repeated="2"/>
          <table:table-cell office:value-type="float" office:value="0.194" calcext:value-type="float">
            <text:p>0.194</text:p>
          </table:table-cell>
          <table:table-cell table:number-columns-repeated="2"/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0.177" calcext:value-type="float">
            <text:p>0.177</text:p>
          </table:table-cell>
          <table:table-cell table:number-columns-repeated="2"/>
          <table:table-cell office:value-type="float" office:value="0.202" calcext:value-type="float">
            <text:p>0.202</text:p>
          </table:table-cell>
          <table:table-cell table:number-columns-repeated="2"/>
          <table:table-cell office:value-type="float" office:value="0.322" calcext:value-type="float">
            <text:p>0.322</text:p>
          </table:table-cell>
          <table:table-cell table:number-columns-repeated="2"/>
          <table:table-cell office:value-type="float" office:value="0.339" calcext:value-type="float">
            <text:p>0.339</text:p>
          </table:table-cell>
          <table:table-cell table:number-columns-repeated="2"/>
          <table:table-cell office:value-type="float" office:value="0.172" calcext:value-type="float">
            <text:p>0.172</text:p>
          </table:table-cell>
          <table:table-cell table:number-columns-repeated="2"/>
          <table:table-cell office:value-type="float" office:value="0.153" calcext:value-type="float">
            <text:p>0.153</text:p>
          </table:table-cell>
          <table:table-cell table:number-columns-repeated="2"/>
          <table:table-cell office:value-type="float" office:value="0.165" calcext:value-type="float">
            <text:p>0.165</text:p>
          </table:table-cell>
          <table:table-cell table:number-columns-repeated="2"/>
          <table:table-cell office:value-type="float" office:value="0.189" calcext:value-type="float">
            <text:p>0.189</text:p>
          </table:table-cell>
          <table:table-cell table:number-columns-repeated="2"/>
          <table:table-cell office:value-type="float" office:value="0.278" calcext:value-type="float">
            <text:p>0.278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203" calcext:value-type="float">
            <text:p>0.203</text:p>
          </table:table-cell>
          <table:table-cell table:number-columns-repeated="2"/>
          <table:table-cell office:value-type="float" office:value="0.16" calcext:value-type="float">
            <text:p>0.16</text:p>
          </table:table-cell>
          <table:table-cell table:number-columns-repeated="2"/>
          <table:table-cell office:value-type="float" office:value="0.244" calcext:value-type="float">
            <text:p>0.244</text:p>
          </table:table-cell>
          <table:table-cell/>
          <table:table-cell office:value-type="float" office:value="0.191" calcext:value-type="float">
            <text:p>0.19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3"/>
          <table:table-cell office:value-type="float" office:value="0.192" calcext:value-type="float">
            <text:p>0.192</text:p>
          </table:table-cell>
          <table:table-cell table:number-columns-repeated="2"/>
          <table:table-cell office:value-type="float" office:value="0.212" calcext:value-type="float">
            <text:p>0.212</text:p>
          </table:table-cell>
          <table:table-cell table:number-columns-repeated="2"/>
          <table:table-cell office:value-type="float" office:value="0.147" calcext:value-type="float">
            <text:p>0.147</text:p>
          </table:table-cell>
          <table:table-cell table:number-columns-repeated="2"/>
          <table:table-cell office:value-type="float" office:value="0.155" calcext:value-type="float">
            <text:p>0.155</text:p>
          </table:table-cell>
          <table:table-cell table:number-columns-repeated="3"/>
          <table:table-cell office:value-type="float" office:value="0.181" calcext:value-type="float">
            <text:p>0.181</text:p>
          </table:table-cell>
          <table:table-cell table:number-columns-repeated="3"/>
          <table:table-cell office:value-type="float" office:value="0.224" calcext:value-type="float">
            <text:p>0.224</text:p>
          </table:table-cell>
          <table:table-cell table:number-columns-repeated="3"/>
          <table:table-cell office:value-type="float" office:value="0.185" calcext:value-type="float">
            <text:p>0.185</text:p>
          </table:table-cell>
          <table:table-cell table:number-columns-repeated="3"/>
          <table:table-cell office:value-type="float" office:value="0.259" calcext:value-type="float">
            <text:p>0.259</text:p>
          </table:table-cell>
          <table:table-cell table:number-columns-repeated="2"/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0.612" calcext:value-type="float">
            <text:p>0.612</text:p>
          </table:table-cell>
          <table:table-cell table:number-columns-repeated="2"/>
          <table:table-cell office:value-type="float" office:value="0.158" calcext:value-type="float">
            <text:p>0.158</text:p>
          </table:table-cell>
          <table:table-cell table:number-columns-repeated="2"/>
          <table:table-cell office:value-type="float" office:value="0.428" calcext:value-type="float">
            <text:p>0.428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0.231" calcext:value-type="float">
            <text:p>0.231</text:p>
          </table:table-cell>
          <table:table-cell table:number-columns-repeated="2"/>
          <table:table-cell office:value-type="float" office:value="0.247" calcext:value-type="float">
            <text:p>0.247</text:p>
          </table:table-cell>
          <table:table-cell table:number-columns-repeated="2"/>
          <table:table-cell office:value-type="float" office:value="0.46" calcext:value-type="float">
            <text:p>0.46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208" calcext:value-type="float">
            <text:p>0.208</text:p>
          </table:table-cell>
          <table:table-cell table:number-columns-repeated="2"/>
          <table:table-cell office:value-type="float" office:value="0.172" calcext:value-type="float">
            <text:p>0.172</text:p>
          </table:table-cell>
          <table:table-cell table:number-columns-repeated="2"/>
          <table:table-cell office:value-type="float" office:value="0.275" calcext:value-type="float">
            <text:p>0.275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262" calcext:value-type="float">
            <text:p>0.262</text:p>
          </table:table-cell>
          <table:table-cell table:number-columns-repeated="2"/>
          <table:table-cell office:value-type="float" office:value="0.177" calcext:value-type="float">
            <text:p>0.177</text:p>
          </table:table-cell>
          <table:table-cell table:number-columns-repeated="2"/>
          <table:table-cell office:value-type="float" office:value="0.194" calcext:value-type="float">
            <text:p>0.194</text:p>
          </table:table-cell>
          <table:table-cell table:number-columns-repeated="2"/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0.177" calcext:value-type="float">
            <text:p>0.177</text:p>
          </table:table-cell>
          <table:table-cell table:number-columns-repeated="2"/>
          <table:table-cell office:value-type="float" office:value="0.202" calcext:value-type="float">
            <text:p>0.202</text:p>
          </table:table-cell>
          <table:table-cell table:number-columns-repeated="2"/>
          <table:table-cell office:value-type="float" office:value="0.322" calcext:value-type="float">
            <text:p>0.322</text:p>
          </table:table-cell>
          <table:table-cell table:number-columns-repeated="2"/>
          <table:table-cell office:value-type="float" office:value="0.339" calcext:value-type="float">
            <text:p>0.339</text:p>
          </table:table-cell>
          <table:table-cell table:number-columns-repeated="2"/>
          <table:table-cell office:value-type="float" office:value="0.172" calcext:value-type="float">
            <text:p>0.172</text:p>
          </table:table-cell>
          <table:table-cell table:number-columns-repeated="2"/>
          <table:table-cell office:value-type="float" office:value="0.153" calcext:value-type="float">
            <text:p>0.153</text:p>
          </table:table-cell>
          <table:table-cell table:number-columns-repeated="2"/>
          <table:table-cell office:value-type="float" office:value="0.165" calcext:value-type="float">
            <text:p>0.165</text:p>
          </table:table-cell>
          <table:table-cell table:number-columns-repeated="2"/>
          <table:table-cell office:value-type="float" office:value="0.189" calcext:value-type="float">
            <text:p>0.189</text:p>
          </table:table-cell>
          <table:table-cell table:number-columns-repeated="2"/>
          <table:table-cell office:value-type="float" office:value="0.278" calcext:value-type="float">
            <text:p>0.278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203" calcext:value-type="float">
            <text:p>0.203</text:p>
          </table:table-cell>
          <table:table-cell table:number-columns-repeated="2"/>
          <table:table-cell office:value-type="float" office:value="0.16" calcext:value-type="float">
            <text:p>0.16</text:p>
          </table:table-cell>
          <table:table-cell table:number-columns-repeated="2"/>
          <table:table-cell office:value-type="float" office:value="0.244" calcext:value-type="float">
            <text:p>0.244</text:p>
          </table:table-cell>
          <table:table-cell/>
          <table:table-cell office:value-type="float" office:value="0.191" calcext:value-type="float">
            <text:p>0.19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3"/>
          <table:table-cell office:value-type="float" office:value="0.193" calcext:value-type="float">
            <text:p>0.193</text:p>
          </table:table-cell>
          <table:table-cell table:number-columns-repeated="2"/>
          <table:table-cell office:value-type="float" office:value="0.144" calcext:value-type="float">
            <text:p>0.144</text:p>
          </table:table-cell>
          <table:table-cell table:number-columns-repeated="2"/>
          <table:table-cell office:value-type="float" office:value="0.152" calcext:value-type="float">
            <text:p>0.152</text:p>
          </table:table-cell>
          <table:table-cell table:number-columns-repeated="2"/>
          <table:table-cell office:value-type="float" office:value="0.144" calcext:value-type="float">
            <text:p>0.144</text:p>
          </table:table-cell>
          <table:table-cell table:number-columns-repeated="3"/>
          <table:table-cell office:value-type="float" office:value="0.164" calcext:value-type="float">
            <text:p>0.164</text:p>
          </table:table-cell>
          <table:table-cell table:number-columns-repeated="3"/>
          <table:table-cell office:value-type="float" office:value="0.221" calcext:value-type="float">
            <text:p>0.221</text:p>
          </table:table-cell>
          <table:table-cell table:number-columns-repeated="3"/>
          <table:table-cell office:value-type="float" office:value="0.19" calcext:value-type="float">
            <text:p>0.19</text:p>
          </table:table-cell>
          <table:table-cell table:number-columns-repeated="3"/>
          <table:table-cell office:value-type="float" office:value="0.251" calcext:value-type="float">
            <text:p>0.251</text:p>
          </table:table-cell>
          <table:table-cell table:number-columns-repeated="3"/>
          <table:table-cell office:value-type="float" office:value="0.214" calcext:value-type="float">
            <text:p>0.214</text:p>
          </table:table-cell>
          <table:table-cell table:number-columns-repeated="2"/>
          <table:table-cell office:value-type="float" office:value="0.606" calcext:value-type="float">
            <text:p>0.606</text:p>
          </table:table-cell>
          <table:table-cell table:number-columns-repeated="3"/>
          <table:table-cell office:value-type="float" office:value="0.159" calcext:value-type="float">
            <text:p>0.159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table:number-columns-repeated="3"/>
          <table:table-cell office:value-type="float" office:value="0.209" calcext:value-type="float">
            <text:p>0.209</text:p>
          </table:table-cell>
          <table:table-cell table:number-columns-repeated="2"/>
          <table:table-cell office:value-type="float" office:value="0.228" calcext:value-type="float">
            <text:p>0.228</text:p>
          </table:table-cell>
          <table:table-cell table:number-columns-repeated="2"/>
          <table:table-cell office:value-type="float" office:value="0.232" calcext:value-type="float">
            <text:p>0.232</text:p>
          </table:table-cell>
          <table:table-cell table:number-columns-repeated="2"/>
          <table:table-cell office:value-type="float" office:value="0.242" calcext:value-type="float">
            <text:p>0.242</text:p>
          </table:table-cell>
          <table:table-cell table:number-columns-repeated="2"/>
          <table:table-cell office:value-type="float" office:value="0.443" calcext:value-type="float">
            <text:p>0.443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2"/>
          <table:table-cell office:value-type="float" office:value="0.198" calcext:value-type="float">
            <text:p>0.198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267" calcext:value-type="float">
            <text:p>0.267</text:p>
          </table:table-cell>
          <table:table-cell table:number-columns-repeated="2"/>
          <table:table-cell office:value-type="float" office:value="0.203" calcext:value-type="float">
            <text:p>0.203</text:p>
          </table:table-cell>
          <table:table-cell table:number-columns-repeated="2"/>
          <table:table-cell office:value-type="float" office:value="0.265" calcext:value-type="float">
            <text:p>0.265</text:p>
          </table:table-cell>
          <table:table-cell table:number-columns-repeated="2"/>
          <table:table-cell office:value-type="float" office:value="0.182" calcext:value-type="float">
            <text:p>0.182</text:p>
          </table:table-cell>
          <table:table-cell table:number-columns-repeated="2"/>
          <table:table-cell office:value-type="float" office:value="0.204" calcext:value-type="float">
            <text:p>0.204</text:p>
          </table:table-cell>
          <table:table-cell table:number-columns-repeated="2"/>
          <table:table-cell office:value-type="float" office:value="0.222" calcext:value-type="float">
            <text:p>0.222</text:p>
          </table:table-cell>
          <table:table-cell table:number-columns-repeated="2"/>
          <table:table-cell office:value-type="float" office:value="0.187" calcext:value-type="float">
            <text:p>0.187</text:p>
          </table:table-cell>
          <table:table-cell table:number-columns-repeated="2"/>
          <table:table-cell office:value-type="float" office:value="0.202" calcext:value-type="float">
            <text:p>0.202</text:p>
          </table:table-cell>
          <table:table-cell table:number-columns-repeated="2"/>
          <table:table-cell office:value-type="float" office:value="0.283" calcext:value-type="float">
            <text:p>0.283</text:p>
          </table:table-cell>
          <table:table-cell table:number-columns-repeated="2"/>
          <table:table-cell office:value-type="float" office:value="0.321" calcext:value-type="float">
            <text:p>0.321</text:p>
          </table:table-cell>
          <table:table-cell table:number-columns-repeated="2"/>
          <table:table-cell office:value-type="float" office:value="0.172" calcext:value-type="float">
            <text:p>0.172</text:p>
          </table:table-cell>
          <table:table-cell table:number-columns-repeated="3"/>
          <table:table-cell office:value-type="float" office:value="0.17" calcext:value-type="float">
            <text:p>0.17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225" calcext:value-type="float">
            <text:p>0.225</text:p>
          </table:table-cell>
          <table:table-cell table:number-columns-repeated="2"/>
          <table:table-cell office:value-type="float" office:value="0.326" calcext:value-type="float">
            <text:p>0.326</text:p>
          </table:table-cell>
          <table:table-cell table:number-columns-repeated="2"/>
          <table:table-cell office:value-type="float" office:value="0.223" calcext:value-type="float">
            <text:p>0.223</text:p>
          </table:table-cell>
          <table:table-cell table:number-columns-repeated="2"/>
          <table:table-cell office:value-type="float" office:value="0.211" calcext:value-type="float">
            <text:p>0.211</text:p>
          </table:table-cell>
          <table:table-cell table:number-columns-repeated="2"/>
          <table:table-cell office:value-type="float" office:value="0.232" calcext:value-type="float">
            <text:p>0.232</text:p>
          </table:table-cell>
          <table:table-cell table:number-columns-repeated="2"/>
          <table:table-cell office:value-type="float" office:value="0.244" calcext:value-type="float">
            <text:p>0.244</text:p>
          </table:table-cell>
          <table:table-cell table:number-columns-repeated="2"/>
          <table:table-cell office:value-type="float" office:value="0.191" calcext:value-type="float">
            <text:p>0.191</text:p>
          </table:table-cell>
          <table:table-cell table:number-columns-repeated="3"/>
          <table:table-cell office:value-type="float" office:value="0.208" calcext:value-type="float">
            <text:p>0.2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3"/>
          <table:table-cell office:value-type="float" office:value="0.193" calcext:value-type="float">
            <text:p>0.193</text:p>
          </table:table-cell>
          <table:table-cell table:number-columns-repeated="2"/>
          <table:table-cell office:value-type="float" office:value="0.144" calcext:value-type="float">
            <text:p>0.144</text:p>
          </table:table-cell>
          <table:table-cell table:number-columns-repeated="2"/>
          <table:table-cell office:value-type="float" office:value="0.152" calcext:value-type="float">
            <text:p>0.152</text:p>
          </table:table-cell>
          <table:table-cell table:number-columns-repeated="2"/>
          <table:table-cell office:value-type="float" office:value="0.144" calcext:value-type="float">
            <text:p>0.144</text:p>
          </table:table-cell>
          <table:table-cell table:number-columns-repeated="3"/>
          <table:table-cell office:value-type="float" office:value="0.164" calcext:value-type="float">
            <text:p>0.164</text:p>
          </table:table-cell>
          <table:table-cell table:number-columns-repeated="3"/>
          <table:table-cell office:value-type="float" office:value="0.221" calcext:value-type="float">
            <text:p>0.221</text:p>
          </table:table-cell>
          <table:table-cell table:number-columns-repeated="3"/>
          <table:table-cell office:value-type="float" office:value="0.19" calcext:value-type="float">
            <text:p>0.19</text:p>
          </table:table-cell>
          <table:table-cell table:number-columns-repeated="3"/>
          <table:table-cell office:value-type="float" office:value="0.251" calcext:value-type="float">
            <text:p>0.251</text:p>
          </table:table-cell>
          <table:table-cell table:number-columns-repeated="3"/>
          <table:table-cell office:value-type="float" office:value="0.214" calcext:value-type="float">
            <text:p>0.214</text:p>
          </table:table-cell>
          <table:table-cell table:number-columns-repeated="2"/>
          <table:table-cell office:value-type="float" office:value="0.606" calcext:value-type="float">
            <text:p>0.606</text:p>
          </table:table-cell>
          <table:table-cell table:number-columns-repeated="3"/>
          <table:table-cell office:value-type="float" office:value="0.159" calcext:value-type="float">
            <text:p>0.159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table:number-columns-repeated="3"/>
          <table:table-cell office:value-type="float" office:value="0.209" calcext:value-type="float">
            <text:p>0.209</text:p>
          </table:table-cell>
          <table:table-cell table:number-columns-repeated="2"/>
          <table:table-cell office:value-type="float" office:value="0.228" calcext:value-type="float">
            <text:p>0.228</text:p>
          </table:table-cell>
          <table:table-cell table:number-columns-repeated="2"/>
          <table:table-cell office:value-type="float" office:value="0.232" calcext:value-type="float">
            <text:p>0.232</text:p>
          </table:table-cell>
          <table:table-cell table:number-columns-repeated="2"/>
          <table:table-cell office:value-type="float" office:value="0.242" calcext:value-type="float">
            <text:p>0.242</text:p>
          </table:table-cell>
          <table:table-cell table:number-columns-repeated="2"/>
          <table:table-cell office:value-type="float" office:value="0.443" calcext:value-type="float">
            <text:p>0.443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2"/>
          <table:table-cell office:value-type="float" office:value="0.198" calcext:value-type="float">
            <text:p>0.198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267" calcext:value-type="float">
            <text:p>0.267</text:p>
          </table:table-cell>
          <table:table-cell table:number-columns-repeated="2"/>
          <table:table-cell office:value-type="float" office:value="0.203" calcext:value-type="float">
            <text:p>0.203</text:p>
          </table:table-cell>
          <table:table-cell table:number-columns-repeated="2"/>
          <table:table-cell office:value-type="float" office:value="0.265" calcext:value-type="float">
            <text:p>0.265</text:p>
          </table:table-cell>
          <table:table-cell table:number-columns-repeated="2"/>
          <table:table-cell office:value-type="float" office:value="0.182" calcext:value-type="float">
            <text:p>0.182</text:p>
          </table:table-cell>
          <table:table-cell table:number-columns-repeated="2"/>
          <table:table-cell office:value-type="float" office:value="0.204" calcext:value-type="float">
            <text:p>0.204</text:p>
          </table:table-cell>
          <table:table-cell table:number-columns-repeated="2"/>
          <table:table-cell office:value-type="float" office:value="0.222" calcext:value-type="float">
            <text:p>0.222</text:p>
          </table:table-cell>
          <table:table-cell table:number-columns-repeated="2"/>
          <table:table-cell office:value-type="float" office:value="0.187" calcext:value-type="float">
            <text:p>0.187</text:p>
          </table:table-cell>
          <table:table-cell table:number-columns-repeated="2"/>
          <table:table-cell office:value-type="float" office:value="0.202" calcext:value-type="float">
            <text:p>0.202</text:p>
          </table:table-cell>
          <table:table-cell table:number-columns-repeated="2"/>
          <table:table-cell office:value-type="float" office:value="0.283" calcext:value-type="float">
            <text:p>0.283</text:p>
          </table:table-cell>
          <table:table-cell table:number-columns-repeated="2"/>
          <table:table-cell office:value-type="float" office:value="0.321" calcext:value-type="float">
            <text:p>0.321</text:p>
          </table:table-cell>
          <table:table-cell table:number-columns-repeated="2"/>
          <table:table-cell office:value-type="float" office:value="0.172" calcext:value-type="float">
            <text:p>0.172</text:p>
          </table:table-cell>
          <table:table-cell table:number-columns-repeated="3"/>
          <table:table-cell office:value-type="float" office:value="0.17" calcext:value-type="float">
            <text:p>0.17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225" calcext:value-type="float">
            <text:p>0.225</text:p>
          </table:table-cell>
          <table:table-cell table:number-columns-repeated="2"/>
          <table:table-cell office:value-type="float" office:value="0.326" calcext:value-type="float">
            <text:p>0.326</text:p>
          </table:table-cell>
          <table:table-cell table:number-columns-repeated="2"/>
          <table:table-cell office:value-type="float" office:value="0.223" calcext:value-type="float">
            <text:p>0.223</text:p>
          </table:table-cell>
          <table:table-cell table:number-columns-repeated="2"/>
          <table:table-cell office:value-type="float" office:value="0.211" calcext:value-type="float">
            <text:p>0.211</text:p>
          </table:table-cell>
          <table:table-cell table:number-columns-repeated="2"/>
          <table:table-cell office:value-type="float" office:value="0.232" calcext:value-type="float">
            <text:p>0.232</text:p>
          </table:table-cell>
          <table:table-cell table:number-columns-repeated="2"/>
          <table:table-cell office:value-type="float" office:value="0.244" calcext:value-type="float">
            <text:p>0.244</text:p>
          </table:table-cell>
          <table:table-cell table:number-columns-repeated="2"/>
          <table:table-cell office:value-type="float" office:value="0.191" calcext:value-type="float">
            <text:p>0.191</text:p>
          </table:table-cell>
          <table:table-cell table:number-columns-repeated="3"/>
          <table:table-cell office:value-type="float" office:value="0.208" calcext:value-type="float">
            <text:p>0.20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193" calcext:value-type="float">
            <text:p>0.193</text:p>
          </table:table-cell>
          <table:table-cell table:number-columns-repeated="2"/>
          <table:table-cell office:value-type="float" office:value="0.206" calcext:value-type="float">
            <text:p>0.206</text:p>
          </table:table-cell>
          <table:table-cell table:number-columns-repeated="2"/>
          <table:table-cell office:value-type="float" office:value="0.144" calcext:value-type="float">
            <text:p>0.144</text:p>
          </table:table-cell>
          <table:table-cell table:number-columns-repeated="2"/>
          <table:table-cell office:value-type="float" office:value="0.152" calcext:value-type="float">
            <text:p>0.152</text:p>
          </table:table-cell>
          <table:table-cell table:number-columns-repeated="3"/>
          <table:table-cell office:value-type="float" office:value="0.164" calcext:value-type="float">
            <text:p>0.164</text:p>
          </table:table-cell>
          <table:table-cell table:number-columns-repeated="3"/>
          <table:table-cell office:value-type="float" office:value="0.221" calcext:value-type="float">
            <text:p>0.221</text:p>
          </table:table-cell>
          <table:table-cell table:number-columns-repeated="3"/>
          <table:table-cell office:value-type="float" office:value="0.189" calcext:value-type="float">
            <text:p>0.189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0.213" calcext:value-type="float">
            <text:p>0.213</text:p>
          </table:table-cell>
          <table:table-cell table:number-columns-repeated="2"/>
          <table:table-cell office:value-type="float" office:value="0.604" calcext:value-type="float">
            <text:p>0.604</text:p>
          </table:table-cell>
          <table:table-cell table:number-columns-repeated="3"/>
          <table:table-cell office:value-type="float" office:value="0.159" calcext:value-type="float">
            <text:p>0.159</text:p>
          </table:table-cell>
          <table:table-cell table:number-columns-repeated="2"/>
          <table:table-cell office:value-type="float" office:value="0.419" calcext:value-type="float">
            <text:p>0.419</text:p>
          </table:table-cell>
          <table:table-cell table:number-columns-repeated="3"/>
          <table:table-cell office:value-type="float" office:value="0.209" calcext:value-type="float">
            <text:p>0.209</text:p>
          </table:table-cell>
          <table:table-cell table:number-columns-repeated="2"/>
          <table:table-cell office:value-type="float" office:value="0.227" calcext:value-type="float">
            <text:p>0.227</text:p>
          </table:table-cell>
          <table:table-cell table:number-columns-repeated="2"/>
          <table:table-cell office:value-type="float" office:value="0.232" calcext:value-type="float">
            <text:p>0.232</text:p>
          </table:table-cell>
          <table:table-cell table:number-columns-repeated="2"/>
          <table:table-cell office:value-type="float" office:value="0.241" calcext:value-type="float">
            <text:p>0.241</text:p>
          </table:table-cell>
          <table:table-cell table:number-columns-repeated="2"/>
          <table:table-cell office:value-type="float" office:value="0.442" calcext:value-type="float">
            <text:p>0.44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2"/>
          <table:table-cell office:value-type="float" office:value="0.197" calcext:value-type="float">
            <text:p>0.197</text:p>
          </table:table-cell>
          <table:table-cell table:number-columns-repeated="2"/>
          <table:table-cell office:value-type="float" office:value="0.173" calcext:value-type="float">
            <text:p>0.173</text:p>
          </table:table-cell>
          <table:table-cell table:number-columns-repeated="2"/>
          <table:table-cell office:value-type="float" office:value="0.265" calcext:value-type="float">
            <text:p>0.265</text:p>
          </table:table-cell>
          <table:table-cell table:number-columns-repeated="2"/>
          <table:table-cell office:value-type="float" office:value="0.202" calcext:value-type="float">
            <text:p>0.202</text:p>
          </table:table-cell>
          <table:table-cell table:number-columns-repeated="2"/>
          <table:table-cell office:value-type="float" office:value="0.263" calcext:value-type="float">
            <text:p>0.263</text:p>
          </table:table-cell>
          <table:table-cell table:number-columns-repeated="2"/>
          <table:table-cell office:value-type="float" office:value="0.181" calcext:value-type="float">
            <text:p>0.181</text:p>
          </table:table-cell>
          <table:table-cell table:number-columns-repeated="2"/>
          <table:table-cell office:value-type="float" office:value="0.204" calcext:value-type="float">
            <text:p>0.204</text:p>
          </table:table-cell>
          <table:table-cell table:number-columns-repeated="2"/>
          <table:table-cell office:value-type="float" office:value="0.217" calcext:value-type="float">
            <text:p>0.217</text:p>
          </table:table-cell>
          <table:table-cell table:number-columns-repeated="2"/>
          <table:table-cell office:value-type="float" office:value="0.186" calcext:value-type="float">
            <text:p>0.186</text:p>
          </table:table-cell>
          <table:table-cell table:number-columns-repeated="2"/>
          <table:table-cell office:value-type="float" office:value="0.202" calcext:value-type="float">
            <text:p>0.202</text:p>
          </table:table-cell>
          <table:table-cell table:number-columns-repeated="2"/>
          <table:table-cell office:value-type="float" office:value="0.282" calcext:value-type="float">
            <text:p>0.282</text:p>
          </table:table-cell>
          <table:table-cell table:number-columns-repeated="2"/>
          <table:table-cell office:value-type="float" office:value="0.321" calcext:value-type="float">
            <text:p>0.321</text:p>
          </table:table-cell>
          <table:table-cell table:number-columns-repeated="2"/>
          <table:table-cell office:value-type="float" office:value="0.171" calcext:value-type="float">
            <text:p>0.171</text:p>
          </table:table-cell>
          <table:table-cell table:number-columns-repeated="3"/>
          <table:table-cell office:value-type="float" office:value="0.169" calcext:value-type="float">
            <text:p>0.169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249" calcext:value-type="float">
            <text:p>0.249</text:p>
          </table:table-cell>
          <table:table-cell table:number-columns-repeated="2"/>
          <table:table-cell office:value-type="float" office:value="0.326" calcext:value-type="float">
            <text:p>0.326</text:p>
          </table:table-cell>
          <table:table-cell table:number-columns-repeated="2"/>
          <table:table-cell office:value-type="float" office:value="0.223" calcext:value-type="float">
            <text:p>0.223</text:p>
          </table:table-cell>
          <table:table-cell table:number-columns-repeated="2"/>
          <table:table-cell office:value-type="float" office:value="0.213" calcext:value-type="float">
            <text:p>0.213</text:p>
          </table:table-cell>
          <table:table-cell table:number-columns-repeated="2"/>
          <table:table-cell office:value-type="float" office:value="0.237" calcext:value-type="float">
            <text:p>0.237</text:p>
          </table:table-cell>
          <table:table-cell table:number-columns-repeated="2"/>
          <table:table-cell office:value-type="float" office:value="0.244" calcext:value-type="float">
            <text:p>0.244</text:p>
          </table:table-cell>
          <table:table-cell table:number-columns-repeated="2"/>
          <table:table-cell office:value-type="float" office:value="0.19" calcext:value-type="float">
            <text:p>0.19</text:p>
          </table:table-cell>
          <table:table-cell table:number-columns-repeated="3"/>
          <table:table-cell office:value-type="float" office:value="0.208" calcext:value-type="float">
            <text:p>0.208</text:p>
          </table:table-cell>
          <table:table-cell table:number-columns-repeated="2"/>
          <table:table-cell office:value-type="float" office:value="0.194" calcext:value-type="float">
            <text:p>0.194</text:p>
          </table:table-cell>
        </table:table-row>
        <table:table-row table:style-name="ro1">
          <table:table-cell table:number-columns-repeated="6"/>
          <table:table-cell office:value-type="float" office:value="0.193" calcext:value-type="float">
            <text:p>0.193</text:p>
          </table:table-cell>
          <table:table-cell table:number-columns-repeated="2"/>
          <table:table-cell office:value-type="float" office:value="0.206" calcext:value-type="float">
            <text:p>0.206</text:p>
          </table:table-cell>
          <table:table-cell table:number-columns-repeated="2"/>
          <table:table-cell office:value-type="float" office:value="0.144" calcext:value-type="float">
            <text:p>0.144</text:p>
          </table:table-cell>
          <table:table-cell table:number-columns-repeated="2"/>
          <table:table-cell office:value-type="float" office:value="0.152" calcext:value-type="float">
            <text:p>0.152</text:p>
          </table:table-cell>
          <table:table-cell table:number-columns-repeated="3"/>
          <table:table-cell office:value-type="float" office:value="0.164" calcext:value-type="float">
            <text:p>0.164</text:p>
          </table:table-cell>
          <table:table-cell table:number-columns-repeated="3"/>
          <table:table-cell office:value-type="float" office:value="0.221" calcext:value-type="float">
            <text:p>0.221</text:p>
          </table:table-cell>
          <table:table-cell table:number-columns-repeated="3"/>
          <table:table-cell office:value-type="float" office:value="0.189" calcext:value-type="float">
            <text:p>0.189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0.213" calcext:value-type="float">
            <text:p>0.213</text:p>
          </table:table-cell>
          <table:table-cell table:number-columns-repeated="2"/>
          <table:table-cell office:value-type="float" office:value="0.604" calcext:value-type="float">
            <text:p>0.604</text:p>
          </table:table-cell>
          <table:table-cell table:number-columns-repeated="3"/>
          <table:table-cell office:value-type="float" office:value="0.159" calcext:value-type="float">
            <text:p>0.159</text:p>
          </table:table-cell>
          <table:table-cell table:number-columns-repeated="2"/>
          <table:table-cell office:value-type="float" office:value="0.419" calcext:value-type="float">
            <text:p>0.419</text:p>
          </table:table-cell>
          <table:table-cell table:number-columns-repeated="3"/>
          <table:table-cell office:value-type="float" office:value="0.209" calcext:value-type="float">
            <text:p>0.209</text:p>
          </table:table-cell>
          <table:table-cell table:number-columns-repeated="2"/>
          <table:table-cell office:value-type="float" office:value="0.227" calcext:value-type="float">
            <text:p>0.227</text:p>
          </table:table-cell>
          <table:table-cell table:number-columns-repeated="2"/>
          <table:table-cell office:value-type="float" office:value="0.232" calcext:value-type="float">
            <text:p>0.232</text:p>
          </table:table-cell>
          <table:table-cell table:number-columns-repeated="2"/>
          <table:table-cell office:value-type="float" office:value="0.241" calcext:value-type="float">
            <text:p>0.241</text:p>
          </table:table-cell>
          <table:table-cell table:number-columns-repeated="2"/>
          <table:table-cell office:value-type="float" office:value="0.442" calcext:value-type="float">
            <text:p>0.44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2"/>
          <table:table-cell office:value-type="float" office:value="0.197" calcext:value-type="float">
            <text:p>0.197</text:p>
          </table:table-cell>
          <table:table-cell table:number-columns-repeated="2"/>
          <table:table-cell office:value-type="float" office:value="0.173" calcext:value-type="float">
            <text:p>0.173</text:p>
          </table:table-cell>
          <table:table-cell table:number-columns-repeated="2"/>
          <table:table-cell office:value-type="float" office:value="0.265" calcext:value-type="float">
            <text:p>0.265</text:p>
          </table:table-cell>
          <table:table-cell table:number-columns-repeated="2"/>
          <table:table-cell office:value-type="float" office:value="0.202" calcext:value-type="float">
            <text:p>0.202</text:p>
          </table:table-cell>
          <table:table-cell table:number-columns-repeated="2"/>
          <table:table-cell office:value-type="float" office:value="0.263" calcext:value-type="float">
            <text:p>0.263</text:p>
          </table:table-cell>
          <table:table-cell table:number-columns-repeated="2"/>
          <table:table-cell office:value-type="float" office:value="0.181" calcext:value-type="float">
            <text:p>0.181</text:p>
          </table:table-cell>
          <table:table-cell table:number-columns-repeated="2"/>
          <table:table-cell office:value-type="float" office:value="0.204" calcext:value-type="float">
            <text:p>0.204</text:p>
          </table:table-cell>
          <table:table-cell table:number-columns-repeated="2"/>
          <table:table-cell office:value-type="float" office:value="0.217" calcext:value-type="float">
            <text:p>0.217</text:p>
          </table:table-cell>
          <table:table-cell table:number-columns-repeated="2"/>
          <table:table-cell office:value-type="float" office:value="0.186" calcext:value-type="float">
            <text:p>0.186</text:p>
          </table:table-cell>
          <table:table-cell table:number-columns-repeated="2"/>
          <table:table-cell office:value-type="float" office:value="0.202" calcext:value-type="float">
            <text:p>0.202</text:p>
          </table:table-cell>
          <table:table-cell table:number-columns-repeated="2"/>
          <table:table-cell office:value-type="float" office:value="0.282" calcext:value-type="float">
            <text:p>0.282</text:p>
          </table:table-cell>
          <table:table-cell table:number-columns-repeated="2"/>
          <table:table-cell office:value-type="float" office:value="0.321" calcext:value-type="float">
            <text:p>0.321</text:p>
          </table:table-cell>
          <table:table-cell table:number-columns-repeated="2"/>
          <table:table-cell office:value-type="float" office:value="0.171" calcext:value-type="float">
            <text:p>0.171</text:p>
          </table:table-cell>
          <table:table-cell table:number-columns-repeated="3"/>
          <table:table-cell office:value-type="float" office:value="0.169" calcext:value-type="float">
            <text:p>0.169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249" calcext:value-type="float">
            <text:p>0.249</text:p>
          </table:table-cell>
          <table:table-cell table:number-columns-repeated="2"/>
          <table:table-cell office:value-type="float" office:value="0.326" calcext:value-type="float">
            <text:p>0.326</text:p>
          </table:table-cell>
          <table:table-cell table:number-columns-repeated="2"/>
          <table:table-cell office:value-type="float" office:value="0.223" calcext:value-type="float">
            <text:p>0.223</text:p>
          </table:table-cell>
          <table:table-cell table:number-columns-repeated="2"/>
          <table:table-cell office:value-type="float" office:value="0.213" calcext:value-type="float">
            <text:p>0.213</text:p>
          </table:table-cell>
          <table:table-cell table:number-columns-repeated="2"/>
          <table:table-cell office:value-type="float" office:value="0.237" calcext:value-type="float">
            <text:p>0.237</text:p>
          </table:table-cell>
          <table:table-cell table:number-columns-repeated="2"/>
          <table:table-cell office:value-type="float" office:value="0.244" calcext:value-type="float">
            <text:p>0.244</text:p>
          </table:table-cell>
          <table:table-cell table:number-columns-repeated="2"/>
          <table:table-cell office:value-type="float" office:value="0.19" calcext:value-type="float">
            <text:p>0.19</text:p>
          </table:table-cell>
          <table:table-cell table:number-columns-repeated="3"/>
          <table:table-cell office:value-type="float" office:value="0.208" calcext:value-type="float">
            <text:p>0.208</text:p>
          </table:table-cell>
          <table:table-cell table:number-columns-repeated="2"/>
          <table:table-cell office:value-type="float" office:value="0.194" calcext:value-type="float">
            <text:p>0.194</text:p>
          </table:table-cell>
        </table:table-row>
        <table:table-row table:style-name="ro1" table:number-rows-repeated="8">
          <table:table-cell table:number-columns-repeated="139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proportion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rvey</text:p>
          </table:table-cell>
          <table:table-cell office:value-type="string" calcext:value-type="string">
            <text:p>abundance</text:p>
          </table:table-cell>
          <table:table-cell office:value-type="string" calcext:value-type="string">
            <text:p>in</text:p>
          </table:table-cell>
          <table:table-cell table:style-name="ce9" office:value-type="time" office:time-value="PT1975H00M00S" calcext:value-type="time">
            <text:p>1975:00:00</text:p>
          </table:table-cell>
          <table:table-cell office:value-type="string" calcext:value-type="string">
            <text:p>females,</text:p>
          </table:table-cell>
          <table:table-cell office:value-type="string" calcext:value-type="string">
            <text:p>newshell</text:p>
          </table:table-cell>
          <table:table-cell office:value-type="string" calcext:value-type="string">
            <text:p>males,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ldshell</text:p>
          </table:table-cell>
          <table:table-cell office:value-type="string" calcext:value-type="string">
            <text:p>males</text:p>
          </table:table-cell>
          <table:table-cell table:number-columns-repeated="124"/>
        </table:table-row>
        <table:table-row table:style-name="ro1">
          <table:table-cell/>
          <table:table-cell office:value-type="string" calcext:value-type="string">
            <text:p>females</text:p>
          </table:table-cell>
          <table:table-cell office:value-type="float" office:value="0.04794" calcext:value-type="float">
            <text:p>0.04794</text:p>
          </table:table-cell>
          <table:table-cell office:value-type="float" office:value="0.05637" calcext:value-type="float">
            <text:p>0.05637</text:p>
          </table:table-cell>
          <table:table-cell office:value-type="float" office:value="0.05349" calcext:value-type="float">
            <text:p>0.05349</text:p>
          </table:table-cell>
          <table:table-cell office:value-type="float" office:value="0.04737" calcext:value-type="float">
            <text:p>0.04737</text:p>
          </table:table-cell>
          <table:table-cell office:value-type="float" office:value="0.05315" calcext:value-type="float">
            <text:p>0.05315</text:p>
          </table:table-cell>
          <table:table-cell office:value-type="float" office:value="0.04089" calcext:value-type="float">
            <text:p>0.04089</text:p>
          </table:table-cell>
          <table:table-cell office:value-type="float" office:value="0.03839" calcext:value-type="float">
            <text:p>0.03839</text:p>
          </table:table-cell>
          <table:table-cell office:value-type="float" office:value="0.03829" calcext:value-type="float">
            <text:p>0.03829</text:p>
          </table:table-cell>
          <table:table-cell office:value-type="float" office:value="0.02918" calcext:value-type="float">
            <text:p>0.02918</text:p>
          </table:table-cell>
          <table:table-cell office:value-type="float" office:value="0.02466" calcext:value-type="float">
            <text:p>0.02466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1357" calcext:value-type="float">
            <text:p>0.01357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0422" calcext:value-type="float">
            <text:p>0.00422</text:p>
          </table:table-cell>
          <table:table-cell office:value-type="float" office:value="0.00251" calcext:value-type="float">
            <text:p>0.00251</text:p>
          </table:table-cell>
          <table:table-cell office:value-type="float" office:value="0.0029" calcext:value-type="float">
            <text:p>0.002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27:.V27])" office:value-type="float" office:value="0.47682" calcext:value-type="float">
            <text:p>0.47682</text:p>
          </table:table-cell>
          <table:table-cell table:number-columns-repeated="116"/>
        </table:table-row>
        <table:table-row table:style-name="ro1">
          <table:table-cell/>
          <table:table-cell office:value-type="string" calcext:value-type="string">
            <text:p>newshell males</text:p>
          </table:table-cell>
          <table:table-cell office:value-type="float" office:value="0.03434" calcext:value-type="float">
            <text:p>0.03434</text:p>
          </table:table-cell>
          <table:table-cell office:value-type="float" office:value="0.06122" calcext:value-type="float">
            <text:p>0.06122</text:p>
          </table:table-cell>
          <table:table-cell office:value-type="float" office:value="0.03634" calcext:value-type="float">
            <text:p>0.03634</text:p>
          </table:table-cell>
          <table:table-cell office:value-type="float" office:value="0.03703" calcext:value-type="float">
            <text:p>0.03703</text:p>
          </table:table-cell>
          <table:table-cell office:value-type="float" office:value="0.03629" calcext:value-type="float">
            <text:p>0.03629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0.02747" calcext:value-type="float">
            <text:p>0.02747</text:p>
          </table:table-cell>
          <table:table-cell office:value-type="float" office:value="0.02044" calcext:value-type="float">
            <text:p>0.02044</text:p>
          </table:table-cell>
          <table:table-cell office:value-type="float" office:value="0.02199" calcext:value-type="float">
            <text:p>0.02199</text:p>
          </table:table-cell>
          <table:table-cell office:value-type="float" office:value="0.02522" calcext:value-type="float">
            <text:p>0.02522</text:p>
          </table:table-cell>
          <table:table-cell table:number-columns-repeated="2" office:value-type="float" office:value="0.02321" calcext:value-type="float">
            <text:p>0.02321</text:p>
          </table:table-cell>
          <table:table-cell office:value-type="float" office:value="0.02484" calcext:value-type="float">
            <text:p>0.02484</text:p>
          </table:table-cell>
          <table:table-cell office:value-type="float" office:value="0.02294" calcext:value-type="float">
            <text:p>0.02294</text:p>
          </table:table-cell>
          <table:table-cell office:value-type="float" office:value="0.01909" calcext:value-type="float">
            <text:p>0.01909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1621" calcext:value-type="float">
            <text:p>0.01621</text:p>
          </table:table-cell>
          <table:table-cell office:value-type="float" office:value="0.00957" calcext:value-type="float">
            <text:p>0.00957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.01009" calcext:value-type="float">
            <text:p>0.01009</text:p>
          </table:table-cell>
          <table:table-cell table:formula="of:=SUM([.C28:.V28])" office:value-type="float" office:value="0.50266" calcext:value-type="float">
            <text:p>0.50266</text:p>
          </table:table-cell>
          <table:table-cell table:number-columns-repeated="116"/>
        </table:table-row>
        <table:table-row table:style-name="ro1">
          <table:table-cell/>
          <table:table-cell office:value-type="string" calcext:value-type="string">
            <text:p>oldshell males</text:p>
          </table:table-cell>
          <table:table-cell office:value-type="float" office:value="0" calcext:value-type="float">
            <text:p>0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" calcext:value-type="float">
            <text:p>0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075" calcext:value-type="float">
            <text:p>0.00075</text:p>
          </table:table-cell>
          <table:table-cell table:formula="of:=SUM([.C29:.V29])" office:value-type="float" office:value="0.02053" calcext:value-type="float">
            <text:p>0.02053</text:p>
          </table:table-cell>
          <table:table-cell table:number-columns-repeated="116"/>
        </table:table-row>
        <table:table-row table:style-name="ro1">
          <table:table-cell/>
          <table:table-cell office:value-type="string" calcext:value-type="string">
            <text:p>males</text:p>
          </table:table-cell>
          <table:table-cell table:formula="of:=[.C28]+[.C29]" office:value-type="float" office:value="0.03434" calcext:value-type="float">
            <text:p>0.03434</text:p>
          </table:table-cell>
          <table:table-cell table:formula="of:=[.D28]+[.D29]" office:value-type="float" office:value="0.06133" calcext:value-type="float">
            <text:p>0.06133</text:p>
          </table:table-cell>
          <table:table-cell table:formula="of:=[.E28]+[.E29]" office:value-type="float" office:value="0.03634" calcext:value-type="float">
            <text:p>0.03634</text:p>
          </table:table-cell>
          <table:table-cell table:formula="of:=[.F28]+[.F29]" office:value-type="float" office:value="0.03724" calcext:value-type="float">
            <text:p>0.03724</text:p>
          </table:table-cell>
          <table:table-cell table:formula="of:=[.G28]+[.G29]" office:value-type="float" office:value="0.03629" calcext:value-type="float">
            <text:p>0.03629</text:p>
          </table:table-cell>
          <table:table-cell table:formula="of:=[.H28]+[.H29]" office:value-type="float" office:value="0.02696" calcext:value-type="float">
            <text:p>0.02696</text:p>
          </table:table-cell>
          <table:table-cell table:formula="of:=[.I28]+[.I29]" office:value-type="float" office:value="0.02747" calcext:value-type="float">
            <text:p>0.02747</text:p>
          </table:table-cell>
          <table:table-cell table:formula="of:=[.J28]+[.J29]" office:value-type="float" office:value="0.02129" calcext:value-type="float">
            <text:p>0.02129</text:p>
          </table:table-cell>
          <table:table-cell table:formula="of:=[.K28]+[.K29]" office:value-type="float" office:value="0.02263" calcext:value-type="float">
            <text:p>0.02263</text:p>
          </table:table-cell>
          <table:table-cell table:formula="of:=[.L28]+[.L29]" office:value-type="float" office:value="0.0267" calcext:value-type="float">
            <text:p>0.0267</text:p>
          </table:table-cell>
          <table:table-cell table:formula="of:=[.M28]+[.M29]" office:value-type="float" office:value="0.02406" calcext:value-type="float">
            <text:p>0.02406</text:p>
          </table:table-cell>
          <table:table-cell table:formula="of:=[.N28]+[.N29]" office:value-type="float" office:value="0.02458" calcext:value-type="float">
            <text:p>0.02458</text:p>
          </table:table-cell>
          <table:table-cell table:formula="of:=[.O28]+[.O29]" office:value-type="float" office:value="0.02649" calcext:value-type="float">
            <text:p>0.02649</text:p>
          </table:table-cell>
          <table:table-cell table:formula="of:=[.P28]+[.P29]" office:value-type="float" office:value="0.0243" calcext:value-type="float">
            <text:p>0.0243</text:p>
          </table:table-cell>
          <table:table-cell table:formula="of:=[.Q28]+[.Q29]" office:value-type="float" office:value="0.02103" calcext:value-type="float">
            <text:p>0.02103</text:p>
          </table:table-cell>
          <table:table-cell table:formula="of:=[.R28]+[.R29]" office:value-type="float" office:value="0.02327" calcext:value-type="float">
            <text:p>0.02327</text:p>
          </table:table-cell>
          <table:table-cell table:formula="of:=[.S28]+[.S29]" office:value-type="float" office:value="0.01805" calcext:value-type="float">
            <text:p>0.01805</text:p>
          </table:table-cell>
          <table:table-cell table:formula="of:=[.T28]+[.T29]" office:value-type="float" office:value="0.01154" calcext:value-type="float">
            <text:p>0.01154</text:p>
          </table:table-cell>
          <table:table-cell table:formula="of:=[.U28]+[.U29]" office:value-type="float" office:value="0.00844" calcext:value-type="float">
            <text:p>0.00844</text:p>
          </table:table-cell>
          <table:table-cell table:formula="of:=[.V28]+[.V29]" office:value-type="float" office:value="0.01084" calcext:value-type="float">
            <text:p>0.01084</text:p>
          </table:table-cell>
          <table:table-cell table:formula="of:=SUM([.C30:.V30])" office:value-type="float" office:value="0.52319" calcext:value-type="float">
            <text:p>0.52319</text:p>
          </table:table-cell>
          <table:table-cell table:formula="of:=[.W27]+[.W30]" office:value-type="float" office:value="1.00001" calcext:value-type="float">
            <text:p>1.00001</text:p>
          </table:table-cell>
          <table:table-cell table:number-columns-repeated="115"/>
        </table:table-row>
        <table:table-row table:style-name="ro1">
          <table:table-cell office:value-type="float" office:value="213.7184" calcext:value-type="float">
            <text:p>213.7184</text:p>
          </table:table-cell>
          <table:table-cell table:formula="of:=[.A31]*1000000" office:value-type="float" office:value="213718400" calcext:value-type="float">
            <text:p>213718400</text:p>
          </table:table-cell>
          <table:table-cell table:number-columns-repeated="137"/>
        </table:table-row>
        <table:table-row table:style-name="ro1">
          <table:table-cell office:value-type="float" office:value="332.4848" calcext:value-type="float">
            <text:p>332.4848</text:p>
          </table:table-cell>
          <table:table-cell table:formula="of:=[.A32]*1000000" office:value-type="float" office:value="332484800" calcext:value-type="float">
            <text:p>332484800</text:p>
          </table:table-cell>
          <table:table-cell table:number-columns-repeated="137"/>
        </table:table-row>
        <table:table-row table:style-name="ro1">
          <table:table-cell office:value-type="float" office:value="330.5037" calcext:value-type="float">
            <text:p>330.5037</text:p>
          </table:table-cell>
          <table:table-cell table:formula="of:=[.A33]*1000000" office:value-type="float" office:value="330503700" calcext:value-type="float">
            <text:p>330503700</text:p>
          </table:table-cell>
          <table:table-cell table:number-columns-repeated="137"/>
        </table:table-row>
        <table:table-row table:style-name="ro1">
          <table:table-cell office:value-type="float" office:value="305.5517" calcext:value-type="float">
            <text:p>305.5517</text:p>
          </table:table-cell>
          <table:table-cell table:formula="of:=[.A34]*1000000" office:value-type="float" office:value="305551700" calcext:value-type="float">
            <text:p>305551700</text:p>
          </table:table-cell>
          <table:table-cell table:number-columns-repeated="137"/>
        </table:table-row>
        <table:table-row table:style-name="ro1">
          <table:table-cell office:value-type="float" office:value="129.8428" calcext:value-type="float">
            <text:p>129.8428</text:p>
          </table:table-cell>
          <table:table-cell table:formula="of:=[.A35]*1000000" office:value-type="float" office:value="129842800" calcext:value-type="float">
            <text:p>129842800</text:p>
          </table:table-cell>
          <table:table-cell table:number-columns-repeated="137"/>
        </table:table-row>
        <table:table-row table:style-name="ro1">
          <table:table-cell office:value-type="float" office:value="214.3264" calcext:value-type="float">
            <text:p>214.3264</text:p>
          </table:table-cell>
          <table:table-cell table:formula="of:=[.A36]*1000000" office:value-type="float" office:value="214326400" calcext:value-type="float">
            <text:p>214326400</text:p>
          </table:table-cell>
          <table:table-cell table:number-columns-repeated="137"/>
        </table:table-row>
        <table:table-row table:style-name="ro1">
          <table:table-cell office:value-type="float" office:value="124.0912" calcext:value-type="float">
            <text:p>124.0912</text:p>
          </table:table-cell>
          <table:table-cell table:formula="of:=[.A37]*1000000" office:value-type="float" office:value="124091200" calcext:value-type="float">
            <text:p>124091200</text:p>
          </table:table-cell>
          <table:table-cell table:number-columns-repeated="137"/>
        </table:table-row>
        <table:table-row table:style-name="ro1">
          <table:table-cell office:value-type="float" office:value="227.9324" calcext:value-type="float">
            <text:p>227.9324</text:p>
          </table:table-cell>
          <table:table-cell table:formula="of:=[.A38]*1000000" office:value-type="float" office:value="227932400" calcext:value-type="float">
            <text:p>227932400</text:p>
          </table:table-cell>
          <table:table-cell table:number-columns-repeated="137"/>
        </table:table-row>
        <table:table-row table:style-name="ro1">
          <table:table-cell office:value-type="float" office:value="71.1642" calcext:value-type="float">
            <text:p>71.1642</text:p>
          </table:table-cell>
          <table:table-cell table:formula="of:=[.A39]*1000000" office:value-type="float" office:value="71164200" calcext:value-type="float">
            <text:p>71164200</text:p>
          </table:table-cell>
          <table:table-cell table:number-columns-repeated="137"/>
        </table:table-row>
        <table:table-row table:style-name="ro1">
          <table:table-cell office:value-type="float" office:value="309.5972" calcext:value-type="float">
            <text:p>309.5972</text:p>
          </table:table-cell>
          <table:table-cell table:formula="of:=[.A40]*1000000" office:value-type="float" office:value="309597200" calcext:value-type="float">
            <text:p>309597200</text:p>
          </table:table-cell>
          <table:table-cell table:number-columns-repeated="137"/>
        </table:table-row>
        <table:table-row table:style-name="ro1">
          <table:table-cell office:value-type="float" office:value="36.9891" calcext:value-type="float">
            <text:p>36.9891</text:p>
          </table:table-cell>
          <table:table-cell table:formula="of:=[.A41]*1000000" office:value-type="float" office:value="36989100" calcext:value-type="float">
            <text:p>36989100</text:p>
          </table:table-cell>
          <table:table-cell table:number-columns-repeated="137"/>
        </table:table-row>
        <table:table-row table:style-name="ro1">
          <table:table-cell office:value-type="float" office:value="41.3441" calcext:value-type="float">
            <text:p>41.3441</text:p>
          </table:table-cell>
          <table:table-cell table:formula="of:=[.A42]*1000000" office:value-type="float" office:value="41344100" calcext:value-type="float">
            <text:p>41344100</text:p>
          </table:table-cell>
          <table:table-cell table:number-columns-repeated="137"/>
        </table:table-row>
        <table:table-row table:style-name="ro1">
          <table:table-cell office:value-type="float" office:value="74.3132" calcext:value-type="float">
            <text:p>74.3132</text:p>
          </table:table-cell>
          <table:table-cell table:formula="of:=[.A43]*1000000" office:value-type="float" office:value="74313200" calcext:value-type="float">
            <text:p>74313200</text:p>
          </table:table-cell>
          <table:table-cell table:number-columns-repeated="137"/>
        </table:table-row>
        <table:table-row table:style-name="ro1">
          <table:table-cell office:value-type="float" office:value="45.5366" calcext:value-type="float">
            <text:p>45.5366</text:p>
          </table:table-cell>
          <table:table-cell table:formula="of:=[.A44]*1000000" office:value-type="float" office:value="45536600" calcext:value-type="float">
            <text:p>45536600</text:p>
          </table:table-cell>
          <table:table-cell table:number-columns-repeated="137"/>
        </table:table-row>
        <table:table-row table:style-name="ro1">
          <table:table-cell office:value-type="float" office:value="38.3638" calcext:value-type="float">
            <text:p>38.3638</text:p>
          </table:table-cell>
          <table:table-cell table:formula="of:=[.A45]*1000000" office:value-type="float" office:value="38363800" calcext:value-type="float">
            <text:p>38363800</text:p>
          </table:table-cell>
          <table:table-cell table:number-columns-repeated="137"/>
        </table:table-row>
        <table:table-row table:style-name="ro1">
          <table:table-cell office:value-type="float" office:value="45.9584" calcext:value-type="float">
            <text:p>45.9584</text:p>
          </table:table-cell>
          <table:table-cell table:formula="of:=[.A46]*1000000" office:value-type="float" office:value="45958400" calcext:value-type="float">
            <text:p>45958400</text:p>
          </table:table-cell>
          <table:table-cell table:number-columns-repeated="137"/>
        </table:table-row>
        <table:table-row table:style-name="ro1">
          <table:table-cell office:value-type="float" office:value="52.3802" calcext:value-type="float">
            <text:p>52.3802</text:p>
          </table:table-cell>
          <table:table-cell table:formula="of:=[.A47]*1000000" office:value-type="float" office:value="52380200" calcext:value-type="float">
            <text:p>52380200</text:p>
          </table:table-cell>
          <table:table-cell table:number-columns-repeated="137"/>
        </table:table-row>
        <table:table-row table:style-name="ro1">
          <table:table-cell office:value-type="float" office:value="28.055" calcext:value-type="float">
            <text:p>28.055</text:p>
          </table:table-cell>
          <table:table-cell table:formula="of:=[.A48]*1000000" office:value-type="float" office:value="28055000" calcext:value-type="float">
            <text:p>28055000</text:p>
          </table:table-cell>
          <table:table-cell table:number-columns-repeated="137"/>
        </table:table-row>
        <table:table-row table:style-name="ro1">
          <table:table-cell office:value-type="float" office:value="37.1191" calcext:value-type="float">
            <text:p>37.1191</text:p>
          </table:table-cell>
          <table:table-cell table:formula="of:=[.A49]*1000000" office:value-type="float" office:value="37119100" calcext:value-type="float">
            <text:p>37119100</text:p>
          </table:table-cell>
          <table:table-cell table:number-columns-repeated="137"/>
        </table:table-row>
        <table:table-row table:style-name="ro1">
          <table:table-cell office:value-type="float" office:value="19.4385" calcext:value-type="float">
            <text:p>19.4385</text:p>
          </table:table-cell>
          <table:table-cell table:formula="of:=[.A50]*1000000" office:value-type="float" office:value="19438500" calcext:value-type="float">
            <text:p>19438500</text:p>
          </table:table-cell>
          <table:table-cell table:number-columns-repeated="137"/>
        </table:table-row>
        <table:table-row table:style-name="ro1">
          <table:table-cell office:value-type="float" office:value="31.8756" calcext:value-type="float">
            <text:p>31.8756</text:p>
          </table:table-cell>
          <table:table-cell table:formula="of:=[.A51]*1000000" office:value-type="float" office:value="31875600" calcext:value-type="float">
            <text:p>31875600</text:p>
          </table:table-cell>
          <table:table-cell table:number-columns-repeated="137"/>
        </table:table-row>
        <table:table-row table:style-name="ro1">
          <table:table-cell office:value-type="float" office:value="44.7732" calcext:value-type="float">
            <text:p>44.7732</text:p>
          </table:table-cell>
          <table:table-cell table:formula="of:=[.A52]*1000000" office:value-type="float" office:value="44773200" calcext:value-type="float">
            <text:p>44773200</text:p>
          </table:table-cell>
          <table:table-cell table:number-columns-repeated="137"/>
        </table:table-row>
        <table:table-row table:style-name="ro1">
          <table:table-cell office:value-type="float" office:value="71.3825" calcext:value-type="float">
            <text:p>71.3825</text:p>
          </table:table-cell>
          <table:table-cell table:formula="of:=[.A53]*1000000" office:value-type="float" office:value="71382500" calcext:value-type="float">
            <text:p>71382500</text:p>
          </table:table-cell>
          <table:table-cell table:number-columns-repeated="137"/>
        </table:table-row>
        <table:table-row table:style-name="ro1">
          <table:table-cell office:value-type="float" office:value="68.4175" calcext:value-type="float">
            <text:p>68.4175</text:p>
          </table:table-cell>
          <table:table-cell table:formula="of:=[.A54]*1000000" office:value-type="float" office:value="68417500" calcext:value-type="float">
            <text:p>68417500</text:p>
          </table:table-cell>
          <table:table-cell table:number-columns-repeated="137"/>
        </table:table-row>
        <table:table-row table:style-name="ro1">
          <table:table-cell office:value-type="float" office:value="44.8449" calcext:value-type="float">
            <text:p>44.8449</text:p>
          </table:table-cell>
          <table:table-cell table:formula="of:=[.A55]*1000000" office:value-type="float" office:value="44844900" calcext:value-type="float">
            <text:p>44844900</text:p>
          </table:table-cell>
          <table:table-cell table:number-columns-repeated="137"/>
        </table:table-row>
        <table:table-row table:style-name="ro1">
          <table:table-cell office:value-type="float" office:value="51.5842" calcext:value-type="float">
            <text:p>51.5842</text:p>
          </table:table-cell>
          <table:table-cell table:formula="of:=[.A56]*1000000" office:value-type="float" office:value="51584200" calcext:value-type="float">
            <text:p>51584200</text:p>
          </table:table-cell>
          <table:table-cell table:number-columns-repeated="137"/>
        </table:table-row>
        <table:table-row table:style-name="ro1">
          <table:table-cell office:value-type="float" office:value="43.8825" calcext:value-type="float">
            <text:p>43.8825</text:p>
          </table:table-cell>
          <table:table-cell table:formula="of:=[.A57]*1000000" office:value-type="float" office:value="43882500" calcext:value-type="float">
            <text:p>43882500</text:p>
          </table:table-cell>
          <table:table-cell table:number-columns-repeated="137"/>
        </table:table-row>
        <table:table-row table:style-name="ro1">
          <table:table-cell office:value-type="float" office:value="66.7206" calcext:value-type="float">
            <text:p>66.7206</text:p>
          </table:table-cell>
          <table:table-cell table:formula="of:=[.A58]*1000000" office:value-type="float" office:value="66720600" calcext:value-type="float">
            <text:p>66720600</text:p>
          </table:table-cell>
          <table:table-cell table:number-columns-repeated="137"/>
        </table:table-row>
        <table:table-row table:style-name="ro1">
          <table:table-cell office:value-type="float" office:value="83.0563" calcext:value-type="float">
            <text:p>83.0563</text:p>
          </table:table-cell>
          <table:table-cell table:formula="of:=[.A59]*1000000" office:value-type="float" office:value="83056300" calcext:value-type="float">
            <text:p>83056300</text:p>
          </table:table-cell>
          <table:table-cell table:number-columns-repeated="137"/>
        </table:table-row>
        <table:table-row table:style-name="ro1">
          <table:table-cell office:value-type="float" office:value="108.4648" calcext:value-type="float">
            <text:p>108.4648</text:p>
          </table:table-cell>
          <table:table-cell table:formula="of:=[.A60]*1000000" office:value-type="float" office:value="108464800" calcext:value-type="float">
            <text:p>108464800</text:p>
          </table:table-cell>
          <table:table-cell table:number-columns-repeated="137"/>
        </table:table-row>
        <table:table-row table:style-name="ro1">
          <table:table-cell office:value-type="float" office:value="102.7322" calcext:value-type="float">
            <text:p>102.7322</text:p>
          </table:table-cell>
          <table:table-cell table:formula="of:=[.A61]*1000000" office:value-type="float" office:value="102732200" calcext:value-type="float">
            <text:p>102732200</text:p>
          </table:table-cell>
          <table:table-cell table:number-columns-repeated="137"/>
        </table:table-row>
        <table:table-row table:style-name="ro1">
          <table:table-cell office:value-type="float" office:value="80.3177" calcext:value-type="float">
            <text:p>80.3177</text:p>
          </table:table-cell>
          <table:table-cell table:formula="of:=[.A62]*1000000" office:value-type="float" office:value="80317700" calcext:value-type="float">
            <text:p>80317700</text:p>
          </table:table-cell>
          <table:table-cell table:number-columns-repeated="137"/>
        </table:table-row>
        <table:table-row table:style-name="ro1">
          <table:table-cell office:value-type="float" office:value="75.7354" calcext:value-type="float">
            <text:p>75.7354</text:p>
          </table:table-cell>
          <table:table-cell table:formula="of:=[.A63]*1000000" office:value-type="float" office:value="75735400" calcext:value-type="float">
            <text:p>75735400</text:p>
          </table:table-cell>
          <table:table-cell table:number-columns-repeated="137"/>
        </table:table-row>
        <table:table-row table:style-name="ro1">
          <table:table-cell office:value-type="float" office:value="78.4747" calcext:value-type="float">
            <text:p>78.4747</text:p>
          </table:table-cell>
          <table:table-cell table:formula="of:=[.A64]*1000000" office:value-type="float" office:value="78474700" calcext:value-type="float">
            <text:p>78474700</text:p>
          </table:table-cell>
          <table:table-cell table:number-columns-repeated="137"/>
        </table:table-row>
        <table:table-row table:style-name="ro1">
          <table:table-cell office:value-type="float" office:value="62.6123" calcext:value-type="float">
            <text:p>62.6123</text:p>
          </table:table-cell>
          <table:table-cell table:formula="of:=[.A65]*1000000" office:value-type="float" office:value="62612300" calcext:value-type="float">
            <text:p>62612300</text:p>
          </table:table-cell>
          <table:table-cell table:number-columns-repeated="137"/>
        </table:table-row>
        <table:table-row table:style-name="ro1">
          <table:table-cell office:value-type="float" office:value="53.7005" calcext:value-type="float">
            <text:p>53.7005</text:p>
          </table:table-cell>
          <table:table-cell table:formula="of:=[.A66]*1000000" office:value-type="float" office:value="53700500" calcext:value-type="float">
            <text:p>53700500</text:p>
          </table:table-cell>
          <table:table-cell table:number-columns-repeated="137"/>
        </table:table-row>
        <table:table-row table:style-name="ro1">
          <table:table-cell office:value-type="float" office:value="48.6549" calcext:value-type="float">
            <text:p>48.6549</text:p>
          </table:table-cell>
          <table:table-cell table:formula="of:=[.A67]*1000000" office:value-type="float" office:value="48654900" calcext:value-type="float">
            <text:p>48654900</text:p>
          </table:table-cell>
          <table:table-cell table:number-columns-repeated="137"/>
        </table:table-row>
        <table:table-row table:style-name="ro1">
          <table:table-cell office:value-type="float" office:value="44.0264" calcext:value-type="float">
            <text:p>44.0264</text:p>
          </table:table-cell>
          <table:table-cell table:formula="of:=[.A68]*1000000" office:value-type="float" office:value="44026400" calcext:value-type="float">
            <text:p>44026400</text:p>
          </table:table-cell>
          <table:table-cell table:number-columns-repeated="137"/>
        </table:table-row>
        <table:table-row table:style-name="ro1">
          <table:table-cell office:value-type="float" office:value="36.315" calcext:value-type="float">
            <text:p>36.315</text:p>
          </table:table-cell>
          <table:table-cell table:formula="of:=[.A69]*1000000" office:value-type="float" office:value="36315000" calcext:value-type="float">
            <text:p>36315000</text:p>
          </table:table-cell>
          <table:table-cell table:number-columns-repeated="137"/>
        </table:table-row>
        <table:table-row table:style-name="ro1">
          <table:table-cell office:value-type="float" office:value="74.7826" calcext:value-type="float">
            <text:p>74.7826</text:p>
          </table:table-cell>
          <table:table-cell table:formula="of:=[.A70]*1000000" office:value-type="float" office:value="74782600" calcext:value-type="float">
            <text:p>74782600</text:p>
          </table:table-cell>
          <table:table-cell table:number-columns-repeated="137"/>
        </table:table-row>
        <table:table-row table:style-name="ro1">
          <table:table-cell office:value-type="float" office:value="38.7906" calcext:value-type="float">
            <text:p>38.7906</text:p>
          </table:table-cell>
          <table:table-cell table:formula="of:=[.A71]*1000000" office:value-type="float" office:value="38790600" calcext:value-type="float">
            <text:p>38790600</text:p>
          </table:table-cell>
          <table:table-cell table:number-columns-repeated="137"/>
        </table:table-row>
        <table:table-row table:style-name="ro1">
          <table:table-cell office:value-type="float" office:value="34.6215" calcext:value-type="float">
            <text:p>34.6215</text:p>
          </table:table-cell>
          <table:table-cell table:formula="of:=[.A72]*1000000" office:value-type="float" office:value="34621500" calcext:value-type="float">
            <text:p>34621500</text:p>
          </table:table-cell>
          <table:table-cell table:number-columns-repeated="1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 style:data-style-name="N2" text:time-value="15:16:49.5376243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6:37:57.066078838</meta:creation-date>
    <dc:date>2017-01-10T15:24:26.432738155</dc:date>
    <meta:editing-duration>PT2H37M20S</meta:editing-duration>
    <meta:editing-cycles>67</meta:editing-cycles>
    <meta:generator>LibreOffice/5.1.4.2$Linux_X86_64 LibreOffice_project/10m0$Build-2</meta:generator>
    <meta:document-statistic meta:table-count="9" meta:cell-count="12547" meta:object-count="0"/>
  </office:meta>
</office:document-meta>
</file>